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5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6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7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8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9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1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5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9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2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5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6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5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2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3" style:family="table-cell" style:parent-style-name="Default">
      <style:table-cell-properties style:cell-protect="none" style:print-content="true"/>
    </style:style>
    <style:style style:name="ce34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4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7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60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3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7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3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9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80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3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2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3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0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5" style:family="table-cell" style:parent-style-name="Default">
      <style:table-cell-properties fo:background-color="#eeeeee" style:cell-protect="none" style:print-content="true"/>
    </style:style>
    <style:style style:name="ce40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1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5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6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3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2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2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4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6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7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9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5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6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ackground-color="#ffff66" style:cell-protect="protected" style:print-content="true"/>
    </style:style>
    <style:style style:name="ce472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8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3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9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3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94" style:family="table-cell" style:parent-style-name="Default">
      <style:table-cell-properties style:cell-protect="protected" style:print-content="true"/>
    </style:style>
    <style:style style:name="ce49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1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4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5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6" style:family="table-cell" style:parent-style-name="Default">
      <style:table-cell-properties fo:border-bottom="0.002cm solid #000000" style:cell-protect="none" style:print-content="true" fo:background-color="transparent" fo:border-left="none" fo:border-right="none" fo:border-top="none"/>
      <style:text-properties fo:color="#0000ff"/>
    </style:style>
    <style:style style:name="ce507" style:family="table-cell" style:parent-style-name="Default">
      <style:table-cell-properties fo:border-bottom="0.088cm solid #000000" style:cell-protect="none" style:print-content="true" fo:background-color="transparent" fo:border-left="none" fo:border-right="none" fo:border-top="none"/>
      <style:text-properties fo:color="#0000ff"/>
    </style:style>
    <style:style style:name="ce50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5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9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9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30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31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3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4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5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6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8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5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7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5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7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8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8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8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9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9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3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5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8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2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4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2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3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7" office:value-type="string" table:number-columns-spanned="2" table:number-rows-spanned="1">
            <text:p>Nome</text:p>
          </table:table-cell>
          <table:covered-table-cell table:style-name="ce287"/>
          <table:table-cell table:style-name="ce311"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Allinem.</text:p>
          </table:table-cell>
          <table:covered-table-cell table:style-name="ce287"/>
          <table:table-cell table:style-name="ce311"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Capelli</text:p>
          </table:table-cell>
          <table:covered-table-cell table:style-name="ce287"/>
          <table:table-cell table:style-name="ce418" table:number-columns-spanned="2" table:number-rows-spanned="1"/>
          <table:covered-table-cell table:style-name="ce418"/>
          <table:table-cell table:style-name="ce441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20"/>
          <table:table-cell table:style-name="ce532" office:value-type="string" table:number-columns-spanned="1" table:number-rows-spanned="6">
            <text:p>UTILITÀ MAGIE</text:p>
          </table:table-cell>
          <table:table-cell table:style-name="ce539" office:value-type="string" table:number-columns-spanned="4" table:number-rows-spanned="1">
            <text:p>CD BASE</text:p>
          </table:table-cell>
          <table:covered-table-cell table:number-columns-repeated="3" table:style-name="ce543"/>
          <table:table-cell table:style-name="ce543" office:value-type="string" table:number-columns-spanned="4" table:number-rows-spanned="1">
            <text:p>INCANTESIMI EXTRA</text:p>
          </table:table-cell>
          <table:covered-table-cell table:number-columns-repeated="3" table:style-name="ce552"/>
          <table:table-cell table:style-name="ce557" office:value-type="string" table:number-columns-spanned="6" table:number-rows-spanned="1">
            <text:p>INCANTESIMI USATI / TOTALE</text:p>
          </table:table-cell>
          <table:covered-table-cell table:number-columns-repeated="4" table:style-name="ce552"/>
          <table:covered-table-cell table:style-name="ce582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8" office:value-type="string" table:number-columns-spanned="2" table:number-rows-spanned="1">
            <text:p>Divinità</text:p>
          </table:table-cell>
          <table:covered-table-cell table:style-name="ce288"/>
          <table:table-cell table:number-columns-spanned="4" table:number-rows-spanned="1"/>
          <table:covered-table-cell table:number-columns-repeated="3" table:style-name="ce343"/>
          <table:table-cell table:style-name="ce288" office:value-type="string" table:number-columns-spanned="2" table:number-rows-spanned="1">
            <text:p>Origini</text:p>
          </table:table-cell>
          <table:covered-table-cell table:style-name="ce288"/>
          <table:table-cell table:number-columns-spanned="4" table:number-rows-spanned="1"/>
          <table:covered-table-cell table:number-columns-repeated="3" table:style-name="ce343"/>
          <table:table-cell table:style-name="ce288" office:value-type="string" table:number-columns-spanned="2" table:number-rows-spanned="1">
            <text:p>Occhi</text:p>
          </table:table-cell>
          <table:covered-table-cell table:style-name="ce288"/>
          <table:table-cell table:style-name="ce320" table:number-columns-spanned="2" table:number-rows-spanned="1"/>
          <table:covered-table-cell table:style-name="ce320"/>
          <table:covered-table-cell table:style-name="ce350"/>
          <table:covered-table-cell table:number-columns-repeated="13"/>
          <table:covered-table-cell table:style-name="ce320"/>
          <table:covered-table-cell table:style-name="ce533"/>
          <table:table-cell table:style-name="ce540" office:value-type="float" office:value="0">
            <text:p>0</text:p>
          </table:table-cell>
          <table:table-cell table:style-name="ce544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6" office:value-type="float" office:value="5">
            <text:p>5</text:p>
          </table:table-cell>
          <table:table-cell table:style-name="ce548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9" office:value-type="float" office:value="0">
            <text:p>0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5">
            <text:p>5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0">
            <text:p>0</text:p>
          </table:table-cell>
          <table:table-cell/>
          <table:table-cell table:style-name="ce560" table:formula="of:=CONCATENATE(&quot;/ &quot;;HLOOKUP([.AY2];[.$AF$3:.$AO$5];3;0))" office:value-type="string" office:string-value="/ -">
            <text:p>/ -</text:p>
          </table:table-cell>
          <table:table-cell table:style-name="ce546" office:value-type="float" office:value="5">
            <text:p>5</text:p>
          </table:table-cell>
          <table:table-cell/>
          <table:table-cell table:style-name="ce583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9" office:value-type="string" table:number-columns-spanned="2" table:number-rows-spanned="1">
            <text:p>Taglia</text:p>
          </table:table-cell>
          <table:covered-table-cell table:style-name="ce289"/>
          <table:table-cell table:style-name="ce101" office:value-type="string">
            <office:annotation draw:style-name="gr1" draw:text-style-name="P1" svg:width="5.102cm" svg:height="3.965cm" svg:x="14.134cm" svg:y="1.493cm" draw:caption-point-x="-1.191cm" draw:caption-point-y="-0.288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9" office:value-type="string" table:number-columns-spanned="2" table:number-rows-spanned="1">
            <text:p>Sesso</text:p>
          </table:table-cell>
          <table:covered-table-cell table:style-name="ce360"/>
          <table:table-cell table:style-name="ce101"/>
          <table:table-cell table:style-name="ce289" office:value-type="string" table:number-columns-spanned="2" table:number-rows-spanned="1">
            <text:p>Età</text:p>
          </table:table-cell>
          <table:covered-table-cell table:style-name="ce373"/>
          <table:table-cell table:style-name="ce101"/>
          <table:table-cell table:style-name="ce289" office:value-type="string" table:number-columns-spanned="2" table:number-rows-spanned="1">
            <text:p>Altezza</text:p>
          </table:table-cell>
          <table:covered-table-cell table:style-name="ce360"/>
          <table:table-cell table:style-name="ce101"/>
          <table:table-cell table:style-name="ce289" office:value-type="string" table:number-columns-spanned="2" table:number-rows-spanned="1">
            <text:p>Peso</text:p>
          </table:table-cell>
          <table:covered-table-cell table:style-name="ce373"/>
          <table:table-cell table:style-name="ce419" table:number-columns-spanned="2" table:number-rows-spanned="1"/>
          <table:covered-table-cell table:style-name="ce419"/>
          <table:table-cell table:style-name="ce442" office:value-type="float" office:value="0">
            <office:annotation draw:style-name="gr2" draw:text-style-name="P2" svg:width="3.386cm" svg:height="3.177cm" svg:x="27.945cm" svg:y="0.136cm" draw:caption-point-x="-1.053cm" draw:caption-point-y="1.069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0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473" office:value-type="float" office:value="2">
            <text:p>2</text:p>
          </table:table-cell>
          <table:table-cell table:style-name="ce473" office:value-type="float" office:value="3">
            <text:p>3</text:p>
          </table:table-cell>
          <table:table-cell table:style-name="ce473" office:value-type="float" office:value="4">
            <text:p>4</text:p>
          </table:table-cell>
          <table:table-cell table:style-name="ce473" office:value-type="float" office:value="5">
            <text:p>5</text:p>
          </table:table-cell>
          <table:table-cell table:style-name="ce473" office:value-type="float" office:value="6">
            <text:p>6</text:p>
          </table:table-cell>
          <table:table-cell table:style-name="ce473" office:value-type="float" office:value="7">
            <text:p>7</text:p>
          </table:table-cell>
          <table:table-cell table:style-name="ce473" office:value-type="float" office:value="8">
            <text:p>8</text:p>
          </table:table-cell>
          <table:table-cell table:style-name="ce521" office:value-type="float" office:value="9">
            <text:p>9</text:p>
          </table:table-cell>
          <table:covered-table-cell table:style-name="ce533"/>
          <table:table-cell table:style-name="ce540" office:value-type="float" office:value="1">
            <text:p>1</text:p>
          </table:table-cell>
          <table:table-cell table:style-name="ce544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6" office:value-type="float" office:value="6">
            <text:p>6</text:p>
          </table:table-cell>
          <table:table-cell table:style-name="ce548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9" office:value-type="float" office:value="1">
            <text:p>1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6">
            <text:p>6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1">
            <text:p>1</text:p>
          </table:table-cell>
          <table:table-cell/>
          <table:table-cell table:style-name="ce560" table:formula="of:=CONCATENATE(&quot;/ &quot;;HLOOKUP([.AY3];[.$AF$3:.$AO$5];3;0))" office:value-type="string" office:string-value="/ -">
            <text:p>/ -</text:p>
          </table:table-cell>
          <table:table-cell table:style-name="ce546" office:value-type="float" office:value="6">
            <text:p>6</text:p>
          </table:table-cell>
          <table:table-cell/>
          <table:table-cell table:style-name="ce583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6" table:number-columns-spanned="7" table:number-rows-spanned="1"/>
          <table:covered-table-cell table:number-columns-repeated="5" table:style-name="ce203"/>
          <table:covered-table-cell table:style-name="ce429"/>
          <table:table-cell table:style-name="ce443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6cm" draw:caption-point-x="-0.527cm" draw:caption-point-y="1.043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65" office:value-type="string" table:number-columns-spanned="2" table:number-rows-spanned="1">
            <office:annotation draw:style-name="gr4" draw:text-style-name="P3" svg:width="2.899cm" svg:height="0.983cm" svg:x="30.491cm" svg:y="0.291cm" draw:caption-point-x="-0.61cm" draw:caption-point-y="1.512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67"/>
          <table:table-cell table:style-name="ce469" office:value-type="string">
            <text:p>BASE</text:p>
          </table:table-cell>
          <table:table-cell table:style-name="ce474"/>
          <table:table-cell table:number-columns-repeated="8" table:style-name="ce481"/>
          <table:table-cell table:style-name="ce522"/>
          <table:covered-table-cell table:style-name="ce533"/>
          <table:table-cell table:style-name="ce540" office:value-type="float" office:value="2">
            <text:p>2</text:p>
          </table:table-cell>
          <table:table-cell table:style-name="ce544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6" office:value-type="float" office:value="7">
            <text:p>7</text:p>
          </table:table-cell>
          <table:table-cell table:style-name="ce548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9" office:value-type="float" office:value="2">
            <text:p>2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7">
            <text:p>7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2">
            <text:p>2</text:p>
          </table:table-cell>
          <table:table-cell/>
          <table:table-cell table:style-name="ce560" table:formula="of:=CONCATENATE(&quot;/ &quot;;HLOOKUP([.AY4];[.$AF$3:.$AO$5];3;0))" office:value-type="string" office:string-value="/ -">
            <text:p>/ -</text:p>
          </table:table-cell>
          <table:table-cell table:style-name="ce546" office:value-type="float" office:value="7">
            <text:p>7</text:p>
          </table:table-cell>
          <table:table-cell/>
          <table:table-cell table:style-name="ce583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8cm" draw:caption-point-x="-0.61cm" draw:caption-point-y="1.512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75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7" office:value-type="string">
            <text:p>Varie</text:p>
          </table:table-cell>
          <table:table-cell table:style-name="ce368" office:value-type="string" table:number-columns-spanned="3" table:number-rows-spanned="1">
            <text:p>Classe</text:p>
          </table:table-cell>
          <table:covered-table-cell table:number-columns-repeated="2" table:style-name="ce374"/>
          <table:table-cell table:style-name="ce387" office:value-type="string">
            <office:annotation draw:style-name="gr5" draw:text-style-name="P3" svg:width="2.899cm" svg:height="0.669cm" svg:x="20.527cm" svg:y="0.888cm" draw:caption-point-x="-0.61cm" draw:caption-point-y="1.512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87" office:value-type="string">
            <office:annotation draw:style-name="gr4" draw:text-style-name="P3" svg:width="2.899cm" svg:height="0.983cm" svg:x="21.524cm" svg:y="0.888cm" draw:caption-point-x="-0.61cm" draw:caption-point-y="1.512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87" office:value-type="string">
            <office:annotation draw:style-name="gr6" draw:text-style-name="P3" svg:width="3.303cm" svg:height="2.938cm" svg:x="22.52cm" svg:y="0.888cm" draw:caption-point-x="-0.61cm" draw:caption-point-y="1.512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87" office:value-type="string">
            <office:annotation draw:style-name="gr7" draw:text-style-name="P3" svg:width="2.899cm" svg:height="1.765cm" svg:x="23.516cm" svg:y="0.888cm" draw:caption-point-x="-0.61cm" draw:caption-point-y="1.512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87" office:value-type="string">
            <office:annotation draw:style-name="gr4" draw:text-style-name="P3" svg:width="2.899cm" svg:height="0.983cm" svg:x="24.513cm" svg:y="0.888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87" office:value-type="string">
            <office:annotation draw:style-name="gr4" draw:text-style-name="P3" svg:width="2.899cm" svg:height="0.983cm" svg:x="25.509cm" svg:y="0.888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30" office:value-type="string">
            <office:annotation draw:style-name="gr4" draw:text-style-name="P3" svg:width="2.899cm" svg:height="0.983cm" svg:x="26.506cm" svg:y="0.888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44" office:value-type="string">
            <text:p>INT</text:p>
          </table:table-cell>
          <table:table-cell table:style-name="ce457"/>
          <table:table-cell table:style-name="ce466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8"/>
          <table:table-cell table:style-name="ce470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3cm" draw:caption-point-x="-0.61cm" draw:caption-point-y="0.717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82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2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2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2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2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2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2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2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3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3"/>
          <table:table-cell table:style-name="ce540" office:value-type="float" office:value="3">
            <text:p>3</text:p>
          </table:table-cell>
          <table:table-cell table:style-name="ce544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6" office:value-type="float" office:value="8">
            <text:p>8</text:p>
          </table:table-cell>
          <table:table-cell table:style-name="ce548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9" office:value-type="float" office:value="3">
            <text:p>3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8">
            <text:p>8</text:p>
          </table:table-cell>
          <table:table-cell table:style-name="ce322" office:value-type="float" office:value="0">
            <text:p>+0</text:p>
          </table:table-cell>
          <table:table-cell table:style-name="ce549" office:value-type="float" office:value="3">
            <text:p>3</text:p>
          </table:table-cell>
          <table:table-cell/>
          <table:table-cell table:style-name="ce560" table:formula="of:=CONCATENATE(&quot;/ &quot;;HLOOKUP([.AY5];[.$AF$3:.$AO$5];3;0))" office:value-type="string" office:string-value="/ -">
            <text:p>/ -</text:p>
          </table:table-cell>
          <table:table-cell table:style-name="ce546" office:value-type="float" office:value="8">
            <text:p>8</text:p>
          </table:table-cell>
          <table:table-cell/>
          <table:table-cell table:style-name="ce583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6"/>
          <table:table-cell table:style-name="ce290" office:value-type="float" office:value="0" table:number-columns-spanned="2" table:number-rows-spanned="1">
            <text:p>0</text:p>
          </table:table-cell>
          <table:covered-table-cell table:style-name="ce276"/>
          <table:table-cell table:style-name="ce312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70" table:formula="of:=[Calc.L50]" office:value-type="float" office:value="0">
            <text:p>+0</text:p>
          </table:table-cell>
          <table:table-cell table:style-name="ce365" office:value-type="float" office:value="0">
            <text:p>+0</text:p>
          </table:table-cell>
          <table:table-cell table:style-name="ce369" table:number-columns-spanned="3" table:number-rows-spanned="1"/>
          <table:covered-table-cell table:number-columns-repeated="2" table:style-name="ce375"/>
          <table:table-cell table:style-name="ce388" office:value-type="float" office:value="1">
            <text:p>1</text:p>
          </table:table-cell>
          <table:table-cell table:style-name="ce395" office:value-type="float" office:value="6">
            <text:p>6</text:p>
          </table:table-cell>
          <table:table-cell table:style-name="ce400" office:value-type="float" office:value="1">
            <text:p>1</text:p>
          </table:table-cell>
          <table:table-cell table:style-name="ce406"/>
          <table:table-cell table:style-name="ce414"/>
          <table:table-cell table:style-name="ce420"/>
          <table:table-cell table:style-name="ce431"/>
          <table:table-cell table:style-name="ce445" office:value-type="string" table:number-columns-spanned="5" table:number-rows-spanned="1">
            <text:p>INCANTESIMI CONOSCIUTI</text:p>
          </table:table-cell>
          <table:covered-table-cell table:number-columns-repeated="4" table:style-name="ce376"/>
          <table:table-cell table:style-name="ce475" table:number-columns-repeated="9"/>
          <table:table-cell table:style-name="ce524"/>
          <table:covered-table-cell table:style-name="ce534"/>
          <table:table-cell table:style-name="ce541" office:value-type="float" office:value="4">
            <text:p>4</text:p>
          </table:table-cell>
          <table:table-cell table:style-name="ce545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7" office:value-type="float" office:value="9">
            <text:p>9</text:p>
          </table:table-cell>
          <table:table-cell table:style-name="ce523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50" office:value-type="float" office:value="4">
            <text:p>4</text:p>
          </table:table-cell>
          <table:table-cell table:style-name="ce554" office:value-type="float" office:value="0">
            <text:p>+0</text:p>
          </table:table-cell>
          <table:table-cell table:style-name="ce547" office:value-type="float" office:value="9">
            <text:p>9</text:p>
          </table:table-cell>
          <table:table-cell table:style-name="ce556" office:value-type="float" office:value="0">
            <text:p>+0</text:p>
          </table:table-cell>
          <table:table-cell table:style-name="ce550" office:value-type="float" office:value="4">
            <text:p>4</text:p>
          </table:table-cell>
          <table:table-cell table:style-name="ce293"/>
          <table:table-cell table:style-name="ce561" table:formula="of:=CONCATENATE(&quot;/ &quot;;HLOOKUP([.AY6];[.$AF$3:.$AO$5];3;0))" office:value-type="string" office:string-value="/ -">
            <text:p>/ -</text:p>
          </table:table-cell>
          <table:table-cell table:style-name="ce547" office:value-type="float" office:value="9">
            <text:p>9</text:p>
          </table:table-cell>
          <table:table-cell table:style-name="ce293"/>
          <table:table-cell table:style-name="ce584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7"/>
          <table:table-cell table:style-name="ce313" table:number-columns-spanned="4" table:number-rows-spanned="1"/>
          <table:covered-table-cell table:number-columns-repeated="2" table:style-name="ce277"/>
          <table:covered-table-cell table:style-name="ce313"/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3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3cm" draw:caption-point-x="-0.61cm" draw:caption-point-y="0.012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35.473cm" svg:y="2.083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10" office:value-type="string" table:number-columns-spanned="2" table:number-rows-spanned="1">
            <text:p>BONUS</text:p>
          </table:table-cell>
          <table:covered-table-cell table:style-name="ce510"/>
          <table:table-cell table:style-name="ce443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3cm" draw:caption-point-x="-0.61cm" draw:caption-point-y="0.012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50.419cm" svg:y="2.083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2" office:value-type="string" table:number-columns-spanned="2" table:number-rows-spanned="1">
            <text:p>BONUS</text:p>
          </table:table-cell>
          <table:covered-table-cell table:style-name="ce562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81cm" draw:caption-point-x="-0.61cm" draw:caption-point-y="1.512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7" office:value-type="string">
            <text:p>Varie</text:p>
          </table:table-cell>
          <table:table-cell table:style-name="ce344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7" office:value-type="string">
            <text:p>GA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6"/>
          <table:table-cell table:style-name="ce458" table:number-columns-spanned="5" table:number-rows-spanned="1"/>
          <table:covered-table-cell table:number-columns-repeated="4" table:style-name="ce458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11" table:number-columns-spanned="2" table:number-rows-spanned="1"/>
          <table:covered-table-cell table:style-name="ce525"/>
          <table:table-cell table:style-name="ce446"/>
          <table:table-cell table:style-name="ce458" table:number-columns-spanned="5" table:number-rows-spanned="1"/>
          <table:covered-table-cell table:number-columns-repeated="4" table:style-name="ce458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63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8"/>
          <table:table-cell table:style-name="ce143" table:formula="of:=[.F7]+[.L9]+[.M9]" office:value-type="float" office:value="0">
            <text:p>+0</text:p>
          </table:table-cell>
          <table:table-cell table:style-name="ce272" table:formula="of:=[Calc.L51]" office:value-type="float" office:value="0">
            <text:p>+0</text:p>
          </table:table-cell>
          <table:table-cell table:style-name="ce314" office:value-type="float" office:value="0">
            <text:p>+0</text:p>
          </table:table-cell>
          <table:covered-table-cell table:style-name="ce257"/>
          <table:table-cell table:style-name="ce277"/>
          <table:table-cell table:style-name="ce313"/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6cm" draw:caption-point-x="-0.61cm" draw:caption-point-y="1.512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75"/>
          <table:table-cell table:style-name="ce113" office:value-type="string">
            <office:annotation draw:style-name="gr10" draw:text-style-name="P3" svg:width="5.6cm" svg:height="0.633cm" svg:x="11.56cm" svg:y="4.617cm" draw:caption-point-x="-0.61cm" draw:caption-point-y="0.771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4cm" draw:caption-point-x="-0.748cm" draw:caption-point-y="1.484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1" office:value-type="string">
            <text:p>Varie</text:p>
          </table:table-cell>
          <table:table-cell table:style-name="ce366" office:value-type="string">
            <office:annotation draw:style-name="gr4" draw:text-style-name="P3" svg:width="2.334cm" svg:height="0.983cm" svg:x="16.542cm" svg:y="3.876cm" draw:caption-point-x="-0.61cm" draw:caption-point-y="1.512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7"/>
          <table:table-cell table:style-name="ce147" table:formula="of:=SUM([.L11:.O11])" office:value-type="float" office:value="9">
            <text:p>9</text:p>
          </table:table-cell>
          <table:table-cell table:style-name="ce277" office:value-type="float" office:value="9">
            <text:p>9</text:p>
          </table:table-cell>
          <table:table-cell table:style-name="ce315" table:formula="of:=IF(OR(NOT([.K14]=&quot;&quot;);[Calc.AL1]&gt;0);[Calc.AL9];0)" office:value-type="float" office:value="0">
            <text:p>+0,0</text:p>
          </table:table-cell>
          <table:table-cell table:style-name="ce272" table:formula="of:=[Calc.L52]" office:value-type="float" office:value="0">
            <text:p>+0</text:p>
          </table:table-cell>
          <table:table-cell table:style-name="ce362" office:value-type="float" office:value="0">
            <text:p>+0</text:p>
          </table:table-cell>
          <table:table-cell table:style-name="ce367" table:formula="of:=[.K11]*[.M14]" office:value-type="float" office:value="36">
            <text:p>36</text:p>
          </table:table-cell>
          <table:table-cell table:style-name="ce372" table:number-columns-spanned="3" table:number-rows-spanned="1"/>
          <table:covered-table-cell table:number-columns-repeated="2" table:style-name="ce378"/>
          <table:table-cell table:style-name="ce391"/>
          <table:table-cell table:style-name="ce398"/>
          <table:table-cell table:style-name="ce403"/>
          <table:table-cell table:style-name="ce409"/>
          <table:table-cell table:style-name="ce417"/>
          <table:table-cell table:style-name="ce423"/>
          <table:table-cell table:style-name="ce434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71cm" draw:caption-point-x="-0.61cm" draw:caption-point-y="1.512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71cm" draw:caption-point-x="-0.61cm" draw:caption-point-y="1.512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71cm" draw:caption-point-x="-0.61cm" draw:caption-point-y="1.512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7" office:value-type="string" table:number-columns-spanned="2" table:number-rows-spanned="1">
            <text:p>Varie</text:p>
          </table:table-cell>
          <table:covered-table-cell table:style-name="ce297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71cm" draw:caption-point-x="-0.61cm" draw:caption-point-y="1.512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04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5" office:value-type="float" office:value="0">
            <text:p>+0</text:p>
          </table:table-cell>
          <table:table-cell table:style-name="ce272" table:formula="of:=[Calc.L55]" office:value-type="float" office:value="0">
            <text:p>+0</text:p>
          </table:table-cell>
          <table:table-cell table:style-name="ce345" office:value-type="float" office:value="0">
            <text:p>+0</text:p>
          </table:table-cell>
          <table:table-cell table:style-name="ce272" table:formula="of:=[Calc.L61]" office:value-type="float" office:value="0" table:number-columns-spanned="2" table:number-rows-spanned="1">
            <text:p>+0</text:p>
          </table:table-cell>
          <table:covered-table-cell table:style-name="ce379"/>
          <table:table-cell table:style-name="ce382" office:value-type="float" office:value="0">
            <text:p>+0</text:p>
          </table:table-cell>
          <table:table-cell table:style-name="ce314" office:value-type="float" office:value="0">
            <text:p>+0</text:p>
          </table:table-cell>
          <table:covered-table-cell table:style-name="ce399"/>
          <table:covered-table-cell table:style-name="ce65"/>
          <table:table-cell table:style-name="ce410" table:formula="of:=[.Y13]-SUM([.U17:.U55])" office:value-type="float" office:value="1" table:number-columns-spanned="2" table:number-rows-spanned="1">
            <text:p>1</text:p>
          </table:table-cell>
          <table:covered-table-cell table:style-name="ce157"/>
          <table:table-cell table:style-name="ce424" table:formula="of:=SUM([Calc.X10:.X15])+[.P9]+[Calc.L49]" office:value-type="float" office:value="1" table:number-columns-spanned="2" table:number-rows-spanned="1">
            <text:p>1</text:p>
          </table:table-cell>
          <table:covered-table-cell table:style-name="ce4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4cm" draw:caption-point-x="-0.61cm" draw:caption-point-y="1.044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9"/>
          <table:table-cell table:style-name="ce291">
            <office:annotation draw:style-name="gr11" draw:text-style-name="P3" svg:width="3.524cm" svg:height="1.374cm" svg:x="11.56cm" svg:y="6.979cm" draw:caption-point-x="-0.61cm" draw:caption-point-y="0.799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6" office:value-type="currency" office:currency="x" office:value="4">
            <office:annotation draw:style-name="gr7" draw:text-style-name="P3" svg:width="2.832cm" svg:height="1.765cm" svg:x="13.553cm" svg:y="6.266cm" draw:caption-point-x="-0.61cm" draw:caption-point-y="1.512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46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6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3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7" office:value-type="string" table:number-columns-spanned="2" table:number-rows-spanned="1">
            <text:p>Varie</text:p>
          </table:table-cell>
          <table:covered-table-cell table:style-name="ce297"/>
          <table:covered-table-cell table:style-name="ce347"/>
          <table:covered-table-cell table:number-columns-repeated="10" table:style-name="ce68"/>
          <table:covered-table-cell table:style-name="ce78"/>
          <table:covered-table-cell table:style-name="ce437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0" table:number-columns-spanned="2" table:number-rows-spanned="1">
            <text:p>+0</text:p>
          </table:table-cell>
          <table:covered-table-cell table:style-name="ce127"/>
          <table:table-cell table:style-name="ce180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80" table:formula="of:=[Calc.L56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8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61cm" draw:caption-point-x="-0.61cm" draw:caption-point-y="1.512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92" office:value-type="string">
            <office:annotation draw:style-name="gr14" draw:text-style-name="P3" svg:width="5.628cm" svg:height="3.72cm" svg:x="20.527cm" svg:y="7.461cm" draw:caption-point-x="-0.61cm" draw:caption-point-y="1.512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5" office:value-type="string" table:number-columns-spanned="2" table:number-rows-spanned="1">
            <text:p>TOT</text:p>
          </table:table-cell>
          <table:covered-table-cell table:style-name="ce42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81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1" table:formula="of:=[Calc.L57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69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AC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82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62" table:formula="of:=VLOOKUP([.H18];[.$C$6:.$F$11];4;0)" office:value-type="float" office:value="-0">
            <text:p>+0</text:p>
          </table:table-cell>
          <table:table-cell table:style-name="ce282" table:formula="of:=[Calc.L58]" office:value-type="float" office:value="0" table:number-columns-spanned="2" table:number-rows-spanned="1">
            <text:p>+0</text:p>
          </table:table-cell>
          <table:covered-table-cell table:style-name="ce282"/>
          <table:table-cell table:style-name="ce170" office:value-type="float" office:value="0">
            <text:p>+0</text:p>
          </table:table-cell>
          <table:table-cell table:style-name="ce319" office:value-type="float" office:value="0">
            <text:p>+0</text:p>
          </table:table-cell>
          <table:table-cell table:style-name="ce350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ADD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0" table:number-columns-spanned="1" table:number-rows-spanned="2">
            <text:p>+0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3"/>
          <table:table-cell table:style-name="ce283" table:number-columns-spanned="4" table:number-rows-spanned="2"/>
          <table:covered-table-cell table:number-columns-repeated="2" table:style-name="ce292"/>
          <table:covered-table-cell table:style-name="ce283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ART1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4"/>
          <table:covered-table-cell table:number-columns-repeated="3"/>
          <table:covered-table-cell table:style-name="ce320"/>
          <table:table-cell table:style-name="ce350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ART2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8cm" draw:caption-point-x="-0.61cm" draw:caption-point-y="1.512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ART3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63" table:formula="of:=[.C19]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50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AF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49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CA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83" table:formula="of:=[.C19]" office:value-type="float" office:value="0" table:number-columns-spanned="2" table:number-rows-spanned="1">
            <text:p>+0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2" table:formula="of:=VLOOKUP([.M3];[Calc.H2:.J10];3;0)" office:value-type="float" office:value="0">
            <text:p>+0</text:p>
          </table:table-cell>
          <table:table-cell table:style-name="ce272" table:formula="of:=[Calc.L60]+[.H13]+[.P13]+[Calc.L53]+[Calc.L55]" office:value-type="float" office:value="0">
            <text:p>+0</text:p>
          </table:table-cell>
          <table:table-cell table:style-name="ce300" office:value-type="float" office:value="0">
            <text:p>+0</text:p>
          </table:table-cell>
          <table:table-cell table:style-name="ce323" office:value-type="float" office:value="0">
            <text:p>+0</text:p>
          </table:table-cell>
          <table:table-cell table:style-name="ce350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CAV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4" office:value-type="string">
            <text:p>N DV+</text:p>
          </table:table-cell>
          <table:table-cell table:style-name="ce349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ARC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6cm" draw:caption-point-x="-0.61cm" draw:caption-point-y="1.512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5"/>
          <table:table-cell table:style-name="ce350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DUN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6" office:value-type="string">
            <text:p>SUM+</text:p>
          </table:table-cell>
          <table:table-cell table:style-name="ce349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GEO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7"/>
          <table:table-cell table:style-name="ce350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IN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8cm" draw:caption-point-x="-0.61cm" draw:caption-point-y="1.512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8" office:value-type="string">
            <text:p>Ex2</text:p>
          </table:table-cell>
          <table:table-cell table:style-name="ce349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LOC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3"/>
          <table:table-cell table:style-name="ce241"/>
          <table:table-cell table:style-name="ce329"/>
          <table:table-cell table:style-name="ce350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NAT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5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49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NOB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66" office:value-type="string">
            <text:p>Ex3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PIA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CREL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7cm" draw:caption-point-x="-0.776cm" draw:caption-point-y="1.43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CSTO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7"/>
          <table:table-cell table:style-name="ce241"/>
          <table:table-cell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49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DIP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5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50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4" office:value-type="string">
            <text:p>DES</text:p>
          </table:table-cell>
          <table:table-cell table:style-name="ce394" office:value-type="string">
            <text:p>DCON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268" office:value-type="string">
            <text:p>Ex3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1"/>
          <table:table-cell table:style-name="ce349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FU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5" table:formula="of:=[.$C$19]" office:value-type="float" office:value="0">
            <text:p>+0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50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GUA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IT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7"/>
          <table:table-cell table:number-columns-repeated="2"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50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INTU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5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25"/>
          <table:covered-table-cell table:style-name="ce294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INT1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66" office:value-type="string">
            <text:p>Ex3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INT2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INT</text:p>
          </table:table-cell>
          <table:table-cell table:style-name="ce393" office:value-type="string">
            <text:p>LIN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6" office:value-type="string">
            <text:p>Ex1</text:p>
          </table:table-cell>
          <table:table-cell table:style-name="ce266" office:value-type="string">
            <text:p>Ex2</text:p>
          </table:table-cell>
          <table:table-cell table:style-name="ce298" office:value-type="string" table:number-columns-spanned="2" table:number-rows-spanned="1">
            <text:p>Varie</text:p>
          </table:table-cell>
          <table:covered-table-cell table:style-name="ce321"/>
          <table:table-cell table:style-name="ce350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4" office:value-type="string">
            <text:p>FOR</text:p>
          </table:table-cell>
          <table:table-cell table:style-name="ce394" office:value-type="string">
            <text:p>NUO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7"/>
          <table:table-cell table:number-columns-repeated="2" table:style-name="ce241"/>
          <table:table-cell table:style-name="ce302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349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SAG</text:p>
          </table:table-cell>
          <table:table-cell table:style-name="ce393" office:value-type="string">
            <text:p>PER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5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4" table:number-columns-spanned="3" table:number-rows-spanned="1"/>
          <table:covered-table-cell table:style-name="ce133"/>
          <table:covered-table-cell table:style-name="ce333"/>
          <table:table-cell table:style-name="ce350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PRO1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268" office:value-type="string">
            <text:p>Ex3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SAG</text:p>
          </table:table-cell>
          <table:table-cell table:style-name="ce393" office:value-type="string">
            <text:p>PRO2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6"/>
          <table:table-cell table:style-name="ce165" table:formula="of:=[.$C$19]" office:value-type="float" office:value="0">
            <text:p>+0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1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50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4" office:value-type="string">
            <text:p>CAR</text:p>
          </table:table-cell>
          <table:table-cell table:style-name="ce394" office:value-type="string">
            <text:p>RAG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8" office:value-type="string">
            <text:p>Ex1</text:p>
          </table:table-cell>
          <table:table-cell table:style-name="ce268" office:value-type="string">
            <text:p>Ex2</text:p>
          </table:table-cell>
          <table:table-cell table:style-name="ce303" office:value-type="string" table:number-columns-spanned="2" table:number-rows-spanned="1">
            <text:p>Varie</text:p>
          </table:table-cell>
          <table:covered-table-cell table:style-name="ce332"/>
          <table:table-cell table:style-name="ce349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DES</text:p>
          </table:table-cell>
          <table:table-cell table:style-name="ce393" office:value-type="string">
            <text:p>RAP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9"/>
          <table:table-cell table:number-columns-repeated="2" table:style-name="ce243"/>
          <table:table-cell table:style-name="ce304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50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SAP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4" table:number-columns-spanned="4" table:number-rows-spanned="1"/>
          <table:covered-table-cell table:number-columns-repeated="2" table:style-name="ce95"/>
          <table:covered-table-cell table:style-name="ce284"/>
          <table:table-cell table:style-name="ce349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FOR</text:p>
          </table:table-cell>
          <table:table-cell table:style-name="ce393" office:value-type="string">
            <text:p>SCA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9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5" table:number-columns-spanned="4" table:number-rows-spanned="1"/>
          <table:covered-table-cell table:number-columns-repeated="2" table:style-name="ce96"/>
          <table:covered-table-cell table:style-name="ce285"/>
          <table:table-cell table:style-name="ce350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4" office:value-type="string">
            <text:p>SAG</text:p>
          </table:table-cell>
          <table:table-cell table:style-name="ce394" office:value-type="string">
            <text:p>SOP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0"/>
          <table:table-cell table:style-name="ce461" table:number-columns-spanned="5" table:number-rows-spanned="1"/>
          <table:covered-table-cell table:number-columns-repeated="4" table:style-name="ce461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6" table:number-columns-spanned="4" table:number-rows-spanned="1"/>
          <table:covered-table-cell table:number-columns-repeated="2" table:style-name="ce97"/>
          <table:covered-table-cell table:style-name="ce286"/>
          <table:table-cell table:style-name="ce349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80"/>
          <table:table-cell table:style-name="ce383" office:value-type="string">
            <text:p>CAR</text:p>
          </table:table-cell>
          <table:table-cell table:style-name="ce393" office:value-type="string">
            <text:p>UCM</text:p>
          </table:table-cell>
          <table:table-cell table:style-name="ce100" table:number-columns-spanned="2" table:number-rows-spanned="1"/>
          <table:covered-table-cell table:style-name="ce405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7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5" table:number-columns-spanned="15" table:number-rows-spanned="1"/>
          <table:covered-table-cell table:number-columns-repeated="5" table:style-name="ce459"/>
          <table:covered-table-cell table:style-name="ce484"/>
          <table:covered-table-cell table:number-columns-repeated="4" table:style-name="ce459"/>
          <table:covered-table-cell table:style-name="ce502"/>
          <table:covered-table-cell table:style-name="ce506"/>
          <table:covered-table-cell table:style-name="ce512"/>
          <table:covered-table-cell table:style-name="ce586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5"/>
          <table:table-cell table:style-name="ce350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4" office:value-type="string">
            <text:p>INT</text:p>
          </table:table-cell>
          <table:table-cell table:style-name="ce394" office:value-type="string">
            <text:p>VAL</text:p>
          </table:table-cell>
          <table:table-cell table:number-columns-spanned="2" table:number-rows-spanned="1"/>
          <table:covered-table-cell table:style-name="ce343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48"/>
          <table:table-cell table:style-name="ce460" table:number-columns-spanned="5" table:number-rows-spanned="1"/>
          <table:covered-table-cell table:number-columns-repeated="4" table:style-name="ce461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4"/>
          <table:table-cell table:style-name="ce351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1"/>
          <table:table-cell table:style-name="ce385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60"/>
          <table:table-cell table:number-columns-repeated="2" table:style-name="ce413" office:value-type="float" office:value="0">
            <text:p>+0</text:p>
          </table:table-cell>
          <table:table-cell table:style-name="ce307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6"/>
          <table:table-cell table:style-name="ce451" table:number-columns-spanned="15" table:number-rows-spanned="1"/>
          <table:covered-table-cell table:number-columns-repeated="5" table:style-name="ce462"/>
          <table:covered-table-cell table:style-name="ce487"/>
          <table:covered-table-cell table:number-columns-repeated="4" table:style-name="ce462"/>
          <table:covered-table-cell table:style-name="ce503"/>
          <table:covered-table-cell table:style-name="ce507"/>
          <table:covered-table-cell table:style-name="ce513"/>
          <table:covered-table-cell table:style-name="ce527"/>
          <table:table-cell table:style-name="ce537" table:number-columns-spanned="15" table:number-rows-spanned="1"/>
          <table:covered-table-cell table:number-columns-repeated="5" table:style-name="ce462"/>
          <table:covered-table-cell table:style-name="ce487"/>
          <table:covered-table-cell table:number-columns-repeated="4" table:style-name="ce462"/>
          <table:covered-table-cell table:style-name="ce503"/>
          <table:covered-table-cell table:style-name="ce507"/>
          <table:covered-table-cell table:style-name="ce513"/>
          <table:covered-table-cell table:style-name="ce589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6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6cm" draw:caption-point-x="-0.61cm" draw:caption-point-y="1.512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2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6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9cm" draw:caption-point-x="-0.61cm" draw:caption-point-y="1.513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6cm" draw:caption-point-x="-0.61cm" draw:caption-point-y="1.512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3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2cm" draw:caption-point-x="-0.61cm" draw:caption-point-y="1.152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6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538" table:number-columns-spanned="5" table:number-rows-spanned="1"/>
          <table:covered-table-cell table:number-columns-repeated="4" table:style-name="ce542"/>
          <table:table-cell table:style-name="ce551" table:number-columns-spanned="2" table:number-rows-spanned="1"/>
          <table:covered-table-cell table:style-name="ce551"/>
          <table:table-cell table:style-name="ce555" table:number-columns-spanned="2" table:number-rows-spanned="1"/>
          <table:covered-table-cell table:style-name="ce555"/>
          <table:table-cell table:style-name="ce558" table:number-columns-spanned="2" table:number-rows-spanned="1"/>
          <table:covered-table-cell table:style-name="ce559"/>
          <table:table-cell table:style-name="ce555" table:number-columns-spanned="2" table:number-rows-spanned="1"/>
          <table:covered-table-cell table:style-name="ce555"/>
          <table:table-cell table:style-name="ce566" table:number-columns-spanned="2" table:number-rows-spanned="1"/>
          <table:covered-table-cell table:style-name="ce590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70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70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8])" office:value-type="string" office:string-value="/0">
            <text:p>/0</text:p>
          </table:table-cell>
          <table:covered-table-cell table:style-name="ce354"/>
          <table:covered-table-cell table:number-columns-repeated="4" table:style-name="ce86"/>
          <table:table-cell table:style-name="ce476" office:value-type="string" table:number-columns-spanned="10" table:number-rows-spanned="1">
            <text:p>EFFETTO DESCRITTO RAPIDAMENTE</text:p>
          </table:table-cell>
          <table:covered-table-cell table:number-columns-repeated="8" table:style-name="ce488"/>
          <table:covered-table-cell table:style-name="ce528"/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91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7]=&quot;&quot;);VLOOKUP([.F58];[.$C$6:.$F$11];4;0);0)" office:value-type="float" office:value="0">
            <text:p>+0</text:p>
          </table:table-cell>
          <table:table-cell table:style-name="ce245"/>
          <table:table-cell table:style-name="ce271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57]=&quot;&quot;);VLOOKUP([.S58];[.$C$6:.$F$11];4;0);0)" office:value-type="float" office:value="0">
            <text:p>+0</text:p>
          </table:table-cell>
          <table:table-cell table:style-name="ce245"/>
          <table:table-cell table:style-name="ce271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09])" office:value-type="string" office:string-value="/0">
            <text:p>/0</text:p>
          </table:table-cell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70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70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0])" office:value-type="string" office:string-value="/0">
            <text:p>/0</text:p>
          </table:table-cell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339"/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592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9]=&quot;&quot;);VLOOKUP([.F60];[.$C$6:.$F$11];4;0);0)" office:value-type="float" office:value="0">
            <text:p>+0</text:p>
          </table:table-cell>
          <table:table-cell table:style-name="ce245"/>
          <table:table-cell table:style-name="ce271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59]=&quot;&quot;);VLOOKUP([.S60];[.$C$6:.$F$11];4;0);0)" office:value-type="float" office:value="0">
            <text:p>+0</text:p>
          </table:table-cell>
          <table:table-cell table:style-name="ce245"/>
          <table:table-cell table:style-name="ce271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1])" office:value-type="string" office:string-value="/0">
            <text:p>/0</text:p>
          </table:table-cell>
          <table:table-cell table:style-name="ce357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70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5"/>
          <table:table-cell table:style-name="ce305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70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2])" office:value-type="string" office:string-value="/0">
            <text:p>/0</text:p>
          </table:table-cell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329"/>
          <table:table-cell table:style-name="ce452" table:number-columns-spanned="14" table:number-rows-spanned="1"/>
          <table:covered-table-cell table:number-columns-repeated="4" table:style-name="ce459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91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1]=&quot;&quot;);VLOOKUP([.F62];[.$C$6:.$F$11];4;0);0)" office:value-type="float" office:value="0">
            <text:p>+0</text:p>
          </table:table-cell>
          <table:table-cell table:style-name="ce245"/>
          <table:table-cell table:style-name="ce271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6"/>
          <table:table-cell table:style-name="ce306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364"/>
          <table:table-cell table:style-name="ce364" office:value-type="float" office:value="0">
            <text:p>0</text:p>
          </table:table-cell>
          <table:table-cell table:style-name="ce194"/>
          <table:table-cell table:style-name="ce225" table:formula="of:=IF(NOT([.S61]=&quot;&quot;);VLOOKUP([.S62];[.$C$6:.$F$11];4;0);0)" office:value-type="float" office:value="0">
            <text:p>+0</text:p>
          </table:table-cell>
          <table:table-cell table:style-name="ce245"/>
          <table:table-cell table:style-name="ce271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3])" office:value-type="string" office:string-value="/0">
            <text:p>/0</text:p>
          </table:table-cell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565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2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6"/>
          <table:table-cell table:style-name="ce307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6"/>
          <table:table-cell table:style-name="ce351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2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8" office:value-type="float" office:value="0">
            <text:p>0</text:p>
          </table:table-cell>
          <table:table-cell table:style-name="ce440" table:formula="of:=CONCATENATE(&quot;/&quot;;[Calc.J114])" office:value-type="string" office:string-value="/0">
            <text:p>/0</text:p>
          </table:table-cell>
          <table:table-cell table:style-name="ce356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3"/>
          <table:table-cell table:style-name="ce339"/>
          <table:table-cell table:style-name="ce359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67"/>
          <table:table-cell table:style-name="ce593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4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353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4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8" office:value-type="string" table:number-columns-spanned="2" table:number-rows-spanned="1">
            <text:p>BONUS</text:p>
          </table:table-cell>
          <table:covered-table-cell table:style-name="ce308"/>
          <table:table-cell table:style-name="ce453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4cm" draw:caption-point-x="-0.61cm" draw:caption-point-y="1.512cm">
              <dc:creator>YP</dc:creator>
              <dc:date>2021-05-12T00:00:00</dc:date>
              <text:p text:style-name="P2"><text:span text:style-name="T1">Quadrupede</text:span></text:p>
            </office:annotation>
            <text:p>Quad</text:p>
          </table:table-cell>
          <table:table-cell table:style-name="ce99" office:value-type="string" table:number-columns-spanned="3" table:number-rows-spanned="1">
            <text:p>Peso TOT</text:p>
          </table:table-cell>
          <table:covered-table-cell table:style-name="ce99"/>
          <table:covered-table-cell table:style-name="ce494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4" office:value-type="string" table:number-columns-spanned="2" table:number-rows-spanned="1">
            <text:p>Pesante</text:p>
          </table:table-cell>
          <table:covered-table-cell table:style-name="ce514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7" office:value-type="string">
            <office:annotation draw:style-name="gr17" draw:text-style-name="P3" svg:width="3.967cm" svg:height="1.442cm" svg:x="13.719cm" svg:y="36.636cm" draw:caption-point-x="-0.776cm" draw:caption-point-y="1.613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54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7" office:value-type="string">
            <office:annotation draw:style-name="gr11" draw:text-style-name="P3" svg:width="4.77cm" svg:height="1.374cm" svg:x="26.672cm" svg:y="37.424cm" draw:caption-point-x="-0.776cm" draw:caption-point-y="0.825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64"/>
          <table:covered-table-cell table:number-columns-repeated="4" table:style-name="ce78"/>
          <table:table-cell table:style-name="ce242"/>
          <table:table-cell table:style-name="ce489" table:formula="of:=SUM([.AN67:.AN127])" office:value-type="currency" office:currency="Kg" office:value="0" table:number-columns-spanned="3" table:number-rows-spanned="1">
            <text:p>0,00 Kg</text:p>
          </table:table-cell>
          <table:covered-table-cell table:style-name="ce493"/>
          <table:covered-table-cell table:style-name="ce494"/>
          <table:table-cell table:style-name="ce496" table:formula="of:=VLOOKUP([.D6];[Calc.AE2:.AH46];2;0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1"/>
          <table:table-cell table:style-name="ce496" table:formula="of:=VLOOKUP([.D6];[Calc.AE2:.AH46];3;0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1"/>
          <table:table-cell table:style-name="ce515" table:formula="of:=VLOOKUP([.D6];[Calc.AE2:.AH46];4;0)*VLOOKUP([.M3];[Calc.H16:.J24];IF(NOT([.AF65]=&quot;&quot;);3;2);0)" office:value-type="currency" office:currency="Kg" office:value="50" table:number-columns-spanned="2" table:number-rows-spanned="1">
            <office:annotation draw:style-name="gr18" draw:text-style-name="P2" svg:width="3.137cm" svg:height="1.432cm" svg:x="41.451cm" svg:y="37.07cm" draw:caption-point-x="-0.61cm" draw:caption-point-y="1.179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48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1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1"/>
          <table:table-cell table:style-name="ce497" office:value-type="string" table:number-columns-spanned="2" table:number-rows-spanned="1">
            <office:annotation draw:style-name="gr9" draw:text-style-name="P2" svg:width="6.542cm" svg:height="2.614cm" svg:x="37.466cm" svg:y="37.335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71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6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67]*[.AH6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68]*[.AH6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69]*[.AH6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0]*[.AH7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1]*[.AH7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2]*[.AH7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3]*[.AH7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4]*[.AH7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5]*[.AH7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6]*[.AH7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7]*[.AH7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78]*[.AH7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79]*[.AH7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0]*[.AH8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1]*[.AH8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2]*[.AH8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3]*[.AH8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4]*[.AH8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5]*[.AH8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6]*[.AH8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7]*[.AH8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88]*[.AH8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89]*[.AH8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0]*[.AH9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1]*[.AH9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2]*[.AH9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3]*[.AH9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4]*[.AH9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5]*[.AH9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6]*[.AH9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7]*[.AH9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98]*[.AH9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99]*[.AH9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0]*[.AH10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1]*[.AH10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2]*[.AH10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3]*[.AH10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4]*[.AH10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5]*[.AH10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6]*[.AH10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7]*[.AH10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08]*[.AH10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09]*[.AH10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0]*[.AH11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1]*[.AH11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2]*[.AH11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3]*[.AH11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4]*[.AH11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5]*[.AH11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6]*[.AH11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7]*[.AH11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18]*[.AH118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19]*[.AH119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0]*[.AH120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1]*[.AH121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2]*[.AH122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356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3]*[.AH123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357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4"/>
          <table:table-cell table:style-name="ce200" table:number-columns-spanned="2" table:number-rows-spanned="1"/>
          <table:covered-table-cell table:style-name="ce200"/>
          <table:table-cell table:style-name="ce310" table:number-columns-spanned="2" table:number-rows-spanned="1"/>
          <table:covered-table-cell table:style-name="ce340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4]*[.AH124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358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9"/>
          <table:table-cell table:style-name="ce454" table:number-columns-spanned="5" table:number-rows-spanned="1"/>
          <table:covered-table-cell table:number-columns-repeated="3" table:style-name="ce463"/>
          <table:covered-table-cell table:style-name="ce405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5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7" table:formula="of:=[.AF125]*[.AH125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355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3"/>
          <table:table-cell table:style-name="ce198" table:number-columns-spanned="2" table:number-rows-spanned="1"/>
          <table:covered-table-cell table:style-name="ce198"/>
          <table:table-cell table:style-name="ce309" table:number-columns-spanned="2" table:number-rows-spanned="1"/>
          <table:covered-table-cell table:style-name="ce338"/>
          <table:table-cell table:style-name="ce455" table:number-columns-spanned="5" table:number-rows-spanned="1"/>
          <table:covered-table-cell table:number-columns-repeated="3" table:style-name="ce288"/>
          <table:covered-table-cell table:style-name="ce343"/>
          <table:table-cell table:number-columns-spanned="2" table:number-rows-spanned="1"/>
          <table:covered-table-cell table:style-name="ce288"/>
          <table:table-cell table:number-columns-spanned="2" table:number-rows-spanned="1"/>
          <table:covered-table-cell table:style-name="ce343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6]*[.AH126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1"/>
          <table:table-cell table:style-name="ce359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1"/>
          <table:table-cell table:style-name="ce456" table:number-columns-spanned="5" table:number-rows-spanned="1"/>
          <table:covered-table-cell table:number-columns-repeated="3" table:style-name="ce464"/>
          <table:covered-table-cell table:style-name="ce472"/>
          <table:table-cell table:style-name="ce480" table:number-columns-spanned="2" table:number-rows-spanned="1"/>
          <table:covered-table-cell table:style-name="ce464"/>
          <table:table-cell table:style-name="ce480" table:number-columns-spanned="2" table:number-rows-spanned="1"/>
          <table:covered-table-cell table:style-name="ce472"/>
          <table:table-cell table:style-name="ce499" table:number-columns-spanned="2" table:number-rows-spanned="1"/>
          <table:covered-table-cell table:style-name="ce499"/>
          <table:table-cell table:style-name="ce505" table:number-columns-spanned="2" table:number-rows-spanned="1"/>
          <table:covered-table-cell table:style-name="ce509"/>
          <table:table-cell table:style-name="ce519" table:formula="of:=[.AF127]*[.AH127]" office:value-type="float" office:value="0" table:number-columns-spanned="2" table:number-rows-spanned="1">
            <text:p>0</text:p>
          </table:table-cell>
          <table:covered-table-cell table:style-name="ce531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8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4" office:value-type="string">
            <text:p>TAGLIA</text:p>
          </table:table-cell>
          <table:table-cell table:style-name="ce594" office:value-type="string">
            <text:p>TPC CA</text:p>
          </table:table-cell>
          <table:table-cell table:style-name="ce594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7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11" office:value-type="string">
            <text:p>FOR</text:p>
          </table:table-cell>
          <table:table-cell table:style-name="ce611" office:value-type="string">
            <text:p>Leggero</text:p>
          </table:table-cell>
          <table:table-cell table:style-name="ce611" office:value-type="string">
            <text:p>Medio</text:p>
          </table:table-cell>
          <table:table-cell table:style-name="ce611" office:value-type="string">
            <text:p>Pesante</text:p>
          </table:table-cell>
          <table:table-cell table:style-name="ce611" office:value-type="string">
            <text:p>Leg LB</text:p>
          </table:table-cell>
          <table:table-cell table:style-name="ce611" office:value-type="string">
            <text:p>Med LB</text:p>
          </table:table-cell>
          <table:table-cell office:value-type="string">
            <text:p>Pes LB</text:p>
          </table:table-cell>
          <table:table-cell table:style-name="ce606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4" office:value-type="string" table:number-columns-spanned="2" table:number-rows-spanned="1">
            <text:p>Tal1 / Cap1</text:p>
          </table:table-cell>
          <table:covered-table-cell table:style-name="ce617"/>
          <table:table-cell table:style-name="ce617" office:value-type="string" table:number-columns-spanned="2" table:number-rows-spanned="1">
            <text:p>Tal2 / Cap2</text:p>
          </table:table-cell>
          <table:covered-table-cell table:style-name="ce617"/>
          <table:table-cell table:style-name="ce617" office:value-type="string" table:number-columns-spanned="2" table:number-rows-spanned="1">
            <text:p>Mag1 / Mag 2</text:p>
          </table:table-cell>
          <table:covered-table-cell table:style-name="ce617"/>
          <table:table-cell table:style-name="ce617" office:value-type="string" table:number-columns-spanned="2" table:number-rows-spanned="1">
            <text:p>Mag 3 / Mag4</text:p>
          </table:table-cell>
          <table:covered-table-cell table:style-name="ce617"/>
          <table:table-cell table:style-name="ce622" office:value-type="string" table:number-columns-spanned="2" table:number-rows-spanned="1">
            <text:p>Inventario</text:p>
          </table:table-cell>
          <table:covered-table-cell table:style-name="ce622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4" table:formula="of:=1/2" office:value-type="float" office:value="0.5">
            <text:p>0,5</text:p>
          </table:table-cell>
          <table:table-cell table:style-name="ce594" table:formula="of:=3/4" office:value-type="float" office:value="0.75">
            <text:p>0,75</text:p>
          </table:table-cell>
          <table:table-cell table:number-columns-repeated="2" table:style-name="ce594" office:value-type="float" office:value="1">
            <text:p>1</text:p>
          </table:table-cell>
          <table:table-cell table:style-name="ce594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6" office:value-type="string">
            <text:p>XXXP</text:p>
          </table:table-cell>
          <table:table-cell table:style-name="ce596" office:value-type="float" office:value="8">
            <text:p>8</text:p>
          </table:table-cell>
          <table:table-cell table:style-name="ce596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7" office:value-type="float" office:value="1">
            <text:p>1</text:p>
          </table:table-cell>
          <table:table-cell table:style-name="ce607" table:formula="of:=[Scheda.U6]" office:value-type="float" office:value="6">
            <text:p>6</text:p>
          </table:table-cell>
          <table:table-cell table:style-name="ce607" table:formula="of:=IF([.X2];HLOOKUP([.X2];[.$B$1:.$G$8];[.W2]+2;0);0)" office:value-type="float" office:value="0.5">
            <text:p>0,5</text:p>
          </table:table-cell>
          <table:table-cell table:style-name="ce607" table:formula="of:=ROUNDDOWN(([Scheda.C19]-1)/5;0)" office:value-type="float" office:value="-0">
            <text:p>0</text:p>
          </table:table-cell>
          <table:table-cell table:number-columns-repeated="4"/>
          <table:table-cell table:style-name="ce611" office:value-type="float" office:value="1">
            <text:p>1</text:p>
          </table:table-cell>
          <table:table-cell table:style-name="ce611" table:formula="of:=[.AI2]/2" office:value-type="float" office:value="1.5">
            <text:p>1,5</text:p>
          </table:table-cell>
          <table:table-cell table:style-name="ce611" table:formula="of:=[.AJ2]/2" office:value-type="float" office:value="3">
            <text:p>3</text:p>
          </table:table-cell>
          <table:table-cell table:style-name="ce611" table:formula="of:=[.AK2]/2" office:value-type="float" office:value="5">
            <text:p>5</text:p>
          </table:table-cell>
          <table:table-cell table:style-name="ce611" table:formula="of:=ROUNDDOWN([.AK2]/3;0)" office:value-type="float" office:value="3">
            <text:p>3</text:p>
          </table:table-cell>
          <table:table-cell table:style-name="ce611" table:formula="of:=ROUNDDOWN([.AK2]*2/3;0)" office:value-type="float" office:value="6">
            <text:p>6</text:p>
          </table:table-cell>
          <table:table-cell table:style-name="ce61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6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5" table:formula="of:=IF(NOT([Scheda.F66]=&quot;&quot;);[Scheda.F66];&quot;&quot;)">
            <text:p/>
          </table:table-cell>
          <table:table-cell table:style-name="ce595" table:formula="of:=IF(AND(NOT([Scheda.H66]=&quot;&quot;);NOT([Scheda.M67]=&quot;&quot;));[Scheda.H66];&quot;&quot;)">
            <text:p/>
          </table:table-cell>
          <table:table-cell table:style-name="ce618" table:formula="of:=IF(NOT([Scheda.J66]=&quot;&quot;);[Scheda.J66];&quot;&quot;)">
            <text:p/>
          </table:table-cell>
          <table:table-cell table:style-name="ce595" table:formula="of:=IF(AND(NOT([Scheda.L66]=&quot;&quot;);NOT([Scheda.M67]=&quot;&quot;));[Scheda.L66];&quot;&quot;)">
            <text:p/>
          </table:table-cell>
          <table:table-cell table:style-name="ce595" table:formula="of:=IF(NOT([Scheda.AH8]=&quot;&quot;);[Scheda.AH8];&quot;&quot;)">
            <text:p/>
          </table:table-cell>
          <table:table-cell table:style-name="ce595" table:formula="of:=IF(AND(NOT([Scheda.AJ8]=&quot;&quot;);NOT([Scheda.AG8]=&quot;&quot;));[Scheda.AJ8];&quot;&quot;)">
            <text:p/>
          </table:table-cell>
          <table:table-cell table:style-name="ce595" table:formula="of:=IF(NOT([Scheda.AW8]=&quot;&quot;);[Scheda.AW8];&quot;&quot;)">
            <text:p/>
          </table:table-cell>
          <table:table-cell table:style-name="ce595" table:formula="of:=IF(AND(NOT([Scheda.AY8]=&quot;&quot;);NOT([Scheda.AV8]=&quot;&quot;));[Scheda.AY8];&quot;&quot;)">
            <text:p/>
          </table:table-cell>
          <table:table-cell table:style-name="ce595" table:formula="of:=IF(NOT([Scheda.AJ67]=&quot;&quot;);[Scheda.AJ67];&quot;&quot;)">
            <text:p/>
          </table:table-cell>
          <table:table-cell table:style-name="ce595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1">
            <text:p>1</text:p>
          </table:table-cell>
          <table:table-cell table:style-name="ce595" table:formula="of:=[.$A3]*[.B$2]" office:value-type="float" office:value="0.5">
            <text:p>0,5</text:p>
          </table:table-cell>
          <table:table-cell table:style-name="ce595" table:formula="of:=[.$A3]*[.C$2]" office:value-type="float" office:value="0.75">
            <text:p>0,75</text:p>
          </table:table-cell>
          <table:table-cell table:style-name="ce595" table:formula="of:=[.$A3]*[.D$2]" office:value-type="float" office:value="1">
            <text:p>1</text:p>
          </table:table-cell>
          <table:table-cell table:style-name="ce595" table:formula="of:=[.$A3]*[.E$2]" office:value-type="float" office:value="1">
            <text:p>1</text:p>
          </table:table-cell>
          <table:table-cell table:style-name="ce595" table:formula="of:=[.$A3]*[.F$2]" office:value-type="float" office:value="0.75">
            <text:p>0,75</text:p>
          </table:table-cell>
          <table:table-cell table:style-name="ce595" table:formula="of:=[.$A3]*[.G$2]" office:value-type="float" office:value="1">
            <text:p>1</text:p>
          </table:table-cell>
          <table:table-cell table:style-name="ce596" office:value-type="string">
            <text:p>XXP</text:p>
          </table:table-cell>
          <table:table-cell table:style-name="ce596" office:value-type="float" office:value="4">
            <text:p>4</text:p>
          </table:table-cell>
          <table:table-cell table:style-name="ce596" office:value-type="float" office:value="-4">
            <text:p>-4</text:p>
          </table:table-cell>
          <table:table-cell table:style-name="ce599" table:formula="of:=[Scheda.C6]" office:value-type="string" office:string-value="FOR">
            <text:p>FOR</text:p>
          </table:table-cell>
          <table:table-cell table:style-name="ce598" table:formula="of:=SUM([.M3:.R3])" office:value-type="float" office:value="0">
            <text:p>0</text:p>
          </table:table-cell>
          <table:table-cell table:style-name="ce598" table:formula="of:=SUMIF([.AS$2:.AS$63];&quot;=&quot;&amp;[.$K3];[.AT$2:.AT$63])" office:value-type="float" office:value="0">
            <text:p>0</text:p>
          </table:table-cell>
          <table:table-cell table:style-name="ce598" table:formula="of:=SUMIF([.AU$2:.AU$63];&quot;=&quot;&amp;[.$K3];[.AV$2:.AV$63])" office:value-type="float" office:value="0">
            <text:p>0</text:p>
          </table:table-cell>
          <table:table-cell table:style-name="ce598" table:formula="of:=SUMIF([.AW$2:.AW$63];&quot;=&quot;&amp;[.$K3];[.AX$2:.AX$63])" office:value-type="float" office:value="0">
            <text:p>0</text:p>
          </table:table-cell>
          <table:table-cell table:style-name="ce598" table:formula="of:=SUMIF([.AY$2:.AY$63];&quot;=&quot;&amp;[.$K3];[.AZ$2:.AZ$63])" office:value-type="float" office:value="0">
            <text:p>0</text:p>
          </table:table-cell>
          <table:table-cell table:style-name="ce598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7" table:formula="of:=[.W2]+1" office:value-type="float" office:value="2">
            <text:p>2</text:p>
          </table:table-cell>
          <table:table-cell table:style-name="ce607" table:formula="of:=[Scheda.U7]" office:value-type="float" office:value="0">
            <text:p>0</text:p>
          </table:table-cell>
          <table:table-cell table:style-name="ce607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11" table:formula="of:=[.AE2]+1" office:value-type="float" office:value="2">
            <text:p>2</text:p>
          </table:table-cell>
          <table:table-cell table:style-name="ce611" table:formula="of:=[.AI3]/2" office:value-type="float" office:value="3">
            <text:p>3</text:p>
          </table:table-cell>
          <table:table-cell table:style-name="ce611" table:formula="of:=[.AJ3]/2" office:value-type="float" office:value="6.5">
            <text:p>6,5</text:p>
          </table:table-cell>
          <table:table-cell table:style-name="ce611" table:formula="of:=[.AK3]/2" office:value-type="float" office:value="10">
            <text:p>10</text:p>
          </table:table-cell>
          <table:table-cell table:style-name="ce611" table:formula="of:=ROUNDDOWN([.AK3]/3;0)" office:value-type="float" office:value="6">
            <text:p>6</text:p>
          </table:table-cell>
          <table:table-cell table:style-name="ce611" table:formula="of:=ROUNDDOWN([.AK3]*2/3;0)" office:value-type="float" office:value="13">
            <text:p>13</text:p>
          </table:table-cell>
          <table:table-cell table:style-name="ce613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5" table:formula="of:=IF(NOT([Scheda.S66]=&quot;&quot;);[Scheda.S66];&quot;&quot;)">
            <text:p/>
          </table:table-cell>
          <table:table-cell table:style-name="ce595" table:formula="of:=IF(AND(NOT([Scheda.U66]=&quot;&quot;);NOT([Scheda.Z67]=&quot;&quot;));[Scheda.U66];&quot;&quot;)">
            <text:p/>
          </table:table-cell>
          <table:table-cell table:style-name="ce618" table:formula="of:=IF(NOT([Scheda.W66]=&quot;&quot;);[Scheda.W66];&quot;&quot;)">
            <text:p/>
          </table:table-cell>
          <table:table-cell table:style-name="ce595" table:formula="of:=IF(AND(NOT([Scheda.Y66]=&quot;&quot;);NOT([Scheda.Z67]=&quot;&quot;));[Scheda.Y66];&quot;&quot;)">
            <text:p/>
          </table:table-cell>
          <table:table-cell table:style-name="ce595" table:formula="of:=IF(NOT([Scheda.AL8]=&quot;&quot;);[Scheda.AL8];&quot;&quot;)">
            <text:p/>
          </table:table-cell>
          <table:table-cell table:style-name="ce595" table:formula="of:=IF(AND(NOT([Scheda.AN8]=&quot;&quot;);NOT([Scheda.AG8]=&quot;&quot;));[Scheda.AN8];&quot;&quot;)">
            <text:p/>
          </table:table-cell>
          <table:table-cell table:style-name="ce595" table:formula="of:=IF(NOT([Scheda.BA8]=&quot;&quot;);[Scheda.BA8];&quot;&quot;)">
            <text:p/>
          </table:table-cell>
          <table:table-cell table:style-name="ce595" table:formula="of:=IF(AND(NOT([Scheda.BC8]=&quot;&quot;);NOT([Scheda.AV8]=&quot;&quot;));[Scheda.BC8];&quot;&quot;)">
            <text:p/>
          </table:table-cell>
          <table:table-cell table:style-name="ce595" table:formula="of:=IF(NOT([Scheda.AJ68]=&quot;&quot;);[Scheda.AJ68];&quot;&quot;)">
            <text:p/>
          </table:table-cell>
          <table:table-cell table:style-name="ce595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5" table:formula="of:=[.$A4]*[.B$2]" office:value-type="float" office:value="0">
            <text:p>0</text:p>
          </table:table-cell>
          <table:table-cell table:style-name="ce595" table:formula="of:=[.$A4]*[.C$2]" office:value-type="float" office:value="0">
            <text:p>0</text:p>
          </table:table-cell>
          <table:table-cell table:style-name="ce595" table:formula="of:=[.$A4]*[.D$2]" office:value-type="float" office:value="0">
            <text:p>0</text:p>
          </table:table-cell>
          <table:table-cell table:style-name="ce595" table:formula="of:=[.$A4]*[.E$2]" office:value-type="float" office:value="0">
            <text:p>0</text:p>
          </table:table-cell>
          <table:table-cell table:style-name="ce595" table:formula="of:=[.$A4]*[.F$2]" office:value-type="float" office:value="0">
            <text:p>0</text:p>
          </table:table-cell>
          <table:table-cell table:style-name="ce595" table:formula="of:=[.$A4]*[.G$2]" office:value-type="float" office:value="0">
            <text:p>0</text:p>
          </table:table-cell>
          <table:table-cell table:style-name="ce596" office:value-type="string">
            <text:p>XP</text:p>
          </table:table-cell>
          <table:table-cell table:style-name="ce596" office:value-type="float" office:value="2">
            <text:p>2</text:p>
          </table:table-cell>
          <table:table-cell table:style-name="ce596" office:value-type="float" office:value="-2">
            <text:p>-2</text:p>
          </table:table-cell>
          <table:table-cell table:style-name="ce599" table:formula="of:=[Scheda.C7]" office:value-type="string" office:string-value="DES">
            <text:p>DES</text:p>
          </table:table-cell>
          <table:table-cell table:style-name="ce598" table:formula="of:=SUM([.M4:.R4])" office:value-type="float" office:value="0">
            <text:p>0</text:p>
          </table:table-cell>
          <table:table-cell table:style-name="ce598" table:formula="of:=SUMIF([.AS$2:.AS$63];&quot;=&quot;&amp;[.$K4];[.AT$2:.AT$63])" office:value-type="float" office:value="0">
            <text:p>0</text:p>
          </table:table-cell>
          <table:table-cell table:style-name="ce598" table:formula="of:=SUMIF([.AU$2:.AU$63];&quot;=&quot;&amp;[.$K4];[.AV$2:.AV$63])" office:value-type="float" office:value="0">
            <text:p>0</text:p>
          </table:table-cell>
          <table:table-cell table:style-name="ce598" table:formula="of:=SUMIF([.AW$2:.AW$63];&quot;=&quot;&amp;[.$K4];[.AX$2:.AX$63])" office:value-type="float" office:value="0">
            <text:p>0</text:p>
          </table:table-cell>
          <table:table-cell table:style-name="ce598" table:formula="of:=SUMIF([.AY$2:.AY$63];&quot;=&quot;&amp;[.$K4];[.AZ$2:.AZ$63])" office:value-type="float" office:value="0">
            <text:p>0</text:p>
          </table:table-cell>
          <table:table-cell table:style-name="ce598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7" table:formula="of:=[.W3]+1" office:value-type="float" office:value="3">
            <text:p>3</text:p>
          </table:table-cell>
          <table:table-cell table:style-name="ce607" table:formula="of:=[Scheda.U8]" office:value-type="float" office:value="0">
            <text:p>0</text:p>
          </table:table-cell>
          <table:table-cell table:style-name="ce607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11" table:formula="of:=[.AE3]+1" office:value-type="float" office:value="3">
            <text:p>3</text:p>
          </table:table-cell>
          <table:table-cell table:style-name="ce611" table:formula="of:=[.AI4]/2" office:value-type="float" office:value="5">
            <text:p>5</text:p>
          </table:table-cell>
          <table:table-cell table:style-name="ce611" table:formula="of:=[.AJ4]/2" office:value-type="float" office:value="10">
            <text:p>10</text:p>
          </table:table-cell>
          <table:table-cell table:style-name="ce611" table:formula="of:=[.AK4]/2" office:value-type="float" office:value="15">
            <text:p>15</text:p>
          </table:table-cell>
          <table:table-cell table:style-name="ce611" table:formula="of:=ROUNDDOWN([.AK4]/3;0)" office:value-type="float" office:value="10">
            <text:p>10</text:p>
          </table:table-cell>
          <table:table-cell table:style-name="ce611" table:formula="of:=ROUNDDOWN([.AK4]*2/3;0)" office:value-type="float" office:value="20">
            <text:p>20</text:p>
          </table:table-cell>
          <table:table-cell table:style-name="ce61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5" table:formula="of:=IF(NOT([Scheda.F68]=&quot;&quot;);[Scheda.F68];&quot;&quot;)">
            <text:p/>
          </table:table-cell>
          <table:table-cell table:style-name="ce595" table:formula="of:=IF(AND(NOT([Scheda.H68]=&quot;&quot;);NOT([Scheda.M69]=&quot;&quot;));[Scheda.H68];&quot;&quot;)">
            <text:p/>
          </table:table-cell>
          <table:table-cell table:style-name="ce618" table:formula="of:=IF(NOT([Scheda.J68]=&quot;&quot;);[Scheda.J68];&quot;&quot;)">
            <text:p/>
          </table:table-cell>
          <table:table-cell table:style-name="ce595" table:formula="of:=IF(AND(NOT([Scheda.L68]=&quot;&quot;);NOT([Scheda.M69]=&quot;&quot;));[Scheda.L68];&quot;&quot;)">
            <text:p/>
          </table:table-cell>
          <table:table-cell table:style-name="ce595" table:formula="of:=IF(NOT([Scheda.AH10]=&quot;&quot;);[Scheda.AH10];&quot;&quot;)">
            <text:p/>
          </table:table-cell>
          <table:table-cell table:style-name="ce595" table:formula="of:=IF(AND(NOT([Scheda.AJ10]=&quot;&quot;);NOT([Scheda.AG10]=&quot;&quot;));[Scheda.AJ10];&quot;&quot;)">
            <text:p/>
          </table:table-cell>
          <table:table-cell table:style-name="ce595" table:formula="of:=IF(NOT([Scheda.AW10]=&quot;&quot;);[Scheda.AW10];&quot;&quot;)">
            <text:p/>
          </table:table-cell>
          <table:table-cell table:style-name="ce595" table:formula="of:=IF(AND(NOT([Scheda.AY10]=&quot;&quot;);NOT([Scheda.AV10]=&quot;&quot;));[Scheda.AY10];&quot;&quot;)">
            <text:p/>
          </table:table-cell>
          <table:table-cell table:style-name="ce595" table:formula="of:=IF(NOT([Scheda.AJ69]=&quot;&quot;);[Scheda.AJ69];&quot;&quot;)">
            <text:p/>
          </table:table-cell>
          <table:table-cell table:style-name="ce595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5" table:formula="of:=[.$A5]*[.B$2]" office:value-type="float" office:value="0">
            <text:p>0</text:p>
          </table:table-cell>
          <table:table-cell table:style-name="ce595" table:formula="of:=[.$A5]*[.C$2]" office:value-type="float" office:value="0">
            <text:p>0</text:p>
          </table:table-cell>
          <table:table-cell table:style-name="ce595" table:formula="of:=[.$A5]*[.D$2]" office:value-type="float" office:value="0">
            <text:p>0</text:p>
          </table:table-cell>
          <table:table-cell table:style-name="ce595" table:formula="of:=[.$A5]*[.E$2]" office:value-type="float" office:value="0">
            <text:p>0</text:p>
          </table:table-cell>
          <table:table-cell table:style-name="ce595" table:formula="of:=[.$A5]*[.F$2]" office:value-type="float" office:value="0">
            <text:p>0</text:p>
          </table:table-cell>
          <table:table-cell table:style-name="ce595" table:formula="of:=[.$A5]*[.G$2]" office:value-type="float" office:value="0">
            <text:p>0</text:p>
          </table:table-cell>
          <table:table-cell table:style-name="ce596" office:value-type="string">
            <text:p>P</text:p>
          </table:table-cell>
          <table:table-cell table:style-name="ce596" office:value-type="float" office:value="1">
            <text:p>1</text:p>
          </table:table-cell>
          <table:table-cell table:style-name="ce596" office:value-type="float" office:value="-1">
            <text:p>-1</text:p>
          </table:table-cell>
          <table:table-cell table:style-name="ce599" table:formula="of:=[Scheda.C8]" office:value-type="string" office:string-value="COS">
            <text:p>COS</text:p>
          </table:table-cell>
          <table:table-cell table:style-name="ce598" table:formula="of:=SUM([.M5:.R5])" office:value-type="float" office:value="0">
            <text:p>0</text:p>
          </table:table-cell>
          <table:table-cell table:style-name="ce598" table:formula="of:=SUMIF([.AS$2:.AS$63];&quot;=&quot;&amp;[.$K5];[.AT$2:.AT$63])" office:value-type="float" office:value="0">
            <text:p>0</text:p>
          </table:table-cell>
          <table:table-cell table:style-name="ce598" table:formula="of:=SUMIF([.AU$2:.AU$63];&quot;=&quot;&amp;[.$K5];[.AV$2:.AV$63])" office:value-type="float" office:value="0">
            <text:p>0</text:p>
          </table:table-cell>
          <table:table-cell table:style-name="ce598" table:formula="of:=SUMIF([.AW$2:.AW$63];&quot;=&quot;&amp;[.$K5];[.AX$2:.AX$63])" office:value-type="float" office:value="0">
            <text:p>0</text:p>
          </table:table-cell>
          <table:table-cell table:style-name="ce598" table:formula="of:=SUMIF([.AY$2:.AY$63];&quot;=&quot;&amp;[.$K5];[.AZ$2:.AZ$63])" office:value-type="float" office:value="0">
            <text:p>0</text:p>
          </table:table-cell>
          <table:table-cell table:style-name="ce598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7" table:formula="of:=[.W4]+1" office:value-type="float" office:value="4">
            <text:p>4</text:p>
          </table:table-cell>
          <table:table-cell table:style-name="ce607" table:formula="of:=[Scheda.U9]" office:value-type="float" office:value="0">
            <text:p>0</text:p>
          </table:table-cell>
          <table:table-cell table:style-name="ce607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11" table:formula="of:=[.AE4]+1" office:value-type="float" office:value="4">
            <text:p>4</text:p>
          </table:table-cell>
          <table:table-cell table:style-name="ce611" table:formula="of:=[.AI5]/2" office:value-type="float" office:value="6.5">
            <text:p>6,5</text:p>
          </table:table-cell>
          <table:table-cell table:style-name="ce611" table:formula="of:=[.AJ5]/2" office:value-type="float" office:value="13">
            <text:p>13</text:p>
          </table:table-cell>
          <table:table-cell table:style-name="ce611" table:formula="of:=[.AK5]/2" office:value-type="float" office:value="20">
            <text:p>20</text:p>
          </table:table-cell>
          <table:table-cell table:style-name="ce611" table:formula="of:=ROUNDDOWN([.AK5]/3;0)" office:value-type="float" office:value="13">
            <text:p>13</text:p>
          </table:table-cell>
          <table:table-cell table:style-name="ce611" table:formula="of:=ROUNDDOWN([.AK5]*2/3;0)" office:value-type="float" office:value="26">
            <text:p>26</text:p>
          </table:table-cell>
          <table:table-cell table:style-name="ce61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5" table:formula="of:=IF(NOT([Scheda.S68]=&quot;&quot;);[Scheda.S68];&quot;&quot;)">
            <text:p/>
          </table:table-cell>
          <table:table-cell table:style-name="ce595" table:formula="of:=IF(AND(NOT([Scheda.U68]=&quot;&quot;);NOT([Scheda.Z69]=&quot;&quot;));[Scheda.U68];&quot;&quot;)">
            <text:p/>
          </table:table-cell>
          <table:table-cell table:style-name="ce618" table:formula="of:=IF(NOT([Scheda.W68]=&quot;&quot;);[Scheda.W68];&quot;&quot;)">
            <text:p/>
          </table:table-cell>
          <table:table-cell table:style-name="ce595" table:formula="of:=IF(AND(NOT([Scheda.Y68]=&quot;&quot;);NOT([Scheda.Z69]=&quot;&quot;));[Scheda.Y68];&quot;&quot;)">
            <text:p/>
          </table:table-cell>
          <table:table-cell table:style-name="ce595" table:formula="of:=IF(NOT([Scheda.AL10]=&quot;&quot;);[Scheda.AL10];&quot;&quot;)">
            <text:p/>
          </table:table-cell>
          <table:table-cell table:style-name="ce595" table:formula="of:=IF(AND(NOT([Scheda.AN10]=&quot;&quot;);NOT([Scheda.AG10]=&quot;&quot;));[Scheda.AN10];&quot;&quot;)">
            <text:p/>
          </table:table-cell>
          <table:table-cell table:style-name="ce595" table:formula="of:=IF(NOT([Scheda.BA10]=&quot;&quot;);[Scheda.BA10];&quot;&quot;)">
            <text:p/>
          </table:table-cell>
          <table:table-cell table:style-name="ce595" table:formula="of:=IF(AND(NOT([Scheda.BC10]=&quot;&quot;);NOT([Scheda.AV10]=&quot;&quot;));[Scheda.BC10];&quot;&quot;)">
            <text:p/>
          </table:table-cell>
          <table:table-cell table:style-name="ce595" table:formula="of:=IF(NOT([Scheda.AJ70]=&quot;&quot;);[Scheda.AJ70];&quot;&quot;)">
            <text:p/>
          </table:table-cell>
          <table:table-cell table:style-name="ce595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5" table:formula="of:=[.$A6]*[.B$2]" office:value-type="float" office:value="0">
            <text:p>0</text:p>
          </table:table-cell>
          <table:table-cell table:style-name="ce595" table:formula="of:=[.$A6]*[.C$2]" office:value-type="float" office:value="0">
            <text:p>0</text:p>
          </table:table-cell>
          <table:table-cell table:style-name="ce595" table:formula="of:=[.$A6]*[.D$2]" office:value-type="float" office:value="0">
            <text:p>0</text:p>
          </table:table-cell>
          <table:table-cell table:style-name="ce595" table:formula="of:=[.$A6]*[.E$2]" office:value-type="float" office:value="0">
            <text:p>0</text:p>
          </table:table-cell>
          <table:table-cell table:style-name="ce595" table:formula="of:=[.$A6]*[.F$2]" office:value-type="float" office:value="0">
            <text:p>0</text:p>
          </table:table-cell>
          <table:table-cell table:style-name="ce595" table:formula="of:=[.$A6]*[.G$2]" office:value-type="float" office:value="0">
            <text:p>0</text:p>
          </table:table-cell>
          <table:table-cell table:style-name="ce596" office:value-type="string">
            <text:p>M</text:p>
          </table:table-cell>
          <table:table-cell table:number-columns-repeated="2" table:style-name="ce596" office:value-type="float" office:value="0">
            <text:p>0</text:p>
          </table:table-cell>
          <table:table-cell table:style-name="ce599" table:formula="of:=[Scheda.C9]" office:value-type="string" office:string-value="INT">
            <text:p>INT</text:p>
          </table:table-cell>
          <table:table-cell table:style-name="ce598" table:formula="of:=SUM([.M6:.R6])" office:value-type="float" office:value="0">
            <text:p>0</text:p>
          </table:table-cell>
          <table:table-cell table:style-name="ce598" table:formula="of:=SUMIF([.AS$2:.AS$63];&quot;=&quot;&amp;[.$K6];[.AT$2:.AT$63])" office:value-type="float" office:value="0">
            <text:p>0</text:p>
          </table:table-cell>
          <table:table-cell table:style-name="ce598" table:formula="of:=SUMIF([.AU$2:.AU$63];&quot;=&quot;&amp;[.$K6];[.AV$2:.AV$63])" office:value-type="float" office:value="0">
            <text:p>0</text:p>
          </table:table-cell>
          <table:table-cell table:style-name="ce598" table:formula="of:=SUMIF([.AW$2:.AW$63];&quot;=&quot;&amp;[.$K6];[.AX$2:.AX$63])" office:value-type="float" office:value="0">
            <text:p>0</text:p>
          </table:table-cell>
          <table:table-cell table:style-name="ce598" table:formula="of:=SUMIF([.AY$2:.AY$63];&quot;=&quot;&amp;[.$K6];[.AZ$2:.AZ$63])" office:value-type="float" office:value="0">
            <text:p>0</text:p>
          </table:table-cell>
          <table:table-cell table:style-name="ce598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7" table:formula="of:=[.W5]+1" office:value-type="float" office:value="5">
            <text:p>5</text:p>
          </table:table-cell>
          <table:table-cell table:style-name="ce607" table:formula="of:=[Scheda.U10]" office:value-type="float" office:value="0">
            <text:p>0</text:p>
          </table:table-cell>
          <table:table-cell table:style-name="ce607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11" table:formula="of:=[.AE5]+1" office:value-type="float" office:value="5">
            <text:p>5</text:p>
          </table:table-cell>
          <table:table-cell table:style-name="ce611" table:formula="of:=[.AI6]/2" office:value-type="float" office:value="8">
            <text:p>8</text:p>
          </table:table-cell>
          <table:table-cell table:style-name="ce611" table:formula="of:=[.AJ6]/2" office:value-type="float" office:value="16.5">
            <text:p>16,5</text:p>
          </table:table-cell>
          <table:table-cell table:style-name="ce611" table:formula="of:=[.AK6]/2" office:value-type="float" office:value="25">
            <text:p>25</text:p>
          </table:table-cell>
          <table:table-cell table:style-name="ce611" table:formula="of:=ROUNDDOWN([.AK6]/3;0)" office:value-type="float" office:value="16">
            <text:p>16</text:p>
          </table:table-cell>
          <table:table-cell table:style-name="ce611" table:formula="of:=ROUNDDOWN([.AK6]*2/3;0)" office:value-type="float" office:value="33">
            <text:p>33</text:p>
          </table:table-cell>
          <table:table-cell table:style-name="ce613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5" table:formula="of:=IF(NOT([Scheda.F70]=&quot;&quot;);[Scheda.F70];&quot;&quot;)">
            <text:p/>
          </table:table-cell>
          <table:table-cell table:style-name="ce595" table:formula="of:=IF(AND(NOT([Scheda.H70]=&quot;&quot;);NOT([Scheda.M71]=&quot;&quot;));[Scheda.H70];&quot;&quot;)">
            <text:p/>
          </table:table-cell>
          <table:table-cell table:style-name="ce618" table:formula="of:=IF(NOT([Scheda.J70]=&quot;&quot;);[Scheda.J70];&quot;&quot;)">
            <text:p/>
          </table:table-cell>
          <table:table-cell table:style-name="ce595" table:formula="of:=IF(AND(NOT([Scheda.L70]=&quot;&quot;);NOT([Scheda.M71]=&quot;&quot;));[Scheda.L70];&quot;&quot;)">
            <text:p/>
          </table:table-cell>
          <table:table-cell table:style-name="ce595" table:formula="of:=IF(NOT([Scheda.AH12]=&quot;&quot;);[Scheda.AH12];&quot;&quot;)">
            <text:p/>
          </table:table-cell>
          <table:table-cell table:style-name="ce595" table:formula="of:=IF(AND(NOT([Scheda.AJ12]=&quot;&quot;);NOT([Scheda.AG12]=&quot;&quot;));[Scheda.AJ12];&quot;&quot;)">
            <text:p/>
          </table:table-cell>
          <table:table-cell table:style-name="ce595" table:formula="of:=IF(NOT([Scheda.AW12]=&quot;&quot;);[Scheda.AW12];&quot;&quot;)">
            <text:p/>
          </table:table-cell>
          <table:table-cell table:style-name="ce595" table:formula="of:=IF(AND(NOT([Scheda.AY12]=&quot;&quot;);NOT([Scheda.AV12]=&quot;&quot;));[Scheda.AY12];&quot;&quot;)">
            <text:p/>
          </table:table-cell>
          <table:table-cell table:style-name="ce595" table:formula="of:=IF(NOT([Scheda.AJ71]=&quot;&quot;);[Scheda.AJ71];&quot;&quot;)">
            <text:p/>
          </table:table-cell>
          <table:table-cell table:style-name="ce595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5" table:formula="of:=[.$A7]*[.B$2]" office:value-type="float" office:value="0">
            <text:p>0</text:p>
          </table:table-cell>
          <table:table-cell table:style-name="ce595" table:formula="of:=[.$A7]*[.C$2]" office:value-type="float" office:value="0">
            <text:p>0</text:p>
          </table:table-cell>
          <table:table-cell table:style-name="ce595" table:formula="of:=[.$A7]*[.D$2]" office:value-type="float" office:value="0">
            <text:p>0</text:p>
          </table:table-cell>
          <table:table-cell table:style-name="ce595" table:formula="of:=[.$A7]*[.E$2]" office:value-type="float" office:value="0">
            <text:p>0</text:p>
          </table:table-cell>
          <table:table-cell table:style-name="ce595" table:formula="of:=[.$A7]*[.F$2]" office:value-type="float" office:value="0">
            <text:p>0</text:p>
          </table:table-cell>
          <table:table-cell table:style-name="ce595" table:formula="of:=[.$A7]*[.G$2]" office:value-type="float" office:value="0">
            <text:p>0</text:p>
          </table:table-cell>
          <table:table-cell table:style-name="ce596" office:value-type="string">
            <text:p>G</text:p>
          </table:table-cell>
          <table:table-cell table:style-name="ce596" office:value-type="float" office:value="-1">
            <text:p>-1</text:p>
          </table:table-cell>
          <table:table-cell table:style-name="ce596" office:value-type="float" office:value="1">
            <text:p>1</text:p>
          </table:table-cell>
          <table:table-cell table:style-name="ce599" table:formula="of:=[Scheda.C10]" office:value-type="string" office:string-value="SAG">
            <text:p>SAG</text:p>
          </table:table-cell>
          <table:table-cell table:style-name="ce598" table:formula="of:=SUM([.M7:.R7])" office:value-type="float" office:value="0">
            <text:p>0</text:p>
          </table:table-cell>
          <table:table-cell table:style-name="ce598" table:formula="of:=SUMIF([.AS$2:.AS$63];&quot;=&quot;&amp;[.$K7];[.AT$2:.AT$63])" office:value-type="float" office:value="0">
            <text:p>0</text:p>
          </table:table-cell>
          <table:table-cell table:style-name="ce598" table:formula="of:=SUMIF([.AU$2:.AU$63];&quot;=&quot;&amp;[.$K7];[.AV$2:.AV$63])" office:value-type="float" office:value="0">
            <text:p>0</text:p>
          </table:table-cell>
          <table:table-cell table:style-name="ce598" table:formula="of:=SUMIF([.AW$2:.AW$63];&quot;=&quot;&amp;[.$K7];[.AX$2:.AX$63])" office:value-type="float" office:value="0">
            <text:p>0</text:p>
          </table:table-cell>
          <table:table-cell table:style-name="ce598" table:formula="of:=SUMIF([.AY$2:.AY$63];&quot;=&quot;&amp;[.$K7];[.AZ$2:.AZ$63])" office:value-type="float" office:value="0">
            <text:p>0</text:p>
          </table:table-cell>
          <table:table-cell table:style-name="ce598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7" table:formula="of:=[.W6]+1" office:value-type="float" office:value="6">
            <text:p>6</text:p>
          </table:table-cell>
          <table:table-cell table:style-name="ce607" table:formula="of:=[Scheda.U11]" office:value-type="float" office:value="0">
            <text:p>0</text:p>
          </table:table-cell>
          <table:table-cell table:style-name="ce607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11" table:formula="of:=[.AE6]+1" office:value-type="float" office:value="6">
            <text:p>6</text:p>
          </table:table-cell>
          <table:table-cell table:style-name="ce611" table:formula="of:=[.AI7]/2" office:value-type="float" office:value="10">
            <text:p>10</text:p>
          </table:table-cell>
          <table:table-cell table:style-name="ce611" table:formula="of:=[.AJ7]/2" office:value-type="float" office:value="20">
            <text:p>20</text:p>
          </table:table-cell>
          <table:table-cell table:style-name="ce611" table:formula="of:=[.AK7]/2" office:value-type="float" office:value="30">
            <text:p>30</text:p>
          </table:table-cell>
          <table:table-cell table:style-name="ce611" table:formula="of:=ROUNDDOWN([.AK7]/3;0)" office:value-type="float" office:value="20">
            <text:p>20</text:p>
          </table:table-cell>
          <table:table-cell table:style-name="ce611" table:formula="of:=ROUNDDOWN([.AK7]*2/3;0)" office:value-type="float" office:value="40">
            <text:p>40</text:p>
          </table:table-cell>
          <table:table-cell table:style-name="ce613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5" table:formula="of:=IF(NOT([Scheda.S70]=&quot;&quot;);[Scheda.S70];&quot;&quot;)">
            <text:p/>
          </table:table-cell>
          <table:table-cell table:style-name="ce595" table:formula="of:=IF(AND(NOT([Scheda.U70]=&quot;&quot;);NOT([Scheda.Z71]=&quot;&quot;));[Scheda.U70];&quot;&quot;)">
            <text:p/>
          </table:table-cell>
          <table:table-cell table:style-name="ce618" table:formula="of:=IF(NOT([Scheda.W70]=&quot;&quot;);[Scheda.W70];&quot;&quot;)">
            <text:p/>
          </table:table-cell>
          <table:table-cell table:style-name="ce595" table:formula="of:=IF(AND(NOT([Scheda.Y70]=&quot;&quot;);NOT([Scheda.Z71]=&quot;&quot;));[Scheda.Y70];&quot;&quot;)">
            <text:p/>
          </table:table-cell>
          <table:table-cell table:style-name="ce595" table:formula="of:=IF(NOT([Scheda.AL12]=&quot;&quot;);[Scheda.AL12];&quot;&quot;)">
            <text:p/>
          </table:table-cell>
          <table:table-cell table:style-name="ce595" table:formula="of:=IF(AND(NOT([Scheda.AN12]=&quot;&quot;);NOT([Scheda.AG12]=&quot;&quot;));[Scheda.AN12];&quot;&quot;)">
            <text:p/>
          </table:table-cell>
          <table:table-cell table:style-name="ce595" table:formula="of:=IF(NOT([Scheda.BA12]=&quot;&quot;);[Scheda.BA12];&quot;&quot;)">
            <text:p/>
          </table:table-cell>
          <table:table-cell table:style-name="ce595" table:formula="of:=IF(AND(NOT([Scheda.BC12]=&quot;&quot;);NOT([Scheda.AV12]=&quot;&quot;));[Scheda.BC12];&quot;&quot;)">
            <text:p/>
          </table:table-cell>
          <table:table-cell table:style-name="ce595" table:formula="of:=IF(NOT([Scheda.AJ72]=&quot;&quot;);[Scheda.AJ72];&quot;&quot;)">
            <text:p/>
          </table:table-cell>
          <table:table-cell table:style-name="ce595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5" table:formula="of:=[.$A8]*[.B$2]" office:value-type="float" office:value="0">
            <text:p>0</text:p>
          </table:table-cell>
          <table:table-cell table:style-name="ce595" table:formula="of:=[.$A8]*[.C$2]" office:value-type="float" office:value="0">
            <text:p>0</text:p>
          </table:table-cell>
          <table:table-cell table:style-name="ce595" table:formula="of:=[.$A8]*[.D$2]" office:value-type="float" office:value="0">
            <text:p>0</text:p>
          </table:table-cell>
          <table:table-cell table:style-name="ce595" table:formula="of:=[.$A8]*[.E$2]" office:value-type="float" office:value="0">
            <text:p>0</text:p>
          </table:table-cell>
          <table:table-cell table:style-name="ce595" table:formula="of:=[.$A8]*[.F$2]" office:value-type="float" office:value="0">
            <text:p>0</text:p>
          </table:table-cell>
          <table:table-cell table:style-name="ce595" table:formula="of:=[.$A8]*[.G$2]" office:value-type="float" office:value="0">
            <text:p>0</text:p>
          </table:table-cell>
          <table:table-cell table:style-name="ce596" office:value-type="string">
            <text:p>E</text:p>
          </table:table-cell>
          <table:table-cell table:style-name="ce596" office:value-type="float" office:value="-2">
            <text:p>-2</text:p>
          </table:table-cell>
          <table:table-cell table:style-name="ce596" office:value-type="float" office:value="2">
            <text:p>2</text:p>
          </table:table-cell>
          <table:table-cell table:style-name="ce599" table:formula="of:=[Scheda.C11]" office:value-type="string" office:string-value="CAR">
            <text:p>CAR</text:p>
          </table:table-cell>
          <table:table-cell table:style-name="ce598" table:formula="of:=SUM([.M8:.R8])" office:value-type="float" office:value="0">
            <text:p>0</text:p>
          </table:table-cell>
          <table:table-cell table:style-name="ce598" table:formula="of:=SUMIF([.AS$2:.AS$63];&quot;=&quot;&amp;[.$K8];[.AT$2:.AT$63])" office:value-type="float" office:value="0">
            <text:p>0</text:p>
          </table:table-cell>
          <table:table-cell table:style-name="ce598" table:formula="of:=SUMIF([.AU$2:.AU$63];&quot;=&quot;&amp;[.$K8];[.AV$2:.AV$63])" office:value-type="float" office:value="0">
            <text:p>0</text:p>
          </table:table-cell>
          <table:table-cell table:style-name="ce598" table:formula="of:=SUMIF([.AW$2:.AW$63];&quot;=&quot;&amp;[.$K8];[.AX$2:.AX$63])" office:value-type="float" office:value="0">
            <text:p>0</text:p>
          </table:table-cell>
          <table:table-cell table:style-name="ce598" table:formula="of:=SUMIF([.AY$2:.AY$63];&quot;=&quot;&amp;[.$K8];[.AZ$2:.AZ$63])" office:value-type="float" office:value="0">
            <text:p>0</text:p>
          </table:table-cell>
          <table:table-cell table:style-name="ce598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7" office:value-type="float" office:value="-1">
            <text:p>-1</text:p>
          </table:table-cell>
          <table:table-cell table:number-columns-repeated="5"/>
          <table:table-cell table:style-name="ce611" table:formula="of:=[.AE7]+1" office:value-type="float" office:value="7">
            <text:p>7</text:p>
          </table:table-cell>
          <table:table-cell table:style-name="ce611" table:formula="of:=[.AI8]/2" office:value-type="float" office:value="11.5">
            <text:p>11,5</text:p>
          </table:table-cell>
          <table:table-cell table:style-name="ce611" table:formula="of:=[.AJ8]/2" office:value-type="float" office:value="23">
            <text:p>23</text:p>
          </table:table-cell>
          <table:table-cell table:style-name="ce611" table:formula="of:=[.AK8]/2" office:value-type="float" office:value="35">
            <text:p>35</text:p>
          </table:table-cell>
          <table:table-cell table:style-name="ce611" table:formula="of:=ROUNDDOWN([.AK8]/3;0)" office:value-type="float" office:value="23">
            <text:p>23</text:p>
          </table:table-cell>
          <table:table-cell table:style-name="ce611" table:formula="of:=ROUNDDOWN([.AK8]*2/3;0)" office:value-type="float" office:value="46">
            <text:p>46</text:p>
          </table:table-cell>
          <table:table-cell table:style-name="ce613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5" table:formula="of:=IF(NOT([Scheda.F72]=&quot;&quot;);[Scheda.F72];&quot;&quot;)">
            <text:p/>
          </table:table-cell>
          <table:table-cell table:style-name="ce595" table:formula="of:=IF(AND(NOT([Scheda.H72]=&quot;&quot;);NOT([Scheda.M73]=&quot;&quot;));[Scheda.H72];&quot;&quot;)">
            <text:p/>
          </table:table-cell>
          <table:table-cell table:style-name="ce618" table:formula="of:=IF(NOT([Scheda.J72]=&quot;&quot;);[Scheda.J72];&quot;&quot;)">
            <text:p/>
          </table:table-cell>
          <table:table-cell table:style-name="ce595" table:formula="of:=IF(AND(NOT([Scheda.L72]=&quot;&quot;);NOT([Scheda.M73]=&quot;&quot;));[Scheda.L72];&quot;&quot;)">
            <text:p/>
          </table:table-cell>
          <table:table-cell table:style-name="ce595" table:formula="of:=IF(NOT([Scheda.AH14]=&quot;&quot;);[Scheda.AH14];&quot;&quot;)">
            <text:p/>
          </table:table-cell>
          <table:table-cell table:style-name="ce595" table:formula="of:=IF(AND(NOT([Scheda.AJ14]=&quot;&quot;);NOT([Scheda.AG14]=&quot;&quot;));[Scheda.AJ14];&quot;&quot;)">
            <text:p/>
          </table:table-cell>
          <table:table-cell table:style-name="ce595" table:formula="of:=IF(NOT([Scheda.AW14]=&quot;&quot;);[Scheda.AW14];&quot;&quot;)">
            <text:p/>
          </table:table-cell>
          <table:table-cell table:style-name="ce595" table:formula="of:=IF(AND(NOT([Scheda.AY14]=&quot;&quot;);NOT([Scheda.AV14]=&quot;&quot;));[Scheda.AY14];&quot;&quot;)">
            <text:p/>
          </table:table-cell>
          <table:table-cell table:style-name="ce595" table:formula="of:=IF(NOT([Scheda.AJ73]=&quot;&quot;);[Scheda.AJ73];&quot;&quot;)">
            <text:p/>
          </table:table-cell>
          <table:table-cell table:style-name="ce595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G</text:p>
          </table:table-cell>
          <table:table-cell table:style-name="ce596" office:value-type="float" office:value="-4">
            <text:p>-4</text:p>
          </table:table-cell>
          <table:table-cell table:style-name="ce596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11" table:formula="of:=[.AE8]+1" office:value-type="float" office:value="8">
            <text:p>8</text:p>
          </table:table-cell>
          <table:table-cell table:style-name="ce611" table:formula="of:=[.AI9]/2" office:value-type="float" office:value="13">
            <text:p>13</text:p>
          </table:table-cell>
          <table:table-cell table:style-name="ce611" table:formula="of:=[.AJ9]/2" office:value-type="float" office:value="26.5">
            <text:p>26,5</text:p>
          </table:table-cell>
          <table:table-cell table:style-name="ce611" table:formula="of:=[.AK9]/2" office:value-type="float" office:value="40">
            <text:p>40</text:p>
          </table:table-cell>
          <table:table-cell table:style-name="ce611" table:formula="of:=ROUNDDOWN([.AK9]/3;0)" office:value-type="float" office:value="26">
            <text:p>26</text:p>
          </table:table-cell>
          <table:table-cell table:style-name="ce611" table:formula="of:=ROUNDDOWN([.AK9]*2/3;0)" office:value-type="float" office:value="53">
            <text:p>53</text:p>
          </table:table-cell>
          <table:table-cell table:style-name="ce613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5" table:formula="of:=IF(NOT([Scheda.S72]=&quot;&quot;);[Scheda.S72];&quot;&quot;)">
            <text:p/>
          </table:table-cell>
          <table:table-cell table:style-name="ce595" table:formula="of:=IF(AND(NOT([Scheda.U72]=&quot;&quot;);NOT([Scheda.Z73]=&quot;&quot;));[Scheda.U72];&quot;&quot;)">
            <text:p/>
          </table:table-cell>
          <table:table-cell table:style-name="ce618" table:formula="of:=IF(NOT([Scheda.W72]=&quot;&quot;);[Scheda.W72];&quot;&quot;)">
            <text:p/>
          </table:table-cell>
          <table:table-cell table:style-name="ce595" table:formula="of:=IF(AND(NOT([Scheda.Y72]=&quot;&quot;);NOT([Scheda.Z73]=&quot;&quot;));[Scheda.Y72];&quot;&quot;)">
            <text:p/>
          </table:table-cell>
          <table:table-cell table:style-name="ce595" table:formula="of:=IF(NOT([Scheda.AL14]=&quot;&quot;);[Scheda.AL14];&quot;&quot;)">
            <text:p/>
          </table:table-cell>
          <table:table-cell table:style-name="ce595" table:formula="of:=IF(AND(NOT([Scheda.AN14]=&quot;&quot;);NOT([Scheda.AG14]=&quot;&quot;));[Scheda.AN14];&quot;&quot;)">
            <text:p/>
          </table:table-cell>
          <table:table-cell table:style-name="ce595" table:formula="of:=IF(NOT([Scheda.BA14]=&quot;&quot;);[Scheda.BA14];&quot;&quot;)">
            <text:p/>
          </table:table-cell>
          <table:table-cell table:style-name="ce595" table:formula="of:=IF(AND(NOT([Scheda.BC14]=&quot;&quot;);NOT([Scheda.AV14]=&quot;&quot;));[Scheda.BC14];&quot;&quot;)">
            <text:p/>
          </table:table-cell>
          <table:table-cell table:style-name="ce595" table:formula="of:=IF(NOT([Scheda.AJ74]=&quot;&quot;);[Scheda.AJ74];&quot;&quot;)">
            <text:p/>
          </table:table-cell>
          <table:table-cell table:style-name="ce595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C</text:p>
          </table:table-cell>
          <table:table-cell table:style-name="ce596" office:value-type="float" office:value="-8">
            <text:p>-8</text:p>
          </table:table-cell>
          <table:table-cell table:style-name="ce596" office:value-type="float" office:value="8">
            <text:p>8</text:p>
          </table:table-cell>
          <table:table-cell table:style-name="ce599" table:formula="of:=[Scheda.T17]" office:value-type="string" office:string-value="ACR">
            <text:p>ACR</text:p>
          </table:table-cell>
          <table:table-cell table:style-name="ce598" table:formula="of:=SUM([.M10:.R10])" office:value-type="float" office:value="0">
            <text:p>0</text:p>
          </table:table-cell>
          <table:table-cell table:style-name="ce598" table:formula="of:=SUMIF([.AS$2:.AS$63];&quot;=&quot;&amp;[.$K10];[.AT$2:.AT$63])" office:value-type="float" office:value="0">
            <text:p>0</text:p>
          </table:table-cell>
          <table:table-cell table:style-name="ce598" table:formula="of:=SUMIF([.AU$2:.AU$63];&quot;=&quot;&amp;[.$K10];[.AV$2:.AV$63])" office:value-type="float" office:value="0">
            <text:p>0</text:p>
          </table:table-cell>
          <table:table-cell table:style-name="ce598" table:formula="of:=SUMIF([.AW$2:.AW$63];&quot;=&quot;&amp;[.$K10];[.AX$2:.AX$63])" office:value-type="float" office:value="0">
            <text:p>0</text:p>
          </table:table-cell>
          <table:table-cell table:style-name="ce598" table:formula="of:=SUMIF([.AY$2:.AY$63];&quot;=&quot;&amp;[.$K10];[.AZ$2:.AZ$63])" office:value-type="float" office:value="0">
            <text:p>0</text:p>
          </table:table-cell>
          <table:table-cell table:style-name="ce598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7" office:value-type="float" office:value="1">
            <text:p>1</text:p>
          </table:table-cell>
          <table:table-cell table:style-name="ce607" table:formula="of:=IF([.Y10];[Scheda.V6];MAX([Scheda.T6]*([Scheda.W6]+[Scheda.$F$9]); [Scheda.V6]))" office:value-type="float" office:value="1">
            <text:p>1</text:p>
          </table:table-cell>
          <table:table-cell table:style-name="ce607" table:formula="of:=IF([Scheda.U6]=[.$Y$8])" office:value-type="boolean" office:boolean-value="false">
            <text:p>FALSO</text:p>
          </table:table-cell>
          <table:table-cell table:style-name="ce607" table:formula="of:=IF([Scheda.U6]=10.1)" office:value-type="boolean" office:boolean-value="false">
            <text:p>FALSO</text:p>
          </table:table-cell>
          <table:table-cell table:number-columns-repeated="4"/>
          <table:table-cell table:style-name="ce611" table:formula="of:=[.AE9]+1" office:value-type="float" office:value="9">
            <text:p>9</text:p>
          </table:table-cell>
          <table:table-cell table:style-name="ce611" table:formula="of:=[.AI10]/2" office:value-type="float" office:value="15">
            <text:p>15</text:p>
          </table:table-cell>
          <table:table-cell table:style-name="ce611" table:formula="of:=[.AJ10]/2" office:value-type="float" office:value="30">
            <text:p>30</text:p>
          </table:table-cell>
          <table:table-cell table:style-name="ce611" table:formula="of:=[.AK10]/2" office:value-type="float" office:value="45">
            <text:p>45</text:p>
          </table:table-cell>
          <table:table-cell table:style-name="ce611" table:formula="of:=ROUNDDOWN([.AK10]/3;0)" office:value-type="float" office:value="30">
            <text:p>30</text:p>
          </table:table-cell>
          <table:table-cell table:style-name="ce611" table:formula="of:=ROUNDDOWN([.AK10]*2/3;0)" office:value-type="float" office:value="60">
            <text:p>60</text:p>
          </table:table-cell>
          <table:table-cell table:style-name="ce613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5" table:formula="of:=IF(NOT([Scheda.F74]=&quot;&quot;);[Scheda.F74];&quot;&quot;)">
            <text:p/>
          </table:table-cell>
          <table:table-cell table:style-name="ce595" table:formula="of:=IF(AND(NOT([Scheda.H74]=&quot;&quot;);NOT([Scheda.M75]=&quot;&quot;));[Scheda.H74];&quot;&quot;)">
            <text:p/>
          </table:table-cell>
          <table:table-cell table:style-name="ce618" table:formula="of:=IF(NOT([Scheda.J74]=&quot;&quot;);[Scheda.J74];&quot;&quot;)">
            <text:p/>
          </table:table-cell>
          <table:table-cell table:style-name="ce595" table:formula="of:=IF(AND(NOT([Scheda.L74]=&quot;&quot;);NOT([Scheda.M75]=&quot;&quot;));[Scheda.L74];&quot;&quot;)">
            <text:p/>
          </table:table-cell>
          <table:table-cell table:style-name="ce595" table:formula="of:=IF(NOT([Scheda.AH16]=&quot;&quot;);[Scheda.AH16];&quot;&quot;)">
            <text:p/>
          </table:table-cell>
          <table:table-cell table:style-name="ce595" table:formula="of:=IF(AND(NOT([Scheda.AJ16]=&quot;&quot;);NOT([Scheda.AG16]=&quot;&quot;));[Scheda.AJ16];&quot;&quot;)">
            <text:p/>
          </table:table-cell>
          <table:table-cell table:style-name="ce595" table:formula="of:=IF(NOT([Scheda.AW16]=&quot;&quot;);[Scheda.AW16];&quot;&quot;)">
            <text:p/>
          </table:table-cell>
          <table:table-cell table:style-name="ce595" table:formula="of:=IF(AND(NOT([Scheda.AY16]=&quot;&quot;);NOT([Scheda.AV16]=&quot;&quot;));[Scheda.AY16];&quot;&quot;)">
            <text:p/>
          </table:table-cell>
          <table:table-cell table:style-name="ce595" table:formula="of:=IF(NOT([Scheda.AJ75]=&quot;&quot;);[Scheda.AJ75];&quot;&quot;)">
            <text:p/>
          </table:table-cell>
          <table:table-cell table:style-name="ce595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18]" office:value-type="string" office:string-value="ADD">
            <text:p>ADD</text:p>
          </table:table-cell>
          <table:table-cell table:style-name="ce598" table:formula="of:=SUM([.M11:.R11])" office:value-type="float" office:value="0">
            <text:p>0</text:p>
          </table:table-cell>
          <table:table-cell table:style-name="ce598" table:formula="of:=SUMIF([.AS$2:.AS$63];&quot;=&quot;&amp;[.$K11];[.AT$2:.AT$63])" office:value-type="float" office:value="0">
            <text:p>0</text:p>
          </table:table-cell>
          <table:table-cell table:style-name="ce598" table:formula="of:=SUMIF([.AU$2:.AU$63];&quot;=&quot;&amp;[.$K11];[.AV$2:.AV$63])" office:value-type="float" office:value="0">
            <text:p>0</text:p>
          </table:table-cell>
          <table:table-cell table:style-name="ce598" table:formula="of:=SUMIF([.AW$2:.AW$63];&quot;=&quot;&amp;[.$K11];[.AX$2:.AX$63])" office:value-type="float" office:value="0">
            <text:p>0</text:p>
          </table:table-cell>
          <table:table-cell table:style-name="ce598" table:formula="of:=SUMIF([.AY$2:.AY$63];&quot;=&quot;&amp;[.$K11];[.AZ$2:.AZ$63])" office:value-type="float" office:value="0">
            <text:p>0</text:p>
          </table:table-cell>
          <table:table-cell table:style-name="ce598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7" table:formula="of:=[.W10]+1" office:value-type="float" office:value="2">
            <text:p>2</text:p>
          </table:table-cell>
          <table:table-cell table:style-name="ce607" table:formula="of:=IF([.Y11];[Scheda.V7];MAX([Scheda.T7]*([Scheda.W7]+[Scheda.$F$9]); [Scheda.V7]))" office:value-type="float" office:value="0">
            <text:p>0</text:p>
          </table:table-cell>
          <table:table-cell table:style-name="ce607" table:formula="of:=IF([Scheda.U7]=[.$Y$8])" office:value-type="boolean" office:boolean-value="false">
            <text:p>FALSO</text:p>
          </table:table-cell>
          <table:table-cell table:style-name="ce607" table:formula="of:=IF([Scheda.U7]=10.1)" office:value-type="boolean" office:boolean-value="false">
            <text:p>FALSO</text:p>
          </table:table-cell>
          <table:table-cell table:number-columns-repeated="4"/>
          <table:table-cell table:style-name="ce611" table:formula="of:=[.AE10]+1" office:value-type="float" office:value="10">
            <text:p>10</text:p>
          </table:table-cell>
          <table:table-cell table:style-name="ce611" table:formula="of:=[.AI11]/2" office:value-type="float" office:value="16.5">
            <text:p>16,5</text:p>
          </table:table-cell>
          <table:table-cell table:style-name="ce611" table:formula="of:=[.AJ11]/2" office:value-type="float" office:value="33">
            <text:p>33</text:p>
          </table:table-cell>
          <table:table-cell table:style-name="ce611" table:formula="of:=[.AK11]/2" office:value-type="float" office:value="50">
            <text:p>50</text:p>
          </table:table-cell>
          <table:table-cell table:style-name="ce611" table:formula="of:=ROUNDDOWN([.AK11]/3;0)" office:value-type="float" office:value="33">
            <text:p>33</text:p>
          </table:table-cell>
          <table:table-cell table:style-name="ce611" table:formula="of:=ROUNDDOWN([.AK11]*2/3;0)" office:value-type="float" office:value="66">
            <text:p>66</text:p>
          </table:table-cell>
          <table:table-cell table:style-name="ce613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5" table:formula="of:=IF(NOT([Scheda.S74]=&quot;&quot;);[Scheda.S74];&quot;&quot;)">
            <text:p/>
          </table:table-cell>
          <table:table-cell table:style-name="ce595" table:formula="of:=IF(AND(NOT([Scheda.U74]=&quot;&quot;);NOT([Scheda.Z75]=&quot;&quot;));[Scheda.U74];&quot;&quot;)">
            <text:p/>
          </table:table-cell>
          <table:table-cell table:style-name="ce618" table:formula="of:=IF(NOT([Scheda.W74]=&quot;&quot;);[Scheda.W74];&quot;&quot;)">
            <text:p/>
          </table:table-cell>
          <table:table-cell table:style-name="ce595" table:formula="of:=IF(AND(NOT([Scheda.Y74]=&quot;&quot;);NOT([Scheda.Z75]=&quot;&quot;));[Scheda.Y74];&quot;&quot;)">
            <text:p/>
          </table:table-cell>
          <table:table-cell table:style-name="ce595" table:formula="of:=IF(NOT([Scheda.AL16]=&quot;&quot;);[Scheda.AL16];&quot;&quot;)">
            <text:p/>
          </table:table-cell>
          <table:table-cell table:style-name="ce595" table:formula="of:=IF(AND(NOT([Scheda.AN16]=&quot;&quot;);NOT([Scheda.AG16]=&quot;&quot;));[Scheda.AN16];&quot;&quot;)">
            <text:p/>
          </table:table-cell>
          <table:table-cell table:style-name="ce595" table:formula="of:=IF(NOT([Scheda.BA16]=&quot;&quot;);[Scheda.BA16];&quot;&quot;)">
            <text:p/>
          </table:table-cell>
          <table:table-cell table:style-name="ce595" table:formula="of:=IF(AND(NOT([Scheda.BC16]=&quot;&quot;);NOT([Scheda.AV16]=&quot;&quot;));[Scheda.BC16];&quot;&quot;)">
            <text:p/>
          </table:table-cell>
          <table:table-cell table:style-name="ce595" table:formula="of:=IF(NOT([Scheda.AJ76]=&quot;&quot;);[Scheda.AJ76];&quot;&quot;)">
            <text:p/>
          </table:table-cell>
          <table:table-cell table:style-name="ce595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9" table:formula="of:=[Scheda.T19]" office:value-type="string" office:string-value="ART1">
            <text:p>ART1</text:p>
          </table:table-cell>
          <table:table-cell table:style-name="ce598" table:formula="of:=SUM([.M12:.R12])" office:value-type="float" office:value="0">
            <text:p>0</text:p>
          </table:table-cell>
          <table:table-cell table:style-name="ce598" table:formula="of:=SUMIF([.AS$2:.AS$63];&quot;=&quot;&amp;[.$K12];[.AT$2:.AT$63])" office:value-type="float" office:value="0">
            <text:p>0</text:p>
          </table:table-cell>
          <table:table-cell table:style-name="ce598" table:formula="of:=SUMIF([.AU$2:.AU$63];&quot;=&quot;&amp;[.$K12];[.AV$2:.AV$63])" office:value-type="float" office:value="0">
            <text:p>0</text:p>
          </table:table-cell>
          <table:table-cell table:style-name="ce598" table:formula="of:=SUMIF([.AW$2:.AW$63];&quot;=&quot;&amp;[.$K12];[.AX$2:.AX$63])" office:value-type="float" office:value="0">
            <text:p>0</text:p>
          </table:table-cell>
          <table:table-cell table:style-name="ce598" table:formula="of:=SUMIF([.AY$2:.AY$63];&quot;=&quot;&amp;[.$K12];[.AZ$2:.AZ$63])" office:value-type="float" office:value="0">
            <text:p>0</text:p>
          </table:table-cell>
          <table:table-cell table:style-name="ce598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7" table:formula="of:=[.W11]+1" office:value-type="float" office:value="3">
            <text:p>3</text:p>
          </table:table-cell>
          <table:table-cell table:style-name="ce607" table:formula="of:=IF([.Y12];[Scheda.V8];MAX([Scheda.T8]*([Scheda.W8]+[Scheda.$F$9]); [Scheda.V8]))" office:value-type="float" office:value="0">
            <text:p>0</text:p>
          </table:table-cell>
          <table:table-cell table:style-name="ce607" table:formula="of:=IF([Scheda.U8]=[.$Y$8])" office:value-type="boolean" office:boolean-value="false">
            <text:p>FALSO</text:p>
          </table:table-cell>
          <table:table-cell table:style-name="ce607" table:formula="of:=IF([Scheda.U8]=10.1)" office:value-type="boolean" office:boolean-value="false">
            <text:p>FALSO</text:p>
          </table:table-cell>
          <table:table-cell table:number-columns-repeated="4"/>
          <table:table-cell table:style-name="ce611" table:formula="of:=[.AE11]+1" office:value-type="float" office:value="11">
            <text:p>11</text:p>
          </table:table-cell>
          <table:table-cell table:style-name="ce611" table:formula="of:=[.AI12]/2" office:value-type="float" office:value="19">
            <text:p>19</text:p>
          </table:table-cell>
          <table:table-cell table:style-name="ce611" table:formula="of:=[.AJ12]/2" office:value-type="float" office:value="38">
            <text:p>38</text:p>
          </table:table-cell>
          <table:table-cell table:style-name="ce611" table:formula="of:=[.AK12]/2" office:value-type="float" office:value="57.5">
            <text:p>57,5</text:p>
          </table:table-cell>
          <table:table-cell table:style-name="ce611" table:formula="of:=ROUNDDOWN([.AK12]/3;0)" office:value-type="float" office:value="38">
            <text:p>38</text:p>
          </table:table-cell>
          <table:table-cell table:style-name="ce611" table:formula="of:=ROUNDDOWN([.AK12]*2/3;0)" office:value-type="float" office:value="76">
            <text:p>76</text:p>
          </table:table-cell>
          <table:table-cell table:style-name="ce613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5" table:formula="of:=IF(NOT([Scheda.F76]=&quot;&quot;);[Scheda.F76];&quot;&quot;)">
            <text:p/>
          </table:table-cell>
          <table:table-cell table:style-name="ce595" table:formula="of:=IF(AND(NOT([Scheda.H76]=&quot;&quot;);NOT([Scheda.M77]=&quot;&quot;));[Scheda.H76];&quot;&quot;)">
            <text:p/>
          </table:table-cell>
          <table:table-cell table:style-name="ce618" table:formula="of:=IF(NOT([Scheda.J76]=&quot;&quot;);[Scheda.J76];&quot;&quot;)">
            <text:p/>
          </table:table-cell>
          <table:table-cell table:style-name="ce595" table:formula="of:=IF(AND(NOT([Scheda.L76]=&quot;&quot;);NOT([Scheda.M77]=&quot;&quot;));[Scheda.L76];&quot;&quot;)">
            <text:p/>
          </table:table-cell>
          <table:table-cell table:style-name="ce595" table:formula="of:=IF(NOT([Scheda.AH18]=&quot;&quot;);[Scheda.AH18];&quot;&quot;)">
            <text:p/>
          </table:table-cell>
          <table:table-cell table:style-name="ce595" table:formula="of:=IF(AND(NOT([Scheda.AJ18]=&quot;&quot;);NOT([Scheda.AG18]=&quot;&quot;));[Scheda.AJ18];&quot;&quot;)">
            <text:p/>
          </table:table-cell>
          <table:table-cell table:style-name="ce595" table:formula="of:=IF(NOT([Scheda.AW18]=&quot;&quot;);[Scheda.AW18];&quot;&quot;)">
            <text:p/>
          </table:table-cell>
          <table:table-cell table:style-name="ce595" table:formula="of:=IF(AND(NOT([Scheda.AY18]=&quot;&quot;);NOT([Scheda.AV18]=&quot;&quot;));[Scheda.AY18];&quot;&quot;)">
            <text:p/>
          </table:table-cell>
          <table:table-cell table:style-name="ce595" table:formula="of:=IF(NOT([Scheda.AJ77]=&quot;&quot;);[Scheda.AJ77];&quot;&quot;)">
            <text:p/>
          </table:table-cell>
          <table:table-cell table:style-name="ce595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6" office:value-type="string">
            <text:p>&gt;0</text:p>
          </table:table-cell>
          <table:table-cell/>
          <table:table-cell table:style-name="ce599" table:formula="of:=[Scheda.T20]" office:value-type="string" office:string-value="ART2">
            <text:p>ART2</text:p>
          </table:table-cell>
          <table:table-cell table:style-name="ce598" table:formula="of:=SUM([.M13:.R13])" office:value-type="float" office:value="0">
            <text:p>0</text:p>
          </table:table-cell>
          <table:table-cell table:style-name="ce598" table:formula="of:=SUMIF([.AS$2:.AS$63];&quot;=&quot;&amp;[.$K13];[.AT$2:.AT$63])" office:value-type="float" office:value="0">
            <text:p>0</text:p>
          </table:table-cell>
          <table:table-cell table:style-name="ce598" table:formula="of:=SUMIF([.AU$2:.AU$63];&quot;=&quot;&amp;[.$K13];[.AV$2:.AV$63])" office:value-type="float" office:value="0">
            <text:p>0</text:p>
          </table:table-cell>
          <table:table-cell table:style-name="ce598" table:formula="of:=SUMIF([.AW$2:.AW$63];&quot;=&quot;&amp;[.$K13];[.AX$2:.AX$63])" office:value-type="float" office:value="0">
            <text:p>0</text:p>
          </table:table-cell>
          <table:table-cell table:style-name="ce598" table:formula="of:=SUMIF([.AY$2:.AY$63];&quot;=&quot;&amp;[.$K13];[.AZ$2:.AZ$63])" office:value-type="float" office:value="0">
            <text:p>0</text:p>
          </table:table-cell>
          <table:table-cell table:style-name="ce598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7" table:formula="of:=[.W12]+1" office:value-type="float" office:value="4">
            <text:p>4</text:p>
          </table:table-cell>
          <table:table-cell table:style-name="ce607" table:formula="of:=IF([.Y13];[Scheda.V9];MAX([Scheda.T9]*([Scheda.W9]+[Scheda.$F$9]); [Scheda.V9]))" office:value-type="float" office:value="0">
            <text:p>0</text:p>
          </table:table-cell>
          <table:table-cell table:style-name="ce607" table:formula="of:=IF([Scheda.U9]=[.$Y$8])" office:value-type="boolean" office:boolean-value="false">
            <text:p>FALSO</text:p>
          </table:table-cell>
          <table:table-cell table:style-name="ce607" table:formula="of:=IF([Scheda.U9]=10.1)" office:value-type="boolean" office:boolean-value="false">
            <text:p>FALSO</text:p>
          </table:table-cell>
          <table:table-cell table:number-columns-repeated="4"/>
          <table:table-cell table:style-name="ce611" table:formula="of:=[.AE12]+1" office:value-type="float" office:value="12">
            <text:p>12</text:p>
          </table:table-cell>
          <table:table-cell table:style-name="ce611" table:formula="of:=[.AI13]/2" office:value-type="float" office:value="21.5">
            <text:p>21,5</text:p>
          </table:table-cell>
          <table:table-cell table:style-name="ce611" table:formula="of:=[.AJ13]/2" office:value-type="float" office:value="43">
            <text:p>43</text:p>
          </table:table-cell>
          <table:table-cell table:style-name="ce611" table:formula="of:=[.AK13]/2" office:value-type="float" office:value="65">
            <text:p>65</text:p>
          </table:table-cell>
          <table:table-cell table:style-name="ce611" table:formula="of:=ROUNDDOWN([.AK13]/3;0)" office:value-type="float" office:value="43">
            <text:p>43</text:p>
          </table:table-cell>
          <table:table-cell table:style-name="ce611" table:formula="of:=ROUNDDOWN([.AK13]*2/3;0)" office:value-type="float" office:value="86">
            <text:p>86</text:p>
          </table:table-cell>
          <table:table-cell table:style-name="ce613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5" table:formula="of:=IF(NOT([Scheda.S76]=&quot;&quot;);[Scheda.S76];&quot;&quot;)">
            <text:p/>
          </table:table-cell>
          <table:table-cell table:style-name="ce595" table:formula="of:=IF(AND(NOT([Scheda.U76]=&quot;&quot;);NOT([Scheda.Z77]=&quot;&quot;));[Scheda.U76];&quot;&quot;)">
            <text:p/>
          </table:table-cell>
          <table:table-cell table:style-name="ce618" table:formula="of:=IF(NOT([Scheda.W76]=&quot;&quot;);[Scheda.W76];&quot;&quot;)">
            <text:p/>
          </table:table-cell>
          <table:table-cell table:style-name="ce595" table:formula="of:=IF(AND(NOT([Scheda.Y76]=&quot;&quot;);NOT([Scheda.Z77]=&quot;&quot;));[Scheda.Y76];&quot;&quot;)">
            <text:p/>
          </table:table-cell>
          <table:table-cell table:style-name="ce595" table:formula="of:=IF(NOT([Scheda.AL18]=&quot;&quot;);[Scheda.AL18];&quot;&quot;)">
            <text:p/>
          </table:table-cell>
          <table:table-cell table:style-name="ce595" table:formula="of:=IF(AND(NOT([Scheda.AN18]=&quot;&quot;);NOT([Scheda.AG18]=&quot;&quot;));[Scheda.AN18];&quot;&quot;)">
            <text:p/>
          </table:table-cell>
          <table:table-cell table:style-name="ce595" table:formula="of:=IF(NOT([Scheda.BA18]=&quot;&quot;);[Scheda.BA18];&quot;&quot;)">
            <text:p/>
          </table:table-cell>
          <table:table-cell table:style-name="ce595" table:formula="of:=IF(AND(NOT([Scheda.BC18]=&quot;&quot;);NOT([Scheda.AV18]=&quot;&quot;));[Scheda.BC18];&quot;&quot;)">
            <text:p/>
          </table:table-cell>
          <table:table-cell table:style-name="ce595" table:formula="of:=IF(NOT([Scheda.AJ78]=&quot;&quot;);[Scheda.AJ78];&quot;&quot;)">
            <text:p/>
          </table:table-cell>
          <table:table-cell table:style-name="ce595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21]" office:value-type="string" office:string-value="ART3">
            <text:p>ART3</text:p>
          </table:table-cell>
          <table:table-cell table:style-name="ce598" table:formula="of:=SUM([.M14:.R14])" office:value-type="float" office:value="0">
            <text:p>0</text:p>
          </table:table-cell>
          <table:table-cell table:style-name="ce598" table:formula="of:=SUMIF([.AS$2:.AS$63];&quot;=&quot;&amp;[.$K14];[.AT$2:.AT$63])" office:value-type="float" office:value="0">
            <text:p>0</text:p>
          </table:table-cell>
          <table:table-cell table:style-name="ce598" table:formula="of:=SUMIF([.AU$2:.AU$63];&quot;=&quot;&amp;[.$K14];[.AV$2:.AV$63])" office:value-type="float" office:value="0">
            <text:p>0</text:p>
          </table:table-cell>
          <table:table-cell table:style-name="ce598" table:formula="of:=SUMIF([.AW$2:.AW$63];&quot;=&quot;&amp;[.$K14];[.AX$2:.AX$63])" office:value-type="float" office:value="0">
            <text:p>0</text:p>
          </table:table-cell>
          <table:table-cell table:style-name="ce598" table:formula="of:=SUMIF([.AY$2:.AY$63];&quot;=&quot;&amp;[.$K14];[.AZ$2:.AZ$63])" office:value-type="float" office:value="0">
            <text:p>0</text:p>
          </table:table-cell>
          <table:table-cell table:style-name="ce598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7" table:formula="of:=[.W13]+1" office:value-type="float" office:value="5">
            <text:p>5</text:p>
          </table:table-cell>
          <table:table-cell table:style-name="ce607" table:formula="of:=IF([.Y14];[Scheda.V10];MAX([Scheda.T10]*([Scheda.W10]+[Scheda.$F$9]); [Scheda.V10]))" office:value-type="float" office:value="0">
            <text:p>0</text:p>
          </table:table-cell>
          <table:table-cell table:style-name="ce607" table:formula="of:=IF([Scheda.U10]=[.$Y$8])" office:value-type="boolean" office:boolean-value="false">
            <text:p>FALSO</text:p>
          </table:table-cell>
          <table:table-cell table:style-name="ce607" table:formula="of:=IF([Scheda.U10]=10.1)" office:value-type="boolean" office:boolean-value="false">
            <text:p>FALSO</text:p>
          </table:table-cell>
          <table:table-cell table:number-columns-repeated="4"/>
          <table:table-cell table:style-name="ce611" table:formula="of:=[.AE13]+1" office:value-type="float" office:value="13">
            <text:p>13</text:p>
          </table:table-cell>
          <table:table-cell table:style-name="ce611" table:formula="of:=[.AI14]/2" office:value-type="float" office:value="25">
            <text:p>25</text:p>
          </table:table-cell>
          <table:table-cell table:style-name="ce611" table:formula="of:=[.AJ14]/2" office:value-type="float" office:value="50">
            <text:p>50</text:p>
          </table:table-cell>
          <table:table-cell table:style-name="ce611" table:formula="of:=[.AK14]/2" office:value-type="float" office:value="75">
            <text:p>75</text:p>
          </table:table-cell>
          <table:table-cell table:style-name="ce611" table:formula="of:=ROUNDDOWN([.AK14]/3;0)" office:value-type="float" office:value="50">
            <text:p>50</text:p>
          </table:table-cell>
          <table:table-cell table:style-name="ce611" table:formula="of:=ROUNDDOWN([.AK14]*2/3;0)" office:value-type="float" office:value="100">
            <text:p>100</text:p>
          </table:table-cell>
          <table:table-cell table:style-name="ce613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5" table:formula="of:=IF(NOT([Scheda.F78]=&quot;&quot;);[Scheda.F78];&quot;&quot;)">
            <text:p/>
          </table:table-cell>
          <table:table-cell table:style-name="ce595" table:formula="of:=IF(AND(NOT([Scheda.H78]=&quot;&quot;);NOT([Scheda.M79]=&quot;&quot;));[Scheda.H78];&quot;&quot;)">
            <text:p/>
          </table:table-cell>
          <table:table-cell table:style-name="ce618" table:formula="of:=IF(NOT([Scheda.J78]=&quot;&quot;);[Scheda.J78];&quot;&quot;)">
            <text:p/>
          </table:table-cell>
          <table:table-cell table:style-name="ce595" table:formula="of:=IF(AND(NOT([Scheda.L78]=&quot;&quot;);NOT([Scheda.M79]=&quot;&quot;));[Scheda.L78];&quot;&quot;)">
            <text:p/>
          </table:table-cell>
          <table:table-cell table:style-name="ce595" table:formula="of:=IF(NOT([Scheda.AH20]=&quot;&quot;);[Scheda.AH20];&quot;&quot;)">
            <text:p/>
          </table:table-cell>
          <table:table-cell table:style-name="ce595" table:formula="of:=IF(AND(NOT([Scheda.AJ20]=&quot;&quot;);NOT([Scheda.AG20]=&quot;&quot;));[Scheda.AJ20];&quot;&quot;)">
            <text:p/>
          </table:table-cell>
          <table:table-cell table:style-name="ce595" table:formula="of:=IF(NOT([Scheda.AW20]=&quot;&quot;);[Scheda.AW20];&quot;&quot;)">
            <text:p/>
          </table:table-cell>
          <table:table-cell table:style-name="ce595" table:formula="of:=IF(AND(NOT([Scheda.AY20]=&quot;&quot;);NOT([Scheda.AV20]=&quot;&quot;));[Scheda.AY20];&quot;&quot;)">
            <text:p/>
          </table:table-cell>
          <table:table-cell table:style-name="ce595" table:formula="of:=IF(NOT([Scheda.AJ79]=&quot;&quot;);[Scheda.AJ79];&quot;&quot;)">
            <text:p/>
          </table:table-cell>
          <table:table-cell table:style-name="ce595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TAGLIA</text:p>
          </table:table-cell>
          <table:table-cell table:style-name="ce597" table:formula="of:=0" office:value-type="float" office:value="0">
            <text:p>0</text:p>
          </table:table-cell>
          <table:table-cell table:style-name="ce597" table:formula="of:=1" office:value-type="float" office:value="1">
            <text:p>1</text:p>
          </table:table-cell>
          <table:table-cell table:style-name="ce599" table:formula="of:=[Scheda.T22]" office:value-type="string" office:string-value="AFG">
            <text:p>AFG</text:p>
          </table:table-cell>
          <table:table-cell table:style-name="ce598" table:formula="of:=SUM([.M15:.R15])" office:value-type="float" office:value="0">
            <text:p>0</text:p>
          </table:table-cell>
          <table:table-cell table:style-name="ce598" table:formula="of:=SUMIF([.AS$2:.AS$63];&quot;=&quot;&amp;[.$K15];[.AT$2:.AT$63])" office:value-type="float" office:value="0">
            <text:p>0</text:p>
          </table:table-cell>
          <table:table-cell table:style-name="ce598" table:formula="of:=SUMIF([.AU$2:.AU$63];&quot;=&quot;&amp;[.$K15];[.AV$2:.AV$63])" office:value-type="float" office:value="0">
            <text:p>0</text:p>
          </table:table-cell>
          <table:table-cell table:style-name="ce598" table:formula="of:=SUMIF([.AW$2:.AW$63];&quot;=&quot;&amp;[.$K15];[.AX$2:.AX$63])" office:value-type="float" office:value="0">
            <text:p>0</text:p>
          </table:table-cell>
          <table:table-cell table:style-name="ce598" table:formula="of:=SUMIF([.AY$2:.AY$63];&quot;=&quot;&amp;[.$K15];[.AZ$2:.AZ$63])" office:value-type="float" office:value="0">
            <text:p>0</text:p>
          </table:table-cell>
          <table:table-cell table:style-name="ce598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7" table:formula="of:=[.W14]+1" office:value-type="float" office:value="6">
            <text:p>6</text:p>
          </table:table-cell>
          <table:table-cell table:style-name="ce607" table:formula="of:=IF([.Y15];[Scheda.V11];MAX([Scheda.T11]*([Scheda.W11]+[Scheda.$F$9]); [Scheda.V11]))" office:value-type="float" office:value="0">
            <text:p>0</text:p>
          </table:table-cell>
          <table:table-cell table:style-name="ce607" table:formula="of:=IF([Scheda.U11]=[.$Y$8])" office:value-type="boolean" office:boolean-value="false">
            <text:p>FALSO</text:p>
          </table:table-cell>
          <table:table-cell table:style-name="ce607" table:formula="of:=IF([Scheda.U11]=10.1)" office:value-type="boolean" office:boolean-value="false">
            <text:p>FALSO</text:p>
          </table:table-cell>
          <table:table-cell table:number-columns-repeated="4"/>
          <table:table-cell table:style-name="ce611" table:formula="of:=[.AE14]+1" office:value-type="float" office:value="14">
            <text:p>14</text:p>
          </table:table-cell>
          <table:table-cell table:style-name="ce611" table:formula="of:=[.AI15]/2" office:value-type="float" office:value="29">
            <text:p>29</text:p>
          </table:table-cell>
          <table:table-cell table:style-name="ce611" table:formula="of:=[.AJ15]/2" office:value-type="float" office:value="58">
            <text:p>58</text:p>
          </table:table-cell>
          <table:table-cell table:style-name="ce611" table:formula="of:=[.AK15]/2" office:value-type="float" office:value="87.5">
            <text:p>87,5</text:p>
          </table:table-cell>
          <table:table-cell table:style-name="ce611" table:formula="of:=ROUNDDOWN([.AK15]/3;0)" office:value-type="float" office:value="58">
            <text:p>58</text:p>
          </table:table-cell>
          <table:table-cell table:style-name="ce611" table:formula="of:=ROUNDDOWN([.AK15]*2/3;0)" office:value-type="float" office:value="116">
            <text:p>116</text:p>
          </table:table-cell>
          <table:table-cell table:style-name="ce613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5" table:formula="of:=IF(NOT([Scheda.S78]=&quot;&quot;);[Scheda.S78];&quot;&quot;)">
            <text:p/>
          </table:table-cell>
          <table:table-cell table:style-name="ce595" table:formula="of:=IF(AND(NOT([Scheda.U78]=&quot;&quot;);NOT([Scheda.Z79]=&quot;&quot;));[Scheda.U78];&quot;&quot;)">
            <text:p/>
          </table:table-cell>
          <table:table-cell table:style-name="ce618" table:formula="of:=IF(NOT([Scheda.W78]=&quot;&quot;);[Scheda.W78];&quot;&quot;)">
            <text:p/>
          </table:table-cell>
          <table:table-cell table:style-name="ce595" table:formula="of:=IF(AND(NOT([Scheda.Y78]=&quot;&quot;);NOT([Scheda.Z79]=&quot;&quot;));[Scheda.Y78];&quot;&quot;)">
            <text:p/>
          </table:table-cell>
          <table:table-cell table:style-name="ce595" table:formula="of:=IF(NOT([Scheda.AL20]=&quot;&quot;);[Scheda.AL20];&quot;&quot;)">
            <text:p/>
          </table:table-cell>
          <table:table-cell table:style-name="ce595" table:formula="of:=IF(AND(NOT([Scheda.AN20]=&quot;&quot;);NOT([Scheda.AG20]=&quot;&quot;));[Scheda.AN20];&quot;&quot;)">
            <text:p/>
          </table:table-cell>
          <table:table-cell table:style-name="ce595" table:formula="of:=IF(NOT([Scheda.BA20]=&quot;&quot;);[Scheda.BA20];&quot;&quot;)">
            <text:p/>
          </table:table-cell>
          <table:table-cell table:style-name="ce595" table:formula="of:=IF(AND(NOT([Scheda.BC20]=&quot;&quot;);NOT([Scheda.AV20]=&quot;&quot;));[Scheda.BC20];&quot;&quot;)">
            <text:p/>
          </table:table-cell>
          <table:table-cell table:style-name="ce595" table:formula="of:=IF(NOT([Scheda.AJ80]=&quot;&quot;);[Scheda.AJ80];&quot;&quot;)">
            <text:p/>
          </table:table-cell>
          <table:table-cell table:style-name="ce595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XXP</text:p>
          </table:table-cell>
          <table:table-cell table:style-name="ce596" table:formula="of:=1/8" office:value-type="float" office:value="0.125">
            <text:p>0,13</text:p>
          </table:table-cell>
          <table:table-cell table:style-name="ce596" table:formula="of:=1/4" office:value-type="float" office:value="0.25">
            <text:p>0,25</text:p>
          </table:table-cell>
          <table:table-cell table:style-name="ce599" table:formula="of:=[Scheda.T23]" office:value-type="string" office:string-value="CAM">
            <text:p>CAM</text:p>
          </table:table-cell>
          <table:table-cell table:style-name="ce598" table:formula="of:=SUM([.M16:.R16])" office:value-type="float" office:value="0">
            <text:p>0</text:p>
          </table:table-cell>
          <table:table-cell table:style-name="ce598" table:formula="of:=SUMIF([.AS$2:.AS$63];&quot;=&quot;&amp;[.$K16];[.AT$2:.AT$63])" office:value-type="float" office:value="0">
            <text:p>0</text:p>
          </table:table-cell>
          <table:table-cell table:style-name="ce598" table:formula="of:=SUMIF([.AU$2:.AU$63];&quot;=&quot;&amp;[.$K16];[.AV$2:.AV$63])" office:value-type="float" office:value="0">
            <text:p>0</text:p>
          </table:table-cell>
          <table:table-cell table:style-name="ce598" table:formula="of:=SUMIF([.AW$2:.AW$63];&quot;=&quot;&amp;[.$K16];[.AX$2:.AX$63])" office:value-type="float" office:value="0">
            <text:p>0</text:p>
          </table:table-cell>
          <table:table-cell table:style-name="ce598" table:formula="of:=SUMIF([.AY$2:.AY$63];&quot;=&quot;&amp;[.$K16];[.AZ$2:.AZ$63])" office:value-type="float" office:value="0">
            <text:p>0</text:p>
          </table:table-cell>
          <table:table-cell table:style-name="ce598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11" table:formula="of:=[.AE15]+1" office:value-type="float" office:value="15">
            <text:p>15</text:p>
          </table:table-cell>
          <table:table-cell table:style-name="ce611" table:formula="of:=[.AI16]/2" office:value-type="float" office:value="33">
            <text:p>33</text:p>
          </table:table-cell>
          <table:table-cell table:style-name="ce611" table:formula="of:=[.AJ16]/2" office:value-type="float" office:value="66.5">
            <text:p>66,5</text:p>
          </table:table-cell>
          <table:table-cell table:style-name="ce611" table:formula="of:=[.AK16]/2" office:value-type="float" office:value="100">
            <text:p>100</text:p>
          </table:table-cell>
          <table:table-cell table:style-name="ce611" table:formula="of:=ROUNDDOWN([.AK16]/3;0)" office:value-type="float" office:value="66">
            <text:p>66</text:p>
          </table:table-cell>
          <table:table-cell table:style-name="ce611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5" table:formula="of:=IF(NOT([Scheda.F80]=&quot;&quot;);[Scheda.F80];&quot;&quot;)">
            <text:p/>
          </table:table-cell>
          <table:table-cell table:style-name="ce595" table:formula="of:=IF(AND(NOT([Scheda.H80]=&quot;&quot;);NOT([Scheda.M81]=&quot;&quot;));[Scheda.H80];&quot;&quot;)">
            <text:p/>
          </table:table-cell>
          <table:table-cell table:style-name="ce618" table:formula="of:=IF(NOT([Scheda.J80]=&quot;&quot;);[Scheda.J80];&quot;&quot;)">
            <text:p/>
          </table:table-cell>
          <table:table-cell table:style-name="ce595" table:formula="of:=IF(AND(NOT([Scheda.L80]=&quot;&quot;);NOT([Scheda.M81]=&quot;&quot;));[Scheda.L80];&quot;&quot;)">
            <text:p/>
          </table:table-cell>
          <table:table-cell table:style-name="ce595" table:formula="of:=IF(NOT([Scheda.AH22]=&quot;&quot;);[Scheda.AH22];&quot;&quot;)">
            <text:p/>
          </table:table-cell>
          <table:table-cell table:style-name="ce595" table:formula="of:=IF(AND(NOT([Scheda.AJ22]=&quot;&quot;);NOT([Scheda.AG22]=&quot;&quot;));[Scheda.AJ22];&quot;&quot;)">
            <text:p/>
          </table:table-cell>
          <table:table-cell table:style-name="ce595" table:formula="of:=IF(NOT([Scheda.AW22]=&quot;&quot;);[Scheda.AW22];&quot;&quot;)">
            <text:p/>
          </table:table-cell>
          <table:table-cell table:style-name="ce595" table:formula="of:=IF(AND(NOT([Scheda.AY22]=&quot;&quot;);NOT([Scheda.AV22]=&quot;&quot;));[Scheda.AY22];&quot;&quot;)">
            <text:p/>
          </table:table-cell>
          <table:table-cell table:style-name="ce595" table:formula="of:=IF(NOT([Scheda.AJ81]=&quot;&quot;);[Scheda.AJ81];&quot;&quot;)">
            <text:p/>
          </table:table-cell>
          <table:table-cell table:style-name="ce595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XP</text:p>
          </table:table-cell>
          <table:table-cell table:style-name="ce596" table:formula="of:=1/4" office:value-type="float" office:value="0.25">
            <text:p>0,25</text:p>
          </table:table-cell>
          <table:table-cell table:style-name="ce596" table:formula="of:=1/2" office:value-type="float" office:value="0.5">
            <text:p>0,5</text:p>
          </table:table-cell>
          <table:table-cell table:style-name="ce599" table:formula="of:=[Scheda.T24]" office:value-type="string" office:string-value="CAV">
            <text:p>CAV</text:p>
          </table:table-cell>
          <table:table-cell table:style-name="ce598" table:formula="of:=SUM([.M17:.R17])" office:value-type="float" office:value="0">
            <text:p>0</text:p>
          </table:table-cell>
          <table:table-cell table:style-name="ce598" table:formula="of:=SUMIF([.AS$2:.AS$63];&quot;=&quot;&amp;[.$K17];[.AT$2:.AT$63])" office:value-type="float" office:value="0">
            <text:p>0</text:p>
          </table:table-cell>
          <table:table-cell table:style-name="ce598" table:formula="of:=SUMIF([.AU$2:.AU$63];&quot;=&quot;&amp;[.$K17];[.AV$2:.AV$63])" office:value-type="float" office:value="0">
            <text:p>0</text:p>
          </table:table-cell>
          <table:table-cell table:style-name="ce598" table:formula="of:=SUMIF([.AW$2:.AW$63];&quot;=&quot;&amp;[.$K17];[.AX$2:.AX$63])" office:value-type="float" office:value="0">
            <text:p>0</text:p>
          </table:table-cell>
          <table:table-cell table:style-name="ce598" table:formula="of:=SUMIF([.AY$2:.AY$63];&quot;=&quot;&amp;[.$K17];[.AZ$2:.AZ$63])" office:value-type="float" office:value="0">
            <text:p>0</text:p>
          </table:table-cell>
          <table:table-cell table:style-name="ce598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7" office:value-type="string">
            <text:p>TMP</text:p>
          </table:table-cell>
          <table:table-cell table:style-name="ce607" office:value-type="string">
            <text:p>RIFL</text:p>
          </table:table-cell>
          <table:table-cell table:style-name="ce607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11" table:formula="of:=[.AE16]+1" office:value-type="float" office:value="16">
            <text:p>16</text:p>
          </table:table-cell>
          <table:table-cell table:style-name="ce611" table:formula="of:=[.AI17]/2" office:value-type="float" office:value="38">
            <text:p>38</text:p>
          </table:table-cell>
          <table:table-cell table:style-name="ce611" table:formula="of:=[.AJ17]/2" office:value-type="float" office:value="76.5">
            <text:p>76,5</text:p>
          </table:table-cell>
          <table:table-cell table:style-name="ce611" table:formula="of:=[.AK17]/2" office:value-type="float" office:value="115">
            <text:p>115</text:p>
          </table:table-cell>
          <table:table-cell table:style-name="ce611" table:formula="of:=ROUNDDOWN([.AK17]/3;0)" office:value-type="float" office:value="76">
            <text:p>76</text:p>
          </table:table-cell>
          <table:table-cell table:style-name="ce611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5" table:formula="of:=IF(NOT([Scheda.S80]=&quot;&quot;);[Scheda.S80];&quot;&quot;)">
            <text:p/>
          </table:table-cell>
          <table:table-cell table:style-name="ce595" table:formula="of:=IF(AND(NOT([Scheda.U80]=&quot;&quot;);NOT([Scheda.Z81]=&quot;&quot;));[Scheda.U80];&quot;&quot;)">
            <text:p/>
          </table:table-cell>
          <table:table-cell table:style-name="ce618" table:formula="of:=IF(NOT([Scheda.W80]=&quot;&quot;);[Scheda.W80];&quot;&quot;)">
            <text:p/>
          </table:table-cell>
          <table:table-cell table:style-name="ce595" table:formula="of:=IF(AND(NOT([Scheda.Y80]=&quot;&quot;);NOT([Scheda.Z81]=&quot;&quot;));[Scheda.Y80];&quot;&quot;)">
            <text:p/>
          </table:table-cell>
          <table:table-cell table:style-name="ce595" table:formula="of:=IF(NOT([Scheda.AL22]=&quot;&quot;);[Scheda.AL22];&quot;&quot;)">
            <text:p/>
          </table:table-cell>
          <table:table-cell table:style-name="ce595" table:formula="of:=IF(AND(NOT([Scheda.AN22]=&quot;&quot;);NOT([Scheda.AG22]=&quot;&quot;));[Scheda.AN22];&quot;&quot;)">
            <text:p/>
          </table:table-cell>
          <table:table-cell table:style-name="ce595" table:formula="of:=IF(NOT([Scheda.BA22]=&quot;&quot;);[Scheda.BA22];&quot;&quot;)">
            <text:p/>
          </table:table-cell>
          <table:table-cell table:style-name="ce595" table:formula="of:=IF(AND(NOT([Scheda.BC22]=&quot;&quot;);NOT([Scheda.AV22]=&quot;&quot;));[Scheda.BC22];&quot;&quot;)">
            <text:p/>
          </table:table-cell>
          <table:table-cell table:style-name="ce595" table:formula="of:=IF(NOT([Scheda.AJ82]=&quot;&quot;);[Scheda.AJ82];&quot;&quot;)">
            <text:p/>
          </table:table-cell>
          <table:table-cell table:style-name="ce595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P</text:p>
          </table:table-cell>
          <table:table-cell table:style-name="ce596" table:formula="of:=1/2" office:value-type="float" office:value="0.5">
            <text:p>0,5</text:p>
          </table:table-cell>
          <table:table-cell table:style-name="ce596" table:formula="of:=3/4" office:value-type="float" office:value="0.75">
            <text:p>0,75</text:p>
          </table:table-cell>
          <table:table-cell table:style-name="ce599" table:formula="of:=[Scheda.T25]" office:value-type="string" office:string-value="CARC">
            <text:p>CARC</text:p>
          </table:table-cell>
          <table:table-cell table:style-name="ce598" table:formula="of:=SUM([.M18:.R18])" office:value-type="float" office:value="0">
            <text:p>0</text:p>
          </table:table-cell>
          <table:table-cell table:style-name="ce598" table:formula="of:=SUMIF([.AS$2:.AS$63];&quot;=&quot;&amp;[.$K18];[.AT$2:.AT$63])" office:value-type="float" office:value="0">
            <text:p>0</text:p>
          </table:table-cell>
          <table:table-cell table:style-name="ce598" table:formula="of:=SUMIF([.AU$2:.AU$63];&quot;=&quot;&amp;[.$K18];[.AV$2:.AV$63])" office:value-type="float" office:value="0">
            <text:p>0</text:p>
          </table:table-cell>
          <table:table-cell table:style-name="ce598" table:formula="of:=SUMIF([.AW$2:.AW$63];&quot;=&quot;&amp;[.$K18];[.AX$2:.AX$63])" office:value-type="float" office:value="0">
            <text:p>0</text:p>
          </table:table-cell>
          <table:table-cell table:style-name="ce598" table:formula="of:=SUMIF([.AY$2:.AY$63];&quot;=&quot;&amp;[.$K18];[.AZ$2:.AZ$63])" office:value-type="float" office:value="0">
            <text:p>0</text:p>
          </table:table-cell>
          <table:table-cell table:style-name="ce598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7" office:value-type="float" office:value="1">
            <text:p>1</text:p>
          </table:table-cell>
          <table:table-cell table:style-name="ce607" table:formula="of:=[Scheda.$V6]/IF(AND([Scheda.$V6]&gt;0;NOT([Scheda.X6]=&quot;&quot;));2;3)" office:value-type="float" office:value="0.333333333333333">
            <text:p>0,33</text:p>
          </table:table-cell>
          <table:table-cell table:style-name="ce607" table:formula="of:=[Scheda.$V6]/IF(AND([Scheda.$V6]&gt;0;NOT([Scheda.Y6]=&quot;&quot;));2;3)" office:value-type="float" office:value="0.333333333333333">
            <text:p>0,33</text:p>
          </table:table-cell>
          <table:table-cell table:style-name="ce607" table:formula="of:=[Scheda.$V6]/IF(AND([Scheda.$V6]&gt;0;NOT([Scheda.Z6]=&quot;&quot;));2;3)" office:value-type="float" office:value="0.333333333333333">
            <text:p>0,33</text:p>
          </table:table-cell>
          <table:table-cell table:style-name="ce607" table:formula="of:=IF(IF(AND([Scheda.$V6]&gt;0;NOT([Scheda.X6]=&quot;&quot;))))" office:value-type="boolean" office:boolean-value="false">
            <text:p>FALSO</text:p>
          </table:table-cell>
          <table:table-cell table:style-name="ce607" table:formula="of:=IF(IF(AND([Scheda.$V6]&gt;0;NOT([Scheda.Y6]=&quot;&quot;))))" office:value-type="boolean" office:boolean-value="false">
            <text:p>FALSO</text:p>
          </table:table-cell>
          <table:table-cell table:style-name="ce607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11" table:formula="of:=[.AE17]+1" office:value-type="float" office:value="17">
            <text:p>17</text:p>
          </table:table-cell>
          <table:table-cell table:style-name="ce611" table:formula="of:=[.AI18]/2" office:value-type="float" office:value="43">
            <text:p>43</text:p>
          </table:table-cell>
          <table:table-cell table:style-name="ce611" table:formula="of:=[.AJ18]/2" office:value-type="float" office:value="86.5">
            <text:p>86,5</text:p>
          </table:table-cell>
          <table:table-cell table:style-name="ce611" table:formula="of:=[.AK18]/2" office:value-type="float" office:value="130">
            <text:p>130</text:p>
          </table:table-cell>
          <table:table-cell table:style-name="ce611" table:formula="of:=ROUNDDOWN([.AK18]/3;0)" office:value-type="float" office:value="86">
            <text:p>86</text:p>
          </table:table-cell>
          <table:table-cell table:style-name="ce611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5" table:formula="of:=IF(NOT([Scheda.F82]=&quot;&quot;);[Scheda.F82];&quot;&quot;)">
            <text:p/>
          </table:table-cell>
          <table:table-cell table:style-name="ce595" table:formula="of:=IF(AND(NOT([Scheda.H82]=&quot;&quot;);NOT([Scheda.M83]=&quot;&quot;));[Scheda.H82];&quot;&quot;)">
            <text:p/>
          </table:table-cell>
          <table:table-cell table:style-name="ce618" table:formula="of:=IF(NOT([Scheda.J82]=&quot;&quot;);[Scheda.J82];&quot;&quot;)">
            <text:p/>
          </table:table-cell>
          <table:table-cell table:style-name="ce595" table:formula="of:=IF(AND(NOT([Scheda.L82]=&quot;&quot;);NOT([Scheda.M83]=&quot;&quot;));[Scheda.L82];&quot;&quot;)">
            <text:p/>
          </table:table-cell>
          <table:table-cell table:style-name="ce595" table:formula="of:=IF(NOT([Scheda.AH24]=&quot;&quot;);[Scheda.AH24];&quot;&quot;)">
            <text:p/>
          </table:table-cell>
          <table:table-cell table:style-name="ce595" table:formula="of:=IF(AND(NOT([Scheda.AJ24]=&quot;&quot;);NOT([Scheda.AG24]=&quot;&quot;));[Scheda.AJ24];&quot;&quot;)">
            <text:p/>
          </table:table-cell>
          <table:table-cell table:style-name="ce595" table:formula="of:=IF(NOT([Scheda.AW24]=&quot;&quot;);[Scheda.AW24];&quot;&quot;)">
            <text:p/>
          </table:table-cell>
          <table:table-cell table:style-name="ce595" table:formula="of:=IF(AND(NOT([Scheda.AY24]=&quot;&quot;);NOT([Scheda.AV24]=&quot;&quot;));[Scheda.AY24];&quot;&quot;)">
            <text:p/>
          </table:table-cell>
          <table:table-cell table:style-name="ce595" table:formula="of:=IF(NOT([Scheda.AJ83]=&quot;&quot;);[Scheda.AJ83];&quot;&quot;)">
            <text:p/>
          </table:table-cell>
          <table:table-cell table:style-name="ce595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P</text:p>
          </table:table-cell>
          <table:table-cell table:style-name="ce596" table:formula="of:=3/4" office:value-type="float" office:value="0.75">
            <text:p>0,75</text:p>
          </table:table-cell>
          <table:table-cell table:style-name="ce596" office:value-type="float" office:value="1">
            <text:p>1</text:p>
          </table:table-cell>
          <table:table-cell table:style-name="ce599" table:formula="of:=[Scheda.T26]" office:value-type="string" office:string-value="CDUN">
            <text:p>CDUN</text:p>
          </table:table-cell>
          <table:table-cell table:style-name="ce598" table:formula="of:=SUM([.M19:.R19])" office:value-type="float" office:value="0">
            <text:p>0</text:p>
          </table:table-cell>
          <table:table-cell table:style-name="ce598" table:formula="of:=SUMIF([.AS$2:.AS$63];&quot;=&quot;&amp;[.$K19];[.AT$2:.AT$63])" office:value-type="float" office:value="0">
            <text:p>0</text:p>
          </table:table-cell>
          <table:table-cell table:style-name="ce598" table:formula="of:=SUMIF([.AU$2:.AU$63];&quot;=&quot;&amp;[.$K19];[.AV$2:.AV$63])" office:value-type="float" office:value="0">
            <text:p>0</text:p>
          </table:table-cell>
          <table:table-cell table:style-name="ce598" table:formula="of:=SUMIF([.AW$2:.AW$63];&quot;=&quot;&amp;[.$K19];[.AX$2:.AX$63])" office:value-type="float" office:value="0">
            <text:p>0</text:p>
          </table:table-cell>
          <table:table-cell table:style-name="ce598" table:formula="of:=SUMIF([.AY$2:.AY$63];&quot;=&quot;&amp;[.$K19];[.AZ$2:.AZ$63])" office:value-type="float" office:value="0">
            <text:p>0</text:p>
          </table:table-cell>
          <table:table-cell table:style-name="ce598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7" table:formula="of:=[.W18]+1" office:value-type="float" office:value="2">
            <text:p>2</text:p>
          </table:table-cell>
          <table:table-cell table:style-name="ce607" table:formula="of:=[Scheda.$V7]/IF(AND([Scheda.$V7]&gt;0;NOT([Scheda.X7]=&quot;&quot;));2;3)" office:value-type="float" office:value="0">
            <text:p>0</text:p>
          </table:table-cell>
          <table:table-cell table:style-name="ce607" table:formula="of:=[Scheda.$V7]/IF(AND([Scheda.$V7]&gt;0;NOT([Scheda.Y7]=&quot;&quot;));2;3)" office:value-type="float" office:value="0">
            <text:p>0</text:p>
          </table:table-cell>
          <table:table-cell table:style-name="ce607" table:formula="of:=[Scheda.$V7]/IF(AND([Scheda.$V7]&gt;0;NOT([Scheda.Z7]=&quot;&quot;));2;3)" office:value-type="float" office:value="0">
            <text:p>0</text:p>
          </table:table-cell>
          <table:table-cell table:style-name="ce607" table:formula="of:=IF(IF(AND([Scheda.$V7]&gt;0;NOT([Scheda.X7]=&quot;&quot;))))" office:value-type="boolean" office:boolean-value="false">
            <text:p>FALSO</text:p>
          </table:table-cell>
          <table:table-cell table:style-name="ce607" table:formula="of:=IF(IF(AND([Scheda.$V7]&gt;0;NOT([Scheda.Y7]=&quot;&quot;))))" office:value-type="boolean" office:boolean-value="false">
            <text:p>FALSO</text:p>
          </table:table-cell>
          <table:table-cell table:style-name="ce607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11" table:formula="of:=[.AE18]+1" office:value-type="float" office:value="18">
            <text:p>18</text:p>
          </table:table-cell>
          <table:table-cell table:style-name="ce611" table:formula="of:=[.AI19]/2" office:value-type="float" office:value="50">
            <text:p>50</text:p>
          </table:table-cell>
          <table:table-cell table:style-name="ce611" table:formula="of:=[.AJ19]/2" office:value-type="float" office:value="100">
            <text:p>100</text:p>
          </table:table-cell>
          <table:table-cell table:style-name="ce611" table:formula="of:=[.AK19]/2" office:value-type="float" office:value="150">
            <text:p>150</text:p>
          </table:table-cell>
          <table:table-cell table:style-name="ce611" table:formula="of:=ROUNDDOWN([.AK19]/3;0)" office:value-type="float" office:value="100">
            <text:p>100</text:p>
          </table:table-cell>
          <table:table-cell table:style-name="ce611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5" table:formula="of:=IF(NOT([Scheda.S82]=&quot;&quot;);[Scheda.S82];&quot;&quot;)">
            <text:p/>
          </table:table-cell>
          <table:table-cell table:style-name="ce595" table:formula="of:=IF(AND(NOT([Scheda.U82]=&quot;&quot;);NOT([Scheda.Z83]=&quot;&quot;));[Scheda.U82];&quot;&quot;)">
            <text:p/>
          </table:table-cell>
          <table:table-cell table:style-name="ce618" table:formula="of:=IF(NOT([Scheda.W82]=&quot;&quot;);[Scheda.W82];&quot;&quot;)">
            <text:p/>
          </table:table-cell>
          <table:table-cell table:style-name="ce595" table:formula="of:=IF(AND(NOT([Scheda.Y82]=&quot;&quot;);NOT([Scheda.Z83]=&quot;&quot;));[Scheda.Y82];&quot;&quot;)">
            <text:p/>
          </table:table-cell>
          <table:table-cell table:style-name="ce595" table:formula="of:=IF(NOT([Scheda.AL24]=&quot;&quot;);[Scheda.AL24];&quot;&quot;)">
            <text:p/>
          </table:table-cell>
          <table:table-cell table:style-name="ce595" table:formula="of:=IF(AND(NOT([Scheda.AN24]=&quot;&quot;);NOT([Scheda.AG24]=&quot;&quot;));[Scheda.AN24];&quot;&quot;)">
            <text:p/>
          </table:table-cell>
          <table:table-cell table:style-name="ce595" table:formula="of:=IF(NOT([Scheda.BA24]=&quot;&quot;);[Scheda.BA24];&quot;&quot;)">
            <text:p/>
          </table:table-cell>
          <table:table-cell table:style-name="ce595" table:formula="of:=IF(AND(NOT([Scheda.BC24]=&quot;&quot;);NOT([Scheda.AV24]=&quot;&quot;));[Scheda.BC24];&quot;&quot;)">
            <text:p/>
          </table:table-cell>
          <table:table-cell table:style-name="ce595" table:formula="of:=IF(NOT([Scheda.AJ84]=&quot;&quot;);[Scheda.AJ84];&quot;&quot;)">
            <text:p/>
          </table:table-cell>
          <table:table-cell table:style-name="ce595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M</text:p>
          </table:table-cell>
          <table:table-cell table:style-name="ce596" office:value-type="float" office:value="1">
            <text:p>1</text:p>
          </table:table-cell>
          <table:table-cell table:style-name="ce596" table:formula="of:=[.I20]*3/2" office:value-type="float" office:value="1.5">
            <text:p>1,5</text:p>
          </table:table-cell>
          <table:table-cell table:style-name="ce599" table:formula="of:=[Scheda.T27]" office:value-type="string" office:string-value="CGEO">
            <text:p>CGEO</text:p>
          </table:table-cell>
          <table:table-cell table:style-name="ce598" table:formula="of:=SUM([.M20:.R20])" office:value-type="float" office:value="0">
            <text:p>0</text:p>
          </table:table-cell>
          <table:table-cell table:style-name="ce598" table:formula="of:=SUMIF([.AS$2:.AS$63];&quot;=&quot;&amp;[.$K20];[.AT$2:.AT$63])" office:value-type="float" office:value="0">
            <text:p>0</text:p>
          </table:table-cell>
          <table:table-cell table:style-name="ce598" table:formula="of:=SUMIF([.AU$2:.AU$63];&quot;=&quot;&amp;[.$K20];[.AV$2:.AV$63])" office:value-type="float" office:value="0">
            <text:p>0</text:p>
          </table:table-cell>
          <table:table-cell table:style-name="ce598" table:formula="of:=SUMIF([.AW$2:.AW$63];&quot;=&quot;&amp;[.$K20];[.AX$2:.AX$63])" office:value-type="float" office:value="0">
            <text:p>0</text:p>
          </table:table-cell>
          <table:table-cell table:style-name="ce598" table:formula="of:=SUMIF([.AY$2:.AY$63];&quot;=&quot;&amp;[.$K20];[.AZ$2:.AZ$63])" office:value-type="float" office:value="0">
            <text:p>0</text:p>
          </table:table-cell>
          <table:table-cell table:style-name="ce598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7" table:formula="of:=[.W19]+1" office:value-type="float" office:value="3">
            <text:p>3</text:p>
          </table:table-cell>
          <table:table-cell table:style-name="ce607" table:formula="of:=[Scheda.$V8]/IF(AND([Scheda.$V8]&gt;0;NOT([Scheda.X8]=&quot;&quot;));2;3)" office:value-type="float" office:value="0">
            <text:p>0</text:p>
          </table:table-cell>
          <table:table-cell table:style-name="ce607" table:formula="of:=[Scheda.$V8]/IF(AND([Scheda.$V8]&gt;0;NOT([Scheda.Y8]=&quot;&quot;));2;3)" office:value-type="float" office:value="0">
            <text:p>0</text:p>
          </table:table-cell>
          <table:table-cell table:style-name="ce607" table:formula="of:=[Scheda.$V8]/IF(AND([Scheda.$V8]&gt;0;NOT([Scheda.Z8]=&quot;&quot;));2;3)" office:value-type="float" office:value="0">
            <text:p>0</text:p>
          </table:table-cell>
          <table:table-cell table:style-name="ce607" table:formula="of:=IF(IF(AND([Scheda.$V8]&gt;0;NOT([Scheda.X8]=&quot;&quot;))))" office:value-type="boolean" office:boolean-value="false">
            <text:p>FALSO</text:p>
          </table:table-cell>
          <table:table-cell table:style-name="ce607" table:formula="of:=IF(IF(AND([Scheda.$V8]&gt;0;NOT([Scheda.Y8]=&quot;&quot;))))" office:value-type="boolean" office:boolean-value="false">
            <text:p>FALSO</text:p>
          </table:table-cell>
          <table:table-cell table:style-name="ce607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11" table:formula="of:=[.AE19]+1" office:value-type="float" office:value="19">
            <text:p>19</text:p>
          </table:table-cell>
          <table:table-cell table:style-name="ce611" table:formula="of:=[.AI20]/2" office:value-type="float" office:value="58">
            <text:p>58</text:p>
          </table:table-cell>
          <table:table-cell table:style-name="ce611" table:formula="of:=[.AJ20]/2" office:value-type="float" office:value="116.5">
            <text:p>116,5</text:p>
          </table:table-cell>
          <table:table-cell table:style-name="ce611" table:formula="of:=[.AK20]/2" office:value-type="float" office:value="175">
            <text:p>175</text:p>
          </table:table-cell>
          <table:table-cell table:style-name="ce611" table:formula="of:=ROUNDDOWN([.AK20]/3;0)" office:value-type="float" office:value="116">
            <text:p>116</text:p>
          </table:table-cell>
          <table:table-cell table:style-name="ce611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5" table:formula="of:=IF(NOT([Scheda.F84]=&quot;&quot;);[Scheda.F84];&quot;&quot;)">
            <text:p/>
          </table:table-cell>
          <table:table-cell table:style-name="ce595" table:formula="of:=IF(AND(NOT([Scheda.H84]=&quot;&quot;);NOT([Scheda.M85]=&quot;&quot;));[Scheda.H84];&quot;&quot;)">
            <text:p/>
          </table:table-cell>
          <table:table-cell table:style-name="ce618" table:formula="of:=IF(NOT([Scheda.J84]=&quot;&quot;);[Scheda.J84];&quot;&quot;)">
            <text:p/>
          </table:table-cell>
          <table:table-cell table:style-name="ce595" table:formula="of:=IF(AND(NOT([Scheda.L84]=&quot;&quot;);NOT([Scheda.M85]=&quot;&quot;));[Scheda.L84];&quot;&quot;)">
            <text:p/>
          </table:table-cell>
          <table:table-cell table:style-name="ce595" table:formula="of:=IF(NOT([Scheda.AH26]=&quot;&quot;);[Scheda.AH26];&quot;&quot;)">
            <text:p/>
          </table:table-cell>
          <table:table-cell table:style-name="ce595" table:formula="of:=IF(AND(NOT([Scheda.AJ26]=&quot;&quot;);NOT([Scheda.AG26]=&quot;&quot;));[Scheda.AJ26];&quot;&quot;)">
            <text:p/>
          </table:table-cell>
          <table:table-cell table:style-name="ce595" table:formula="of:=IF(NOT([Scheda.AW26]=&quot;&quot;);[Scheda.AW26];&quot;&quot;)">
            <text:p/>
          </table:table-cell>
          <table:table-cell table:style-name="ce595" table:formula="of:=IF(AND(NOT([Scheda.AY26]=&quot;&quot;);NOT([Scheda.AV26]=&quot;&quot;));[Scheda.AY26];&quot;&quot;)">
            <text:p/>
          </table:table-cell>
          <table:table-cell table:style-name="ce595" table:formula="of:=IF(NOT([Scheda.AJ85]=&quot;&quot;);[Scheda.AJ85];&quot;&quot;)">
            <text:p/>
          </table:table-cell>
          <table:table-cell table:style-name="ce595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G</text:p>
          </table:table-cell>
          <table:table-cell table:style-name="ce596" office:value-type="float" office:value="2">
            <text:p>2</text:p>
          </table:table-cell>
          <table:table-cell table:style-name="ce596" table:formula="of:=[.I21]*3/2" office:value-type="float" office:value="3">
            <text:p>3</text:p>
          </table:table-cell>
          <table:table-cell table:style-name="ce599" table:formula="of:=[Scheda.T28]" office:value-type="string" office:string-value="CING">
            <text:p>CING</text:p>
          </table:table-cell>
          <table:table-cell table:style-name="ce598" table:formula="of:=SUM([.M21:.R21])" office:value-type="float" office:value="0">
            <text:p>0</text:p>
          </table:table-cell>
          <table:table-cell table:style-name="ce598" table:formula="of:=SUMIF([.AS$2:.AS$63];&quot;=&quot;&amp;[.$K21];[.AT$2:.AT$63])" office:value-type="float" office:value="0">
            <text:p>0</text:p>
          </table:table-cell>
          <table:table-cell table:style-name="ce598" table:formula="of:=SUMIF([.AU$2:.AU$63];&quot;=&quot;&amp;[.$K21];[.AV$2:.AV$63])" office:value-type="float" office:value="0">
            <text:p>0</text:p>
          </table:table-cell>
          <table:table-cell table:style-name="ce598" table:formula="of:=SUMIF([.AW$2:.AW$63];&quot;=&quot;&amp;[.$K21];[.AX$2:.AX$63])" office:value-type="float" office:value="0">
            <text:p>0</text:p>
          </table:table-cell>
          <table:table-cell table:style-name="ce598" table:formula="of:=SUMIF([.AY$2:.AY$63];&quot;=&quot;&amp;[.$K21];[.AZ$2:.AZ$63])" office:value-type="float" office:value="0">
            <text:p>0</text:p>
          </table:table-cell>
          <table:table-cell table:style-name="ce598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7" table:formula="of:=[.W20]+1" office:value-type="float" office:value="4">
            <text:p>4</text:p>
          </table:table-cell>
          <table:table-cell table:style-name="ce607" table:formula="of:=[Scheda.$V9]/IF(AND([Scheda.$V9]&gt;0;NOT([Scheda.X9]=&quot;&quot;));2;3)" office:value-type="float" office:value="0">
            <text:p>0</text:p>
          </table:table-cell>
          <table:table-cell table:style-name="ce607" table:formula="of:=[Scheda.$V9]/IF(AND([Scheda.$V9]&gt;0;NOT([Scheda.Y9]=&quot;&quot;));2;3)" office:value-type="float" office:value="0">
            <text:p>0</text:p>
          </table:table-cell>
          <table:table-cell table:style-name="ce607" table:formula="of:=[Scheda.$V9]/IF(AND([Scheda.$V9]&gt;0;NOT([Scheda.Z9]=&quot;&quot;));2;3)" office:value-type="float" office:value="0">
            <text:p>0</text:p>
          </table:table-cell>
          <table:table-cell table:style-name="ce607" table:formula="of:=IF(IF(AND([Scheda.$V9]&gt;0;NOT([Scheda.X9]=&quot;&quot;))))" office:value-type="boolean" office:boolean-value="false">
            <text:p>FALSO</text:p>
          </table:table-cell>
          <table:table-cell table:style-name="ce607" table:formula="of:=IF(IF(AND([Scheda.$V9]&gt;0;NOT([Scheda.Y9]=&quot;&quot;))))" office:value-type="boolean" office:boolean-value="false">
            <text:p>FALSO</text:p>
          </table:table-cell>
          <table:table-cell table:style-name="ce607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11" table:formula="of:=[.AE20]+1" office:value-type="float" office:value="20">
            <text:p>20</text:p>
          </table:table-cell>
          <table:table-cell table:style-name="ce611" table:formula="of:=[.AI21]/2" office:value-type="float" office:value="66.5">
            <text:p>66,5</text:p>
          </table:table-cell>
          <table:table-cell table:style-name="ce611" table:formula="of:=[.AJ21]/2" office:value-type="float" office:value="133">
            <text:p>133</text:p>
          </table:table-cell>
          <table:table-cell table:style-name="ce611" table:formula="of:=[.AK21]/2" office:value-type="float" office:value="200">
            <text:p>200</text:p>
          </table:table-cell>
          <table:table-cell table:style-name="ce611" table:formula="of:=ROUNDDOWN([.AK21]/3;0)" office:value-type="float" office:value="133">
            <text:p>133</text:p>
          </table:table-cell>
          <table:table-cell table:style-name="ce611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5" table:formula="of:=IF(NOT([Scheda.S84]=&quot;&quot;);[Scheda.S84];&quot;&quot;)">
            <text:p/>
          </table:table-cell>
          <table:table-cell table:style-name="ce595" table:formula="of:=IF(AND(NOT([Scheda.U84]=&quot;&quot;);NOT([Scheda.Z85]=&quot;&quot;));[Scheda.U84];&quot;&quot;)">
            <text:p/>
          </table:table-cell>
          <table:table-cell table:style-name="ce618" table:formula="of:=IF(NOT([Scheda.W84]=&quot;&quot;);[Scheda.W84];&quot;&quot;)">
            <text:p/>
          </table:table-cell>
          <table:table-cell table:style-name="ce595" table:formula="of:=IF(AND(NOT([Scheda.Y84]=&quot;&quot;);NOT([Scheda.Z85]=&quot;&quot;));[Scheda.Y84];&quot;&quot;)">
            <text:p/>
          </table:table-cell>
          <table:table-cell table:style-name="ce595" table:formula="of:=IF(NOT([Scheda.AL26]=&quot;&quot;);[Scheda.AL26];&quot;&quot;)">
            <text:p/>
          </table:table-cell>
          <table:table-cell table:style-name="ce595" table:formula="of:=IF(AND(NOT([Scheda.AN26]=&quot;&quot;);NOT([Scheda.AG26]=&quot;&quot;));[Scheda.AN26];&quot;&quot;)">
            <text:p/>
          </table:table-cell>
          <table:table-cell table:style-name="ce595" table:formula="of:=IF(NOT([Scheda.BA26]=&quot;&quot;);[Scheda.BA26];&quot;&quot;)">
            <text:p/>
          </table:table-cell>
          <table:table-cell table:style-name="ce595" table:formula="of:=IF(AND(NOT([Scheda.BC26]=&quot;&quot;);NOT([Scheda.AV26]=&quot;&quot;));[Scheda.BC26];&quot;&quot;)">
            <text:p/>
          </table:table-cell>
          <table:table-cell table:style-name="ce595" table:formula="of:=IF(NOT([Scheda.AJ86]=&quot;&quot;);[Scheda.AJ86];&quot;&quot;)">
            <text:p/>
          </table:table-cell>
          <table:table-cell table:style-name="ce595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E</text:p>
          </table:table-cell>
          <table:table-cell table:style-name="ce596" office:value-type="float" office:value="4">
            <text:p>4</text:p>
          </table:table-cell>
          <table:table-cell table:style-name="ce596" table:formula="of:=[.I22]*3/2" office:value-type="float" office:value="6">
            <text:p>6</text:p>
          </table:table-cell>
          <table:table-cell table:style-name="ce599" table:formula="of:=[Scheda.T29]" office:value-type="string" office:string-value="CLOC">
            <text:p>CLOC</text:p>
          </table:table-cell>
          <table:table-cell table:style-name="ce598" table:formula="of:=SUM([.M22:.R22])" office:value-type="float" office:value="0">
            <text:p>0</text:p>
          </table:table-cell>
          <table:table-cell table:style-name="ce598" table:formula="of:=SUMIF([.AS$2:.AS$63];&quot;=&quot;&amp;[.$K22];[.AT$2:.AT$63])" office:value-type="float" office:value="0">
            <text:p>0</text:p>
          </table:table-cell>
          <table:table-cell table:style-name="ce598" table:formula="of:=SUMIF([.AU$2:.AU$63];&quot;=&quot;&amp;[.$K22];[.AV$2:.AV$63])" office:value-type="float" office:value="0">
            <text:p>0</text:p>
          </table:table-cell>
          <table:table-cell table:style-name="ce598" table:formula="of:=SUMIF([.AW$2:.AW$63];&quot;=&quot;&amp;[.$K22];[.AX$2:.AX$63])" office:value-type="float" office:value="0">
            <text:p>0</text:p>
          </table:table-cell>
          <table:table-cell table:style-name="ce598" table:formula="of:=SUMIF([.AY$2:.AY$63];&quot;=&quot;&amp;[.$K22];[.AZ$2:.AZ$63])" office:value-type="float" office:value="0">
            <text:p>0</text:p>
          </table:table-cell>
          <table:table-cell table:style-name="ce598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7" table:formula="of:=[.W21]+1" office:value-type="float" office:value="5">
            <text:p>5</text:p>
          </table:table-cell>
          <table:table-cell table:style-name="ce607" table:formula="of:=[Scheda.$V10]/IF(AND([Scheda.$V10]&gt;0;NOT([Scheda.X10]=&quot;&quot;));2;3)" office:value-type="float" office:value="0">
            <text:p>0</text:p>
          </table:table-cell>
          <table:table-cell table:style-name="ce607" table:formula="of:=[Scheda.$V10]/IF(AND([Scheda.$V10]&gt;0;NOT([Scheda.Y10]=&quot;&quot;));2;3)" office:value-type="float" office:value="0">
            <text:p>0</text:p>
          </table:table-cell>
          <table:table-cell table:style-name="ce607" table:formula="of:=[Scheda.$V10]/IF(AND([Scheda.$V10]&gt;0;NOT([Scheda.Z10]=&quot;&quot;));2;3)" office:value-type="float" office:value="0">
            <text:p>0</text:p>
          </table:table-cell>
          <table:table-cell table:style-name="ce607" table:formula="of:=IF(IF(AND([Scheda.$V10]&gt;0;NOT([Scheda.X10]=&quot;&quot;))))" office:value-type="boolean" office:boolean-value="false">
            <text:p>FALSO</text:p>
          </table:table-cell>
          <table:table-cell table:style-name="ce607" table:formula="of:=IF(IF(AND([Scheda.$V10]&gt;0;NOT([Scheda.Y10]=&quot;&quot;))))" office:value-type="boolean" office:boolean-value="false">
            <text:p>FALSO</text:p>
          </table:table-cell>
          <table:table-cell table:style-name="ce607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11" table:formula="of:=[.AE21]+1" office:value-type="float" office:value="21">
            <text:p>21</text:p>
          </table:table-cell>
          <table:table-cell table:style-name="ce611" table:formula="of:=[.AI22]/2" office:value-type="float" office:value="76.5">
            <text:p>76,5</text:p>
          </table:table-cell>
          <table:table-cell table:style-name="ce611" table:formula="of:=[.AJ22]/2" office:value-type="float" office:value="153">
            <text:p>153</text:p>
          </table:table-cell>
          <table:table-cell table:style-name="ce611" table:formula="of:=[.AK22]/2" office:value-type="float" office:value="230">
            <text:p>230</text:p>
          </table:table-cell>
          <table:table-cell table:style-name="ce611" table:formula="of:=ROUNDDOWN([.AK22]/3;0)" office:value-type="float" office:value="153">
            <text:p>153</text:p>
          </table:table-cell>
          <table:table-cell table:style-name="ce611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5" table:formula="of:=IF(NOT([Scheda.F86]=&quot;&quot;);[Scheda.F86];&quot;&quot;)">
            <text:p/>
          </table:table-cell>
          <table:table-cell table:style-name="ce595" table:formula="of:=IF(AND(NOT([Scheda.H86]=&quot;&quot;);NOT([Scheda.M87]=&quot;&quot;));[Scheda.H86];&quot;&quot;)">
            <text:p/>
          </table:table-cell>
          <table:table-cell table:style-name="ce618" table:formula="of:=IF(NOT([Scheda.J86]=&quot;&quot;);[Scheda.J86];&quot;&quot;)">
            <text:p/>
          </table:table-cell>
          <table:table-cell table:style-name="ce595" table:formula="of:=IF(AND(NOT([Scheda.L86]=&quot;&quot;);NOT([Scheda.M87]=&quot;&quot;));[Scheda.L86];&quot;&quot;)">
            <text:p/>
          </table:table-cell>
          <table:table-cell table:style-name="ce595" table:formula="of:=IF(NOT([Scheda.AH28]=&quot;&quot;);[Scheda.AH28];&quot;&quot;)">
            <text:p/>
          </table:table-cell>
          <table:table-cell table:style-name="ce595" table:formula="of:=IF(AND(NOT([Scheda.AJ28]=&quot;&quot;);NOT([Scheda.AG28]=&quot;&quot;));[Scheda.AJ28];&quot;&quot;)">
            <text:p/>
          </table:table-cell>
          <table:table-cell table:style-name="ce595" table:formula="of:=IF(NOT([Scheda.AW28]=&quot;&quot;);[Scheda.AW28];&quot;&quot;)">
            <text:p/>
          </table:table-cell>
          <table:table-cell table:style-name="ce595" table:formula="of:=IF(AND(NOT([Scheda.AY28]=&quot;&quot;);NOT([Scheda.AV28]=&quot;&quot;));[Scheda.AY28];&quot;&quot;)">
            <text:p/>
          </table:table-cell>
          <table:table-cell table:style-name="ce595" table:formula="of:=IF(NOT([Scheda.AJ87]=&quot;&quot;);[Scheda.AJ87];&quot;&quot;)">
            <text:p/>
          </table:table-cell>
          <table:table-cell table:style-name="ce595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XG</text:p>
          </table:table-cell>
          <table:table-cell table:style-name="ce596" office:value-type="float" office:value="8">
            <text:p>8</text:p>
          </table:table-cell>
          <table:table-cell table:style-name="ce596" table:formula="of:=[.I23]*3/2" office:value-type="float" office:value="12">
            <text:p>12</text:p>
          </table:table-cell>
          <table:table-cell table:style-name="ce599" table:formula="of:=[Scheda.T30]" office:value-type="string" office:string-value="CNAT">
            <text:p>CNAT</text:p>
          </table:table-cell>
          <table:table-cell table:style-name="ce598" table:formula="of:=SUM([.M23:.R23])" office:value-type="float" office:value="0">
            <text:p>0</text:p>
          </table:table-cell>
          <table:table-cell table:style-name="ce598" table:formula="of:=SUMIF([.AS$2:.AS$63];&quot;=&quot;&amp;[.$K23];[.AT$2:.AT$63])" office:value-type="float" office:value="0">
            <text:p>0</text:p>
          </table:table-cell>
          <table:table-cell table:style-name="ce598" table:formula="of:=SUMIF([.AU$2:.AU$63];&quot;=&quot;&amp;[.$K23];[.AV$2:.AV$63])" office:value-type="float" office:value="0">
            <text:p>0</text:p>
          </table:table-cell>
          <table:table-cell table:style-name="ce598" table:formula="of:=SUMIF([.AW$2:.AW$63];&quot;=&quot;&amp;[.$K23];[.AX$2:.AX$63])" office:value-type="float" office:value="0">
            <text:p>0</text:p>
          </table:table-cell>
          <table:table-cell table:style-name="ce598" table:formula="of:=SUMIF([.AY$2:.AY$63];&quot;=&quot;&amp;[.$K23];[.AZ$2:.AZ$63])" office:value-type="float" office:value="0">
            <text:p>0</text:p>
          </table:table-cell>
          <table:table-cell table:style-name="ce598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7" table:formula="of:=[.W22]+1" office:value-type="float" office:value="6">
            <text:p>6</text:p>
          </table:table-cell>
          <table:table-cell table:style-name="ce607" table:formula="of:=[Scheda.$V11]/IF(AND([Scheda.$V11]&gt;0;NOT([Scheda.X11]=&quot;&quot;));2;3)" office:value-type="float" office:value="0">
            <text:p>0</text:p>
          </table:table-cell>
          <table:table-cell table:style-name="ce607" table:formula="of:=[Scheda.$V11]/IF(AND([Scheda.$V11]&gt;0;NOT([Scheda.Y11]=&quot;&quot;));2;3)" office:value-type="float" office:value="0">
            <text:p>0</text:p>
          </table:table-cell>
          <table:table-cell table:style-name="ce607" table:formula="of:=[Scheda.$V11]/IF(AND([Scheda.$V11]&gt;0;NOT([Scheda.Z11]=&quot;&quot;));2;3)" office:value-type="float" office:value="0">
            <text:p>0</text:p>
          </table:table-cell>
          <table:table-cell table:style-name="ce607" table:formula="of:=IF(IF(AND([Scheda.$V11]&gt;0;NOT([Scheda.X11]=&quot;&quot;))))" office:value-type="boolean" office:boolean-value="false">
            <text:p>FALSO</text:p>
          </table:table-cell>
          <table:table-cell table:style-name="ce607" table:formula="of:=IF(IF(AND([Scheda.$V11]&gt;0;NOT([Scheda.Y11]=&quot;&quot;))))" office:value-type="boolean" office:boolean-value="false">
            <text:p>FALSO</text:p>
          </table:table-cell>
          <table:table-cell table:style-name="ce607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11" table:formula="of:=[.AE22]+1" office:value-type="float" office:value="22">
            <text:p>22</text:p>
          </table:table-cell>
          <table:table-cell table:style-name="ce611" table:formula="of:=[.AI23]/2" office:value-type="float" office:value="86.5">
            <text:p>86,5</text:p>
          </table:table-cell>
          <table:table-cell table:style-name="ce611" table:formula="of:=[.AJ23]/2" office:value-type="float" office:value="173">
            <text:p>173</text:p>
          </table:table-cell>
          <table:table-cell table:style-name="ce611" table:formula="of:=[.AK23]/2" office:value-type="float" office:value="260">
            <text:p>260</text:p>
          </table:table-cell>
          <table:table-cell table:style-name="ce611" table:formula="of:=ROUNDDOWN([.AK23]/3;0)" office:value-type="float" office:value="173">
            <text:p>173</text:p>
          </table:table-cell>
          <table:table-cell table:style-name="ce611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5" table:formula="of:=IF(NOT([Scheda.S86]=&quot;&quot;);[Scheda.S86];&quot;&quot;)">
            <text:p/>
          </table:table-cell>
          <table:table-cell table:style-name="ce595" table:formula="of:=IF(AND(NOT([Scheda.U86]=&quot;&quot;);NOT([Scheda.Z87]=&quot;&quot;));[Scheda.U86];&quot;&quot;)">
            <text:p/>
          </table:table-cell>
          <table:table-cell table:style-name="ce618" table:formula="of:=IF(NOT([Scheda.W86]=&quot;&quot;);[Scheda.W86];&quot;&quot;)">
            <text:p/>
          </table:table-cell>
          <table:table-cell table:style-name="ce595" table:formula="of:=IF(AND(NOT([Scheda.Y86]=&quot;&quot;);NOT([Scheda.Z87]=&quot;&quot;));[Scheda.Y86];&quot;&quot;)">
            <text:p/>
          </table:table-cell>
          <table:table-cell table:style-name="ce595" table:formula="of:=IF(NOT([Scheda.AL28]=&quot;&quot;);[Scheda.AL28];&quot;&quot;)">
            <text:p/>
          </table:table-cell>
          <table:table-cell table:style-name="ce595" table:formula="of:=IF(AND(NOT([Scheda.AN28]=&quot;&quot;);NOT([Scheda.AG28]=&quot;&quot;));[Scheda.AN28];&quot;&quot;)">
            <text:p/>
          </table:table-cell>
          <table:table-cell table:style-name="ce595" table:formula="of:=IF(NOT([Scheda.BA28]=&quot;&quot;);[Scheda.BA28];&quot;&quot;)">
            <text:p/>
          </table:table-cell>
          <table:table-cell table:style-name="ce595" table:formula="of:=IF(AND(NOT([Scheda.BC28]=&quot;&quot;);NOT([Scheda.AV28]=&quot;&quot;));[Scheda.BC28];&quot;&quot;)">
            <text:p/>
          </table:table-cell>
          <table:table-cell table:style-name="ce595" table:formula="of:=IF(NOT([Scheda.AJ88]=&quot;&quot;);[Scheda.AJ88];&quot;&quot;)">
            <text:p/>
          </table:table-cell>
          <table:table-cell table:style-name="ce595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6" office:value-type="string">
            <text:p>C</text:p>
          </table:table-cell>
          <table:table-cell table:style-name="ce596" office:value-type="float" office:value="16">
            <text:p>16</text:p>
          </table:table-cell>
          <table:table-cell table:style-name="ce596" table:formula="of:=[.I24]*3/2" office:value-type="float" office:value="24">
            <text:p>24</text:p>
          </table:table-cell>
          <table:table-cell table:style-name="ce599" table:formula="of:=[Scheda.T31]" office:value-type="string" office:string-value="CNOB">
            <text:p>CNOB</text:p>
          </table:table-cell>
          <table:table-cell table:style-name="ce598" table:formula="of:=SUM([.M24:.R24])" office:value-type="float" office:value="0">
            <text:p>0</text:p>
          </table:table-cell>
          <table:table-cell table:style-name="ce598" table:formula="of:=SUMIF([.AS$2:.AS$63];&quot;=&quot;&amp;[.$K24];[.AT$2:.AT$63])" office:value-type="float" office:value="0">
            <text:p>0</text:p>
          </table:table-cell>
          <table:table-cell table:style-name="ce598" table:formula="of:=SUMIF([.AU$2:.AU$63];&quot;=&quot;&amp;[.$K24];[.AV$2:.AV$63])" office:value-type="float" office:value="0">
            <text:p>0</text:p>
          </table:table-cell>
          <table:table-cell table:style-name="ce598" table:formula="of:=SUMIF([.AW$2:.AW$63];&quot;=&quot;&amp;[.$K24];[.AX$2:.AX$63])" office:value-type="float" office:value="0">
            <text:p>0</text:p>
          </table:table-cell>
          <table:table-cell table:style-name="ce598" table:formula="of:=SUMIF([.AY$2:.AY$63];&quot;=&quot;&amp;[.$K24];[.AZ$2:.AZ$63])" office:value-type="float" office:value="0">
            <text:p>0</text:p>
          </table:table-cell>
          <table:table-cell table:style-name="ce598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7" table:formula="of:=IF([.AA24];2;0)" office:value-type="float" office:value="0">
            <text:p>0</text:p>
          </table:table-cell>
          <table:table-cell table:style-name="ce607" table:formula="of:=IF([.AB24];2;0)" office:value-type="float" office:value="0">
            <text:p>0</text:p>
          </table:table-cell>
          <table:table-cell table:style-name="ce607" table:formula="of:=IF([.AC24];2;0)" office:value-type="float" office:value="0">
            <text:p>0</text:p>
          </table:table-cell>
          <table:table-cell table:style-name="ce607" table:formula="of:=OR([.AA18:.AA23])" office:value-type="boolean" office:boolean-value="false">
            <text:p>FALSO</text:p>
          </table:table-cell>
          <table:table-cell table:style-name="ce607" table:formula="of:=OR([.AB18:.AB23])" office:value-type="boolean" office:boolean-value="false">
            <text:p>FALSO</text:p>
          </table:table-cell>
          <table:table-cell table:style-name="ce607" table:formula="of:=OR([.AC18:.AC23])" office:value-type="boolean" office:boolean-value="false">
            <text:p>FALSO</text:p>
          </table:table-cell>
          <table:table-cell/>
          <table:table-cell table:style-name="ce611" table:formula="of:=[.AE23]+1" office:value-type="float" office:value="23">
            <text:p>23</text:p>
          </table:table-cell>
          <table:table-cell table:style-name="ce611" table:formula="of:=[.AI24]/2" office:value-type="float" office:value="100">
            <text:p>100</text:p>
          </table:table-cell>
          <table:table-cell table:style-name="ce611" table:formula="of:=[.AJ24]/2" office:value-type="float" office:value="200">
            <text:p>200</text:p>
          </table:table-cell>
          <table:table-cell table:style-name="ce611" table:formula="of:=[.AK24]/2" office:value-type="float" office:value="300">
            <text:p>300</text:p>
          </table:table-cell>
          <table:table-cell table:style-name="ce611" table:formula="of:=ROUNDDOWN([.AK24]/3;0)" office:value-type="float" office:value="200">
            <text:p>200</text:p>
          </table:table-cell>
          <table:table-cell table:style-name="ce611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5" table:formula="of:=IF(NOT([Scheda.F88]=&quot;&quot;);[Scheda.F88];&quot;&quot;)">
            <text:p/>
          </table:table-cell>
          <table:table-cell table:style-name="ce595" table:formula="of:=IF(AND(NOT([Scheda.H88]=&quot;&quot;);NOT([Scheda.M89]=&quot;&quot;));[Scheda.H88];&quot;&quot;)">
            <text:p/>
          </table:table-cell>
          <table:table-cell table:style-name="ce618" table:formula="of:=IF(NOT([Scheda.J88]=&quot;&quot;);[Scheda.J88];&quot;&quot;)">
            <text:p/>
          </table:table-cell>
          <table:table-cell table:style-name="ce595" table:formula="of:=IF(AND(NOT([Scheda.L88]=&quot;&quot;);NOT([Scheda.M89]=&quot;&quot;));[Scheda.L88];&quot;&quot;)">
            <text:p/>
          </table:table-cell>
          <table:table-cell table:style-name="ce595" table:formula="of:=IF(NOT([Scheda.AH30]=&quot;&quot;);[Scheda.AH30];&quot;&quot;)">
            <text:p/>
          </table:table-cell>
          <table:table-cell table:style-name="ce595" table:formula="of:=IF(AND(NOT([Scheda.AJ30]=&quot;&quot;);NOT([Scheda.AG30]=&quot;&quot;));[Scheda.AJ30];&quot;&quot;)">
            <text:p/>
          </table:table-cell>
          <table:table-cell table:style-name="ce595" table:formula="of:=IF(NOT([Scheda.AW30]=&quot;&quot;);[Scheda.AW30];&quot;&quot;)">
            <text:p/>
          </table:table-cell>
          <table:table-cell table:style-name="ce595" table:formula="of:=IF(AND(NOT([Scheda.AY30]=&quot;&quot;);NOT([Scheda.AV30]=&quot;&quot;));[Scheda.AY30];&quot;&quot;)">
            <text:p/>
          </table:table-cell>
          <table:table-cell table:style-name="ce595" table:formula="of:=IF(NOT([Scheda.AJ89]=&quot;&quot;);[Scheda.AJ89];&quot;&quot;)">
            <text:p/>
          </table:table-cell>
          <table:table-cell table:style-name="ce595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2]" office:value-type="string" office:string-value="CPIA">
            <text:p>CPIA</text:p>
          </table:table-cell>
          <table:table-cell table:style-name="ce598" table:formula="of:=SUM([.M25:.R25])" office:value-type="float" office:value="0">
            <text:p>0</text:p>
          </table:table-cell>
          <table:table-cell table:style-name="ce598" table:formula="of:=SUMIF([.AS$2:.AS$63];&quot;=&quot;&amp;[.$K25];[.AT$2:.AT$63])" office:value-type="float" office:value="0">
            <text:p>0</text:p>
          </table:table-cell>
          <table:table-cell table:style-name="ce598" table:formula="of:=SUMIF([.AU$2:.AU$63];&quot;=&quot;&amp;[.$K25];[.AV$2:.AV$63])" office:value-type="float" office:value="0">
            <text:p>0</text:p>
          </table:table-cell>
          <table:table-cell table:style-name="ce598" table:formula="of:=SUMIF([.AW$2:.AW$63];&quot;=&quot;&amp;[.$K25];[.AX$2:.AX$63])" office:value-type="float" office:value="0">
            <text:p>0</text:p>
          </table:table-cell>
          <table:table-cell table:style-name="ce598" table:formula="of:=SUMIF([.AY$2:.AY$63];&quot;=&quot;&amp;[.$K25];[.AZ$2:.AZ$63])" office:value-type="float" office:value="0">
            <text:p>0</text:p>
          </table:table-cell>
          <table:table-cell table:style-name="ce598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11" table:formula="of:=[.AE24]+1" office:value-type="float" office:value="24">
            <text:p>24</text:p>
          </table:table-cell>
          <table:table-cell table:style-name="ce611" table:formula="of:=[.AI25]/2" office:value-type="float" office:value="116.5">
            <text:p>116,5</text:p>
          </table:table-cell>
          <table:table-cell table:style-name="ce611" table:formula="of:=[.AJ25]/2" office:value-type="float" office:value="233">
            <text:p>233</text:p>
          </table:table-cell>
          <table:table-cell table:style-name="ce611" table:formula="of:=[.AK25]/2" office:value-type="float" office:value="350">
            <text:p>350</text:p>
          </table:table-cell>
          <table:table-cell table:style-name="ce611" table:formula="of:=ROUNDDOWN([.AK25]/3;0)" office:value-type="float" office:value="233">
            <text:p>233</text:p>
          </table:table-cell>
          <table:table-cell table:style-name="ce611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5" table:formula="of:=IF(NOT([Scheda.S88]=&quot;&quot;);[Scheda.S88];&quot;&quot;)">
            <text:p/>
          </table:table-cell>
          <table:table-cell table:style-name="ce595" table:formula="of:=IF(AND(NOT([Scheda.U88]=&quot;&quot;);NOT([Scheda.Z89]=&quot;&quot;));[Scheda.U88];&quot;&quot;)">
            <text:p/>
          </table:table-cell>
          <table:table-cell table:style-name="ce618" table:formula="of:=IF(NOT([Scheda.W88]=&quot;&quot;);[Scheda.W88];&quot;&quot;)">
            <text:p/>
          </table:table-cell>
          <table:table-cell table:style-name="ce595" table:formula="of:=IF(AND(NOT([Scheda.Y88]=&quot;&quot;);NOT([Scheda.Z89]=&quot;&quot;));[Scheda.Y88];&quot;&quot;)">
            <text:p/>
          </table:table-cell>
          <table:table-cell table:style-name="ce595" table:formula="of:=IF(NOT([Scheda.AL30]=&quot;&quot;);[Scheda.AL30];&quot;&quot;)">
            <text:p/>
          </table:table-cell>
          <table:table-cell table:style-name="ce595" table:formula="of:=IF(AND(NOT([Scheda.AN30]=&quot;&quot;);NOT([Scheda.AG30]=&quot;&quot;));[Scheda.AN30];&quot;&quot;)">
            <text:p/>
          </table:table-cell>
          <table:table-cell table:style-name="ce595" table:formula="of:=IF(NOT([Scheda.BA30]=&quot;&quot;);[Scheda.BA30];&quot;&quot;)">
            <text:p/>
          </table:table-cell>
          <table:table-cell table:style-name="ce595" table:formula="of:=IF(AND(NOT([Scheda.BC30]=&quot;&quot;);NOT([Scheda.AV30]=&quot;&quot;));[Scheda.BC30];&quot;&quot;)">
            <text:p/>
          </table:table-cell>
          <table:table-cell table:style-name="ce595" table:formula="of:=IF(NOT([Scheda.AJ90]=&quot;&quot;);[Scheda.AJ90];&quot;&quot;)">
            <text:p/>
          </table:table-cell>
          <table:table-cell table:style-name="ce595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3]" office:value-type="string" office:string-value="CREL">
            <text:p>CREL</text:p>
          </table:table-cell>
          <table:table-cell table:style-name="ce598" table:formula="of:=SUM([.M26:.R26])" office:value-type="float" office:value="0">
            <text:p>0</text:p>
          </table:table-cell>
          <table:table-cell table:style-name="ce598" table:formula="of:=SUMIF([.AS$2:.AS$63];&quot;=&quot;&amp;[.$K26];[.AT$2:.AT$63])" office:value-type="float" office:value="0">
            <text:p>0</text:p>
          </table:table-cell>
          <table:table-cell table:style-name="ce598" table:formula="of:=SUMIF([.AU$2:.AU$63];&quot;=&quot;&amp;[.$K26];[.AV$2:.AV$63])" office:value-type="float" office:value="0">
            <text:p>0</text:p>
          </table:table-cell>
          <table:table-cell table:style-name="ce598" table:formula="of:=SUMIF([.AW$2:.AW$63];&quot;=&quot;&amp;[.$K26];[.AX$2:.AX$63])" office:value-type="float" office:value="0">
            <text:p>0</text:p>
          </table:table-cell>
          <table:table-cell table:style-name="ce598" table:formula="of:=SUMIF([.AY$2:.AY$63];&quot;=&quot;&amp;[.$K26];[.AZ$2:.AZ$63])" office:value-type="float" office:value="0">
            <text:p>0</text:p>
          </table:table-cell>
          <table:table-cell table:style-name="ce598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Mod Caratt</text:p>
          </table:table-cell>
          <table:table-cell table:style-name="ce607" office:value-type="string">
            <text:p>Incantesimi</text:p>
          </table:table-cell>
          <table:table-cell table:style-name="ce607" office:value-type="float" office:value="0">
            <text:p>0</text:p>
          </table:table-cell>
          <table:table-cell table:style-name="ce607" office:value-type="float" office:value="4">
            <text:p>4</text:p>
          </table:table-cell>
          <table:table-cell table:style-name="ce607" office:value-type="float" office:value="6">
            <text:p>6</text:p>
          </table:table-cell>
          <table:table-cell table:style-name="ce607" office:value-type="float" office:value="9">
            <text:p>9</text:p>
          </table:table-cell>
          <table:table-cell table:number-columns-repeated="2"/>
          <table:table-cell table:style-name="ce611" table:formula="of:=[.AE25]+1" office:value-type="float" office:value="25">
            <text:p>25</text:p>
          </table:table-cell>
          <table:table-cell table:style-name="ce611" table:formula="of:=[.AI26]/2" office:value-type="float" office:value="133">
            <text:p>133</text:p>
          </table:table-cell>
          <table:table-cell table:style-name="ce611" table:formula="of:=[.AJ26]/2" office:value-type="float" office:value="266.5">
            <text:p>266,5</text:p>
          </table:table-cell>
          <table:table-cell table:style-name="ce611" table:formula="of:=[.AK26]/2" office:value-type="float" office:value="400">
            <text:p>400</text:p>
          </table:table-cell>
          <table:table-cell table:style-name="ce611" table:formula="of:=ROUNDDOWN([.AK26]/3;0)" office:value-type="float" office:value="266">
            <text:p>266</text:p>
          </table:table-cell>
          <table:table-cell table:style-name="ce611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 table:number-columns-repeated="6"/>
          <table:table-cell table:formula="of:=[.AR24]+1" office:value-type="float" office:value="13">
            <text:p>13</text:p>
          </table:table-cell>
          <table:table-cell table:style-name="ce615" table:formula="of:=IF(NOT([Scheda.F90]=&quot;&quot;);[Scheda.F90];&quot;&quot;)">
            <text:p/>
          </table:table-cell>
          <table:table-cell table:style-name="ce595" table:formula="of:=IF(AND(NOT([Scheda.H90]=&quot;&quot;);NOT([Scheda.M91]=&quot;&quot;));[Scheda.H90];&quot;&quot;)">
            <text:p/>
          </table:table-cell>
          <table:table-cell table:style-name="ce618" table:formula="of:=IF(NOT([Scheda.J90]=&quot;&quot;);[Scheda.J90];&quot;&quot;)">
            <text:p/>
          </table:table-cell>
          <table:table-cell table:style-name="ce595" table:formula="of:=IF(AND(NOT([Scheda.L90]=&quot;&quot;);NOT([Scheda.M91]=&quot;&quot;));[Scheda.L90];&quot;&quot;)">
            <text:p/>
          </table:table-cell>
          <table:table-cell table:style-name="ce595" table:formula="of:=IF(NOT([Scheda.AH32]=&quot;&quot;);[Scheda.AH32];&quot;&quot;)">
            <text:p/>
          </table:table-cell>
          <table:table-cell table:style-name="ce595" table:formula="of:=IF(AND(NOT([Scheda.AJ32]=&quot;&quot;);NOT([Scheda.AG32]=&quot;&quot;));[Scheda.AJ32];&quot;&quot;)">
            <text:p/>
          </table:table-cell>
          <table:table-cell table:style-name="ce595" table:formula="of:=IF(NOT([Scheda.AW32]=&quot;&quot;);[Scheda.AW32];&quot;&quot;)">
            <text:p/>
          </table:table-cell>
          <table:table-cell table:style-name="ce595" table:formula="of:=IF(AND(NOT([Scheda.AY32]=&quot;&quot;);NOT([Scheda.AV32]=&quot;&quot;));[Scheda.AY32];&quot;&quot;)">
            <text:p/>
          </table:table-cell>
          <table:table-cell table:style-name="ce595" table:formula="of:=IF(NOT([Scheda.AJ91]=&quot;&quot;);[Scheda.AJ91];&quot;&quot;)">
            <text:p/>
          </table:table-cell>
          <table:table-cell table:style-name="ce595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4]" office:value-type="string" office:string-value="CSTO">
            <text:p>CSTO</text:p>
          </table:table-cell>
          <table:table-cell table:style-name="ce598" table:formula="of:=SUM([.M27:.R27])" office:value-type="float" office:value="0">
            <text:p>0</text:p>
          </table:table-cell>
          <table:table-cell table:style-name="ce598" table:formula="of:=SUMIF([.AS$2:.AS$63];&quot;=&quot;&amp;[.$K27];[.AT$2:.AT$63])" office:value-type="float" office:value="0">
            <text:p>0</text:p>
          </table:table-cell>
          <table:table-cell table:style-name="ce598" table:formula="of:=SUMIF([.AU$2:.AU$63];&quot;=&quot;&amp;[.$K27];[.AV$2:.AV$63])" office:value-type="float" office:value="0">
            <text:p>0</text:p>
          </table:table-cell>
          <table:table-cell table:style-name="ce598" table:formula="of:=SUMIF([.AW$2:.AW$63];&quot;=&quot;&amp;[.$K27];[.AX$2:.AX$63])" office:value-type="float" office:value="0">
            <text:p>0</text:p>
          </table:table-cell>
          <table:table-cell table:style-name="ce598" table:formula="of:=SUMIF([.AY$2:.AY$63];&quot;=&quot;&amp;[.$K27];[.AZ$2:.AZ$63])" office:value-type="float" office:value="0">
            <text:p>0</text:p>
          </table:table-cell>
          <table:table-cell table:style-name="ce598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7" table:formula="of:=VLOOKUP([Scheda.AA5];[Scheda.C6:.F11];4;0)" office:value-type="float" office:value="-0">
            <text:p>0</text:p>
          </table:table-cell>
          <table:table-cell table:number-columns-repeated="2" table:style-name="ce607" office:value-type="float" office:value="0">
            <text:p>0</text:p>
          </table:table-cell>
          <table:table-cell table:style-name="ce607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7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7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11" table:formula="of:=[.AE26]+1" office:value-type="float" office:value="26">
            <text:p>26</text:p>
          </table:table-cell>
          <table:table-cell table:style-name="ce611" table:formula="of:=[.AI27]/2" office:value-type="float" office:value="153">
            <text:p>153</text:p>
          </table:table-cell>
          <table:table-cell table:style-name="ce611" table:formula="of:=[.AJ27]/2" office:value-type="float" office:value="306.5">
            <text:p>306,5</text:p>
          </table:table-cell>
          <table:table-cell table:style-name="ce611" table:formula="of:=[.AK27]/2" office:value-type="float" office:value="460">
            <text:p>460</text:p>
          </table:table-cell>
          <table:table-cell table:style-name="ce611" table:formula="of:=ROUNDDOWN([.AK27]/3;0)" office:value-type="float" office:value="306">
            <text:p>306</text:p>
          </table:table-cell>
          <table:table-cell table:style-name="ce611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 table:number-columns-repeated="6"/>
          <table:table-cell table:formula="of:=[.AR25]+1" office:value-type="float" office:value="13">
            <text:p>13</text:p>
          </table:table-cell>
          <table:table-cell table:style-name="ce615" table:formula="of:=IF(NOT([Scheda.S90]=&quot;&quot;);[Scheda.S90];&quot;&quot;)">
            <text:p/>
          </table:table-cell>
          <table:table-cell table:style-name="ce595" table:formula="of:=IF(AND(NOT([Scheda.U90]=&quot;&quot;);NOT([Scheda.Z91]=&quot;&quot;));[Scheda.U90];&quot;&quot;)">
            <text:p/>
          </table:table-cell>
          <table:table-cell table:style-name="ce618" table:formula="of:=IF(NOT([Scheda.W90]=&quot;&quot;);[Scheda.W90];&quot;&quot;)">
            <text:p/>
          </table:table-cell>
          <table:table-cell table:style-name="ce595" table:formula="of:=IF(AND(NOT([Scheda.Y90]=&quot;&quot;);NOT([Scheda.Z91]=&quot;&quot;));[Scheda.Y90];&quot;&quot;)">
            <text:p/>
          </table:table-cell>
          <table:table-cell table:style-name="ce595" table:formula="of:=IF(NOT([Scheda.AL32]=&quot;&quot;);[Scheda.AL32];&quot;&quot;)">
            <text:p/>
          </table:table-cell>
          <table:table-cell table:style-name="ce595" table:formula="of:=IF(AND(NOT([Scheda.AN32]=&quot;&quot;);NOT([Scheda.AG32]=&quot;&quot;));[Scheda.AN32];&quot;&quot;)">
            <text:p/>
          </table:table-cell>
          <table:table-cell table:style-name="ce595" table:formula="of:=IF(NOT([Scheda.BA32]=&quot;&quot;);[Scheda.BA32];&quot;&quot;)">
            <text:p/>
          </table:table-cell>
          <table:table-cell table:style-name="ce595" table:formula="of:=IF(AND(NOT([Scheda.BC32]=&quot;&quot;);NOT([Scheda.AV32]=&quot;&quot;));[Scheda.BC32];&quot;&quot;)">
            <text:p/>
          </table:table-cell>
          <table:table-cell table:style-name="ce595" table:formula="of:=IF(NOT([Scheda.AJ92]=&quot;&quot;);[Scheda.AJ92];&quot;&quot;)">
            <text:p/>
          </table:table-cell>
          <table:table-cell table:style-name="ce595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5]" office:value-type="string" office:string-value="DIP">
            <text:p>DIP</text:p>
          </table:table-cell>
          <table:table-cell table:style-name="ce598" table:formula="of:=SUM([.M28:.R28])" office:value-type="float" office:value="0">
            <text:p>0</text:p>
          </table:table-cell>
          <table:table-cell table:style-name="ce598" table:formula="of:=SUMIF([.AS$2:.AS$63];&quot;=&quot;&amp;[.$K28];[.AT$2:.AT$63])" office:value-type="float" office:value="0">
            <text:p>0</text:p>
          </table:table-cell>
          <table:table-cell table:style-name="ce598" table:formula="of:=SUMIF([.AU$2:.AU$63];&quot;=&quot;&amp;[.$K28];[.AV$2:.AV$63])" office:value-type="float" office:value="0">
            <text:p>0</text:p>
          </table:table-cell>
          <table:table-cell table:style-name="ce598" table:formula="of:=SUMIF([.AW$2:.AW$63];&quot;=&quot;&amp;[.$K28];[.AX$2:.AX$63])" office:value-type="float" office:value="0">
            <text:p>0</text:p>
          </table:table-cell>
          <table:table-cell table:style-name="ce598" table:formula="of:=SUMIF([.AY$2:.AY$63];&quot;=&quot;&amp;[.$K28];[.AZ$2:.AZ$63])" office:value-type="float" office:value="0">
            <text:p>0</text:p>
          </table:table-cell>
          <table:table-cell table:style-name="ce598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Lc Incantat</text:p>
          </table:table-cell>
          <table:table-cell table:style-name="ce607" table:formula="of:=[.X27]+1" office:value-type="float" office:value="1">
            <text:p>1</text:p>
          </table:table-cell>
          <table:table-cell table:style-name="ce607" table:formula="of:=MAX(0;ROUNDDOWN((4+[.$W$27]-[.X28])/4;0))" office:value-type="float" office:value="0">
            <text:p>0</text:p>
          </table:table-cell>
          <table:table-cell table:style-name="ce607" table:formula="of:=IF(([.$W$29]+1)/2&gt;=[.$X28];MAX(0;ROUND([.$W$27]*([.$W$29]-[.Z39])/(20-[.Z39])*0.85/([.$X28]+1);0));0)" office:value-type="float" office:value="-0">
            <text:p>0</text:p>
          </table:table-cell>
          <table:table-cell table:style-name="ce607" table:formula="of:=IF(([.$W$29]+1)/2&gt;=[.$X28];MAX(0;ROUND([.$W$27]*([.$W$29]-[.AA39])/(20-[.AA39])*0.85/([.$X28]+1);0));0)" office:value-type="float" office:value="-0">
            <text:p>0</text:p>
          </table:table-cell>
          <table:table-cell table:style-name="ce607" table:formula="of:=IF(([.$W$29]+1)/2&gt;=[.$X28];MAX(0;ROUND([.$W$27]*([.$W$29]-[.AB39])/(20-[.AB39])/([.$X28]+1);0));0)" office:value-type="float" office:value="-0">
            <text:p>0</text:p>
          </table:table-cell>
          <table:table-cell table:number-columns-repeated="2"/>
          <table:table-cell table:style-name="ce611" table:formula="of:=[.AE27]+1" office:value-type="float" office:value="27">
            <text:p>27</text:p>
          </table:table-cell>
          <table:table-cell table:style-name="ce611" table:formula="of:=[.AI28]/2" office:value-type="float" office:value="173">
            <text:p>173</text:p>
          </table:table-cell>
          <table:table-cell table:style-name="ce611" table:formula="of:=[.AJ28]/2" office:value-type="float" office:value="346.5">
            <text:p>346,5</text:p>
          </table:table-cell>
          <table:table-cell table:style-name="ce611" table:formula="of:=[.AK28]/2" office:value-type="float" office:value="520">
            <text:p>520</text:p>
          </table:table-cell>
          <table:table-cell table:style-name="ce611" table:formula="of:=ROUNDDOWN([.AK28]/3;0)" office:value-type="float" office:value="346">
            <text:p>346</text:p>
          </table:table-cell>
          <table:table-cell table:style-name="ce611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number-columns-repeated="6"/>
          <table:table-cell table:formula="of:=[.AR26]+1" office:value-type="float" office:value="14">
            <text:p>14</text:p>
          </table:table-cell>
          <table:table-cell table:style-name="ce615" table:formula="of:=IF(NOT([Scheda.F92]=&quot;&quot;);[Scheda.F92];&quot;&quot;)">
            <text:p/>
          </table:table-cell>
          <table:table-cell table:style-name="ce595" table:formula="of:=IF(AND(NOT([Scheda.H92]=&quot;&quot;);NOT([Scheda.M93]=&quot;&quot;));[Scheda.H92];&quot;&quot;)">
            <text:p/>
          </table:table-cell>
          <table:table-cell table:style-name="ce618" table:formula="of:=IF(NOT([Scheda.J92]=&quot;&quot;);[Scheda.J92];&quot;&quot;)">
            <text:p/>
          </table:table-cell>
          <table:table-cell table:style-name="ce595" table:formula="of:=IF(AND(NOT([Scheda.L92]=&quot;&quot;);NOT([Scheda.M93]=&quot;&quot;));[Scheda.L92];&quot;&quot;)">
            <text:p/>
          </table:table-cell>
          <table:table-cell table:style-name="ce595" table:formula="of:=IF(NOT([Scheda.AH34]=&quot;&quot;);[Scheda.AH34];&quot;&quot;)">
            <text:p/>
          </table:table-cell>
          <table:table-cell table:style-name="ce595" table:formula="of:=IF(AND(NOT([Scheda.AJ34]=&quot;&quot;);NOT([Scheda.AG34]=&quot;&quot;));[Scheda.AJ34];&quot;&quot;)">
            <text:p/>
          </table:table-cell>
          <table:table-cell table:style-name="ce595" table:formula="of:=IF(NOT([Scheda.AW34]=&quot;&quot;);[Scheda.AW34];&quot;&quot;)">
            <text:p/>
          </table:table-cell>
          <table:table-cell table:style-name="ce595" table:formula="of:=IF(AND(NOT([Scheda.AY34]=&quot;&quot;);NOT([Scheda.AV34]=&quot;&quot;));[Scheda.AY34];&quot;&quot;)">
            <text:p/>
          </table:table-cell>
          <table:table-cell table:style-name="ce595" table:formula="of:=IF(NOT([Scheda.AJ93]=&quot;&quot;);[Scheda.AJ93];&quot;&quot;)">
            <text:p/>
          </table:table-cell>
          <table:table-cell table:style-name="ce595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6]" office:value-type="string" office:string-value="DCON">
            <text:p>DCON</text:p>
          </table:table-cell>
          <table:table-cell table:style-name="ce598" table:formula="of:=SUM([.M29:.R29])" office:value-type="float" office:value="0">
            <text:p>0</text:p>
          </table:table-cell>
          <table:table-cell table:style-name="ce598" table:formula="of:=SUMIF([.AS$2:.AS$63];&quot;=&quot;&amp;[.$K29];[.AT$2:.AT$63])" office:value-type="float" office:value="0">
            <text:p>0</text:p>
          </table:table-cell>
          <table:table-cell table:style-name="ce598" table:formula="of:=SUMIF([.AU$2:.AU$63];&quot;=&quot;&amp;[.$K29];[.AV$2:.AV$63])" office:value-type="float" office:value="0">
            <text:p>0</text:p>
          </table:table-cell>
          <table:table-cell table:style-name="ce598" table:formula="of:=SUMIF([.AW$2:.AW$63];&quot;=&quot;&amp;[.$K29];[.AX$2:.AX$63])" office:value-type="float" office:value="0">
            <text:p>0</text:p>
          </table:table-cell>
          <table:table-cell table:style-name="ce598" table:formula="of:=SUMIF([.AY$2:.AY$63];&quot;=&quot;&amp;[.$K29];[.AZ$2:.AZ$63])" office:value-type="float" office:value="0">
            <text:p>0</text:p>
          </table:table-cell>
          <table:table-cell table:style-name="ce598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7" table:formula="of:=MIN(20;[Scheda.AB5])" office:value-type="float" office:value="20">
            <text:p>20</text:p>
          </table:table-cell>
          <table:table-cell table:style-name="ce607" table:formula="of:=[.X28]+1" office:value-type="float" office:value="2">
            <text:p>2</text:p>
          </table:table-cell>
          <table:table-cell table:style-name="ce607" table:formula="of:=MAX(0;ROUNDDOWN((4+[.$W$27]-[.X29])/4;0))" office:value-type="float" office:value="0">
            <text:p>0</text:p>
          </table:table-cell>
          <table:table-cell table:style-name="ce607" table:formula="of:=IF(([.$W$29]+1)/2&gt;=[.$X29];MAX(0;ROUND([.$W$27]*([.$W$29]-[.Z40])/(20-[.Z40])*0.85/([.$X29]+1);0));0)" office:value-type="float" office:value="-0">
            <text:p>0</text:p>
          </table:table-cell>
          <table:table-cell table:style-name="ce607" table:formula="of:=IF(([.$W$29]+1)/2&gt;=[.$X29];MAX(0;ROUND([.$W$27]*([.$W$29]-[.AA40])/(20-[.AA40])*0.85/([.$X29]+1);0));0)" office:value-type="float" office:value="-0">
            <text:p>0</text:p>
          </table:table-cell>
          <table:table-cell table:style-name="ce607" table:formula="of:=IF(([.$W$29]+1)/2&gt;=[.$X29];MAX(0;ROUND([.$W$27]*([.$W$29]-[.AB40])/(20-[.AB40])/([.$X29]+1);0));0)" office:value-type="float" office:value="-0">
            <text:p>0</text:p>
          </table:table-cell>
          <table:table-cell table:number-columns-repeated="2"/>
          <table:table-cell table:style-name="ce611" table:formula="of:=[.AE28]+1" office:value-type="float" office:value="28">
            <text:p>28</text:p>
          </table:table-cell>
          <table:table-cell table:style-name="ce611" table:formula="of:=[.AI29]/2" office:value-type="float" office:value="200">
            <text:p>200</text:p>
          </table:table-cell>
          <table:table-cell table:style-name="ce611" table:formula="of:=[.AJ29]/2" office:value-type="float" office:value="400">
            <text:p>400</text:p>
          </table:table-cell>
          <table:table-cell table:style-name="ce611" table:formula="of:=[.AK29]/2" office:value-type="float" office:value="600">
            <text:p>600</text:p>
          </table:table-cell>
          <table:table-cell table:style-name="ce611" table:formula="of:=ROUNDDOWN([.AK29]/3;0)" office:value-type="float" office:value="400">
            <text:p>400</text:p>
          </table:table-cell>
          <table:table-cell table:style-name="ce611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number-columns-repeated="6"/>
          <table:table-cell table:formula="of:=[.AR27]+1" office:value-type="float" office:value="14">
            <text:p>14</text:p>
          </table:table-cell>
          <table:table-cell table:style-name="ce615" table:formula="of:=IF(NOT([Scheda.S92]=&quot;&quot;);[Scheda.S92];&quot;&quot;)">
            <text:p/>
          </table:table-cell>
          <table:table-cell table:style-name="ce595" table:formula="of:=IF(AND(NOT([Scheda.U92]=&quot;&quot;);NOT([Scheda.Z93]=&quot;&quot;));[Scheda.U92];&quot;&quot;)">
            <text:p/>
          </table:table-cell>
          <table:table-cell table:style-name="ce618" table:formula="of:=IF(NOT([Scheda.W92]=&quot;&quot;);[Scheda.W92];&quot;&quot;)">
            <text:p/>
          </table:table-cell>
          <table:table-cell table:style-name="ce595" table:formula="of:=IF(AND(NOT([Scheda.Y92]=&quot;&quot;);NOT([Scheda.Z93]=&quot;&quot;));[Scheda.Y92];&quot;&quot;)">
            <text:p/>
          </table:table-cell>
          <table:table-cell table:style-name="ce595" table:formula="of:=IF(NOT([Scheda.AL34]=&quot;&quot;);[Scheda.AL34];&quot;&quot;)">
            <text:p/>
          </table:table-cell>
          <table:table-cell table:style-name="ce595" table:formula="of:=IF(AND(NOT([Scheda.AN34]=&quot;&quot;);NOT([Scheda.AG34]=&quot;&quot;));[Scheda.AN34];&quot;&quot;)">
            <text:p/>
          </table:table-cell>
          <table:table-cell table:style-name="ce595" table:formula="of:=IF(NOT([Scheda.BA34]=&quot;&quot;);[Scheda.BA34];&quot;&quot;)">
            <text:p/>
          </table:table-cell>
          <table:table-cell table:style-name="ce595" table:formula="of:=IF(AND(NOT([Scheda.BC34]=&quot;&quot;);NOT([Scheda.AV34]=&quot;&quot;));[Scheda.BC34];&quot;&quot;)">
            <text:p/>
          </table:table-cell>
          <table:table-cell table:style-name="ce595" table:formula="of:=IF(NOT([Scheda.AJ94]=&quot;&quot;);[Scheda.AJ94];&quot;&quot;)">
            <text:p/>
          </table:table-cell>
          <table:table-cell table:style-name="ce595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7]" office:value-type="string" office:string-value="FUR">
            <text:p>FUR</text:p>
          </table:table-cell>
          <table:table-cell table:style-name="ce598" table:formula="of:=SUM([.M30:.R30])" office:value-type="float" office:value="0">
            <text:p>0</text:p>
          </table:table-cell>
          <table:table-cell table:style-name="ce598" table:formula="of:=SUMIF([.AS$2:.AS$63];&quot;=&quot;&amp;[.$K30];[.AT$2:.AT$63])" office:value-type="float" office:value="0">
            <text:p>0</text:p>
          </table:table-cell>
          <table:table-cell table:style-name="ce598" table:formula="of:=SUMIF([.AU$2:.AU$63];&quot;=&quot;&amp;[.$K30];[.AV$2:.AV$63])" office:value-type="float" office:value="0">
            <text:p>0</text:p>
          </table:table-cell>
          <table:table-cell table:style-name="ce598" table:formula="of:=SUMIF([.AW$2:.AW$63];&quot;=&quot;&amp;[.$K30];[.AX$2:.AX$63])" office:value-type="float" office:value="0">
            <text:p>0</text:p>
          </table:table-cell>
          <table:table-cell table:style-name="ce598" table:formula="of:=SUMIF([.AY$2:.AY$63];&quot;=&quot;&amp;[.$K30];[.AZ$2:.AZ$63])" office:value-type="float" office:value="0">
            <text:p>0</text:p>
          </table:table-cell>
          <table:table-cell table:style-name="ce598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7" table:formula="of:=[.X29]+1" office:value-type="float" office:value="3">
            <text:p>3</text:p>
          </table:table-cell>
          <table:table-cell table:style-name="ce607" table:formula="of:=MAX(0;ROUNDDOWN((4+[.$W$27]-[.X30])/4;0))" office:value-type="float" office:value="0">
            <text:p>0</text:p>
          </table:table-cell>
          <table:table-cell table:style-name="ce607" table:formula="of:=IF(([.$W$29]+1)/2&gt;=[.$X30];MAX(0;ROUND([.$W$27]*([.$W$29]-[.Z41])/(20-[.Z41])*0.85/([.$X30]+1);0));0)" office:value-type="float" office:value="-0">
            <text:p>0</text:p>
          </table:table-cell>
          <table:table-cell table:style-name="ce607" table:formula="of:=IF(([.$W$29]+1)/2&gt;=[.$X30];MAX(0;ROUND([.$W$27]*([.$W$29]-[.AA41])/(20-[.AA41])*0.85/([.$X30]+1);0));0)" office:value-type="float" office:value="-0">
            <text:p>0</text:p>
          </table:table-cell>
          <table:table-cell table:style-name="ce607" table:formula="of:=IF(([.$W$29]+1)/2&gt;=[.$X30];MAX(0;ROUND([.$W$27]*([.$W$29]-[.AB41])/(20-[.AB41])/([.$X30]+1);0));0)" office:value-type="float" office:value="-0">
            <text:p>0</text:p>
          </table:table-cell>
          <table:table-cell table:number-columns-repeated="2"/>
          <table:table-cell table:style-name="ce611" table:formula="of:=[.AE29]+1" office:value-type="float" office:value="29">
            <text:p>29</text:p>
          </table:table-cell>
          <table:table-cell table:style-name="ce611" table:formula="of:=[.AI30]/2" office:value-type="float" office:value="233">
            <text:p>233</text:p>
          </table:table-cell>
          <table:table-cell table:style-name="ce611" table:formula="of:=[.AJ30]/2" office:value-type="float" office:value="466.5">
            <text:p>466,5</text:p>
          </table:table-cell>
          <table:table-cell table:style-name="ce611" table:formula="of:=[.AK30]/2" office:value-type="float" office:value="700">
            <text:p>700</text:p>
          </table:table-cell>
          <table:table-cell table:style-name="ce611" table:formula="of:=ROUNDDOWN([.AK30]/3;0)" office:value-type="float" office:value="466">
            <text:p>466</text:p>
          </table:table-cell>
          <table:table-cell table:style-name="ce611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5" table:formula="of:=IF(NOT([Scheda.F94]=&quot;&quot;);[Scheda.F94];&quot;&quot;)">
            <text:p/>
          </table:table-cell>
          <table:table-cell table:style-name="ce595" table:formula="of:=IF(AND(NOT([Scheda.H94]=&quot;&quot;);NOT([Scheda.M95]=&quot;&quot;));[Scheda.H94];&quot;&quot;)">
            <text:p/>
          </table:table-cell>
          <table:table-cell table:style-name="ce618" table:formula="of:=IF(NOT([Scheda.J94]=&quot;&quot;);[Scheda.J94];&quot;&quot;)">
            <text:p/>
          </table:table-cell>
          <table:table-cell table:style-name="ce595" table:formula="of:=IF(AND(NOT([Scheda.L94]=&quot;&quot;);NOT([Scheda.M95]=&quot;&quot;));[Scheda.L94];&quot;&quot;)">
            <text:p/>
          </table:table-cell>
          <table:table-cell table:style-name="ce595" table:formula="of:=IF(NOT([Scheda.AH36]=&quot;&quot;);[Scheda.AH36];&quot;&quot;)">
            <text:p/>
          </table:table-cell>
          <table:table-cell table:style-name="ce595" table:formula="of:=IF(AND(NOT([Scheda.AJ36]=&quot;&quot;);NOT([Scheda.AG36]=&quot;&quot;));[Scheda.AJ36];&quot;&quot;)">
            <text:p/>
          </table:table-cell>
          <table:table-cell table:style-name="ce595" table:formula="of:=IF(NOT([Scheda.AW36]=&quot;&quot;);[Scheda.AW36];&quot;&quot;)">
            <text:p/>
          </table:table-cell>
          <table:table-cell table:style-name="ce595" table:formula="of:=IF(AND(NOT([Scheda.AY36]=&quot;&quot;);NOT([Scheda.AV36]=&quot;&quot;));[Scheda.AY36];&quot;&quot;)">
            <text:p/>
          </table:table-cell>
          <table:table-cell table:style-name="ce595" table:formula="of:=IF(NOT([Scheda.AJ95]=&quot;&quot;);[Scheda.AJ95];&quot;&quot;)">
            <text:p/>
          </table:table-cell>
          <table:table-cell table:style-name="ce595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8]" office:value-type="string" office:string-value="GUA">
            <text:p>GUA</text:p>
          </table:table-cell>
          <table:table-cell table:style-name="ce598" table:formula="of:=SUM([.M31:.R31])" office:value-type="float" office:value="0">
            <text:p>0</text:p>
          </table:table-cell>
          <table:table-cell table:style-name="ce598" table:formula="of:=SUMIF([.AS$2:.AS$63];&quot;=&quot;&amp;[.$K31];[.AT$2:.AT$63])" office:value-type="float" office:value="0">
            <text:p>0</text:p>
          </table:table-cell>
          <table:table-cell table:style-name="ce598" table:formula="of:=SUMIF([.AU$2:.AU$63];&quot;=&quot;&amp;[.$K31];[.AV$2:.AV$63])" office:value-type="float" office:value="0">
            <text:p>0</text:p>
          </table:table-cell>
          <table:table-cell table:style-name="ce598" table:formula="of:=SUMIF([.AW$2:.AW$63];&quot;=&quot;&amp;[.$K31];[.AX$2:.AX$63])" office:value-type="float" office:value="0">
            <text:p>0</text:p>
          </table:table-cell>
          <table:table-cell table:style-name="ce598" table:formula="of:=SUMIF([.AY$2:.AY$63];&quot;=&quot;&amp;[.$K31];[.AZ$2:.AZ$63])" office:value-type="float" office:value="0">
            <text:p>0</text:p>
          </table:table-cell>
          <table:table-cell table:style-name="ce598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7" table:formula="of:=[.X30]+1" office:value-type="float" office:value="4">
            <text:p>4</text:p>
          </table:table-cell>
          <table:table-cell table:style-name="ce607" table:formula="of:=MAX(0;ROUNDDOWN((4+[.$W$27]-[.X31])/4;0))" office:value-type="float" office:value="0">
            <text:p>0</text:p>
          </table:table-cell>
          <table:table-cell table:style-name="ce607" table:formula="of:=IF(([.$W$29]+1)/2&gt;=[.$X31];MAX(0;ROUND([.$W$27]*([.$W$29]-[.Z42])/(20-[.Z42])*0.85/([.$X31]+1);0));0)" office:value-type="float" office:value="-0">
            <text:p>0</text:p>
          </table:table-cell>
          <table:table-cell table:style-name="ce607" table:formula="of:=IF(([.$W$29]+1)/2&gt;=[.$X31];MAX(0;ROUND([.$W$27]*([.$W$29]-[.AA42])/(20-[.AA42])*0.85/([.$X31]+1);0));0)" office:value-type="float" office:value="-0">
            <text:p>0</text:p>
          </table:table-cell>
          <table:table-cell table:style-name="ce607" table:formula="of:=IF(([.$W$29]+1)/2&gt;=[.$X31];MAX(0;ROUND([.$W$27]*([.$W$29]-[.AB42])/(20-[.AB42])/([.$X31]+1);0));0)" office:value-type="float" office:value="-0">
            <text:p>0</text:p>
          </table:table-cell>
          <table:table-cell table:number-columns-repeated="2"/>
          <table:table-cell table:style-name="ce612" table:formula="of:=[.AE30]+1" office:value-type="float" office:value="30">
            <text:p>30</text:p>
          </table:table-cell>
          <table:table-cell table:style-name="ce612" table:formula="of:=[.AI31]/2" office:value-type="float" office:value="266.5">
            <text:p>266,5</text:p>
          </table:table-cell>
          <table:table-cell table:style-name="ce612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2" table:formula="of:=ROUNDDOWN([.AK31]/3;0)" office:value-type="float" office:value="533">
            <text:p>533</text:p>
          </table:table-cell>
          <table:table-cell table:style-name="ce596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5" table:formula="of:=IF(NOT([Scheda.S94]=&quot;&quot;);[Scheda.S94];&quot;&quot;)">
            <text:p/>
          </table:table-cell>
          <table:table-cell table:style-name="ce595" table:formula="of:=IF(AND(NOT([Scheda.U94]=&quot;&quot;);NOT([Scheda.Z95]=&quot;&quot;));[Scheda.U94];&quot;&quot;)">
            <text:p/>
          </table:table-cell>
          <table:table-cell table:style-name="ce618" table:formula="of:=IF(NOT([Scheda.W94]=&quot;&quot;);[Scheda.W94];&quot;&quot;)">
            <text:p/>
          </table:table-cell>
          <table:table-cell table:style-name="ce595" table:formula="of:=IF(AND(NOT([Scheda.Y94]=&quot;&quot;);NOT([Scheda.Z95]=&quot;&quot;));[Scheda.Y94];&quot;&quot;)">
            <text:p/>
          </table:table-cell>
          <table:table-cell table:style-name="ce595" table:formula="of:=IF(NOT([Scheda.AL36]=&quot;&quot;);[Scheda.AL36];&quot;&quot;)">
            <text:p/>
          </table:table-cell>
          <table:table-cell table:style-name="ce595" table:formula="of:=IF(AND(NOT([Scheda.AN36]=&quot;&quot;);NOT([Scheda.AG36]=&quot;&quot;));[Scheda.AN36];&quot;&quot;)">
            <text:p/>
          </table:table-cell>
          <table:table-cell table:style-name="ce595" table:formula="of:=IF(NOT([Scheda.BA36]=&quot;&quot;);[Scheda.BA36];&quot;&quot;)">
            <text:p/>
          </table:table-cell>
          <table:table-cell table:style-name="ce595" table:formula="of:=IF(AND(NOT([Scheda.BC36]=&quot;&quot;);NOT([Scheda.AV36]=&quot;&quot;));[Scheda.BC36];&quot;&quot;)">
            <text:p/>
          </table:table-cell>
          <table:table-cell table:style-name="ce595" table:formula="of:=IF(NOT([Scheda.AJ96]=&quot;&quot;);[Scheda.AJ96];&quot;&quot;)">
            <text:p/>
          </table:table-cell>
          <table:table-cell table:style-name="ce595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39]" office:value-type="string" office:string-value="ITM">
            <text:p>ITM</text:p>
          </table:table-cell>
          <table:table-cell table:style-name="ce598" table:formula="of:=SUM([.M32:.R32])" office:value-type="float" office:value="0">
            <text:p>0</text:p>
          </table:table-cell>
          <table:table-cell table:style-name="ce598" table:formula="of:=SUMIF([.AS$2:.AS$63];&quot;=&quot;&amp;[.$K32];[.AT$2:.AT$63])" office:value-type="float" office:value="0">
            <text:p>0</text:p>
          </table:table-cell>
          <table:table-cell table:style-name="ce598" table:formula="of:=SUMIF([.AU$2:.AU$63];&quot;=&quot;&amp;[.$K32];[.AV$2:.AV$63])" office:value-type="float" office:value="0">
            <text:p>0</text:p>
          </table:table-cell>
          <table:table-cell table:style-name="ce598" table:formula="of:=SUMIF([.AW$2:.AW$63];&quot;=&quot;&amp;[.$K32];[.AX$2:.AX$63])" office:value-type="float" office:value="0">
            <text:p>0</text:p>
          </table:table-cell>
          <table:table-cell table:style-name="ce598" table:formula="of:=SUMIF([.AY$2:.AY$63];&quot;=&quot;&amp;[.$K32];[.AZ$2:.AZ$63])" office:value-type="float" office:value="0">
            <text:p>0</text:p>
          </table:table-cell>
          <table:table-cell table:style-name="ce598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7" table:formula="of:=[.X31]+1" office:value-type="float" office:value="5">
            <text:p>5</text:p>
          </table:table-cell>
          <table:table-cell table:style-name="ce607" table:formula="of:=MAX(0;ROUNDDOWN((4+[.$W$27]-[.X32])/4;0))" office:value-type="float" office:value="-0">
            <text:p>0</text:p>
          </table:table-cell>
          <table:table-cell/>
          <table:table-cell table:style-name="ce607" table:formula="of:=IF(([.$W$29]+1)/2&gt;=[.$X32];MAX(0;ROUND([.$W$27]*([.$W$29]-[.AA43])/(20-[.AA43])*0.85/([.$X32]+1);0));0)" office:value-type="float" office:value="-0">
            <text:p>0</text:p>
          </table:table-cell>
          <table:table-cell table:style-name="ce607" table:formula="of:=IF(([.$W$29]+1)/2&gt;=[.$X32];MAX(0;ROUND([.$W$27]*([.$W$29]-[.AB43])/(20-[.AB43])/([.$X32]+1);0));0)" office:value-type="float" office:value="-0">
            <text:p>0</text:p>
          </table:table-cell>
          <table:table-cell table:number-columns-repeated="2"/>
          <table:table-cell table:style-name="ce612" table:formula="of:=[.AE31]+1" office:value-type="float" office:value="31">
            <text:p>31</text:p>
          </table:table-cell>
          <table:table-cell table:style-name="ce612" table:formula="of:=[.AI32]/2" office:value-type="float" office:value="306.5">
            <text:p>306,5</text:p>
          </table:table-cell>
          <table:table-cell table:style-name="ce612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2" table:formula="of:=ROUNDDOWN([.AK32]/3;0)" office:value-type="float" office:value="613">
            <text:p>613</text:p>
          </table:table-cell>
          <table:table-cell table:style-name="ce596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5" table:formula="of:=IF(NOT([Scheda.F96]=&quot;&quot;);[Scheda.F96];&quot;&quot;)">
            <text:p/>
          </table:table-cell>
          <table:table-cell table:style-name="ce595" table:formula="of:=IF(AND(NOT([Scheda.H96]=&quot;&quot;);NOT([Scheda.M97]=&quot;&quot;));[Scheda.H96];&quot;&quot;)">
            <text:p/>
          </table:table-cell>
          <table:table-cell table:style-name="ce618" table:formula="of:=IF(NOT([Scheda.J96]=&quot;&quot;);[Scheda.J96];&quot;&quot;)">
            <text:p/>
          </table:table-cell>
          <table:table-cell table:style-name="ce595" table:formula="of:=IF(AND(NOT([Scheda.L96]=&quot;&quot;);NOT([Scheda.M97]=&quot;&quot;));[Scheda.L96];&quot;&quot;)">
            <text:p/>
          </table:table-cell>
          <table:table-cell table:style-name="ce595" table:formula="of:=IF(NOT([Scheda.AH38]=&quot;&quot;);[Scheda.AH38];&quot;&quot;)">
            <text:p/>
          </table:table-cell>
          <table:table-cell table:style-name="ce595" table:formula="of:=IF(AND(NOT([Scheda.AJ38]=&quot;&quot;);NOT([Scheda.AG38]=&quot;&quot;));[Scheda.AJ38];&quot;&quot;)">
            <text:p/>
          </table:table-cell>
          <table:table-cell table:style-name="ce595" table:formula="of:=IF(NOT([Scheda.AW38]=&quot;&quot;);[Scheda.AW38];&quot;&quot;)">
            <text:p/>
          </table:table-cell>
          <table:table-cell table:style-name="ce595" table:formula="of:=IF(AND(NOT([Scheda.AY38]=&quot;&quot;);NOT([Scheda.AV38]=&quot;&quot;));[Scheda.AY38];&quot;&quot;)">
            <text:p/>
          </table:table-cell>
          <table:table-cell table:style-name="ce595" table:formula="of:=IF(NOT([Scheda.AJ97]=&quot;&quot;);[Scheda.AJ97];&quot;&quot;)">
            <text:p/>
          </table:table-cell>
          <table:table-cell table:style-name="ce595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0]" office:value-type="string" office:string-value="INTU">
            <text:p>INTU</text:p>
          </table:table-cell>
          <table:table-cell table:style-name="ce598" table:formula="of:=SUM([.M33:.R33])" office:value-type="float" office:value="0">
            <text:p>0</text:p>
          </table:table-cell>
          <table:table-cell table:style-name="ce598" table:formula="of:=SUMIF([.AS$2:.AS$63];&quot;=&quot;&amp;[.$K33];[.AT$2:.AT$63])" office:value-type="float" office:value="0">
            <text:p>0</text:p>
          </table:table-cell>
          <table:table-cell table:style-name="ce598" table:formula="of:=SUMIF([.AU$2:.AU$63];&quot;=&quot;&amp;[.$K33];[.AV$2:.AV$63])" office:value-type="float" office:value="0">
            <text:p>0</text:p>
          </table:table-cell>
          <table:table-cell table:style-name="ce598" table:formula="of:=SUMIF([.AW$2:.AW$63];&quot;=&quot;&amp;[.$K33];[.AX$2:.AX$63])" office:value-type="float" office:value="0">
            <text:p>0</text:p>
          </table:table-cell>
          <table:table-cell table:style-name="ce598" table:formula="of:=SUMIF([.AY$2:.AY$63];&quot;=&quot;&amp;[.$K33];[.AZ$2:.AZ$63])" office:value-type="float" office:value="0">
            <text:p>0</text:p>
          </table:table-cell>
          <table:table-cell table:style-name="ce598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7" table:formula="of:=[.X32]+1" office:value-type="float" office:value="6">
            <text:p>6</text:p>
          </table:table-cell>
          <table:table-cell table:style-name="ce607" table:formula="of:=MAX(0;ROUNDDOWN((4+[.$W$27]-[.X33])/4;0))" office:value-type="float" office:value="-0">
            <text:p>0</text:p>
          </table:table-cell>
          <table:table-cell/>
          <table:table-cell table:style-name="ce607" table:formula="of:=IF(([.$W$29]+1)/2&gt;=[.$X33];MAX(0;ROUND([.$W$27]*([.$W$29]-[.AA44])/(20-[.AA44])*0.85/([.$X33]+1);0));0)" office:value-type="float" office:value="-0">
            <text:p>0</text:p>
          </table:table-cell>
          <table:table-cell table:style-name="ce607" table:formula="of:=IF(([.$W$29]+1)/2&gt;=[.$X33];MAX(0;ROUND([.$W$27]*([.$W$29]-[.AB44])/(20-[.AB44])/([.$X33]+1);0));0)" office:value-type="float" office:value="-0">
            <text:p>0</text:p>
          </table:table-cell>
          <table:table-cell table:number-columns-repeated="2"/>
          <table:table-cell table:style-name="ce612" table:formula="of:=[.AE32]+1" office:value-type="float" office:value="32">
            <text:p>32</text:p>
          </table:table-cell>
          <table:table-cell table:style-name="ce612" table:formula="of:=[.AI33]/2" office:value-type="float" office:value="346.5">
            <text:p>346,5</text:p>
          </table:table-cell>
          <table:table-cell table:style-name="ce612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2" table:formula="of:=ROUNDDOWN([.AK33]/3;0)" office:value-type="float" office:value="693">
            <text:p>693</text:p>
          </table:table-cell>
          <table:table-cell table:style-name="ce596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5" table:formula="of:=IF(NOT([Scheda.S96]=&quot;&quot;);[Scheda.S96];&quot;&quot;)">
            <text:p/>
          </table:table-cell>
          <table:table-cell table:style-name="ce595" table:formula="of:=IF(AND(NOT([Scheda.U96]=&quot;&quot;);NOT([Scheda.Z97]=&quot;&quot;));[Scheda.U96];&quot;&quot;)">
            <text:p/>
          </table:table-cell>
          <table:table-cell table:style-name="ce618" table:formula="of:=IF(NOT([Scheda.W96]=&quot;&quot;);[Scheda.W96];&quot;&quot;)">
            <text:p/>
          </table:table-cell>
          <table:table-cell table:style-name="ce595" table:formula="of:=IF(AND(NOT([Scheda.Y96]=&quot;&quot;);NOT([Scheda.Z97]=&quot;&quot;));[Scheda.Y96];&quot;&quot;)">
            <text:p/>
          </table:table-cell>
          <table:table-cell table:style-name="ce595" table:formula="of:=IF(NOT([Scheda.AL38]=&quot;&quot;);[Scheda.AL38];&quot;&quot;)">
            <text:p/>
          </table:table-cell>
          <table:table-cell table:style-name="ce595" table:formula="of:=IF(AND(NOT([Scheda.AN38]=&quot;&quot;);NOT([Scheda.AG38]=&quot;&quot;));[Scheda.AN38];&quot;&quot;)">
            <text:p/>
          </table:table-cell>
          <table:table-cell table:style-name="ce595" table:formula="of:=IF(NOT([Scheda.BA38]=&quot;&quot;);[Scheda.BA38];&quot;&quot;)">
            <text:p/>
          </table:table-cell>
          <table:table-cell table:style-name="ce595" table:formula="of:=IF(AND(NOT([Scheda.BC38]=&quot;&quot;);NOT([Scheda.AV38]=&quot;&quot;));[Scheda.BC38];&quot;&quot;)">
            <text:p/>
          </table:table-cell>
          <table:table-cell table:style-name="ce595" table:formula="of:=IF(NOT([Scheda.AJ98]=&quot;&quot;);[Scheda.AJ98];&quot;&quot;)">
            <text:p/>
          </table:table-cell>
          <table:table-cell table:style-name="ce595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1]" office:value-type="string" office:string-value="INT1">
            <text:p>INT1</text:p>
          </table:table-cell>
          <table:table-cell table:style-name="ce598" table:formula="of:=SUM([.M34:.R34])" office:value-type="float" office:value="0">
            <text:p>0</text:p>
          </table:table-cell>
          <table:table-cell table:style-name="ce598" table:formula="of:=SUMIF([.AS$2:.AS$63];&quot;=&quot;&amp;[.$K34];[.AT$2:.AT$63])" office:value-type="float" office:value="0">
            <text:p>0</text:p>
          </table:table-cell>
          <table:table-cell table:style-name="ce598" table:formula="of:=SUMIF([.AU$2:.AU$63];&quot;=&quot;&amp;[.$K34];[.AV$2:.AV$63])" office:value-type="float" office:value="0">
            <text:p>0</text:p>
          </table:table-cell>
          <table:table-cell table:style-name="ce598" table:formula="of:=SUMIF([.AW$2:.AW$63];&quot;=&quot;&amp;[.$K34];[.AX$2:.AX$63])" office:value-type="float" office:value="0">
            <text:p>0</text:p>
          </table:table-cell>
          <table:table-cell table:style-name="ce598" table:formula="of:=SUMIF([.AY$2:.AY$63];&quot;=&quot;&amp;[.$K34];[.AZ$2:.AZ$63])" office:value-type="float" office:value="0">
            <text:p>0</text:p>
          </table:table-cell>
          <table:table-cell table:style-name="ce598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7" table:formula="of:=[.X33]+1" office:value-type="float" office:value="7">
            <text:p>7</text:p>
          </table:table-cell>
          <table:table-cell table:style-name="ce607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7" table:formula="of:=IF(([.$W$29]+1)/2&gt;=[.$X34];MAX(0;ROUND([.$W$27]*([.$W$29]-[.AB45])/(20-[.AB45])/([.$X34]+1);0));0)" office:value-type="float" office:value="-0">
            <text:p>0</text:p>
          </table:table-cell>
          <table:table-cell table:number-columns-repeated="2"/>
          <table:table-cell table:style-name="ce612" table:formula="of:=[.AE33]+1" office:value-type="float" office:value="33">
            <text:p>33</text:p>
          </table:table-cell>
          <table:table-cell table:style-name="ce612" table:formula="of:=[.AI34]/2" office:value-type="float" office:value="400">
            <text:p>400</text:p>
          </table:table-cell>
          <table:table-cell table:style-name="ce612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2" table:formula="of:=ROUNDDOWN([.AK34]/3;0)" office:value-type="float" office:value="800">
            <text:p>800</text:p>
          </table:table-cell>
          <table:table-cell table:style-name="ce596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5" table:formula="of:=IF(NOT([Scheda.F98]=&quot;&quot;);[Scheda.F98];&quot;&quot;)">
            <text:p/>
          </table:table-cell>
          <table:table-cell table:style-name="ce595" table:formula="of:=IF(AND(NOT([Scheda.H98]=&quot;&quot;);NOT([Scheda.M99]=&quot;&quot;));[Scheda.H98];&quot;&quot;)">
            <text:p/>
          </table:table-cell>
          <table:table-cell table:style-name="ce618" table:formula="of:=IF(NOT([Scheda.J98]=&quot;&quot;);[Scheda.J98];&quot;&quot;)">
            <text:p/>
          </table:table-cell>
          <table:table-cell table:style-name="ce595" table:formula="of:=IF(AND(NOT([Scheda.L98]=&quot;&quot;);NOT([Scheda.M99]=&quot;&quot;));[Scheda.L98];&quot;&quot;)">
            <text:p/>
          </table:table-cell>
          <table:table-cell table:style-name="ce595" table:formula="of:=IF(NOT([Scheda.AH40]=&quot;&quot;);[Scheda.AH40];&quot;&quot;)">
            <text:p/>
          </table:table-cell>
          <table:table-cell table:style-name="ce595" table:formula="of:=IF(AND(NOT([Scheda.AJ40]=&quot;&quot;);NOT([Scheda.AG40]=&quot;&quot;));[Scheda.AJ40];&quot;&quot;)">
            <text:p/>
          </table:table-cell>
          <table:table-cell table:style-name="ce595" table:formula="of:=IF(NOT([Scheda.AW40]=&quot;&quot;);[Scheda.AW40];&quot;&quot;)">
            <text:p/>
          </table:table-cell>
          <table:table-cell table:style-name="ce595" table:formula="of:=IF(AND(NOT([Scheda.AY40]=&quot;&quot;);NOT([Scheda.AV40]=&quot;&quot;));[Scheda.AY40];&quot;&quot;)">
            <text:p/>
          </table:table-cell>
          <table:table-cell table:style-name="ce595" table:formula="of:=IF(NOT([Scheda.AJ99]=&quot;&quot;);[Scheda.AJ99];&quot;&quot;)">
            <text:p/>
          </table:table-cell>
          <table:table-cell table:style-name="ce595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2]" office:value-type="string" office:string-value="INT2">
            <text:p>INT2</text:p>
          </table:table-cell>
          <table:table-cell table:style-name="ce598" table:formula="of:=SUM([.M35:.R35])" office:value-type="float" office:value="0">
            <text:p>0</text:p>
          </table:table-cell>
          <table:table-cell table:style-name="ce598" table:formula="of:=SUMIF([.AS$2:.AS$63];&quot;=&quot;&amp;[.$K35];[.AT$2:.AT$63])" office:value-type="float" office:value="0">
            <text:p>0</text:p>
          </table:table-cell>
          <table:table-cell table:style-name="ce598" table:formula="of:=SUMIF([.AU$2:.AU$63];&quot;=&quot;&amp;[.$K35];[.AV$2:.AV$63])" office:value-type="float" office:value="0">
            <text:p>0</text:p>
          </table:table-cell>
          <table:table-cell table:style-name="ce598" table:formula="of:=SUMIF([.AW$2:.AW$63];&quot;=&quot;&amp;[.$K35];[.AX$2:.AX$63])" office:value-type="float" office:value="0">
            <text:p>0</text:p>
          </table:table-cell>
          <table:table-cell table:style-name="ce598" table:formula="of:=SUMIF([.AY$2:.AY$63];&quot;=&quot;&amp;[.$K35];[.AZ$2:.AZ$63])" office:value-type="float" office:value="0">
            <text:p>0</text:p>
          </table:table-cell>
          <table:table-cell table:style-name="ce598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7" table:formula="of:=[.X34]+1" office:value-type="float" office:value="8">
            <text:p>8</text:p>
          </table:table-cell>
          <table:table-cell table:style-name="ce607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7" table:formula="of:=IF(([.$W$29]+1)/2&gt;=[.$X35];MAX(0;ROUND([.$W$27]*([.$W$29]-[.AB46])/(20-[.AB46])/([.$X35]+1);0));0)" office:value-type="float" office:value="-0">
            <text:p>0</text:p>
          </table:table-cell>
          <table:table-cell table:number-columns-repeated="2"/>
          <table:table-cell table:style-name="ce612" table:formula="of:=[.AE34]+1" office:value-type="float" office:value="34">
            <text:p>34</text:p>
          </table:table-cell>
          <table:table-cell table:style-name="ce612" table:formula="of:=[.AI35]/2" office:value-type="float" office:value="466.5">
            <text:p>466,5</text:p>
          </table:table-cell>
          <table:table-cell table:style-name="ce612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2" table:formula="of:=ROUNDDOWN([.AK35]/3;0)" office:value-type="float" office:value="933">
            <text:p>933</text:p>
          </table:table-cell>
          <table:table-cell table:style-name="ce596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5" table:formula="of:=IF(NOT([Scheda.S98]=&quot;&quot;);[Scheda.S98];&quot;&quot;)">
            <text:p/>
          </table:table-cell>
          <table:table-cell table:style-name="ce595" table:formula="of:=IF(AND(NOT([Scheda.U98]=&quot;&quot;);NOT([Scheda.Z99]=&quot;&quot;));[Scheda.U98];&quot;&quot;)">
            <text:p/>
          </table:table-cell>
          <table:table-cell table:style-name="ce618" table:formula="of:=IF(NOT([Scheda.W98]=&quot;&quot;);[Scheda.W98];&quot;&quot;)">
            <text:p/>
          </table:table-cell>
          <table:table-cell table:style-name="ce595" table:formula="of:=IF(AND(NOT([Scheda.Y98]=&quot;&quot;);NOT([Scheda.Z99]=&quot;&quot;));[Scheda.Y98];&quot;&quot;)">
            <text:p/>
          </table:table-cell>
          <table:table-cell table:style-name="ce595" table:formula="of:=IF(NOT([Scheda.AL40]=&quot;&quot;);[Scheda.AL40];&quot;&quot;)">
            <text:p/>
          </table:table-cell>
          <table:table-cell table:style-name="ce595" table:formula="of:=IF(AND(NOT([Scheda.AN40]=&quot;&quot;);NOT([Scheda.AG40]=&quot;&quot;));[Scheda.AN40];&quot;&quot;)">
            <text:p/>
          </table:table-cell>
          <table:table-cell table:style-name="ce595" table:formula="of:=IF(NOT([Scheda.BA40]=&quot;&quot;);[Scheda.BA40];&quot;&quot;)">
            <text:p/>
          </table:table-cell>
          <table:table-cell table:style-name="ce595" table:formula="of:=IF(AND(NOT([Scheda.BC40]=&quot;&quot;);NOT([Scheda.AV40]=&quot;&quot;));[Scheda.BC40];&quot;&quot;)">
            <text:p/>
          </table:table-cell>
          <table:table-cell table:style-name="ce595" table:formula="of:=IF(NOT([Scheda.AJ100]=&quot;&quot;);[Scheda.AJ100];&quot;&quot;)">
            <text:p/>
          </table:table-cell>
          <table:table-cell table:style-name="ce595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3]" office:value-type="string" office:string-value="LIN">
            <text:p>LIN</text:p>
          </table:table-cell>
          <table:table-cell table:style-name="ce598" table:formula="of:=SUM([.M36:.R36])" office:value-type="float" office:value="0">
            <text:p>0</text:p>
          </table:table-cell>
          <table:table-cell table:style-name="ce598" table:formula="of:=SUMIF([.AS$2:.AS$63];&quot;=&quot;&amp;[.$K36];[.AT$2:.AT$63])" office:value-type="float" office:value="0">
            <text:p>0</text:p>
          </table:table-cell>
          <table:table-cell table:style-name="ce598" table:formula="of:=SUMIF([.AU$2:.AU$63];&quot;=&quot;&amp;[.$K36];[.AV$2:.AV$63])" office:value-type="float" office:value="0">
            <text:p>0</text:p>
          </table:table-cell>
          <table:table-cell table:style-name="ce598" table:formula="of:=SUMIF([.AW$2:.AW$63];&quot;=&quot;&amp;[.$K36];[.AX$2:.AX$63])" office:value-type="float" office:value="0">
            <text:p>0</text:p>
          </table:table-cell>
          <table:table-cell table:style-name="ce598" table:formula="of:=SUMIF([.AY$2:.AY$63];&quot;=&quot;&amp;[.$K36];[.AZ$2:.AZ$63])" office:value-type="float" office:value="0">
            <text:p>0</text:p>
          </table:table-cell>
          <table:table-cell table:style-name="ce598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7" table:formula="of:=[.X35]+1" office:value-type="float" office:value="9">
            <text:p>9</text:p>
          </table:table-cell>
          <table:table-cell table:style-name="ce607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7" table:formula="of:=IF(([.$W$29]+1)/2&gt;=[.$X36];MAX(0;ROUND([.$W$27]*([.$W$29]-[.AB47])/(20-[.AB47])/([.$X36]+1);0));0)" office:value-type="float" office:value="-0">
            <text:p>0</text:p>
          </table:table-cell>
          <table:table-cell table:number-columns-repeated="2"/>
          <table:table-cell table:style-name="ce612" table:formula="of:=[.AE35]+1" office:value-type="float" office:value="35">
            <text:p>35</text:p>
          </table:table-cell>
          <table:table-cell table:style-name="ce612" table:formula="of:=[.AI36]/2" office:value-type="float" office:value="533">
            <text:p>533</text:p>
          </table:table-cell>
          <table:table-cell table:style-name="ce612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2" table:formula="of:=ROUNDDOWN([.AK36]/3;0)" office:value-type="float" office:value="1066">
            <text:p>1066</text:p>
          </table:table-cell>
          <table:table-cell table:style-name="ce596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5" table:formula="of:=IF(NOT([Scheda.F100]=&quot;&quot;);[Scheda.F100];&quot;&quot;)">
            <text:p/>
          </table:table-cell>
          <table:table-cell table:style-name="ce595" table:formula="of:=IF(AND(NOT([Scheda.H100]=&quot;&quot;);NOT([Scheda.M101]=&quot;&quot;));[Scheda.H100];&quot;&quot;)">
            <text:p/>
          </table:table-cell>
          <table:table-cell table:style-name="ce618" table:formula="of:=IF(NOT([Scheda.J100]=&quot;&quot;);[Scheda.J100];&quot;&quot;)">
            <text:p/>
          </table:table-cell>
          <table:table-cell table:style-name="ce595" table:formula="of:=IF(AND(NOT([Scheda.L100]=&quot;&quot;);NOT([Scheda.M101]=&quot;&quot;));[Scheda.L100];&quot;&quot;)">
            <text:p/>
          </table:table-cell>
          <table:table-cell table:style-name="ce595" table:formula="of:=IF(NOT([Scheda.AH42]=&quot;&quot;);[Scheda.AH42];&quot;&quot;)">
            <text:p/>
          </table:table-cell>
          <table:table-cell table:style-name="ce595" table:formula="of:=IF(AND(NOT([Scheda.AJ42]=&quot;&quot;);NOT([Scheda.AG42]=&quot;&quot;));[Scheda.AJ42];&quot;&quot;)">
            <text:p/>
          </table:table-cell>
          <table:table-cell table:style-name="ce595" table:formula="of:=IF(NOT([Scheda.AW42]=&quot;&quot;);[Scheda.AW42];&quot;&quot;)">
            <text:p/>
          </table:table-cell>
          <table:table-cell table:style-name="ce595" table:formula="of:=IF(AND(NOT([Scheda.AY42]=&quot;&quot;);NOT([Scheda.AV42]=&quot;&quot;));[Scheda.AY42];&quot;&quot;)">
            <text:p/>
          </table:table-cell>
          <table:table-cell table:style-name="ce595" table:formula="of:=IF(NOT([Scheda.AJ101]=&quot;&quot;);[Scheda.AJ101];&quot;&quot;)">
            <text:p/>
          </table:table-cell>
          <table:table-cell table:style-name="ce595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4]" office:value-type="string" office:string-value="NUO">
            <text:p>NUO</text:p>
          </table:table-cell>
          <table:table-cell table:style-name="ce598" table:formula="of:=SUM([.M37:.R37])" office:value-type="float" office:value="0">
            <text:p>0</text:p>
          </table:table-cell>
          <table:table-cell table:style-name="ce598" table:formula="of:=SUMIF([.AS$2:.AS$63];&quot;=&quot;&amp;[.$K37];[.AT$2:.AT$63])" office:value-type="float" office:value="0">
            <text:p>0</text:p>
          </table:table-cell>
          <table:table-cell table:style-name="ce598" table:formula="of:=SUMIF([.AU$2:.AU$63];&quot;=&quot;&amp;[.$K37];[.AV$2:.AV$63])" office:value-type="float" office:value="0">
            <text:p>0</text:p>
          </table:table-cell>
          <table:table-cell table:style-name="ce598" table:formula="of:=SUMIF([.AW$2:.AW$63];&quot;=&quot;&amp;[.$K37];[.AX$2:.AX$63])" office:value-type="float" office:value="0">
            <text:p>0</text:p>
          </table:table-cell>
          <table:table-cell table:style-name="ce598" table:formula="of:=SUMIF([.AY$2:.AY$63];&quot;=&quot;&amp;[.$K37];[.AZ$2:.AZ$63])" office:value-type="float" office:value="0">
            <text:p>0</text:p>
          </table:table-cell>
          <table:table-cell table:style-name="ce598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7" office:value-type="string">
            <text:p>P4</text:p>
          </table:table-cell>
          <table:table-cell table:style-name="ce607" office:value-type="string">
            <text:p>P6</text:p>
          </table:table-cell>
          <table:table-cell table:style-name="ce607" office:value-type="string">
            <text:p>P9</text:p>
          </table:table-cell>
          <table:table-cell table:number-columns-repeated="2"/>
          <table:table-cell table:style-name="ce612" table:formula="of:=[.AE36]+1" office:value-type="float" office:value="36">
            <text:p>36</text:p>
          </table:table-cell>
          <table:table-cell table:style-name="ce612" table:formula="of:=[.AI37]/2" office:value-type="float" office:value="613">
            <text:p>613</text:p>
          </table:table-cell>
          <table:table-cell table:style-name="ce612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2" table:formula="of:=ROUNDDOWN([.AK37]/3;0)" office:value-type="float" office:value="1226">
            <text:p>1226</text:p>
          </table:table-cell>
          <table:table-cell table:style-name="ce596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5" table:formula="of:=IF(NOT([Scheda.S100]=&quot;&quot;);[Scheda.S100];&quot;&quot;)">
            <text:p/>
          </table:table-cell>
          <table:table-cell table:style-name="ce595" table:formula="of:=IF(AND(NOT([Scheda.U100]=&quot;&quot;);NOT([Scheda.Z101]=&quot;&quot;));[Scheda.U100];&quot;&quot;)">
            <text:p/>
          </table:table-cell>
          <table:table-cell table:style-name="ce618" table:formula="of:=IF(NOT([Scheda.W100]=&quot;&quot;);[Scheda.W100];&quot;&quot;)">
            <text:p/>
          </table:table-cell>
          <table:table-cell table:style-name="ce595" table:formula="of:=IF(AND(NOT([Scheda.Y100]=&quot;&quot;);NOT([Scheda.Z101]=&quot;&quot;));[Scheda.Y100];&quot;&quot;)">
            <text:p/>
          </table:table-cell>
          <table:table-cell table:style-name="ce595" table:formula="of:=IF(NOT([Scheda.AL42]=&quot;&quot;);[Scheda.AL42];&quot;&quot;)">
            <text:p/>
          </table:table-cell>
          <table:table-cell table:style-name="ce595" table:formula="of:=IF(AND(NOT([Scheda.AN42]=&quot;&quot;);NOT([Scheda.AG42]=&quot;&quot;));[Scheda.AN42];&quot;&quot;)">
            <text:p/>
          </table:table-cell>
          <table:table-cell table:style-name="ce595" table:formula="of:=IF(NOT([Scheda.BA42]=&quot;&quot;);[Scheda.BA42];&quot;&quot;)">
            <text:p/>
          </table:table-cell>
          <table:table-cell table:style-name="ce595" table:formula="of:=IF(AND(NOT([Scheda.BC42]=&quot;&quot;);NOT([Scheda.AV42]=&quot;&quot;));[Scheda.BC42];&quot;&quot;)">
            <text:p/>
          </table:table-cell>
          <table:table-cell table:style-name="ce595" table:formula="of:=IF(NOT([Scheda.AJ102]=&quot;&quot;);[Scheda.AJ102];&quot;&quot;)">
            <text:p/>
          </table:table-cell>
          <table:table-cell table:style-name="ce595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5]" office:value-type="string" office:string-value="PER">
            <text:p>PER</text:p>
          </table:table-cell>
          <table:table-cell table:style-name="ce598" table:formula="of:=SUM([.M38:.R38])" office:value-type="float" office:value="0">
            <text:p>0</text:p>
          </table:table-cell>
          <table:table-cell table:style-name="ce598" table:formula="of:=SUMIF([.AS$2:.AS$63];&quot;=&quot;&amp;[.$K38];[.AT$2:.AT$63])" office:value-type="float" office:value="0">
            <text:p>0</text:p>
          </table:table-cell>
          <table:table-cell table:style-name="ce598" table:formula="of:=SUMIF([.AU$2:.AU$63];&quot;=&quot;&amp;[.$K38];[.AV$2:.AV$63])" office:value-type="float" office:value="0">
            <text:p>0</text:p>
          </table:table-cell>
          <table:table-cell table:style-name="ce598" table:formula="of:=SUMIF([.AW$2:.AW$63];&quot;=&quot;&amp;[.$K38];[.AX$2:.AX$63])" office:value-type="float" office:value="0">
            <text:p>0</text:p>
          </table:table-cell>
          <table:table-cell table:style-name="ce598" table:formula="of:=SUMIF([.AY$2:.AY$63];&quot;=&quot;&amp;[.$K38];[.AZ$2:.AZ$63])" office:value-type="float" office:value="0">
            <text:p>0</text:p>
          </table:table-cell>
          <table:table-cell table:style-name="ce598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7" table:formula="of:=[.X27]*3-2" office:value-type="float" office:value="-2">
            <text:p>-2</text:p>
          </table:table-cell>
          <table:table-cell table:style-name="ce607" table:formula="of:=[.X27]*2-1" office:value-type="float" office:value="-1">
            <text:p>-1</text:p>
          </table:table-cell>
          <table:table-cell table:number-columns-repeated="2"/>
          <table:table-cell table:style-name="ce612" table:formula="of:=[.AE37]+1" office:value-type="float" office:value="37">
            <text:p>37</text:p>
          </table:table-cell>
          <table:table-cell table:style-name="ce612" table:formula="of:=[.AI38]/2" office:value-type="float" office:value="693">
            <text:p>693</text:p>
          </table:table-cell>
          <table:table-cell table:style-name="ce612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2" table:formula="of:=ROUNDDOWN([.AK38]/3;0)" office:value-type="float" office:value="1386">
            <text:p>1386</text:p>
          </table:table-cell>
          <table:table-cell table:style-name="ce596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5" table:formula="of:=IF(NOT([Scheda.F102]=&quot;&quot;);[Scheda.F102];&quot;&quot;)">
            <text:p/>
          </table:table-cell>
          <table:table-cell table:style-name="ce595" table:formula="of:=IF(AND(NOT([Scheda.H102]=&quot;&quot;);NOT([Scheda.M103]=&quot;&quot;));[Scheda.H102];&quot;&quot;)">
            <text:p/>
          </table:table-cell>
          <table:table-cell table:style-name="ce618" table:formula="of:=IF(NOT([Scheda.J102]=&quot;&quot;);[Scheda.J102];&quot;&quot;)">
            <text:p/>
          </table:table-cell>
          <table:table-cell table:style-name="ce595" table:formula="of:=IF(AND(NOT([Scheda.L102]=&quot;&quot;);NOT([Scheda.M103]=&quot;&quot;));[Scheda.L102];&quot;&quot;)">
            <text:p/>
          </table:table-cell>
          <table:table-cell table:style-name="ce595" table:formula="of:=IF(NOT([Scheda.AH44]=&quot;&quot;);[Scheda.AH44];&quot;&quot;)">
            <text:p/>
          </table:table-cell>
          <table:table-cell table:style-name="ce595" table:formula="of:=IF(AND(NOT([Scheda.AJ44]=&quot;&quot;);NOT([Scheda.AG44]=&quot;&quot;));[Scheda.AJ44];&quot;&quot;)">
            <text:p/>
          </table:table-cell>
          <table:table-cell table:style-name="ce595" table:formula="of:=IF(NOT([Scheda.AW44]=&quot;&quot;);[Scheda.AW44];&quot;&quot;)">
            <text:p/>
          </table:table-cell>
          <table:table-cell table:style-name="ce595" table:formula="of:=IF(AND(NOT([Scheda.AY44]=&quot;&quot;);NOT([Scheda.AV44]=&quot;&quot;));[Scheda.AY44];&quot;&quot;)">
            <text:p/>
          </table:table-cell>
          <table:table-cell table:style-name="ce595" table:formula="of:=IF(NOT([Scheda.AJ103]=&quot;&quot;);[Scheda.AJ103];&quot;&quot;)">
            <text:p/>
          </table:table-cell>
          <table:table-cell table:style-name="ce595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6]" office:value-type="string" office:string-value="PRO1">
            <text:p>PRO1</text:p>
          </table:table-cell>
          <table:table-cell table:style-name="ce598" table:formula="of:=SUM([.M39:.R39])" office:value-type="float" office:value="0">
            <text:p>0</text:p>
          </table:table-cell>
          <table:table-cell table:style-name="ce598" table:formula="of:=SUMIF([.AS$2:.AS$63];&quot;=&quot;&amp;[.$K39];[.AT$2:.AT$63])" office:value-type="float" office:value="0">
            <text:p>0</text:p>
          </table:table-cell>
          <table:table-cell table:style-name="ce598" table:formula="of:=SUMIF([.AU$2:.AU$63];&quot;=&quot;&amp;[.$K39];[.AV$2:.AV$63])" office:value-type="float" office:value="0">
            <text:p>0</text:p>
          </table:table-cell>
          <table:table-cell table:style-name="ce598" table:formula="of:=SUMIF([.AW$2:.AW$63];&quot;=&quot;&amp;[.$K39];[.AX$2:.AX$63])" office:value-type="float" office:value="0">
            <text:p>0</text:p>
          </table:table-cell>
          <table:table-cell table:style-name="ce598" table:formula="of:=SUMIF([.AY$2:.AY$63];&quot;=&quot;&amp;[.$K39];[.AZ$2:.AZ$63])" office:value-type="float" office:value="0">
            <text:p>0</text:p>
          </table:table-cell>
          <table:table-cell table:style-name="ce598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7" table:formula="of:=[.X28]*3+1" office:value-type="float" office:value="4">
            <text:p>4</text:p>
          </table:table-cell>
          <table:table-cell table:style-name="ce607" table:formula="of:=[.X28]*3-2" office:value-type="float" office:value="1">
            <text:p>1</text:p>
          </table:table-cell>
          <table:table-cell table:style-name="ce607" table:formula="of:=[.X28]*2-1" office:value-type="float" office:value="1">
            <text:p>1</text:p>
          </table:table-cell>
          <table:table-cell table:number-columns-repeated="2"/>
          <table:table-cell table:style-name="ce612" table:formula="of:=[.AE38]+1" office:value-type="float" office:value="38">
            <text:p>38</text:p>
          </table:table-cell>
          <table:table-cell table:style-name="ce612" table:formula="of:=[.AI39]/2" office:value-type="float" office:value="800">
            <text:p>800</text:p>
          </table:table-cell>
          <table:table-cell table:style-name="ce612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2" table:formula="of:=ROUNDDOWN([.AK39]/3;0)" office:value-type="float" office:value="1600">
            <text:p>1600</text:p>
          </table:table-cell>
          <table:table-cell table:style-name="ce596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5" table:formula="of:=IF(NOT([Scheda.S102]=&quot;&quot;);[Scheda.S102];&quot;&quot;)">
            <text:p/>
          </table:table-cell>
          <table:table-cell table:style-name="ce595" table:formula="of:=IF(AND(NOT([Scheda.U102]=&quot;&quot;);NOT([Scheda.Z103]=&quot;&quot;));[Scheda.U102];&quot;&quot;)">
            <text:p/>
          </table:table-cell>
          <table:table-cell table:style-name="ce618" table:formula="of:=IF(NOT([Scheda.W102]=&quot;&quot;);[Scheda.W102];&quot;&quot;)">
            <text:p/>
          </table:table-cell>
          <table:table-cell table:style-name="ce595" table:formula="of:=IF(AND(NOT([Scheda.Y102]=&quot;&quot;);NOT([Scheda.Z103]=&quot;&quot;));[Scheda.Y102];&quot;&quot;)">
            <text:p/>
          </table:table-cell>
          <table:table-cell table:style-name="ce595" table:formula="of:=IF(NOT([Scheda.AL44]=&quot;&quot;);[Scheda.AL44];&quot;&quot;)">
            <text:p/>
          </table:table-cell>
          <table:table-cell table:style-name="ce595" table:formula="of:=IF(AND(NOT([Scheda.AN44]=&quot;&quot;);NOT([Scheda.AG44]=&quot;&quot;));[Scheda.AN44];&quot;&quot;)">
            <text:p/>
          </table:table-cell>
          <table:table-cell table:style-name="ce595" table:formula="of:=IF(NOT([Scheda.BA44]=&quot;&quot;);[Scheda.BA44];&quot;&quot;)">
            <text:p/>
          </table:table-cell>
          <table:table-cell table:style-name="ce595" table:formula="of:=IF(AND(NOT([Scheda.BC44]=&quot;&quot;);NOT([Scheda.AV44]=&quot;&quot;));[Scheda.BC44];&quot;&quot;)">
            <text:p/>
          </table:table-cell>
          <table:table-cell table:style-name="ce595" table:formula="of:=IF(NOT([Scheda.AJ104]=&quot;&quot;);[Scheda.AJ104];&quot;&quot;)">
            <text:p/>
          </table:table-cell>
          <table:table-cell table:style-name="ce595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7]" office:value-type="string" office:string-value="PRO2">
            <text:p>PRO2</text:p>
          </table:table-cell>
          <table:table-cell table:style-name="ce598" table:formula="of:=SUM([.M40:.R40])" office:value-type="float" office:value="0">
            <text:p>0</text:p>
          </table:table-cell>
          <table:table-cell table:style-name="ce598" table:formula="of:=SUMIF([.AS$2:.AS$63];&quot;=&quot;&amp;[.$K40];[.AT$2:.AT$63])" office:value-type="float" office:value="0">
            <text:p>0</text:p>
          </table:table-cell>
          <table:table-cell table:style-name="ce598" table:formula="of:=SUMIF([.AU$2:.AU$63];&quot;=&quot;&amp;[.$K40];[.AV$2:.AV$63])" office:value-type="float" office:value="0">
            <text:p>0</text:p>
          </table:table-cell>
          <table:table-cell table:style-name="ce598" table:formula="of:=SUMIF([.AW$2:.AW$63];&quot;=&quot;&amp;[.$K40];[.AX$2:.AX$63])" office:value-type="float" office:value="0">
            <text:p>0</text:p>
          </table:table-cell>
          <table:table-cell table:style-name="ce598" table:formula="of:=SUMIF([.AY$2:.AY$63];&quot;=&quot;&amp;[.$K40];[.AZ$2:.AZ$63])" office:value-type="float" office:value="0">
            <text:p>0</text:p>
          </table:table-cell>
          <table:table-cell table:style-name="ce598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7" table:formula="of:=[.X29]*3+1" office:value-type="float" office:value="7">
            <text:p>7</text:p>
          </table:table-cell>
          <table:table-cell table:style-name="ce607" table:formula="of:=[.X29]*3-2" office:value-type="float" office:value="4">
            <text:p>4</text:p>
          </table:table-cell>
          <table:table-cell table:style-name="ce607" table:formula="of:=[.X29]*2-1" office:value-type="float" office:value="3">
            <text:p>3</text:p>
          </table:table-cell>
          <table:table-cell table:number-columns-repeated="2"/>
          <table:table-cell table:style-name="ce612" table:formula="of:=[.AE39]+1" office:value-type="float" office:value="39">
            <text:p>39</text:p>
          </table:table-cell>
          <table:table-cell table:style-name="ce612" table:formula="of:=[.AI40]/2" office:value-type="float" office:value="933">
            <text:p>933</text:p>
          </table:table-cell>
          <table:table-cell table:style-name="ce612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2" table:formula="of:=ROUNDDOWN([.AK40]/3;0)" office:value-type="float" office:value="1866">
            <text:p>1866</text:p>
          </table:table-cell>
          <table:table-cell table:style-name="ce596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5" table:formula="of:=IF(NOT([Scheda.F104]=&quot;&quot;);[Scheda.F104];&quot;&quot;)">
            <text:p/>
          </table:table-cell>
          <table:table-cell table:style-name="ce595" table:formula="of:=IF(AND(NOT([Scheda.H104]=&quot;&quot;);NOT([Scheda.M105]=&quot;&quot;));[Scheda.H104];&quot;&quot;)">
            <text:p/>
          </table:table-cell>
          <table:table-cell table:style-name="ce618" table:formula="of:=IF(NOT([Scheda.J104]=&quot;&quot;);[Scheda.J104];&quot;&quot;)">
            <text:p/>
          </table:table-cell>
          <table:table-cell table:style-name="ce595" table:formula="of:=IF(AND(NOT([Scheda.L104]=&quot;&quot;);NOT([Scheda.M105]=&quot;&quot;));[Scheda.L104];&quot;&quot;)">
            <text:p/>
          </table:table-cell>
          <table:table-cell table:style-name="ce595" table:formula="of:=IF(NOT([Scheda.AH46]=&quot;&quot;);[Scheda.AH46];&quot;&quot;)">
            <text:p/>
          </table:table-cell>
          <table:table-cell table:style-name="ce595" table:formula="of:=IF(AND(NOT([Scheda.AJ46]=&quot;&quot;);NOT([Scheda.AG46]=&quot;&quot;));[Scheda.AJ46];&quot;&quot;)">
            <text:p/>
          </table:table-cell>
          <table:table-cell table:style-name="ce595" table:formula="of:=IF(NOT([Scheda.AW46]=&quot;&quot;);[Scheda.AW46];&quot;&quot;)">
            <text:p/>
          </table:table-cell>
          <table:table-cell table:style-name="ce595" table:formula="of:=IF(AND(NOT([Scheda.AY46]=&quot;&quot;);NOT([Scheda.AV46]=&quot;&quot;));[Scheda.AY46];&quot;&quot;)">
            <text:p/>
          </table:table-cell>
          <table:table-cell table:style-name="ce595" table:formula="of:=IF(NOT([Scheda.AJ105]=&quot;&quot;);[Scheda.AJ105];&quot;&quot;)">
            <text:p/>
          </table:table-cell>
          <table:table-cell table:style-name="ce595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8]" office:value-type="string" office:string-value="RAG">
            <text:p>RAG</text:p>
          </table:table-cell>
          <table:table-cell table:style-name="ce598" table:formula="of:=SUM([.M41:.R41])" office:value-type="float" office:value="0">
            <text:p>0</text:p>
          </table:table-cell>
          <table:table-cell table:style-name="ce598" table:formula="of:=SUMIF([.AS$2:.AS$63];&quot;=&quot;&amp;[.$K41];[.AT$2:.AT$63])" office:value-type="float" office:value="0">
            <text:p>0</text:p>
          </table:table-cell>
          <table:table-cell table:style-name="ce598" table:formula="of:=SUMIF([.AU$2:.AU$63];&quot;=&quot;&amp;[.$K41];[.AV$2:.AV$63])" office:value-type="float" office:value="0">
            <text:p>0</text:p>
          </table:table-cell>
          <table:table-cell table:style-name="ce598" table:formula="of:=SUMIF([.AW$2:.AW$63];&quot;=&quot;&amp;[.$K41];[.AX$2:.AX$63])" office:value-type="float" office:value="0">
            <text:p>0</text:p>
          </table:table-cell>
          <table:table-cell table:style-name="ce598" table:formula="of:=SUMIF([.AY$2:.AY$63];&quot;=&quot;&amp;[.$K41];[.AZ$2:.AZ$63])" office:value-type="float" office:value="0">
            <text:p>0</text:p>
          </table:table-cell>
          <table:table-cell table:style-name="ce598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7" table:formula="of:=[.X30]*3+1" office:value-type="float" office:value="10">
            <text:p>10</text:p>
          </table:table-cell>
          <table:table-cell table:style-name="ce607" table:formula="of:=[.X30]*3-2" office:value-type="float" office:value="7">
            <text:p>7</text:p>
          </table:table-cell>
          <table:table-cell table:style-name="ce607" table:formula="of:=[.X30]*2-1" office:value-type="float" office:value="5">
            <text:p>5</text:p>
          </table:table-cell>
          <table:table-cell table:number-columns-repeated="2"/>
          <table:table-cell table:style-name="ce612" table:formula="of:=[.AE40]+1" office:value-type="float" office:value="40">
            <text:p>40</text:p>
          </table:table-cell>
          <table:table-cell table:style-name="ce612" table:formula="of:=[.AI41]/2" office:value-type="float" office:value="1066.5">
            <text:p>1066,5</text:p>
          </table:table-cell>
          <table:table-cell table:style-name="ce612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2" table:formula="of:=ROUNDDOWN([.AK41]/3;0)" office:value-type="float" office:value="2133">
            <text:p>2133</text:p>
          </table:table-cell>
          <table:table-cell table:style-name="ce596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5" table:formula="of:=IF(NOT([Scheda.S104]=&quot;&quot;);[Scheda.S104];&quot;&quot;)">
            <text:p/>
          </table:table-cell>
          <table:table-cell table:style-name="ce595" table:formula="of:=IF(AND(NOT([Scheda.U104]=&quot;&quot;);NOT([Scheda.Z105]=&quot;&quot;));[Scheda.U104];&quot;&quot;)">
            <text:p/>
          </table:table-cell>
          <table:table-cell table:style-name="ce618" table:formula="of:=IF(NOT([Scheda.W104]=&quot;&quot;);[Scheda.W104];&quot;&quot;)">
            <text:p/>
          </table:table-cell>
          <table:table-cell table:style-name="ce595" table:formula="of:=IF(AND(NOT([Scheda.Y104]=&quot;&quot;);NOT([Scheda.Z105]=&quot;&quot;));[Scheda.Y104];&quot;&quot;)">
            <text:p/>
          </table:table-cell>
          <table:table-cell table:style-name="ce595" table:formula="of:=IF(NOT([Scheda.AL46]=&quot;&quot;);[Scheda.AL46];&quot;&quot;)">
            <text:p/>
          </table:table-cell>
          <table:table-cell table:style-name="ce595" table:formula="of:=IF(AND(NOT([Scheda.AN46]=&quot;&quot;);NOT([Scheda.AG46]=&quot;&quot;));[Scheda.AN46];&quot;&quot;)">
            <text:p/>
          </table:table-cell>
          <table:table-cell table:style-name="ce595" table:formula="of:=IF(NOT([Scheda.BA46]=&quot;&quot;);[Scheda.BA46];&quot;&quot;)">
            <text:p/>
          </table:table-cell>
          <table:table-cell table:style-name="ce595" table:formula="of:=IF(AND(NOT([Scheda.BC46]=&quot;&quot;);NOT([Scheda.AV46]=&quot;&quot;));[Scheda.BC46];&quot;&quot;)">
            <text:p/>
          </table:table-cell>
          <table:table-cell table:style-name="ce595" table:formula="of:=IF(NOT([Scheda.AJ106]=&quot;&quot;);[Scheda.AJ106];&quot;&quot;)">
            <text:p/>
          </table:table-cell>
          <table:table-cell table:style-name="ce595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49]" office:value-type="string" office:string-value="RAP">
            <text:p>RAP</text:p>
          </table:table-cell>
          <table:table-cell table:style-name="ce598" table:formula="of:=SUM([.M42:.R42])" office:value-type="float" office:value="0">
            <text:p>0</text:p>
          </table:table-cell>
          <table:table-cell table:style-name="ce598" table:formula="of:=SUMIF([.AS$2:.AS$63];&quot;=&quot;&amp;[.$K42];[.AT$2:.AT$63])" office:value-type="float" office:value="0">
            <text:p>0</text:p>
          </table:table-cell>
          <table:table-cell table:style-name="ce598" table:formula="of:=SUMIF([.AU$2:.AU$63];&quot;=&quot;&amp;[.$K42];[.AV$2:.AV$63])" office:value-type="float" office:value="0">
            <text:p>0</text:p>
          </table:table-cell>
          <table:table-cell table:style-name="ce598" table:formula="of:=SUMIF([.AW$2:.AW$63];&quot;=&quot;&amp;[.$K42];[.AX$2:.AX$63])" office:value-type="float" office:value="0">
            <text:p>0</text:p>
          </table:table-cell>
          <table:table-cell table:style-name="ce598" table:formula="of:=SUMIF([.AY$2:.AY$63];&quot;=&quot;&amp;[.$K42];[.AZ$2:.AZ$63])" office:value-type="float" office:value="0">
            <text:p>0</text:p>
          </table:table-cell>
          <table:table-cell table:style-name="ce598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7" table:formula="of:=[.X31]*3+1" office:value-type="float" office:value="13">
            <text:p>13</text:p>
          </table:table-cell>
          <table:table-cell table:style-name="ce607" table:formula="of:=[.X31]*3-2" office:value-type="float" office:value="10">
            <text:p>10</text:p>
          </table:table-cell>
          <table:table-cell table:style-name="ce607" table:formula="of:=[.X31]*2-1" office:value-type="float" office:value="7">
            <text:p>7</text:p>
          </table:table-cell>
          <table:table-cell table:number-columns-repeated="2"/>
          <table:table-cell table:style-name="ce612" table:formula="of:=[.AE41]+1" office:value-type="float" office:value="41">
            <text:p>41</text:p>
          </table:table-cell>
          <table:table-cell table:style-name="ce612" table:formula="of:=[.AI42]/2" office:value-type="float" office:value="1226.5">
            <text:p>1226,5</text:p>
          </table:table-cell>
          <table:table-cell table:style-name="ce612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2" table:formula="of:=ROUNDDOWN([.AK42]/3;0)" office:value-type="float" office:value="2453">
            <text:p>2453</text:p>
          </table:table-cell>
          <table:table-cell table:style-name="ce596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5" table:formula="of:=IF(NOT([Scheda.F106]=&quot;&quot;);[Scheda.F106];&quot;&quot;)">
            <text:p/>
          </table:table-cell>
          <table:table-cell table:style-name="ce595" table:formula="of:=IF(AND(NOT([Scheda.H106]=&quot;&quot;);NOT([Scheda.M107]=&quot;&quot;));[Scheda.H106];&quot;&quot;)">
            <text:p/>
          </table:table-cell>
          <table:table-cell table:style-name="ce618" table:formula="of:=IF(NOT([Scheda.J106]=&quot;&quot;);[Scheda.J106];&quot;&quot;)">
            <text:p/>
          </table:table-cell>
          <table:table-cell table:style-name="ce595" table:formula="of:=IF(AND(NOT([Scheda.L106]=&quot;&quot;);NOT([Scheda.M107]=&quot;&quot;));[Scheda.L106];&quot;&quot;)">
            <text:p/>
          </table:table-cell>
          <table:table-cell table:style-name="ce595" table:formula="of:=IF(NOT([Scheda.AH48]=&quot;&quot;);[Scheda.AH48];&quot;&quot;)">
            <text:p/>
          </table:table-cell>
          <table:table-cell table:style-name="ce595" table:formula="of:=IF(AND(NOT([Scheda.AJ48]=&quot;&quot;);NOT([Scheda.AG48]=&quot;&quot;));[Scheda.AJ48];&quot;&quot;)">
            <text:p/>
          </table:table-cell>
          <table:table-cell table:style-name="ce595" table:formula="of:=IF(NOT([Scheda.AW48]=&quot;&quot;);[Scheda.AW48];&quot;&quot;)">
            <text:p/>
          </table:table-cell>
          <table:table-cell table:style-name="ce595" table:formula="of:=IF(AND(NOT([Scheda.AY48]=&quot;&quot;);NOT([Scheda.AV48]=&quot;&quot;));[Scheda.AY48];&quot;&quot;)">
            <text:p/>
          </table:table-cell>
          <table:table-cell table:style-name="ce595" table:formula="of:=IF(NOT([Scheda.AJ107]=&quot;&quot;);[Scheda.AJ107];&quot;&quot;)">
            <text:p/>
          </table:table-cell>
          <table:table-cell table:style-name="ce595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0]" office:value-type="string" office:string-value="SAP">
            <text:p>SAP</text:p>
          </table:table-cell>
          <table:table-cell table:style-name="ce598" table:formula="of:=SUM([.M43:.R43])" office:value-type="float" office:value="0">
            <text:p>0</text:p>
          </table:table-cell>
          <table:table-cell table:style-name="ce598" table:formula="of:=SUMIF([.AS$2:.AS$63];&quot;=&quot;&amp;[.$K43];[.AT$2:.AT$63])" office:value-type="float" office:value="0">
            <text:p>0</text:p>
          </table:table-cell>
          <table:table-cell table:style-name="ce598" table:formula="of:=SUMIF([.AU$2:.AU$63];&quot;=&quot;&amp;[.$K43];[.AV$2:.AV$63])" office:value-type="float" office:value="0">
            <text:p>0</text:p>
          </table:table-cell>
          <table:table-cell table:style-name="ce598" table:formula="of:=SUMIF([.AW$2:.AW$63];&quot;=&quot;&amp;[.$K43];[.AX$2:.AX$63])" office:value-type="float" office:value="0">
            <text:p>0</text:p>
          </table:table-cell>
          <table:table-cell table:style-name="ce598" table:formula="of:=SUMIF([.AY$2:.AY$63];&quot;=&quot;&amp;[.$K43];[.AZ$2:.AZ$63])" office:value-type="float" office:value="0">
            <text:p>0</text:p>
          </table:table-cell>
          <table:table-cell table:style-name="ce598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7" table:formula="of:=[.X32]*3-2" office:value-type="float" office:value="13">
            <text:p>13</text:p>
          </table:table-cell>
          <table:table-cell table:style-name="ce607" table:formula="of:=[.X32]*2-1" office:value-type="float" office:value="9">
            <text:p>9</text:p>
          </table:table-cell>
          <table:table-cell table:number-columns-repeated="2"/>
          <table:table-cell table:style-name="ce612" table:formula="of:=[.AE42]+1" office:value-type="float" office:value="42">
            <text:p>42</text:p>
          </table:table-cell>
          <table:table-cell table:style-name="ce612" table:formula="of:=[.AI43]/2" office:value-type="float" office:value="1386.5">
            <text:p>1386,5</text:p>
          </table:table-cell>
          <table:table-cell table:style-name="ce612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2" table:formula="of:=ROUNDDOWN([.AK43]/3;0)" office:value-type="float" office:value="2773">
            <text:p>2773</text:p>
          </table:table-cell>
          <table:table-cell table:style-name="ce596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5" table:formula="of:=IF(NOT([Scheda.S106]=&quot;&quot;);[Scheda.S106];&quot;&quot;)">
            <text:p/>
          </table:table-cell>
          <table:table-cell table:style-name="ce595" table:formula="of:=IF(AND(NOT([Scheda.U106]=&quot;&quot;);NOT([Scheda.Z107]=&quot;&quot;));[Scheda.U106];&quot;&quot;)">
            <text:p/>
          </table:table-cell>
          <table:table-cell table:style-name="ce618" table:formula="of:=IF(NOT([Scheda.W106]=&quot;&quot;);[Scheda.W106];&quot;&quot;)">
            <text:p/>
          </table:table-cell>
          <table:table-cell table:style-name="ce595" table:formula="of:=IF(AND(NOT([Scheda.Y106]=&quot;&quot;);NOT([Scheda.Z107]=&quot;&quot;));[Scheda.Y106];&quot;&quot;)">
            <text:p/>
          </table:table-cell>
          <table:table-cell table:style-name="ce595" table:formula="of:=IF(NOT([Scheda.AL48]=&quot;&quot;);[Scheda.AL48];&quot;&quot;)">
            <text:p/>
          </table:table-cell>
          <table:table-cell table:style-name="ce595" table:formula="of:=IF(AND(NOT([Scheda.AN48]=&quot;&quot;);NOT([Scheda.AG48]=&quot;&quot;));[Scheda.AN48];&quot;&quot;)">
            <text:p/>
          </table:table-cell>
          <table:table-cell table:style-name="ce595" table:formula="of:=IF(NOT([Scheda.BA48]=&quot;&quot;);[Scheda.BA48];&quot;&quot;)">
            <text:p/>
          </table:table-cell>
          <table:table-cell table:style-name="ce595" table:formula="of:=IF(AND(NOT([Scheda.BC48]=&quot;&quot;);NOT([Scheda.AV48]=&quot;&quot;));[Scheda.BC48];&quot;&quot;)">
            <text:p/>
          </table:table-cell>
          <table:table-cell table:style-name="ce595" table:formula="of:=IF(NOT([Scheda.AJ108]=&quot;&quot;);[Scheda.AJ108];&quot;&quot;)">
            <text:p/>
          </table:table-cell>
          <table:table-cell table:style-name="ce595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1]" office:value-type="string" office:string-value="SCA">
            <text:p>SCA</text:p>
          </table:table-cell>
          <table:table-cell table:style-name="ce598" table:formula="of:=SUM([.M44:.R44])" office:value-type="float" office:value="0">
            <text:p>0</text:p>
          </table:table-cell>
          <table:table-cell table:style-name="ce598" table:formula="of:=SUMIF([.AS$2:.AS$63];&quot;=&quot;&amp;[.$K44];[.AT$2:.AT$63])" office:value-type="float" office:value="0">
            <text:p>0</text:p>
          </table:table-cell>
          <table:table-cell table:style-name="ce598" table:formula="of:=SUMIF([.AU$2:.AU$63];&quot;=&quot;&amp;[.$K44];[.AV$2:.AV$63])" office:value-type="float" office:value="0">
            <text:p>0</text:p>
          </table:table-cell>
          <table:table-cell table:style-name="ce598" table:formula="of:=SUMIF([.AW$2:.AW$63];&quot;=&quot;&amp;[.$K44];[.AX$2:.AX$63])" office:value-type="float" office:value="0">
            <text:p>0</text:p>
          </table:table-cell>
          <table:table-cell table:style-name="ce598" table:formula="of:=SUMIF([.AY$2:.AY$63];&quot;=&quot;&amp;[.$K44];[.AZ$2:.AZ$63])" office:value-type="float" office:value="0">
            <text:p>0</text:p>
          </table:table-cell>
          <table:table-cell table:style-name="ce598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7" table:formula="of:=[.X33]*3-2" office:value-type="float" office:value="16">
            <text:p>16</text:p>
          </table:table-cell>
          <table:table-cell table:style-name="ce607" table:formula="of:=[.X33]*2-1" office:value-type="float" office:value="11">
            <text:p>11</text:p>
          </table:table-cell>
          <table:table-cell table:number-columns-repeated="2"/>
          <table:table-cell table:style-name="ce612" table:formula="of:=[.AE43]+1" office:value-type="float" office:value="43">
            <text:p>43</text:p>
          </table:table-cell>
          <table:table-cell table:style-name="ce612" table:formula="of:=[.AI44]/2" office:value-type="float" office:value="1600">
            <text:p>1600</text:p>
          </table:table-cell>
          <table:table-cell table:style-name="ce612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2" table:formula="of:=ROUNDDOWN([.AK44]/3;0)" office:value-type="float" office:value="3200">
            <text:p>3200</text:p>
          </table:table-cell>
          <table:table-cell table:style-name="ce596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5" table:formula="of:=IF(NOT([Scheda.F108]=&quot;&quot;);[Scheda.F108];&quot;&quot;)">
            <text:p/>
          </table:table-cell>
          <table:table-cell table:style-name="ce595" table:formula="of:=IF(AND(NOT([Scheda.H108]=&quot;&quot;);NOT([Scheda.M109]=&quot;&quot;));[Scheda.H108];&quot;&quot;)">
            <text:p/>
          </table:table-cell>
          <table:table-cell table:style-name="ce618" table:formula="of:=IF(NOT([Scheda.J108]=&quot;&quot;);[Scheda.J108];&quot;&quot;)">
            <text:p/>
          </table:table-cell>
          <table:table-cell table:style-name="ce595" table:formula="of:=IF(AND(NOT([Scheda.L108]=&quot;&quot;);NOT([Scheda.M109]=&quot;&quot;));[Scheda.L108];&quot;&quot;)">
            <text:p/>
          </table:table-cell>
          <table:table-cell table:style-name="ce595" table:formula="of:=IF(NOT([Scheda.AH50]=&quot;&quot;);[Scheda.AH50];&quot;&quot;)">
            <text:p/>
          </table:table-cell>
          <table:table-cell table:style-name="ce595" table:formula="of:=IF(AND(NOT([Scheda.AJ50]=&quot;&quot;);NOT([Scheda.AG50]=&quot;&quot;));[Scheda.AJ50];&quot;&quot;)">
            <text:p/>
          </table:table-cell>
          <table:table-cell table:style-name="ce595" table:formula="of:=IF(NOT([Scheda.AW50]=&quot;&quot;);[Scheda.AW50];&quot;&quot;)">
            <text:p/>
          </table:table-cell>
          <table:table-cell table:style-name="ce595" table:formula="of:=IF(AND(NOT([Scheda.AY50]=&quot;&quot;);NOT([Scheda.AV50]=&quot;&quot;));[Scheda.AY50];&quot;&quot;)">
            <text:p/>
          </table:table-cell>
          <table:table-cell table:style-name="ce595" table:formula="of:=IF(NOT([Scheda.AJ109]=&quot;&quot;);[Scheda.AJ109];&quot;&quot;)">
            <text:p/>
          </table:table-cell>
          <table:table-cell table:style-name="ce595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2]" office:value-type="string" office:string-value="SOP">
            <text:p>SOP</text:p>
          </table:table-cell>
          <table:table-cell table:style-name="ce598" table:formula="of:=SUM([.M45:.R45])" office:value-type="float" office:value="0">
            <text:p>0</text:p>
          </table:table-cell>
          <table:table-cell table:style-name="ce598" table:formula="of:=SUMIF([.AS$2:.AS$63];&quot;=&quot;&amp;[.$K45];[.AT$2:.AT$63])" office:value-type="float" office:value="0">
            <text:p>0</text:p>
          </table:table-cell>
          <table:table-cell table:style-name="ce598" table:formula="of:=SUMIF([.AU$2:.AU$63];&quot;=&quot;&amp;[.$K45];[.AV$2:.AV$63])" office:value-type="float" office:value="0">
            <text:p>0</text:p>
          </table:table-cell>
          <table:table-cell table:style-name="ce598" table:formula="of:=SUMIF([.AW$2:.AW$63];&quot;=&quot;&amp;[.$K45];[.AX$2:.AX$63])" office:value-type="float" office:value="0">
            <text:p>0</text:p>
          </table:table-cell>
          <table:table-cell table:style-name="ce598" table:formula="of:=SUMIF([.AY$2:.AY$63];&quot;=&quot;&amp;[.$K45];[.AZ$2:.AZ$63])" office:value-type="float" office:value="0">
            <text:p>0</text:p>
          </table:table-cell>
          <table:table-cell table:style-name="ce598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7" table:formula="of:=[.X34]*2-1" office:value-type="float" office:value="13">
            <text:p>13</text:p>
          </table:table-cell>
          <table:table-cell table:number-columns-repeated="2"/>
          <table:table-cell table:style-name="ce612" table:formula="of:=[.AE44]+1" office:value-type="float" office:value="44">
            <text:p>44</text:p>
          </table:table-cell>
          <table:table-cell table:style-name="ce612" table:formula="of:=[.AI45]/2" office:value-type="float" office:value="1866.5">
            <text:p>1866,5</text:p>
          </table:table-cell>
          <table:table-cell table:style-name="ce612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2" table:formula="of:=ROUNDDOWN([.AK45]/3;0)" office:value-type="float" office:value="3733">
            <text:p>3733</text:p>
          </table:table-cell>
          <table:table-cell table:style-name="ce596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5" table:formula="of:=IF(NOT([Scheda.S108]=&quot;&quot;);[Scheda.S108];&quot;&quot;)">
            <text:p/>
          </table:table-cell>
          <table:table-cell table:style-name="ce595" table:formula="of:=IF(AND(NOT([Scheda.U108]=&quot;&quot;);NOT([Scheda.Z109]=&quot;&quot;));[Scheda.U108];&quot;&quot;)">
            <text:p/>
          </table:table-cell>
          <table:table-cell table:style-name="ce618" table:formula="of:=IF(NOT([Scheda.W108]=&quot;&quot;);[Scheda.W108];&quot;&quot;)">
            <text:p/>
          </table:table-cell>
          <table:table-cell table:style-name="ce595" table:formula="of:=IF(AND(NOT([Scheda.Y108]=&quot;&quot;);NOT([Scheda.Z109]=&quot;&quot;));[Scheda.Y108];&quot;&quot;)">
            <text:p/>
          </table:table-cell>
          <table:table-cell table:style-name="ce595" table:formula="of:=IF(NOT([Scheda.AL50]=&quot;&quot;);[Scheda.AL50];&quot;&quot;)">
            <text:p/>
          </table:table-cell>
          <table:table-cell table:style-name="ce595" table:formula="of:=IF(AND(NOT([Scheda.AN50]=&quot;&quot;);NOT([Scheda.AG50]=&quot;&quot;));[Scheda.AN50];&quot;&quot;)">
            <text:p/>
          </table:table-cell>
          <table:table-cell table:style-name="ce595" table:formula="of:=IF(NOT([Scheda.BA50]=&quot;&quot;);[Scheda.BA50];&quot;&quot;)">
            <text:p/>
          </table:table-cell>
          <table:table-cell table:style-name="ce595" table:formula="of:=IF(AND(NOT([Scheda.BC50]=&quot;&quot;);NOT([Scheda.AV50]=&quot;&quot;));[Scheda.BC50];&quot;&quot;)">
            <text:p/>
          </table:table-cell>
          <table:table-cell table:style-name="ce595" table:formula="of:=IF(NOT([Scheda.AJ110]=&quot;&quot;);[Scheda.AJ110];&quot;&quot;)">
            <text:p/>
          </table:table-cell>
          <table:table-cell table:style-name="ce595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3]" office:value-type="string" office:string-value="UCM">
            <text:p>UCM</text:p>
          </table:table-cell>
          <table:table-cell table:style-name="ce598" table:formula="of:=SUM([.M46:.R46])" office:value-type="float" office:value="0">
            <text:p>0</text:p>
          </table:table-cell>
          <table:table-cell table:style-name="ce598" table:formula="of:=SUMIF([.AS$2:.AS$63];&quot;=&quot;&amp;[.$K46];[.AT$2:.AT$63])" office:value-type="float" office:value="0">
            <text:p>0</text:p>
          </table:table-cell>
          <table:table-cell table:style-name="ce598" table:formula="of:=SUMIF([.AU$2:.AU$63];&quot;=&quot;&amp;[.$K46];[.AV$2:.AV$63])" office:value-type="float" office:value="0">
            <text:p>0</text:p>
          </table:table-cell>
          <table:table-cell table:style-name="ce598" table:formula="of:=SUMIF([.AW$2:.AW$63];&quot;=&quot;&amp;[.$K46];[.AX$2:.AX$63])" office:value-type="float" office:value="0">
            <text:p>0</text:p>
          </table:table-cell>
          <table:table-cell table:style-name="ce598" table:formula="of:=SUMIF([.AY$2:.AY$63];&quot;=&quot;&amp;[.$K46];[.AZ$2:.AZ$63])" office:value-type="float" office:value="0">
            <text:p>0</text:p>
          </table:table-cell>
          <table:table-cell table:style-name="ce598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7" table:formula="of:=[.X35]*2-1" office:value-type="float" office:value="15">
            <text:p>15</text:p>
          </table:table-cell>
          <table:table-cell table:number-columns-repeated="2"/>
          <table:table-cell table:style-name="ce612" table:formula="of:=[.AE45]+1" office:value-type="float" office:value="45">
            <text:p>45</text:p>
          </table:table-cell>
          <table:table-cell table:style-name="ce612" table:formula="of:=[.AI46]/2" office:value-type="float" office:value="2133">
            <text:p>2133</text:p>
          </table:table-cell>
          <table:table-cell table:style-name="ce612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2" table:formula="of:=ROUNDDOWN([.AK46]/3;0)" office:value-type="float" office:value="4266">
            <text:p>4266</text:p>
          </table:table-cell>
          <table:table-cell table:style-name="ce596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5" table:formula="of:=IF(NOT([Scheda.F110]=&quot;&quot;);[Scheda.F110];&quot;&quot;)">
            <text:p/>
          </table:table-cell>
          <table:table-cell table:style-name="ce595" table:formula="of:=IF(AND(NOT([Scheda.H110]=&quot;&quot;);NOT([Scheda.M111]=&quot;&quot;));[Scheda.H110];&quot;&quot;)">
            <text:p/>
          </table:table-cell>
          <table:table-cell table:style-name="ce618" table:formula="of:=IF(NOT([Scheda.J110]=&quot;&quot;);[Scheda.J110];&quot;&quot;)">
            <text:p/>
          </table:table-cell>
          <table:table-cell table:style-name="ce595" table:formula="of:=IF(AND(NOT([Scheda.L110]=&quot;&quot;);NOT([Scheda.M111]=&quot;&quot;));[Scheda.L110];&quot;&quot;)">
            <text:p/>
          </table:table-cell>
          <table:table-cell table:style-name="ce595" table:formula="of:=IF(NOT([Scheda.AH52]=&quot;&quot;);[Scheda.AH52];&quot;&quot;)">
            <text:p/>
          </table:table-cell>
          <table:table-cell table:style-name="ce595" table:formula="of:=IF(AND(NOT([Scheda.AJ52]=&quot;&quot;);NOT([Scheda.AG52]=&quot;&quot;));[Scheda.AJ52];&quot;&quot;)">
            <text:p/>
          </table:table-cell>
          <table:table-cell table:style-name="ce595" table:formula="of:=IF(NOT([Scheda.AW52]=&quot;&quot;);[Scheda.AW52];&quot;&quot;)">
            <text:p/>
          </table:table-cell>
          <table:table-cell table:style-name="ce595" table:formula="of:=IF(AND(NOT([Scheda.AY52]=&quot;&quot;);NOT([Scheda.AV52]=&quot;&quot;));[Scheda.AY52];&quot;&quot;)">
            <text:p/>
          </table:table-cell>
          <table:table-cell table:style-name="ce595" table:formula="of:=IF(NOT([Scheda.AJ111]=&quot;&quot;);[Scheda.AJ111];&quot;&quot;)">
            <text:p/>
          </table:table-cell>
          <table:table-cell table:style-name="ce595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T54]" office:value-type="string" office:string-value="VAL">
            <text:p>VAL</text:p>
          </table:table-cell>
          <table:table-cell table:style-name="ce598" table:formula="of:=SUM([.M47:.R47])" office:value-type="float" office:value="0">
            <text:p>0</text:p>
          </table:table-cell>
          <table:table-cell table:style-name="ce598" table:formula="of:=SUMIF([.AS$2:.AS$63];&quot;=&quot;&amp;[.$K47];[.AT$2:.AT$63])" office:value-type="float" office:value="0">
            <text:p>0</text:p>
          </table:table-cell>
          <table:table-cell table:style-name="ce598" table:formula="of:=SUMIF([.AU$2:.AU$63];&quot;=&quot;&amp;[.$K47];[.AV$2:.AV$63])" office:value-type="float" office:value="0">
            <text:p>0</text:p>
          </table:table-cell>
          <table:table-cell table:style-name="ce598" table:formula="of:=SUMIF([.AW$2:.AW$63];&quot;=&quot;&amp;[.$K47];[.AX$2:.AX$63])" office:value-type="float" office:value="0">
            <text:p>0</text:p>
          </table:table-cell>
          <table:table-cell table:style-name="ce598" table:formula="of:=SUMIF([.AY$2:.AY$63];&quot;=&quot;&amp;[.$K47];[.AZ$2:.AZ$63])" office:value-type="float" office:value="0">
            <text:p>0</text:p>
          </table:table-cell>
          <table:table-cell table:style-name="ce598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7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5" table:formula="of:=IF(NOT([Scheda.S110]=&quot;&quot;);[Scheda.S110];&quot;&quot;)">
            <text:p/>
          </table:table-cell>
          <table:table-cell table:style-name="ce595" table:formula="of:=IF(AND(NOT([Scheda.U110]=&quot;&quot;);NOT([Scheda.Z111]=&quot;&quot;));[Scheda.U110];&quot;&quot;)">
            <text:p/>
          </table:table-cell>
          <table:table-cell table:style-name="ce618" table:formula="of:=IF(NOT([Scheda.W110]=&quot;&quot;);[Scheda.W110];&quot;&quot;)">
            <text:p/>
          </table:table-cell>
          <table:table-cell table:style-name="ce595" table:formula="of:=IF(AND(NOT([Scheda.Y110]=&quot;&quot;);NOT([Scheda.Z111]=&quot;&quot;));[Scheda.Y110];&quot;&quot;)">
            <text:p/>
          </table:table-cell>
          <table:table-cell table:style-name="ce595" table:formula="of:=IF(NOT([Scheda.AL52]=&quot;&quot;);[Scheda.AL52];&quot;&quot;)">
            <text:p/>
          </table:table-cell>
          <table:table-cell table:style-name="ce595" table:formula="of:=IF(AND(NOT([Scheda.AN52]=&quot;&quot;);NOT([Scheda.AG52]=&quot;&quot;));[Scheda.AN52];&quot;&quot;)">
            <text:p/>
          </table:table-cell>
          <table:table-cell table:style-name="ce595" table:formula="of:=IF(NOT([Scheda.BA52]=&quot;&quot;);[Scheda.BA52];&quot;&quot;)">
            <text:p/>
          </table:table-cell>
          <table:table-cell table:style-name="ce595" table:formula="of:=IF(AND(NOT([Scheda.BC52]=&quot;&quot;);NOT([Scheda.AV52]=&quot;&quot;));[Scheda.BC52];&quot;&quot;)">
            <text:p/>
          </table:table-cell>
          <table:table-cell table:style-name="ce595" table:formula="of:=IF(NOT([Scheda.AJ112]=&quot;&quot;);[Scheda.AJ112];&quot;&quot;)">
            <text:p/>
          </table:table-cell>
          <table:table-cell table:style-name="ce595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600" table:formula="of:=[Scheda.T55]" office:value-type="string" office:string-value="VOL">
            <text:p>VOL</text:p>
          </table:table-cell>
          <table:table-cell table:style-name="ce605" table:formula="of:=SUM([.M48:.R48])" office:value-type="float" office:value="0">
            <text:p>0</text:p>
          </table:table-cell>
          <table:table-cell table:style-name="ce605" table:formula="of:=SUMIF([.AS$2:.AS$63];&quot;=&quot;&amp;[.$K48];[.AT$2:.AT$63])" office:value-type="float" office:value="0">
            <text:p>0</text:p>
          </table:table-cell>
          <table:table-cell table:style-name="ce605" table:formula="of:=SUMIF([.AU$2:.AU$63];&quot;=&quot;&amp;[.$K48];[.AV$2:.AV$63])" office:value-type="float" office:value="0">
            <text:p>0</text:p>
          </table:table-cell>
          <table:table-cell table:style-name="ce605" table:formula="of:=SUMIF([.AW$2:.AW$63];&quot;=&quot;&amp;[.$K48];[.AX$2:.AX$63])" office:value-type="float" office:value="0">
            <text:p>0</text:p>
          </table:table-cell>
          <table:table-cell table:style-name="ce605" table:formula="of:=SUMIF([.AY$2:.AY$63];&quot;=&quot;&amp;[.$K48];[.AZ$2:.AZ$63])" office:value-type="float" office:value="0">
            <text:p>0</text:p>
          </table:table-cell>
          <table:table-cell table:style-name="ce605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5" table:formula="of:=IF(NOT([Scheda.F112]=&quot;&quot;);[Scheda.F112];&quot;&quot;)">
            <text:p/>
          </table:table-cell>
          <table:table-cell table:style-name="ce595" table:formula="of:=IF(AND(NOT([Scheda.H112]=&quot;&quot;);NOT([Scheda.M113]=&quot;&quot;));[Scheda.H112];&quot;&quot;)">
            <text:p/>
          </table:table-cell>
          <table:table-cell table:style-name="ce618" table:formula="of:=IF(NOT([Scheda.J112]=&quot;&quot;);[Scheda.J112];&quot;&quot;)">
            <text:p/>
          </table:table-cell>
          <table:table-cell table:style-name="ce595" table:formula="of:=IF(AND(NOT([Scheda.L112]=&quot;&quot;);NOT([Scheda.M113]=&quot;&quot;));[Scheda.L112];&quot;&quot;)">
            <text:p/>
          </table:table-cell>
          <table:table-cell table:style-name="ce595" table:formula="of:=IF(NOT([Scheda.AH54]=&quot;&quot;);[Scheda.AH54];&quot;&quot;)">
            <text:p/>
          </table:table-cell>
          <table:table-cell table:style-name="ce595" table:formula="of:=IF(AND(NOT([Scheda.AJ54]=&quot;&quot;);NOT([Scheda.AG54]=&quot;&quot;));[Scheda.AJ54];&quot;&quot;)">
            <text:p/>
          </table:table-cell>
          <table:table-cell table:style-name="ce595" table:formula="of:=IF(NOT([Scheda.AW54]=&quot;&quot;);[Scheda.AW54];&quot;&quot;)">
            <text:p/>
          </table:table-cell>
          <table:table-cell table:style-name="ce595" table:formula="of:=IF(AND(NOT([Scheda.AY54]=&quot;&quot;);NOT([Scheda.AV54]=&quot;&quot;));[Scheda.AY54];&quot;&quot;)">
            <text:p/>
          </table:table-cell>
          <table:table-cell table:style-name="ce595" table:formula="of:=IF(NOT([Scheda.AJ113]=&quot;&quot;);[Scheda.AJ113];&quot;&quot;)">
            <text:p/>
          </table:table-cell>
          <table:table-cell table:style-name="ce595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601" office:value-type="string">
            <text:p>GA</text:p>
          </table:table-cell>
          <table:table-cell table:style-name="ce602" table:formula="of:=SUM([.M49:.R49])" office:value-type="float" office:value="0">
            <text:p>0</text:p>
          </table:table-cell>
          <table:table-cell table:style-name="ce602" table:formula="of:=SUMIF([.AS$2:.AS$63];&quot;=&quot;&amp;[.$K49];[.AT$2:.AT$63])" office:value-type="float" office:value="0">
            <text:p>0</text:p>
          </table:table-cell>
          <table:table-cell table:style-name="ce602" table:formula="of:=SUMIF([.AU$2:.AU$63];&quot;=&quot;&amp;[.$K49];[.AV$2:.AV$63])" office:value-type="float" office:value="0">
            <text:p>0</text:p>
          </table:table-cell>
          <table:table-cell table:style-name="ce602" table:formula="of:=SUMIF([.AW$2:.AW$63];&quot;=&quot;&amp;[.$K49];[.AX$2:.AX$63])" office:value-type="float" office:value="0">
            <text:p>0</text:p>
          </table:table-cell>
          <table:table-cell table:style-name="ce602" table:formula="of:=SUMIF([.AY$2:.AY$63];&quot;=&quot;&amp;[.$K49];[.AZ$2:.AZ$63])" office:value-type="float" office:value="0">
            <text:p>0</text:p>
          </table:table-cell>
          <table:table-cell table:style-name="ce602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5" table:formula="of:=IF(NOT([Scheda.S112]=&quot;&quot;);[Scheda.S112];&quot;&quot;)">
            <text:p/>
          </table:table-cell>
          <table:table-cell table:style-name="ce595" table:formula="of:=IF(AND(NOT([Scheda.U112]=&quot;&quot;);NOT([Scheda.Z113]=&quot;&quot;));[Scheda.U112];&quot;&quot;)">
            <text:p/>
          </table:table-cell>
          <table:table-cell table:style-name="ce618" table:formula="of:=IF(NOT([Scheda.W112]=&quot;&quot;);[Scheda.W112];&quot;&quot;)">
            <text:p/>
          </table:table-cell>
          <table:table-cell table:style-name="ce595" table:formula="of:=IF(AND(NOT([Scheda.Y112]=&quot;&quot;);NOT([Scheda.Z113]=&quot;&quot;));[Scheda.Y112];&quot;&quot;)">
            <text:p/>
          </table:table-cell>
          <table:table-cell table:style-name="ce619" table:formula="of:=IF(NOT([Scheda.AL54]=&quot;&quot;);[Scheda.AL54];&quot;&quot;)">
            <text:p/>
          </table:table-cell>
          <table:table-cell table:style-name="ce619" table:formula="of:=IF(AND(NOT([Scheda.AN54]=&quot;&quot;);NOT([Scheda.AG54]=&quot;&quot;));[Scheda.AN54];&quot;&quot;)">
            <text:p/>
          </table:table-cell>
          <table:table-cell table:style-name="ce619" table:formula="of:=IF(NOT([Scheda.BA54]=&quot;&quot;);[Scheda.BA54];&quot;&quot;)">
            <text:p/>
          </table:table-cell>
          <table:table-cell table:style-name="ce619" table:formula="of:=IF(AND(NOT([Scheda.BC54]=&quot;&quot;);NOT([Scheda.AV54]=&quot;&quot;));[Scheda.BC54];&quot;&quot;)">
            <text:p/>
          </table:table-cell>
          <table:table-cell table:style-name="ce595" table:formula="of:=IF(NOT([Scheda.AJ114]=&quot;&quot;);[Scheda.AJ114];&quot;&quot;)">
            <text:p/>
          </table:table-cell>
          <table:table-cell table:style-name="ce595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I5]" office:value-type="string" office:string-value="PF">
            <text:p>PF</text:p>
          </table:table-cell>
          <table:table-cell table:style-name="ce598" table:formula="of:=SUM([.M50:.R50])" office:value-type="float" office:value="0">
            <text:p>0</text:p>
          </table:table-cell>
          <table:table-cell table:style-name="ce598" table:formula="of:=SUMIF([.AS$2:.AS$63];&quot;=&quot;&amp;[.$K50];[.AT$2:.AT$63])" office:value-type="float" office:value="0">
            <text:p>0</text:p>
          </table:table-cell>
          <table:table-cell table:style-name="ce598" table:formula="of:=SUMIF([.AU$2:.AU$63];&quot;=&quot;&amp;[.$K50];[.AV$2:.AV$63])" office:value-type="float" office:value="0">
            <text:p>0</text:p>
          </table:table-cell>
          <table:table-cell table:style-name="ce598" table:formula="of:=SUMIF([.AW$2:.AW$63];&quot;=&quot;&amp;[.$K50];[.AX$2:.AX$63])" office:value-type="float" office:value="0">
            <text:p>0</text:p>
          </table:table-cell>
          <table:table-cell table:style-name="ce598" table:formula="of:=SUMIF([.AY$2:.AY$63];&quot;=&quot;&amp;[.$K50];[.AZ$2:.AZ$63])" office:value-type="float" office:value="0">
            <text:p>0</text:p>
          </table:table-cell>
          <table:table-cell table:style-name="ce598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5" table:formula="of:=IF(NOT([Scheda.F114]=&quot;&quot;);[Scheda.F114];&quot;&quot;)">
            <text:p/>
          </table:table-cell>
          <table:table-cell table:style-name="ce595" table:formula="of:=IF(AND(NOT([Scheda.H114]=&quot;&quot;);NOT([Scheda.M115]=&quot;&quot;));[Scheda.H114];&quot;&quot;)">
            <text:p/>
          </table:table-cell>
          <table:table-cell table:style-name="ce618" table:formula="of:=IF(NOT([Scheda.J114]=&quot;&quot;);[Scheda.J114];&quot;&quot;)">
            <text:p/>
          </table:table-cell>
          <table:table-cell table:style-name="ce595" table:formula="of:=IF(AND(NOT([Scheda.L114]=&quot;&quot;);NOT([Scheda.M115]=&quot;&quot;));[Scheda.L114];&quot;&quot;)">
            <text:p/>
          </table:table-cell>
          <table:table-cell table:style-name="ce617" table:number-columns-repeated="2"/>
          <table:table-cell table:style-name="ce621" table:formula="of:=IF(NOT([Scheda.AW56]=&quot;&quot;);[Scheda.AW56];&quot;&quot;)">
            <text:p/>
          </table:table-cell>
          <table:table-cell table:style-name="ce621" table:formula="of:=IF(AND(NOT([Scheda.AY56]=&quot;&quot;);NOT([Scheda.BD57]=&quot;&quot;));[Scheda.AY56];&quot;&quot;)">
            <text:p/>
          </table:table-cell>
          <table:table-cell table:style-name="ce595" table:formula="of:=IF(NOT([Scheda.AJ115]=&quot;&quot;);[Scheda.AJ115];&quot;&quot;)">
            <text:p/>
          </table:table-cell>
          <table:table-cell table:style-name="ce595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INIZ</text:p>
          </table:table-cell>
          <table:table-cell table:style-name="ce598" table:formula="of:=SUM([.M51:.R51])" office:value-type="float" office:value="0">
            <text:p>0</text:p>
          </table:table-cell>
          <table:table-cell table:style-name="ce598" table:formula="of:=SUMIF([.AS$2:.AS$63];&quot;=&quot;&amp;[.$K51];[.AT$2:.AT$63])" office:value-type="float" office:value="0">
            <text:p>0</text:p>
          </table:table-cell>
          <table:table-cell table:style-name="ce598" table:formula="of:=SUMIF([.AU$2:.AU$63];&quot;=&quot;&amp;[.$K51];[.AV$2:.AV$63])" office:value-type="float" office:value="0">
            <text:p>0</text:p>
          </table:table-cell>
          <table:table-cell table:style-name="ce598" table:formula="of:=SUMIF([.AW$2:.AW$63];&quot;=&quot;&amp;[.$K51];[.AX$2:.AX$63])" office:value-type="float" office:value="0">
            <text:p>0</text:p>
          </table:table-cell>
          <table:table-cell table:style-name="ce598" table:formula="of:=SUMIF([.AY$2:.AY$63];&quot;=&quot;&amp;[.$K51];[.AZ$2:.AZ$63])" office:value-type="float" office:value="0">
            <text:p>0</text:p>
          </table:table-cell>
          <table:table-cell table:style-name="ce598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5" table:formula="of:=IF(NOT([Scheda.S114]=&quot;&quot;);[Scheda.S114];&quot;&quot;)">
            <text:p/>
          </table:table-cell>
          <table:table-cell table:style-name="ce595" table:formula="of:=IF(AND(NOT([Scheda.U114]=&quot;&quot;);NOT([Scheda.Z115]=&quot;&quot;));[Scheda.U114];&quot;&quot;)">
            <text:p/>
          </table:table-cell>
          <table:table-cell table:style-name="ce618" table:formula="of:=IF(NOT([Scheda.W114]=&quot;&quot;);[Scheda.W114];&quot;&quot;)">
            <text:p/>
          </table:table-cell>
          <table:table-cell table:style-name="ce595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5" table:formula="of:=IF(NOT([Scheda.BA56]=&quot;&quot;);[Scheda.BA56];&quot;&quot;)">
            <text:p/>
          </table:table-cell>
          <table:table-cell table:style-name="ce595" table:formula="of:=IF(AND(NOT([Scheda.BC56]=&quot;&quot;);NOT([Scheda.BD57]=&quot;&quot;));[Scheda.BC56];&quot;&quot;)">
            <text:p/>
          </table:table-cell>
          <table:table-cell table:style-name="ce595" table:formula="of:=IF(NOT([Scheda.AJ116]=&quot;&quot;);[Scheda.AJ116];&quot;&quot;)">
            <text:p/>
          </table:table-cell>
          <table:table-cell table:style-name="ce595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Velocità</text:p>
          </table:table-cell>
          <table:table-cell table:style-name="ce598" table:formula="of:=SUM([.M52:.R52])" office:value-type="float" office:value="0">
            <text:p>0</text:p>
          </table:table-cell>
          <table:table-cell table:style-name="ce598" table:formula="of:=SUMIF([.AS$2:.AS$63];&quot;=&quot;&amp;[.$K52];[.AT$2:.AT$63])" office:value-type="float" office:value="0">
            <text:p>0</text:p>
          </table:table-cell>
          <table:table-cell table:style-name="ce598" table:formula="of:=SUMIF([.AU$2:.AU$63];&quot;=&quot;&amp;[.$K52];[.AV$2:.AV$63])" office:value-type="float" office:value="0">
            <text:p>0</text:p>
          </table:table-cell>
          <table:table-cell table:style-name="ce598" table:formula="of:=SUMIF([.AW$2:.AW$63];&quot;=&quot;&amp;[.$K52];[.AX$2:.AX$63])" office:value-type="float" office:value="0">
            <text:p>0</text:p>
          </table:table-cell>
          <table:table-cell table:style-name="ce598" table:formula="of:=SUMIF([.AY$2:.AY$63];&quot;=&quot;&amp;[.$K52];[.AZ$2:.AZ$63])" office:value-type="float" office:value="0">
            <text:p>0</text:p>
          </table:table-cell>
          <table:table-cell table:style-name="ce598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5" table:formula="of:=IF(NOT([Scheda.F116]=&quot;&quot;);[Scheda.F116];&quot;&quot;)">
            <text:p/>
          </table:table-cell>
          <table:table-cell table:style-name="ce595" table:formula="of:=IF(AND(NOT([Scheda.H116]=&quot;&quot;);NOT([Scheda.M117]=&quot;&quot;));[Scheda.H116];&quot;&quot;)">
            <text:p/>
          </table:table-cell>
          <table:table-cell table:style-name="ce618" table:formula="of:=IF(NOT([Scheda.J116]=&quot;&quot;);[Scheda.J116];&quot;&quot;)">
            <text:p/>
          </table:table-cell>
          <table:table-cell table:style-name="ce595" table:formula="of:=IF(AND(NOT([Scheda.L116]=&quot;&quot;);NOT([Scheda.M117]=&quot;&quot;));[Scheda.L116];&quot;&quot;)">
            <text:p/>
          </table:table-cell>
          <table:table-cell table:style-name="ce595" table:formula="of:=IF(NOT([Scheda.AH58]=&quot;&quot;);[Scheda.AH58];&quot;&quot;)">
            <text:p/>
          </table:table-cell>
          <table:table-cell table:style-name="ce595" table:formula="of:=IF(AND(NOT([Scheda.AJ58]=&quot;&quot;);NOT([Scheda.AO59]=&quot;&quot;));[Scheda.AJ58];&quot;&quot;)">
            <text:p/>
          </table:table-cell>
          <table:table-cell table:style-name="ce595" table:formula="of:=IF(NOT([Scheda.AW58]=&quot;&quot;);[Scheda.AW58];&quot;&quot;)">
            <text:p/>
          </table:table-cell>
          <table:table-cell table:style-name="ce618" table:formula="of:=IF(AND(NOT([Scheda.AY58]=&quot;&quot;);NOT([Scheda.BD59]=&quot;&quot;));[Scheda.AY58];&quot;&quot;)">
            <text:p/>
          </table:table-cell>
          <table:table-cell table:style-name="ce595" table:formula="of:=IF(NOT([Scheda.AJ117]=&quot;&quot;);[Scheda.AJ117];&quot;&quot;)">
            <text:p/>
          </table:table-cell>
          <table:table-cell table:style-name="ce595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G12]" office:value-type="string" office:string-value="Schivare">
            <text:p>Schivare</text:p>
          </table:table-cell>
          <table:table-cell table:style-name="ce598" table:formula="of:=SUM([.M53:.R53])" office:value-type="float" office:value="0">
            <text:p>0</text:p>
          </table:table-cell>
          <table:table-cell table:style-name="ce598" table:formula="of:=SUMIF([.AS$2:.AS$63];&quot;=&quot;&amp;[.$K53];[.AT$2:.AT$63])" office:value-type="float" office:value="0">
            <text:p>0</text:p>
          </table:table-cell>
          <table:table-cell table:style-name="ce598" table:formula="of:=SUMIF([.AU$2:.AU$63];&quot;=&quot;&amp;[.$K53];[.AV$2:.AV$63])" office:value-type="float" office:value="0">
            <text:p>0</text:p>
          </table:table-cell>
          <table:table-cell table:style-name="ce598" table:formula="of:=SUMIF([.AW$2:.AW$63];&quot;=&quot;&amp;[.$K53];[.AX$2:.AX$63])" office:value-type="float" office:value="0">
            <text:p>0</text:p>
          </table:table-cell>
          <table:table-cell table:style-name="ce598" table:formula="of:=SUMIF([.AY$2:.AY$63];&quot;=&quot;&amp;[.$K53];[.AZ$2:.AZ$63])" office:value-type="float" office:value="0">
            <text:p>0</text:p>
          </table:table-cell>
          <table:table-cell table:style-name="ce598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5" table:formula="of:=IF(NOT([Scheda.S116]=&quot;&quot;);[Scheda.S116];&quot;&quot;)">
            <text:p/>
          </table:table-cell>
          <table:table-cell table:style-name="ce595" table:formula="of:=IF(AND(NOT([Scheda.U116]=&quot;&quot;);NOT([Scheda.Z117]=&quot;&quot;));[Scheda.U116];&quot;&quot;)">
            <text:p/>
          </table:table-cell>
          <table:table-cell table:style-name="ce618" table:formula="of:=IF(NOT([Scheda.W116]=&quot;&quot;);[Scheda.W116];&quot;&quot;)">
            <text:p/>
          </table:table-cell>
          <table:table-cell table:style-name="ce595" table:formula="of:=IF(AND(NOT([Scheda.Y116]=&quot;&quot;);NOT([Scheda.Z117]=&quot;&quot;));[Scheda.Y116];&quot;&quot;)">
            <text:p/>
          </table:table-cell>
          <table:table-cell table:style-name="ce595" table:formula="of:=IF(NOT([Scheda.AL58]=&quot;&quot;);[Scheda.AL58];&quot;&quot;)">
            <text:p/>
          </table:table-cell>
          <table:table-cell table:style-name="ce595" table:formula="of:=IF(AND(NOT([Scheda.AN58]=&quot;&quot;);NOT([Scheda.AO59]=&quot;&quot;));[Scheda.AN58];&quot;&quot;)">
            <text:p/>
          </table:table-cell>
          <table:table-cell table:style-name="ce595" table:formula="of:=IF(NOT([Scheda.BA58]=&quot;&quot;);[Scheda.BA58];&quot;&quot;)">
            <text:p/>
          </table:table-cell>
          <table:table-cell table:style-name="ce595" table:formula="of:=IF(AND(NOT([Scheda.BC58]=&quot;&quot;);NOT([Scheda.BD59]=&quot;&quot;));[Scheda.BC58];&quot;&quot;)">
            <text:p/>
          </table:table-cell>
          <table:table-cell table:style-name="ce595" table:formula="of:=IF(NOT([Scheda.AJ118]=&quot;&quot;);[Scheda.AJ118];&quot;&quot;)">
            <text:p/>
          </table:table-cell>
          <table:table-cell table:style-name="ce595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M12]" office:value-type="string" office:string-value="Naturale">
            <text:p>Naturale</text:p>
          </table:table-cell>
          <table:table-cell table:style-name="ce598" table:formula="of:=SUM([.M54:.R54])" office:value-type="float" office:value="0">
            <text:p>0</text:p>
          </table:table-cell>
          <table:table-cell table:style-name="ce598" table:formula="of:=SUMIF([.AS$2:.AS$63];&quot;=&quot;&amp;[.$K54];[.AT$2:.AT$63])" office:value-type="float" office:value="0">
            <text:p>0</text:p>
          </table:table-cell>
          <table:table-cell table:style-name="ce598" table:formula="of:=SUMIF([.AU$2:.AU$63];&quot;=&quot;&amp;[.$K54];[.AV$2:.AV$63])" office:value-type="float" office:value="0">
            <text:p>0</text:p>
          </table:table-cell>
          <table:table-cell table:style-name="ce598" table:formula="of:=SUMIF([.AW$2:.AW$63];&quot;=&quot;&amp;[.$K54];[.AX$2:.AX$63])" office:value-type="float" office:value="0">
            <text:p>0</text:p>
          </table:table-cell>
          <table:table-cell table:style-name="ce598" table:formula="of:=SUMIF([.AY$2:.AY$63];&quot;=&quot;&amp;[.$K54];[.AZ$2:.AZ$63])" office:value-type="float" office:value="0">
            <text:p>0</text:p>
          </table:table-cell>
          <table:table-cell table:style-name="ce598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5" table:formula="of:=IF(NOT([Scheda.F118]=&quot;&quot;);[Scheda.F118];&quot;&quot;)">
            <text:p/>
          </table:table-cell>
          <table:table-cell table:style-name="ce595" table:formula="of:=IF(AND(NOT([Scheda.H118]=&quot;&quot;);NOT([Scheda.M119]=&quot;&quot;));[Scheda.H118];&quot;&quot;)">
            <text:p/>
          </table:table-cell>
          <table:table-cell table:style-name="ce618" table:formula="of:=IF(NOT([Scheda.J118]=&quot;&quot;);[Scheda.J118];&quot;&quot;)">
            <text:p/>
          </table:table-cell>
          <table:table-cell table:style-name="ce595" table:formula="of:=IF(AND(NOT([Scheda.L118]=&quot;&quot;);NOT([Scheda.M119]=&quot;&quot;));[Scheda.L118];&quot;&quot;)">
            <text:p/>
          </table:table-cell>
          <table:table-cell table:style-name="ce595" table:formula="of:=IF(NOT([Scheda.AH60]=&quot;&quot;);[Scheda.AH60];&quot;&quot;)">
            <text:p/>
          </table:table-cell>
          <table:table-cell table:style-name="ce595" table:formula="of:=IF(AND(NOT([Scheda.AJ60]=&quot;&quot;);NOT([Scheda.AO61]=&quot;&quot;));[Scheda.AJ60];&quot;&quot;)">
            <text:p/>
          </table:table-cell>
          <table:table-cell table:style-name="ce595" table:formula="of:=IF(NOT([Scheda.AW60]=&quot;&quot;);[Scheda.AW60];&quot;&quot;)">
            <text:p/>
          </table:table-cell>
          <table:table-cell table:style-name="ce618" table:formula="of:=IF(AND(NOT([Scheda.AY60]=&quot;&quot;);NOT([Scheda.BD61]=&quot;&quot;));[Scheda.AY60];&quot;&quot;)">
            <text:p/>
          </table:table-cell>
          <table:table-cell table:style-name="ce595" table:formula="of:=IF(NOT([Scheda.AJ119]=&quot;&quot;);[Scheda.AJ119];&quot;&quot;)">
            <text:p/>
          </table:table-cell>
          <table:table-cell table:style-name="ce595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O12]" office:value-type="string" office:string-value="Deviazione">
            <text:p>Deviazione</text:p>
          </table:table-cell>
          <table:table-cell table:style-name="ce598" table:formula="of:=SUM([.M55:.R55])" office:value-type="float" office:value="0">
            <text:p>0</text:p>
          </table:table-cell>
          <table:table-cell table:style-name="ce598" table:formula="of:=SUMIF([.AS$2:.AS$63];&quot;=&quot;&amp;[.$K55];[.AT$2:.AT$63])" office:value-type="float" office:value="0">
            <text:p>0</text:p>
          </table:table-cell>
          <table:table-cell table:style-name="ce598" table:formula="of:=SUMIF([.AU$2:.AU$63];&quot;=&quot;&amp;[.$K55];[.AV$2:.AV$63])" office:value-type="float" office:value="0">
            <text:p>0</text:p>
          </table:table-cell>
          <table:table-cell table:style-name="ce598" table:formula="of:=SUMIF([.AW$2:.AW$63];&quot;=&quot;&amp;[.$K55];[.AX$2:.AX$63])" office:value-type="float" office:value="0">
            <text:p>0</text:p>
          </table:table-cell>
          <table:table-cell table:style-name="ce598" table:formula="of:=SUMIF([.AY$2:.AY$63];&quot;=&quot;&amp;[.$K55];[.AZ$2:.AZ$63])" office:value-type="float" office:value="0">
            <text:p>0</text:p>
          </table:table-cell>
          <table:table-cell table:style-name="ce598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5" table:formula="of:=IF(NOT([Scheda.S118]=&quot;&quot;);[Scheda.S118];&quot;&quot;)">
            <text:p/>
          </table:table-cell>
          <table:table-cell table:style-name="ce595" table:formula="of:=IF(AND(NOT([Scheda.U118]=&quot;&quot;);NOT([Scheda.Z119]=&quot;&quot;));[Scheda.U118];&quot;&quot;)">
            <text:p/>
          </table:table-cell>
          <table:table-cell table:style-name="ce618" table:formula="of:=IF(NOT([Scheda.W118]=&quot;&quot;);[Scheda.W118];&quot;&quot;)">
            <text:p/>
          </table:table-cell>
          <table:table-cell table:style-name="ce595" table:formula="of:=IF(AND(NOT([Scheda.Y118]=&quot;&quot;);NOT([Scheda.Z119]=&quot;&quot;));[Scheda.Y118];&quot;&quot;)">
            <text:p/>
          </table:table-cell>
          <table:table-cell table:style-name="ce595" table:formula="of:=IF(NOT([Scheda.AL60]=&quot;&quot;);[Scheda.AL60];&quot;&quot;)">
            <text:p/>
          </table:table-cell>
          <table:table-cell table:style-name="ce595" table:formula="of:=IF(AND(NOT([Scheda.AN60]=&quot;&quot;);NOT([Scheda.AO61]=&quot;&quot;));[Scheda.AN60];&quot;&quot;)">
            <text:p/>
          </table:table-cell>
          <table:table-cell table:style-name="ce595" table:formula="of:=IF(NOT([Scheda.BA60]=&quot;&quot;);[Scheda.BA60];&quot;&quot;)">
            <text:p/>
          </table:table-cell>
          <table:table-cell table:style-name="ce595" table:formula="of:=IF(AND(NOT([Scheda.BC60]=&quot;&quot;);NOT([Scheda.BD61]=&quot;&quot;));[Scheda.BC60];&quot;&quot;)">
            <text:p/>
          </table:table-cell>
          <table:table-cell table:style-name="ce595" table:formula="of:=IF(NOT([Scheda.AJ120]=&quot;&quot;);[Scheda.AJ120];&quot;&quot;)">
            <text:p/>
          </table:table-cell>
          <table:table-cell table:style-name="ce595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6]" office:value-type="string" office:string-value="TMP">
            <text:p>TMP</text:p>
          </table:table-cell>
          <table:table-cell table:style-name="ce598" table:formula="of:=SUM([.M56:.R56])" office:value-type="float" office:value="0">
            <text:p>0</text:p>
          </table:table-cell>
          <table:table-cell table:style-name="ce598" table:formula="of:=SUMIF([.AS$2:.AS$63];&quot;=&quot;&amp;[.$K56];[.AT$2:.AT$63])" office:value-type="float" office:value="0">
            <text:p>0</text:p>
          </table:table-cell>
          <table:table-cell table:style-name="ce598" table:formula="of:=SUMIF([.AU$2:.AU$63];&quot;=&quot;&amp;[.$K56];[.AV$2:.AV$63])" office:value-type="float" office:value="0">
            <text:p>0</text:p>
          </table:table-cell>
          <table:table-cell table:style-name="ce598" table:formula="of:=SUMIF([.AW$2:.AW$63];&quot;=&quot;&amp;[.$K56];[.AX$2:.AX$63])" office:value-type="float" office:value="0">
            <text:p>0</text:p>
          </table:table-cell>
          <table:table-cell table:style-name="ce598" table:formula="of:=SUMIF([.AY$2:.AY$63];&quot;=&quot;&amp;[.$K56];[.AZ$2:.AZ$63])" office:value-type="float" office:value="0">
            <text:p>0</text:p>
          </table:table-cell>
          <table:table-cell table:style-name="ce598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5" table:formula="of:=IF(NOT([Scheda.F120]=&quot;&quot;);[Scheda.F120];&quot;&quot;)">
            <text:p/>
          </table:table-cell>
          <table:table-cell table:style-name="ce595" table:formula="of:=IF(AND(NOT([Scheda.H120]=&quot;&quot;);NOT([Scheda.M121]=&quot;&quot;));[Scheda.H120];&quot;&quot;)">
            <text:p/>
          </table:table-cell>
          <table:table-cell table:style-name="ce618" table:formula="of:=IF(NOT([Scheda.J120]=&quot;&quot;);[Scheda.J120];&quot;&quot;)">
            <text:p/>
          </table:table-cell>
          <table:table-cell table:style-name="ce595" table:formula="of:=IF(AND(NOT([Scheda.L120]=&quot;&quot;);NOT([Scheda.M121]=&quot;&quot;));[Scheda.L120];&quot;&quot;)">
            <text:p/>
          </table:table-cell>
          <table:table-cell table:style-name="ce595" table:formula="of:=IF(NOT([Scheda.AH62]=&quot;&quot;);[Scheda.AH62];&quot;&quot;)">
            <text:p/>
          </table:table-cell>
          <table:table-cell table:style-name="ce595" table:formula="of:=IF(AND(NOT([Scheda.AJ62]=&quot;&quot;);NOT([Scheda.AO63]=&quot;&quot;));[Scheda.AJ62];&quot;&quot;)">
            <text:p/>
          </table:table-cell>
          <table:table-cell table:style-name="ce595" table:formula="of:=IF(NOT([Scheda.AW62]=&quot;&quot;);[Scheda.AW62];&quot;&quot;)">
            <text:p/>
          </table:table-cell>
          <table:table-cell table:style-name="ce618" table:formula="of:=IF(AND(NOT([Scheda.AY62]=&quot;&quot;);NOT([Scheda.BD63]=&quot;&quot;));[Scheda.AY62];&quot;&quot;)">
            <text:p/>
          </table:table-cell>
          <table:table-cell table:style-name="ce595" table:formula="of:=IF(NOT([Scheda.AJ121]=&quot;&quot;);[Scheda.AJ121];&quot;&quot;)">
            <text:p/>
          </table:table-cell>
          <table:table-cell table:style-name="ce595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7]" office:value-type="string" office:string-value="RIFL">
            <text:p>RIFL</text:p>
          </table:table-cell>
          <table:table-cell table:style-name="ce598" table:formula="of:=SUM([.M57:.R57])" office:value-type="float" office:value="0">
            <text:p>0</text:p>
          </table:table-cell>
          <table:table-cell table:style-name="ce598" table:formula="of:=SUMIF([.AS$2:.AS$63];&quot;=&quot;&amp;[.$K57];[.AT$2:.AT$63])" office:value-type="float" office:value="0">
            <text:p>0</text:p>
          </table:table-cell>
          <table:table-cell table:style-name="ce598" table:formula="of:=SUMIF([.AU$2:.AU$63];&quot;=&quot;&amp;[.$K57];[.AV$2:.AV$63])" office:value-type="float" office:value="0">
            <text:p>0</text:p>
          </table:table-cell>
          <table:table-cell table:style-name="ce598" table:formula="of:=SUMIF([.AW$2:.AW$63];&quot;=&quot;&amp;[.$K57];[.AX$2:.AX$63])" office:value-type="float" office:value="0">
            <text:p>0</text:p>
          </table:table-cell>
          <table:table-cell table:style-name="ce598" table:formula="of:=SUMIF([.AY$2:.AY$63];&quot;=&quot;&amp;[.$K57];[.AZ$2:.AZ$63])" office:value-type="float" office:value="0">
            <text:p>0</text:p>
          </table:table-cell>
          <table:table-cell table:style-name="ce598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5" table:formula="of:=IF(NOT([Scheda.S120]=&quot;&quot;);[Scheda.S120];&quot;&quot;)">
            <text:p/>
          </table:table-cell>
          <table:table-cell table:style-name="ce595" table:formula="of:=IF(AND(NOT([Scheda.U120]=&quot;&quot;);NOT([Scheda.Z121]=&quot;&quot;));[Scheda.U120];&quot;&quot;)">
            <text:p/>
          </table:table-cell>
          <table:table-cell table:style-name="ce618" table:formula="of:=IF(NOT([Scheda.W120]=&quot;&quot;);[Scheda.W120];&quot;&quot;)">
            <text:p/>
          </table:table-cell>
          <table:table-cell table:style-name="ce595" table:formula="of:=IF(AND(NOT([Scheda.Y120]=&quot;&quot;);NOT([Scheda.Z121]=&quot;&quot;));[Scheda.Y120];&quot;&quot;)">
            <text:p/>
          </table:table-cell>
          <table:table-cell table:style-name="ce595" table:formula="of:=IF(NOT([Scheda.AL62]=&quot;&quot;);[Scheda.AL62];&quot;&quot;)">
            <text:p/>
          </table:table-cell>
          <table:table-cell table:style-name="ce595" table:formula="of:=IF(AND(NOT([Scheda.AN62]=&quot;&quot;);NOT([Scheda.AO63]=&quot;&quot;));[Scheda.AN62];&quot;&quot;)">
            <text:p/>
          </table:table-cell>
          <table:table-cell table:style-name="ce595" table:formula="of:=IF(NOT([Scheda.BA62]=&quot;&quot;);[Scheda.BA62];&quot;&quot;)">
            <text:p/>
          </table:table-cell>
          <table:table-cell table:style-name="ce595" table:formula="of:=IF(AND(NOT([Scheda.BC62]=&quot;&quot;);NOT([Scheda.BD63]=&quot;&quot;));[Scheda.BC62];&quot;&quot;)">
            <text:p/>
          </table:table-cell>
          <table:table-cell table:style-name="ce595" table:formula="of:=IF(NOT([Scheda.AJ122]=&quot;&quot;);[Scheda.AJ122];&quot;&quot;)">
            <text:p/>
          </table:table-cell>
          <table:table-cell table:style-name="ce595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C18]" office:value-type="string" office:string-value="VOL">
            <text:p>VOL</text:p>
          </table:table-cell>
          <table:table-cell table:style-name="ce598" table:formula="of:=SUM([.M58:.R58])" office:value-type="float" office:value="0">
            <text:p>0</text:p>
          </table:table-cell>
          <table:table-cell table:style-name="ce598" table:formula="of:=SUMIF([.AS$2:.AS$63];&quot;=&quot;&amp;[.$K58];[.AT$2:.AT$63])" office:value-type="float" office:value="0">
            <text:p>0</text:p>
          </table:table-cell>
          <table:table-cell table:style-name="ce598" table:formula="of:=SUMIF([.AU$2:.AU$63];&quot;=&quot;&amp;[.$K58];[.AV$2:.AV$63])" office:value-type="float" office:value="0">
            <text:p>0</text:p>
          </table:table-cell>
          <table:table-cell table:style-name="ce598" table:formula="of:=SUMIF([.AW$2:.AW$63];&quot;=&quot;&amp;[.$K58];[.AX$2:.AX$63])" office:value-type="float" office:value="0">
            <text:p>0</text:p>
          </table:table-cell>
          <table:table-cell table:style-name="ce598" table:formula="of:=SUMIF([.AY$2:.AY$63];&quot;=&quot;&amp;[.$K58];[.AZ$2:.AZ$63])" office:value-type="float" office:value="0">
            <text:p>0</text:p>
          </table:table-cell>
          <table:table-cell table:style-name="ce598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5" table:formula="of:=IF(NOT([Scheda.F122]=&quot;&quot;);[Scheda.F122];&quot;&quot;)">
            <text:p/>
          </table:table-cell>
          <table:table-cell table:style-name="ce595" table:formula="of:=IF(AND(NOT([Scheda.H122]=&quot;&quot;);NOT([Scheda.M123]=&quot;&quot;));[Scheda.H122];&quot;&quot;)">
            <text:p/>
          </table:table-cell>
          <table:table-cell table:style-name="ce618" table:formula="of:=IF(NOT([Scheda.J122]=&quot;&quot;);[Scheda.J122];&quot;&quot;)">
            <text:p/>
          </table:table-cell>
          <table:table-cell table:style-name="ce595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5" table:formula="of:=IF(NOT([Scheda.AJ123]=&quot;&quot;);[Scheda.AJ123];&quot;&quot;)">
            <text:p/>
          </table:table-cell>
          <table:table-cell table:style-name="ce595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B21]" office:value-type="string" office:string-value="BMC">
            <text:p>BMC</text:p>
          </table:table-cell>
          <table:table-cell table:style-name="ce598" table:formula="of:=SUM([.M59:.R59])" office:value-type="float" office:value="0">
            <text:p>0</text:p>
          </table:table-cell>
          <table:table-cell table:style-name="ce598" table:formula="of:=SUMIF([.AS$2:.AS$63];&quot;=&quot;&amp;[.$K59];[.AT$2:.AT$63])" office:value-type="float" office:value="0">
            <text:p>0</text:p>
          </table:table-cell>
          <table:table-cell table:style-name="ce598" table:formula="of:=SUMIF([.AU$2:.AU$63];&quot;=&quot;&amp;[.$K59];[.AV$2:.AV$63])" office:value-type="float" office:value="0">
            <text:p>0</text:p>
          </table:table-cell>
          <table:table-cell table:style-name="ce598" table:formula="of:=SUMIF([.AW$2:.AW$63];&quot;=&quot;&amp;[.$K59];[.AX$2:.AX$63])" office:value-type="float" office:value="0">
            <text:p>0</text:p>
          </table:table-cell>
          <table:table-cell table:style-name="ce598" table:formula="of:=SUMIF([.AY$2:.AY$63];&quot;=&quot;&amp;[.$K59];[.AZ$2:.AZ$63])" office:value-type="float" office:value="0">
            <text:p>0</text:p>
          </table:table-cell>
          <table:table-cell table:style-name="ce598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5" table:formula="of:=IF(NOT([Scheda.S122]=&quot;&quot;);[Scheda.S122];&quot;&quot;)">
            <text:p/>
          </table:table-cell>
          <table:table-cell table:style-name="ce595" table:formula="of:=IF(AND(NOT([Scheda.U122]=&quot;&quot;);NOT([Scheda.Z123]=&quot;&quot;));[Scheda.U122];&quot;&quot;)">
            <text:p/>
          </table:table-cell>
          <table:table-cell table:style-name="ce618" table:formula="of:=IF(NOT([Scheda.W122]=&quot;&quot;);[Scheda.W122];&quot;&quot;)">
            <text:p/>
          </table:table-cell>
          <table:table-cell table:style-name="ce595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5" table:formula="of:=IF(NOT([Scheda.AJ124]=&quot;&quot;);[Scheda.AJ124];&quot;&quot;)">
            <text:p/>
          </table:table-cell>
          <table:table-cell table:style-name="ce595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B23]" office:value-type="string" office:string-value="DMC">
            <text:p>DMC</text:p>
          </table:table-cell>
          <table:table-cell table:style-name="ce598" table:formula="of:=SUM([.M60:.R60])" office:value-type="float" office:value="0">
            <text:p>0</text:p>
          </table:table-cell>
          <table:table-cell table:style-name="ce598" table:formula="of:=SUMIF([.AS$2:.AS$63];&quot;=&quot;&amp;[.$K60];[.AT$2:.AT$63])" office:value-type="float" office:value="0">
            <text:p>0</text:p>
          </table:table-cell>
          <table:table-cell table:style-name="ce598" table:formula="of:=SUMIF([.AU$2:.AU$63];&quot;=&quot;&amp;[.$K60];[.AV$2:.AV$63])" office:value-type="float" office:value="0">
            <text:p>0</text:p>
          </table:table-cell>
          <table:table-cell table:style-name="ce598" table:formula="of:=SUMIF([.AW$2:.AW$63];&quot;=&quot;&amp;[.$K60];[.AX$2:.AX$63])" office:value-type="float" office:value="0">
            <text:p>0</text:p>
          </table:table-cell>
          <table:table-cell table:style-name="ce598" table:formula="of:=SUMIF([.AY$2:.AY$63];&quot;=&quot;&amp;[.$K60];[.AZ$2:.AZ$63])" office:value-type="float" office:value="0">
            <text:p>0</text:p>
          </table:table-cell>
          <table:table-cell table:style-name="ce598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5" table:formula="of:=IF(NOT([Scheda.F124]=&quot;&quot;);[Scheda.F124];&quot;&quot;)">
            <text:p/>
          </table:table-cell>
          <table:table-cell table:style-name="ce595" table:formula="of:=IF(AND(NOT([Scheda.H124]=&quot;&quot;);NOT([Scheda.M125]=&quot;&quot;));[Scheda.H124];&quot;&quot;)">
            <text:p/>
          </table:table-cell>
          <table:table-cell table:style-name="ce618" table:formula="of:=IF(NOT([Scheda.J124]=&quot;&quot;);[Scheda.J124];&quot;&quot;)">
            <text:p/>
          </table:table-cell>
          <table:table-cell table:style-name="ce595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5" table:formula="of:=IF(NOT([Scheda.AJ125]=&quot;&quot;);[Scheda.AJ125];&quot;&quot;)">
            <text:p/>
          </table:table-cell>
          <table:table-cell table:style-name="ce595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A12]" office:value-type="string" office:string-value="CA">
            <text:p>CA</text:p>
          </table:table-cell>
          <table:table-cell table:style-name="ce598" table:formula="of:=SUM([.M61:.R61])" office:value-type="float" office:value="0">
            <text:p>0</text:p>
          </table:table-cell>
          <table:table-cell table:style-name="ce598" table:formula="of:=SUMIF([.AS$2:.AS$63];&quot;=&quot;&amp;[.$K61];[.AT$2:.AT$63])" office:value-type="float" office:value="0">
            <text:p>0</text:p>
          </table:table-cell>
          <table:table-cell table:style-name="ce598" table:formula="of:=SUMIF([.AU$2:.AU$63];&quot;=&quot;&amp;[.$K61];[.AV$2:.AV$63])" office:value-type="float" office:value="0">
            <text:p>0</text:p>
          </table:table-cell>
          <table:table-cell table:style-name="ce598" table:formula="of:=SUMIF([.AW$2:.AW$63];&quot;=&quot;&amp;[.$K61];[.AX$2:.AX$63])" office:value-type="float" office:value="0">
            <text:p>0</text:p>
          </table:table-cell>
          <table:table-cell table:style-name="ce598" table:formula="of:=SUMIF([.AY$2:.AY$63];&quot;=&quot;&amp;[.$K61];[.AZ$2:.AZ$63])" office:value-type="float" office:value="0">
            <text:p>0</text:p>
          </table:table-cell>
          <table:table-cell table:style-name="ce598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5" table:formula="of:=IF(NOT([Scheda.S124]=&quot;&quot;);[Scheda.S124];&quot;&quot;)">
            <text:p/>
          </table:table-cell>
          <table:table-cell table:style-name="ce595" table:formula="of:=IF(AND(NOT([Scheda.U124]=&quot;&quot;);NOT([Scheda.Z125]=&quot;&quot;));[Scheda.U124];&quot;&quot;)">
            <text:p/>
          </table:table-cell>
          <table:table-cell table:style-name="ce618" table:formula="of:=IF(NOT([Scheda.W124]=&quot;&quot;);[Scheda.W124];&quot;&quot;)">
            <text:p/>
          </table:table-cell>
          <table:table-cell table:style-name="ce595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5" table:formula="of:=IF(NOT([Scheda.AJ126]=&quot;&quot;);[Scheda.AJ126];&quot;&quot;)">
            <text:p/>
          </table:table-cell>
          <table:table-cell table:style-name="ce595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0" table:formula="of:=[Scheda.AC4]" office:value-type="string" office:string-value="Concentra">
            <text:p>Concentra</text:p>
          </table:table-cell>
          <table:table-cell table:style-name="ce605" table:formula="of:=SUM([.M62:.R62])" office:value-type="float" office:value="0">
            <text:p>0</text:p>
          </table:table-cell>
          <table:table-cell table:style-name="ce605" table:formula="of:=SUMIF([.AS$2:.AS$63];&quot;=&quot;&amp;[.$K62];[.AT$2:.AT$63])" office:value-type="float" office:value="0">
            <text:p>0</text:p>
          </table:table-cell>
          <table:table-cell table:style-name="ce605" table:formula="of:=SUMIF([.AU$2:.AU$63];&quot;=&quot;&amp;[.$K62];[.AV$2:.AV$63])" office:value-type="float" office:value="0">
            <text:p>0</text:p>
          </table:table-cell>
          <table:table-cell table:style-name="ce605" table:formula="of:=SUMIF([.AW$2:.AW$63];&quot;=&quot;&amp;[.$K62];[.AX$2:.AX$63])" office:value-type="float" office:value="0">
            <text:p>0</text:p>
          </table:table-cell>
          <table:table-cell table:style-name="ce605" table:formula="of:=SUMIF([.AY$2:.AY$63];&quot;=&quot;&amp;[.$K62];[.AZ$2:.AZ$63])" office:value-type="float" office:value="0">
            <text:p>0</text:p>
          </table:table-cell>
          <table:table-cell table:style-name="ce605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5" table:formula="of:=IF(NOT([Scheda.F126]=&quot;&quot;);[Scheda.F126];&quot;&quot;)">
            <text:p/>
          </table:table-cell>
          <table:table-cell table:style-name="ce595" table:formula="of:=IF(AND(NOT([Scheda.H126]=&quot;&quot;);NOT([Scheda.M127]=&quot;&quot;));[Scheda.H126];&quot;&quot;)">
            <text:p/>
          </table:table-cell>
          <table:table-cell table:style-name="ce618" table:formula="of:=IF(NOT([Scheda.J126]=&quot;&quot;);[Scheda.J126];&quot;&quot;)">
            <text:p/>
          </table:table-cell>
          <table:table-cell table:style-name="ce595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5" table:formula="of:=IF(NOT([Scheda.AJ127]=&quot;&quot;);[Scheda.AJ127];&quot;&quot;)">
            <text:p/>
          </table:table-cell>
          <table:table-cell table:style-name="ce595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2" table:formula="of:=SUM([.M63:.R63])" office:value-type="float" office:value="0">
            <text:p>0</text:p>
          </table:table-cell>
          <table:table-cell table:style-name="ce601" office:value-type="string">
            <text:p>TPC</text:p>
          </table:table-cell>
          <table:table-cell table:style-name="ce598" table:formula="of:=SUMIF([.AS$2:.AS$63];&quot;=&quot;&amp;[.$L63];[.AT$2:.AT$63])" office:value-type="float" office:value="0">
            <text:p>0</text:p>
          </table:table-cell>
          <table:table-cell table:style-name="ce598" table:formula="of:=SUMIF([.AU$2:.AU$63];&quot;=&quot;&amp;[.$L63];[.AV$2:.AV$63])" office:value-type="float" office:value="0">
            <text:p>0</text:p>
          </table:table-cell>
          <table:table-cell table:style-name="ce598" table:formula="of:=SUMIF([.AW$2:.AW$63];&quot;=&quot;&amp;[.$L63];[.AX$2:.AX$63])" office:value-type="float" office:value="0">
            <text:p>0</text:p>
          </table:table-cell>
          <table:table-cell table:style-name="ce598" table:formula="of:=SUMIF([.AY$2:.AY$63];&quot;=&quot;&amp;[.$L63];[.AZ$2:.AZ$63])" office:value-type="float" office:value="0">
            <text:p>0</text:p>
          </table:table-cell>
          <table:table-cell table:style-name="ce598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6" table:formula="of:=IF(NOT([Scheda.S126]=&quot;&quot;);[Scheda.S126];&quot;&quot;)">
            <text:p/>
          </table:table-cell>
          <table:table-cell table:style-name="ce595" table:formula="of:=IF(AND(NOT([Scheda.U126]=&quot;&quot;);NOT([Scheda.Z127]=&quot;&quot;));[Scheda.U126];&quot;&quot;)">
            <text:p/>
          </table:table-cell>
          <table:table-cell table:style-name="ce618" table:formula="of:=IF(NOT([Scheda.W126]=&quot;&quot;);[Scheda.W126];&quot;&quot;)">
            <text:p/>
          </table:table-cell>
          <table:table-cell table:style-name="ce595" table:formula="of:=IF(AND(NOT([Scheda.Y126]=&quot;&quot;);NOT([Scheda.Z127]=&quot;&quot;));[Scheda.Y126];&quot;&quot;)">
            <text:p/>
          </table:table-cell>
          <table:table-cell/>
          <table:table-cell table:style-name="ce620" table:number-columns-repeated="4"/>
          <table:table-cell table:style-name="ce623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8" table:formula="of:=SUM([.K64:.K67])+[.$K$63]+[.AB65]+SUM([.$K$93:.$K$95])" office:value-type="float" office:value="0">
            <text:p>0</text:p>
          </table:table-cell>
          <table:table-cell table:style-name="ce598" table:formula="of:=SUM([.M64:.R64])" office:value-type="float" office:value="0">
            <text:p>0</text:p>
          </table:table-cell>
          <table:table-cell table:style-name="ce599" table:formula="of:=[Scheda.B32]" office:value-type="string" office:string-value="TPC1">
            <text:p>TPC1</text:p>
          </table:table-cell>
          <table:table-cell table:style-name="ce598" table:formula="of:=SUMIF([.AS$2:.AS$63];&quot;=&quot;&amp;[.$L64];[.AT$2:.AT$63])" office:value-type="float" office:value="0">
            <text:p>0</text:p>
          </table:table-cell>
          <table:table-cell table:style-name="ce598" table:formula="of:=SUMIF([.AU$2:.AU$63];&quot;=&quot;&amp;[.$L64];[.AV$2:.AV$63])" office:value-type="float" office:value="0">
            <text:p>0</text:p>
          </table:table-cell>
          <table:table-cell table:style-name="ce598" table:formula="of:=SUMIF([.AW$2:.AW$63];&quot;=&quot;&amp;[.$L64];[.AX$2:.AX$63])" office:value-type="float" office:value="0">
            <text:p>0</text:p>
          </table:table-cell>
          <table:table-cell table:style-name="ce598" table:formula="of:=SUMIF([.AY$2:.AY$63];&quot;=&quot;&amp;[.$L64];[.AZ$2:.AZ$63])" office:value-type="float" office:value="0">
            <text:p>0</text:p>
          </table:table-cell>
          <table:table-cell table:style-name="ce598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8" table:formula="of:=[Scheda.A31]" office:value-type="string" office:string-value="Arma 1">
            <text:p>Arma 1</text:p>
          </table:table-cell>
          <table:table-cell table:style-name="ce608"/>
          <table:table-cell/>
          <table:table-cell table:style-name="ce608" office:value-type="string">
            <text:p>Legg?</text:p>
          </table:table-cell>
          <table:table-cell table:style-name="ce608" office:value-type="string">
            <text:p>2M?</text:p>
          </table:table-cell>
          <table:table-cell table:style-name="ce608" office:value-type="string">
            <text:p>Hand?</text:p>
          </table:table-cell>
          <table:table-cell table:style-name="ce608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4" table:formula="of:=CONCATENATE([.L65];&quot;?&quot;)" office:value-type="string" office:string-value="TPC1Ex1?">
            <text:p>TPC1Ex1?</text:p>
          </table:table-cell>
          <table:table-cell table:style-name="ce598" table:formula="of:=IF(NOT([Scheda.I33]=&quot;&quot;))" office:value-type="boolean" office:boolean-value="false">
            <text:p>FALSO</text:p>
          </table:table-cell>
          <table:table-cell table:style-name="ce603" table:formula="of:=IF([.J65];SUM([.M65:.R65]);0)" office:value-type="float" office:value="0">
            <text:p>0</text:p>
          </table:table-cell>
          <table:table-cell table:style-name="ce599" table:formula="of:=CONCATENATE([Scheda.B32];[Scheda.I32])" office:value-type="string" office:string-value="TPC1Ex1">
            <text:p>TPC1Ex1</text:p>
          </table:table-cell>
          <table:table-cell table:style-name="ce598" table:formula="of:=SUMIF([.AS$2:.AS$63];&quot;=&quot;&amp;[.$L65];[.AT$2:.AT$63])" office:value-type="float" office:value="0">
            <text:p>0</text:p>
          </table:table-cell>
          <table:table-cell table:style-name="ce598" table:formula="of:=SUMIF([.AU$2:.AU$63];&quot;=&quot;&amp;[.$L65];[.AV$2:.AV$63])" office:value-type="float" office:value="0">
            <text:p>0</text:p>
          </table:table-cell>
          <table:table-cell table:style-name="ce598" table:formula="of:=SUMIF([.AW$2:.AW$63];&quot;=&quot;&amp;[.$L65];[.AX$2:.AX$63])" office:value-type="float" office:value="0">
            <text:p>0</text:p>
          </table:table-cell>
          <table:table-cell table:style-name="ce598" table:formula="of:=SUMIF([.AY$2:.AY$63];&quot;=&quot;&amp;[.$L65];[.AZ$2:.AZ$63])" office:value-type="float" office:value="0">
            <text:p>0</text:p>
          </table:table-cell>
          <table:table-cell table:style-name="ce598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2">st</text:span> hand</text:p>
          </table:table-cell>
          <table:table-cell table:style-name="ce608" table:formula="of:=IF(OR([Scheda.I35]=[.E65];[Scheda.I35]=[.E67]))" office:value-type="boolean" office:boolean-value="false">
            <text:p>FALSO</text:p>
          </table:table-cell>
          <table:table-cell table:style-name="ce608" office:value-type="float" office:value="1">
            <text:p>1</text:p>
          </table:table-cell>
          <table:table-cell table:style-name="ce608" table:formula="of:=IF(NOT([Scheda.H33]=&quot;&quot;))" office:value-type="boolean" office:boolean-value="false">
            <text:p>FALSO</text:p>
          </table:table-cell>
          <table:table-cell table:style-name="ce608" table:formula="of:=IF(NOT([Scheda.H35]=&quot;&quot;))" office:value-type="boolean" office:boolean-value="false">
            <text:p>FALSO</text:p>
          </table:table-cell>
          <table:table-cell table:style-name="ce608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8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4" table:formula="of:=CONCATENATE([.L66];&quot;?&quot;)" office:value-type="string" office:string-value="TPC1Ex2?">
            <text:p>TPC1Ex2?</text:p>
          </table:table-cell>
          <table:table-cell table:style-name="ce598" table:formula="of:=IF(NOT([Scheda.J33]=&quot;&quot;))" office:value-type="boolean" office:boolean-value="false">
            <text:p>FALSO</text:p>
          </table:table-cell>
          <table:table-cell table:style-name="ce603" table:formula="of:=IF([.J66];SUM([.M66:.R66]);0)" office:value-type="float" office:value="0">
            <text:p>0</text:p>
          </table:table-cell>
          <table:table-cell table:style-name="ce599" table:formula="of:=CONCATENATE([Scheda.B32];[Scheda.J32])" office:value-type="string" office:string-value="TPC1Ex2">
            <text:p>TPC1Ex2</text:p>
          </table:table-cell>
          <table:table-cell table:style-name="ce598" table:formula="of:=SUMIF([.AS$2:.AS$63];&quot;=&quot;&amp;[.$L66];[.AT$2:.AT$63])" office:value-type="float" office:value="0">
            <text:p>0</text:p>
          </table:table-cell>
          <table:table-cell table:style-name="ce598" table:formula="of:=SUMIF([.AU$2:.AU$63];&quot;=&quot;&amp;[.$L66];[.AV$2:.AV$63])" office:value-type="float" office:value="0">
            <text:p>0</text:p>
          </table:table-cell>
          <table:table-cell table:style-name="ce598" table:formula="of:=SUMIF([.AW$2:.AW$63];&quot;=&quot;&amp;[.$L66];[.AX$2:.AX$63])" office:value-type="float" office:value="0">
            <text:p>0</text:p>
          </table:table-cell>
          <table:table-cell table:style-name="ce598" table:formula="of:=SUMIF([.AY$2:.AY$63];&quot;=&quot;&amp;[.$L66];[.AZ$2:.AZ$63])" office:value-type="float" office:value="0">
            <text:p>0</text:p>
          </table:table-cell>
          <table:table-cell table:style-name="ce598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 hand</text:p>
          </table:table-cell>
          <table:table-cell table:style-name="ce608" table:formula="of:=IF(OR([Scheda.I35]=[.E66];[Scheda.I35]=[.E68]))" office:value-type="boolean" office:boolean-value="false">
            <text:p>FALSO</text:p>
          </table:table-cell>
          <table:table-cell table:style-name="ce608" office:value-type="float" office:value="2">
            <text:p>2</text:p>
          </table:table-cell>
          <table:table-cell table:style-name="ce608" table:formula="of:=IF(NOT([Scheda.H38]=&quot;&quot;))" office:value-type="boolean" office:boolean-value="false">
            <text:p>FALSO</text:p>
          </table:table-cell>
          <table:table-cell table:style-name="ce608" table:formula="of:=IF(NOT([Scheda.H40]=&quot;&quot;))" office:value-type="boolean" office:boolean-value="false">
            <text:p>FALSO</text:p>
          </table:table-cell>
          <table:table-cell table:style-name="ce608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8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4" table:formula="of:=CONCATENATE([.L67];&quot;?&quot;)" office:value-type="string" office:string-value="TPC1Ex3?">
            <text:p>TPC1Ex3?</text:p>
          </table:table-cell>
          <table:table-cell table:style-name="ce598" table:formula="of:=IF(NOT([Scheda.K33]=&quot;&quot;))" office:value-type="boolean" office:boolean-value="false">
            <text:p>FALSO</text:p>
          </table:table-cell>
          <table:table-cell table:style-name="ce603" table:formula="of:=IF([.J67];SUM([.M67:.R67]);0)" office:value-type="float" office:value="0">
            <text:p>0</text:p>
          </table:table-cell>
          <table:table-cell table:style-name="ce599" table:formula="of:=CONCATENATE([Scheda.B32];[Scheda.K32])" office:value-type="string" office:string-value="TPC1Ex3">
            <text:p>TPC1Ex3</text:p>
          </table:table-cell>
          <table:table-cell table:style-name="ce598" table:formula="of:=SUMIF([.AS$2:.AS$63];&quot;=&quot;&amp;[.$L67];[.AT$2:.AT$63])" office:value-type="float" office:value="0">
            <text:p>0</text:p>
          </table:table-cell>
          <table:table-cell table:style-name="ce598" table:formula="of:=SUMIF([.AU$2:.AU$63];&quot;=&quot;&amp;[.$L67];[.AV$2:.AV$63])" office:value-type="float" office:value="0">
            <text:p>0</text:p>
          </table:table-cell>
          <table:table-cell table:style-name="ce598" table:formula="of:=SUMIF([.AW$2:.AW$63];&quot;=&quot;&amp;[.$L67];[.AX$2:.AX$63])" office:value-type="float" office:value="0">
            <text:p>0</text:p>
          </table:table-cell>
          <table:table-cell table:style-name="ce598" table:formula="of:=SUMIF([.AY$2:.AY$63];&quot;=&quot;&amp;[.$L67];[.AZ$2:.AZ$63])" office:value-type="float" office:value="0">
            <text:p>0</text:p>
          </table:table-cell>
          <table:table-cell table:style-name="ce598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?</text:p>
          </table:table-cell>
          <table:table-cell table:style-name="ce608" table:formula="of:=IF([.X65];IF([.X70];2;IF([.X74];3;IF([.X78];4;0)));0)" office:value-type="float" office:value="0">
            <text:p>0</text:p>
          </table:table-cell>
          <table:table-cell table:style-name="ce608" office:value-type="float" office:value="3">
            <text:p>3</text:p>
          </table:table-cell>
          <table:table-cell table:style-name="ce608" table:formula="of:=IF(NOT([Scheda.H43]=&quot;&quot;))" office:value-type="boolean" office:boolean-value="false">
            <text:p>FALSO</text:p>
          </table:table-cell>
          <table:table-cell table:style-name="ce608" table:formula="of:=IF(NOT([Scheda.H45]=&quot;&quot;))" office:value-type="boolean" office:boolean-value="false">
            <text:p>FALSO</text:p>
          </table:table-cell>
          <table:table-cell table:style-name="ce608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8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8" table:formula="of:=SUM([.K68:.K71])+[.$K$63]+[.AB66]+SUM([.$K$93:.$K$95])" office:value-type="float" office:value="0">
            <text:p>0</text:p>
          </table:table-cell>
          <table:table-cell table:style-name="ce598" table:formula="of:=SUM([.M68:.R68])" office:value-type="float" office:value="0">
            <text:p>0</text:p>
          </table:table-cell>
          <table:table-cell table:style-name="ce599" table:formula="of:=[Scheda.B37]" office:value-type="string" office:string-value="TPC2">
            <text:p>TPC2</text:p>
          </table:table-cell>
          <table:table-cell table:style-name="ce598" table:formula="of:=SUMIF([.AS$2:.AS$63];&quot;=&quot;&amp;[.$L68];[.AT$2:.AT$63])" office:value-type="float" office:value="0">
            <text:p>0</text:p>
          </table:table-cell>
          <table:table-cell table:style-name="ce598" table:formula="of:=SUMIF([.AU$2:.AU$63];&quot;=&quot;&amp;[.$L68];[.AV$2:.AV$63])" office:value-type="float" office:value="0">
            <text:p>0</text:p>
          </table:table-cell>
          <table:table-cell table:style-name="ce598" table:formula="of:=SUMIF([.AW$2:.AW$63];&quot;=&quot;&amp;[.$L68];[.AX$2:.AX$63])" office:value-type="float" office:value="0">
            <text:p>0</text:p>
          </table:table-cell>
          <table:table-cell table:style-name="ce598" table:formula="of:=SUMIF([.AY$2:.AY$63];&quot;=&quot;&amp;[.$L68];[.AZ$2:.AZ$63])" office:value-type="float" office:value="0">
            <text:p>0</text:p>
          </table:table-cell>
          <table:table-cell table:style-name="ce598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8" table:formula="of:=[Scheda.A36]" office:value-type="string" office:string-value="Arma 2">
            <text:p>Arma 2</text:p>
          </table:table-cell>
          <table:table-cell table:style-name="ce608"/>
          <table:table-cell table:style-name="ce608" office:value-type="float" office:value="4">
            <text:p>4</text:p>
          </table:table-cell>
          <table:table-cell table:style-name="ce608" table:formula="of:=IF(NOT([Scheda.H48]=&quot;&quot;))" office:value-type="boolean" office:boolean-value="false">
            <text:p>FALSO</text:p>
          </table:table-cell>
          <table:table-cell table:style-name="ce608" table:formula="of:=IF(NOT([Scheda.H50]=&quot;&quot;))" office:value-type="boolean" office:boolean-value="false">
            <text:p>FALSO</text:p>
          </table:table-cell>
          <table:table-cell table:style-name="ce608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10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4" table:formula="of:=CONCATENATE([.L69];&quot;?&quot;)" office:value-type="string" office:string-value="TPC2Ex1?">
            <text:p>TPC2Ex1?</text:p>
          </table:table-cell>
          <table:table-cell table:style-name="ce598" table:formula="of:=IF(NOT([Scheda.I38]=&quot;&quot;))" office:value-type="boolean" office:boolean-value="false">
            <text:p>FALSO</text:p>
          </table:table-cell>
          <table:table-cell table:style-name="ce603" table:formula="of:=IF([.J69];SUM([.M69:.R69]);0)" office:value-type="float" office:value="0">
            <text:p>0</text:p>
          </table:table-cell>
          <table:table-cell table:style-name="ce599" table:formula="of:=CONCATENATE([Scheda.B37];[Scheda.I37])" office:value-type="string" office:string-value="TPC2Ex1">
            <text:p>TPC2Ex1</text:p>
          </table:table-cell>
          <table:table-cell table:style-name="ce598" table:formula="of:=SUMIF([.AS$2:.AS$63];&quot;=&quot;&amp;[.$L69];[.AT$2:.AT$63])" office:value-type="float" office:value="0">
            <text:p>0</text:p>
          </table:table-cell>
          <table:table-cell table:style-name="ce598" table:formula="of:=SUMIF([.AU$2:.AU$63];&quot;=&quot;&amp;[.$L69];[.AV$2:.AV$63])" office:value-type="float" office:value="0">
            <text:p>0</text:p>
          </table:table-cell>
          <table:table-cell table:style-name="ce598" table:formula="of:=SUMIF([.AW$2:.AW$63];&quot;=&quot;&amp;[.$L69];[.AX$2:.AX$63])" office:value-type="float" office:value="0">
            <text:p>0</text:p>
          </table:table-cell>
          <table:table-cell table:style-name="ce598" table:formula="of:=SUMIF([.AY$2:.AY$63];&quot;=&quot;&amp;[.$L69];[.AZ$2:.AZ$63])" office:value-type="float" office:value="0">
            <text:p>0</text:p>
          </table:table-cell>
          <table:table-cell table:style-name="ce598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2">st</text:span> hand</text:p>
          </table:table-cell>
          <table:table-cell table:style-name="ce608" table:formula="of:=IF(OR([Scheda.I40]=[.E65];[Scheda.I40]=[.E67]))" office:value-type="boolean" office:boolean-value="false">
            <text:p>FALSO</text:p>
          </table:table-cell>
          <table:table-cell table:style-name="ce608" office:value-type="float" office:value="0">
            <text:p>0</text:p>
          </table:table-cell>
          <table:table-cell table:style-name="ce609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4" table:formula="of:=CONCATENATE([.L70];&quot;?&quot;)" office:value-type="string" office:string-value="TPC2Ex2?">
            <text:p>TPC2Ex2?</text:p>
          </table:table-cell>
          <table:table-cell table:style-name="ce598" table:formula="of:=IF(NOT([Scheda.J38]=&quot;&quot;))" office:value-type="boolean" office:boolean-value="false">
            <text:p>FALSO</text:p>
          </table:table-cell>
          <table:table-cell table:style-name="ce603" table:formula="of:=IF([.J70];SUM([.M70:.R70]);0)" office:value-type="float" office:value="0">
            <text:p>0</text:p>
          </table:table-cell>
          <table:table-cell table:style-name="ce599" table:formula="of:=CONCATENATE([Scheda.B37];[Scheda.J37])" office:value-type="string" office:string-value="TPC2Ex2">
            <text:p>TPC2Ex2</text:p>
          </table:table-cell>
          <table:table-cell table:style-name="ce598" table:formula="of:=SUMIF([.AS$2:.AS$63];&quot;=&quot;&amp;[.$L70];[.AT$2:.AT$63])" office:value-type="float" office:value="0">
            <text:p>0</text:p>
          </table:table-cell>
          <table:table-cell table:style-name="ce598" table:formula="of:=SUMIF([.AU$2:.AU$63];&quot;=&quot;&amp;[.$L70];[.AV$2:.AV$63])" office:value-type="float" office:value="0">
            <text:p>0</text:p>
          </table:table-cell>
          <table:table-cell table:style-name="ce598" table:formula="of:=SUMIF([.AW$2:.AW$63];&quot;=&quot;&amp;[.$L70];[.AX$2:.AX$63])" office:value-type="float" office:value="0">
            <text:p>0</text:p>
          </table:table-cell>
          <table:table-cell table:style-name="ce598" table:formula="of:=SUMIF([.AY$2:.AY$63];&quot;=&quot;&amp;[.$L70];[.AZ$2:.AZ$63])" office:value-type="float" office:value="0">
            <text:p>0</text:p>
          </table:table-cell>
          <table:table-cell table:style-name="ce598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 hand</text:p>
          </table:table-cell>
          <table:table-cell table:style-name="ce608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1];&quot;?&quot;)" office:value-type="string" office:string-value="TPC2Ex3?">
            <text:p>TPC2Ex3?</text:p>
          </table:table-cell>
          <table:table-cell table:style-name="ce598" table:formula="of:=IF(NOT([Scheda.K38]=&quot;&quot;))" office:value-type="boolean" office:boolean-value="false">
            <text:p>FALSO</text:p>
          </table:table-cell>
          <table:table-cell table:style-name="ce603" table:formula="of:=IF([.J71];SUM([.M71:.R71]);0)" office:value-type="float" office:value="0">
            <text:p>0</text:p>
          </table:table-cell>
          <table:table-cell table:style-name="ce599" table:formula="of:=CONCATENATE([Scheda.B37];[Scheda.K37])" office:value-type="string" office:string-value="TPC2Ex3">
            <text:p>TPC2Ex3</text:p>
          </table:table-cell>
          <table:table-cell table:style-name="ce598" table:formula="of:=SUMIF([.AS$2:.AS$63];&quot;=&quot;&amp;[.$L71];[.AT$2:.AT$63])" office:value-type="float" office:value="0">
            <text:p>0</text:p>
          </table:table-cell>
          <table:table-cell table:style-name="ce598" table:formula="of:=SUMIF([.AU$2:.AU$63];&quot;=&quot;&amp;[.$L71];[.AV$2:.AV$63])" office:value-type="float" office:value="0">
            <text:p>0</text:p>
          </table:table-cell>
          <table:table-cell table:style-name="ce598" table:formula="of:=SUMIF([.AW$2:.AW$63];&quot;=&quot;&amp;[.$L71];[.AX$2:.AX$63])" office:value-type="float" office:value="0">
            <text:p>0</text:p>
          </table:table-cell>
          <table:table-cell table:style-name="ce598" table:formula="of:=SUMIF([.AY$2:.AY$63];&quot;=&quot;&amp;[.$L71];[.AZ$2:.AZ$63])" office:value-type="float" office:value="0">
            <text:p>0</text:p>
          </table:table-cell>
          <table:table-cell table:style-name="ce598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?</text:p>
          </table:table-cell>
          <table:table-cell table:style-name="ce608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8" table:formula="of:=SUM([.K72:.K75])+[.$K$63]+[.AB67]+SUM([.$K$93:.$K$95])" office:value-type="float" office:value="0">
            <text:p>0</text:p>
          </table:table-cell>
          <table:table-cell table:style-name="ce598" table:formula="of:=SUM([.M72:.R72])" office:value-type="float" office:value="0">
            <text:p>0</text:p>
          </table:table-cell>
          <table:table-cell table:style-name="ce599" table:formula="of:=[Scheda.B42]" office:value-type="string" office:string-value="TPC3">
            <text:p>TPC3</text:p>
          </table:table-cell>
          <table:table-cell table:style-name="ce598" table:formula="of:=SUMIF([.AS$2:.AS$63];&quot;=&quot;&amp;[.$L72];[.AT$2:.AT$63])" office:value-type="float" office:value="0">
            <text:p>0</text:p>
          </table:table-cell>
          <table:table-cell table:style-name="ce598" table:formula="of:=SUMIF([.AU$2:.AU$63];&quot;=&quot;&amp;[.$L72];[.AV$2:.AV$63])" office:value-type="float" office:value="0">
            <text:p>0</text:p>
          </table:table-cell>
          <table:table-cell table:style-name="ce598" table:formula="of:=SUMIF([.AW$2:.AW$63];&quot;=&quot;&amp;[.$L72];[.AX$2:.AX$63])" office:value-type="float" office:value="0">
            <text:p>0</text:p>
          </table:table-cell>
          <table:table-cell table:style-name="ce598" table:formula="of:=SUMIF([.AY$2:.AY$63];&quot;=&quot;&amp;[.$L72];[.AZ$2:.AZ$63])" office:value-type="float" office:value="0">
            <text:p>0</text:p>
          </table:table-cell>
          <table:table-cell table:style-name="ce598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8" table:formula="of:=[Scheda.A41]" office:value-type="string" office:string-value="Arma 3">
            <text:p>Arma 3</text:p>
          </table:table-cell>
          <table:table-cell table:style-name="ce608"/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3];&quot;?&quot;)" office:value-type="string" office:string-value="TPC3Ex1?">
            <text:p>TPC3Ex1?</text:p>
          </table:table-cell>
          <table:table-cell table:style-name="ce598" table:formula="of:=IF(NOT([Scheda.I43]=&quot;&quot;))" office:value-type="boolean" office:boolean-value="false">
            <text:p>FALSO</text:p>
          </table:table-cell>
          <table:table-cell table:style-name="ce603" table:formula="of:=IF([.J73];SUM([.M73:.R73]);0)" office:value-type="float" office:value="0">
            <text:p>0</text:p>
          </table:table-cell>
          <table:table-cell table:style-name="ce599" table:formula="of:=CONCATENATE([Scheda.B42];[Scheda.I42])" office:value-type="string" office:string-value="TPC3Ex1">
            <text:p>TPC3Ex1</text:p>
          </table:table-cell>
          <table:table-cell table:style-name="ce598" table:formula="of:=SUMIF([.AS$2:.AS$63];&quot;=&quot;&amp;[.$L73];[.AT$2:.AT$63])" office:value-type="float" office:value="0">
            <text:p>0</text:p>
          </table:table-cell>
          <table:table-cell table:style-name="ce598" table:formula="of:=SUMIF([.AU$2:.AU$63];&quot;=&quot;&amp;[.$L73];[.AV$2:.AV$63])" office:value-type="float" office:value="0">
            <text:p>0</text:p>
          </table:table-cell>
          <table:table-cell table:style-name="ce598" table:formula="of:=SUMIF([.AW$2:.AW$63];&quot;=&quot;&amp;[.$L73];[.AX$2:.AX$63])" office:value-type="float" office:value="0">
            <text:p>0</text:p>
          </table:table-cell>
          <table:table-cell table:style-name="ce598" table:formula="of:=SUMIF([.AY$2:.AY$63];&quot;=&quot;&amp;[.$L73];[.AZ$2:.AZ$63])" office:value-type="float" office:value="0">
            <text:p>0</text:p>
          </table:table-cell>
          <table:table-cell table:style-name="ce598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2">st</text:span> hand</text:p>
          </table:table-cell>
          <table:table-cell table:style-name="ce608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4];&quot;?&quot;)" office:value-type="string" office:string-value="TPC3Ex2?">
            <text:p>TPC3Ex2?</text:p>
          </table:table-cell>
          <table:table-cell table:style-name="ce598" table:formula="of:=IF(NOT([Scheda.J43]=&quot;&quot;))" office:value-type="boolean" office:boolean-value="false">
            <text:p>FALSO</text:p>
          </table:table-cell>
          <table:table-cell table:style-name="ce603" table:formula="of:=IF([.J74];SUM([.M74:.R74]);0)" office:value-type="float" office:value="0">
            <text:p>0</text:p>
          </table:table-cell>
          <table:table-cell table:style-name="ce599" table:formula="of:=CONCATENATE([Scheda.B42];[Scheda.J42])" office:value-type="string" office:string-value="TPC3Ex2">
            <text:p>TPC3Ex2</text:p>
          </table:table-cell>
          <table:table-cell table:style-name="ce598" table:formula="of:=SUMIF([.AS$2:.AS$63];&quot;=&quot;&amp;[.$L74];[.AT$2:.AT$63])" office:value-type="float" office:value="0">
            <text:p>0</text:p>
          </table:table-cell>
          <table:table-cell table:style-name="ce598" table:formula="of:=SUMIF([.AU$2:.AU$63];&quot;=&quot;&amp;[.$L74];[.AV$2:.AV$63])" office:value-type="float" office:value="0">
            <text:p>0</text:p>
          </table:table-cell>
          <table:table-cell table:style-name="ce598" table:formula="of:=SUMIF([.AW$2:.AW$63];&quot;=&quot;&amp;[.$L74];[.AX$2:.AX$63])" office:value-type="float" office:value="0">
            <text:p>0</text:p>
          </table:table-cell>
          <table:table-cell table:style-name="ce598" table:formula="of:=SUMIF([.AY$2:.AY$63];&quot;=&quot;&amp;[.$L74];[.AZ$2:.AZ$63])" office:value-type="float" office:value="0">
            <text:p>0</text:p>
          </table:table-cell>
          <table:table-cell table:style-name="ce598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 hand</text:p>
          </table:table-cell>
          <table:table-cell table:style-name="ce608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5];&quot;?&quot;)" office:value-type="string" office:string-value="TPC3Ex3?">
            <text:p>TPC3Ex3?</text:p>
          </table:table-cell>
          <table:table-cell table:style-name="ce598" table:formula="of:=IF(NOT([Scheda.K43]=&quot;&quot;))" office:value-type="boolean" office:boolean-value="false">
            <text:p>FALSO</text:p>
          </table:table-cell>
          <table:table-cell table:style-name="ce603" table:formula="of:=IF([.J75];SUM([.M75:.R75]);0)" office:value-type="float" office:value="0">
            <text:p>0</text:p>
          </table:table-cell>
          <table:table-cell table:style-name="ce599" table:formula="of:=CONCATENATE([Scheda.B42];[Scheda.K42])" office:value-type="string" office:string-value="TPC3Ex3">
            <text:p>TPC3Ex3</text:p>
          </table:table-cell>
          <table:table-cell table:style-name="ce598" table:formula="of:=SUMIF([.AS$2:.AS$63];&quot;=&quot;&amp;[.$L75];[.AT$2:.AT$63])" office:value-type="float" office:value="0">
            <text:p>0</text:p>
          </table:table-cell>
          <table:table-cell table:style-name="ce598" table:formula="of:=SUMIF([.AU$2:.AU$63];&quot;=&quot;&amp;[.$L75];[.AV$2:.AV$63])" office:value-type="float" office:value="0">
            <text:p>0</text:p>
          </table:table-cell>
          <table:table-cell table:style-name="ce598" table:formula="of:=SUMIF([.AW$2:.AW$63];&quot;=&quot;&amp;[.$L75];[.AX$2:.AX$63])" office:value-type="float" office:value="0">
            <text:p>0</text:p>
          </table:table-cell>
          <table:table-cell table:style-name="ce598" table:formula="of:=SUMIF([.AY$2:.AY$63];&quot;=&quot;&amp;[.$L75];[.AZ$2:.AZ$63])" office:value-type="float" office:value="0">
            <text:p>0</text:p>
          </table:table-cell>
          <table:table-cell table:style-name="ce598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?</text:p>
          </table:table-cell>
          <table:table-cell table:style-name="ce608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8" table:formula="of:=SUM([.K76:.K79])+[.$K$63]+[.AB68]+SUM([.$K$93:.$K$95])" office:value-type="float" office:value="0">
            <text:p>0</text:p>
          </table:table-cell>
          <table:table-cell table:style-name="ce598" table:formula="of:=SUM([.M76:.R76])" office:value-type="float" office:value="0">
            <text:p>0</text:p>
          </table:table-cell>
          <table:table-cell table:style-name="ce599" table:formula="of:=[Scheda.B47]" office:value-type="string" office:string-value="TPC4">
            <text:p>TPC4</text:p>
          </table:table-cell>
          <table:table-cell table:style-name="ce598" table:formula="of:=SUMIF([.AS$2:.AS$63];&quot;=&quot;&amp;[.$L76];[.AT$2:.AT$63])" office:value-type="float" office:value="0">
            <text:p>0</text:p>
          </table:table-cell>
          <table:table-cell table:style-name="ce598" table:formula="of:=SUMIF([.AU$2:.AU$63];&quot;=&quot;&amp;[.$L76];[.AV$2:.AV$63])" office:value-type="float" office:value="0">
            <text:p>0</text:p>
          </table:table-cell>
          <table:table-cell table:style-name="ce598" table:formula="of:=SUMIF([.AW$2:.AW$63];&quot;=&quot;&amp;[.$L76];[.AX$2:.AX$63])" office:value-type="float" office:value="0">
            <text:p>0</text:p>
          </table:table-cell>
          <table:table-cell table:style-name="ce598" table:formula="of:=SUMIF([.AY$2:.AY$63];&quot;=&quot;&amp;[.$L76];[.AZ$2:.AZ$63])" office:value-type="float" office:value="0">
            <text:p>0</text:p>
          </table:table-cell>
          <table:table-cell table:style-name="ce598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8" table:formula="of:=[Scheda.A46]" office:value-type="string" office:string-value="Arma 4">
            <text:p>Arma 4</text:p>
          </table:table-cell>
          <table:table-cell table:style-name="ce608"/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7];&quot;?&quot;)" office:value-type="string" office:string-value="TPC4Ex1?">
            <text:p>TPC4Ex1?</text:p>
          </table:table-cell>
          <table:table-cell table:style-name="ce598" table:formula="of:=IF(NOT([Scheda.I48]=&quot;&quot;))" office:value-type="boolean" office:boolean-value="false">
            <text:p>FALSO</text:p>
          </table:table-cell>
          <table:table-cell table:style-name="ce603" table:formula="of:=IF([.J77];SUM([.M77:.R77]);0)" office:value-type="float" office:value="0">
            <text:p>0</text:p>
          </table:table-cell>
          <table:table-cell table:style-name="ce599" table:formula="of:=CONCATENATE([Scheda.B47];[Scheda.I47])" office:value-type="string" office:string-value="TPC4Ex1">
            <text:p>TPC4Ex1</text:p>
          </table:table-cell>
          <table:table-cell table:style-name="ce598" table:formula="of:=SUMIF([.AS$2:.AS$63];&quot;=&quot;&amp;[.$L77];[.AT$2:.AT$63])" office:value-type="float" office:value="0">
            <text:p>0</text:p>
          </table:table-cell>
          <table:table-cell table:style-name="ce598" table:formula="of:=SUMIF([.AU$2:.AU$63];&quot;=&quot;&amp;[.$L77];[.AV$2:.AV$63])" office:value-type="float" office:value="0">
            <text:p>0</text:p>
          </table:table-cell>
          <table:table-cell table:style-name="ce598" table:formula="of:=SUMIF([.AW$2:.AW$63];&quot;=&quot;&amp;[.$L77];[.AX$2:.AX$63])" office:value-type="float" office:value="0">
            <text:p>0</text:p>
          </table:table-cell>
          <table:table-cell table:style-name="ce598" table:formula="of:=SUMIF([.AY$2:.AY$63];&quot;=&quot;&amp;[.$L77];[.AZ$2:.AZ$63])" office:value-type="float" office:value="0">
            <text:p>0</text:p>
          </table:table-cell>
          <table:table-cell table:style-name="ce598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1<text:span text:style-name="T2">st</text:span> hand</text:p>
          </table:table-cell>
          <table:table-cell table:style-name="ce608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8];&quot;?&quot;)" office:value-type="string" office:string-value="TPC4Ex2?">
            <text:p>TPC4Ex2?</text:p>
          </table:table-cell>
          <table:table-cell table:style-name="ce598" table:formula="of:=IF(NOT([Scheda.J48]=&quot;&quot;))" office:value-type="boolean" office:boolean-value="false">
            <text:p>FALSO</text:p>
          </table:table-cell>
          <table:table-cell table:style-name="ce603" table:formula="of:=IF([.J78];SUM([.M78:.R78]);0)" office:value-type="float" office:value="0">
            <text:p>0</text:p>
          </table:table-cell>
          <table:table-cell table:style-name="ce599" table:formula="of:=CONCATENATE([Scheda.B47];[Scheda.J47])" office:value-type="string" office:string-value="TPC4Ex2">
            <text:p>TPC4Ex2</text:p>
          </table:table-cell>
          <table:table-cell table:style-name="ce598" table:formula="of:=SUMIF([.AS$2:.AS$63];&quot;=&quot;&amp;[.$L78];[.AT$2:.AT$63])" office:value-type="float" office:value="0">
            <text:p>0</text:p>
          </table:table-cell>
          <table:table-cell table:style-name="ce598" table:formula="of:=SUMIF([.AU$2:.AU$63];&quot;=&quot;&amp;[.$L78];[.AV$2:.AV$63])" office:value-type="float" office:value="0">
            <text:p>0</text:p>
          </table:table-cell>
          <table:table-cell table:style-name="ce598" table:formula="of:=SUMIF([.AW$2:.AW$63];&quot;=&quot;&amp;[.$L78];[.AX$2:.AX$63])" office:value-type="float" office:value="0">
            <text:p>0</text:p>
          </table:table-cell>
          <table:table-cell table:style-name="ce598" table:formula="of:=SUMIF([.AY$2:.AY$63];&quot;=&quot;&amp;[.$L78];[.AZ$2:.AZ$63])" office:value-type="float" office:value="0">
            <text:p>0</text:p>
          </table:table-cell>
          <table:table-cell table:style-name="ce598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8" office:value-type="string">
            <text:p>2<text:span text:style-name="T2">nd</text:span> hand</text:p>
          </table:table-cell>
          <table:table-cell table:style-name="ce608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4" table:formula="of:=CONCATENATE([.L79];&quot;?&quot;)" office:value-type="string" office:string-value="TPC4Ex3?">
            <text:p>TPC4Ex3?</text:p>
          </table:table-cell>
          <table:table-cell table:style-name="ce598" table:formula="of:=IF(NOT([Scheda.K48]=&quot;&quot;))" office:value-type="boolean" office:boolean-value="false">
            <text:p>FALSO</text:p>
          </table:table-cell>
          <table:table-cell table:style-name="ce603" table:formula="of:=IF([.J79];SUM([.M79:.R79]);0)" office:value-type="float" office:value="0">
            <text:p>0</text:p>
          </table:table-cell>
          <table:table-cell table:style-name="ce599" table:formula="of:=CONCATENATE([Scheda.B47];[Scheda.K47])" office:value-type="string" office:string-value="TPC4Ex3">
            <text:p>TPC4Ex3</text:p>
          </table:table-cell>
          <table:table-cell table:style-name="ce598" table:formula="of:=SUMIF([.AS$2:.AS$63];&quot;=&quot;&amp;[.$L79];[.AT$2:.AT$63])" office:value-type="float" office:value="0">
            <text:p>0</text:p>
          </table:table-cell>
          <table:table-cell table:style-name="ce598" table:formula="of:=SUMIF([.AU$2:.AU$63];&quot;=&quot;&amp;[.$L79];[.AV$2:.AV$63])" office:value-type="float" office:value="0">
            <text:p>0</text:p>
          </table:table-cell>
          <table:table-cell table:style-name="ce598" table:formula="of:=SUMIF([.AW$2:.AW$63];&quot;=&quot;&amp;[.$L79];[.AX$2:.AX$63])" office:value-type="float" office:value="0">
            <text:p>0</text:p>
          </table:table-cell>
          <table:table-cell table:style-name="ce598" table:formula="of:=SUMIF([.AY$2:.AY$63];&quot;=&quot;&amp;[.$L79];[.AZ$2:.AZ$63])" office:value-type="float" office:value="0">
            <text:p>0</text:p>
          </table:table-cell>
          <table:table-cell table:style-name="ce598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8" table:formula="of:=SUM([.M80:.R80])" office:value-type="float" office:value="0">
            <text:p>0</text:p>
          </table:table-cell>
          <table:table-cell table:style-name="ce599" office:value-type="string">
            <text:p>DAN</text:p>
          </table:table-cell>
          <table:table-cell table:style-name="ce598" table:formula="of:=SUMIF([.AS$2:.AS$63];&quot;=&quot;&amp;[.$L80];[.AT$2:.AT$63])" office:value-type="float" office:value="0">
            <text:p>0</text:p>
          </table:table-cell>
          <table:table-cell table:style-name="ce598" table:formula="of:=SUMIF([.AU$2:.AU$63];&quot;=&quot;&amp;[.$L80];[.AV$2:.AV$63])" office:value-type="float" office:value="0">
            <text:p>0</text:p>
          </table:table-cell>
          <table:table-cell table:style-name="ce598" table:formula="of:=SUMIF([.AW$2:.AW$63];&quot;=&quot;&amp;[.$L80];[.AX$2:.AX$63])" office:value-type="float" office:value="0">
            <text:p>0</text:p>
          </table:table-cell>
          <table:table-cell table:style-name="ce598" table:formula="of:=SUMIF([.AY$2:.AY$63];&quot;=&quot;&amp;[.$L80];[.AZ$2:.AZ$63])" office:value-type="float" office:value="0">
            <text:p>0</text:p>
          </table:table-cell>
          <table:table-cell table:style-name="ce598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8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8" table:formula="of:=SUM([.M81:.R81])" office:value-type="float" office:value="0">
            <text:p>0</text:p>
          </table:table-cell>
          <table:table-cell table:style-name="ce599" table:formula="of:=[Scheda.B34]" office:value-type="string" office:string-value="DAN1">
            <text:p>DAN1</text:p>
          </table:table-cell>
          <table:table-cell table:style-name="ce598" table:formula="of:=SUMIF([.AS$2:.AS$63];&quot;=&quot;&amp;[.$L81];[.AT$2:.AT$63])" office:value-type="float" office:value="0">
            <text:p>0</text:p>
          </table:table-cell>
          <table:table-cell table:style-name="ce598" table:formula="of:=SUMIF([.AU$2:.AU$63];&quot;=&quot;&amp;[.$L81];[.AV$2:.AV$63])" office:value-type="float" office:value="0">
            <text:p>0</text:p>
          </table:table-cell>
          <table:table-cell table:style-name="ce598" table:formula="of:=SUMIF([.AW$2:.AW$63];&quot;=&quot;&amp;[.$L81];[.AX$2:.AX$63])" office:value-type="float" office:value="0">
            <text:p>0</text:p>
          </table:table-cell>
          <table:table-cell table:style-name="ce598" table:formula="of:=SUMIF([.AY$2:.AY$63];&quot;=&quot;&amp;[.$L81];[.AZ$2:.AZ$63])" office:value-type="float" office:value="0">
            <text:p>0</text:p>
          </table:table-cell>
          <table:table-cell table:style-name="ce598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2];&quot;?&quot;)" office:value-type="string" office:string-value="DAN1Ex1?">
            <text:p>DAN1Ex1?</text:p>
          </table:table-cell>
          <table:table-cell table:style-name="ce598" table:formula="of:=IF(NOT([Scheda.J35]=&quot;&quot;))" office:value-type="boolean" office:boolean-value="false">
            <text:p>FALSO</text:p>
          </table:table-cell>
          <table:table-cell table:style-name="ce603" table:formula="of:=IF([.J82];SUM([.M82:.R82]);0)" office:value-type="float" office:value="0">
            <text:p>0</text:p>
          </table:table-cell>
          <table:table-cell table:style-name="ce599" table:formula="of:=CONCATENATE([Scheda.B34];[Scheda.J34])" office:value-type="string" office:string-value="DAN1Ex1">
            <text:p>DAN1Ex1</text:p>
          </table:table-cell>
          <table:table-cell table:style-name="ce598" table:formula="of:=SUMIF([.AS$2:.AS$63];&quot;=&quot;&amp;[.$L82];[.AT$2:.AT$63])" office:value-type="float" office:value="0">
            <text:p>0</text:p>
          </table:table-cell>
          <table:table-cell table:style-name="ce598" table:formula="of:=SUMIF([.AU$2:.AU$63];&quot;=&quot;&amp;[.$L82];[.AV$2:.AV$63])" office:value-type="float" office:value="0">
            <text:p>0</text:p>
          </table:table-cell>
          <table:table-cell table:style-name="ce598" table:formula="of:=SUMIF([.AW$2:.AW$63];&quot;=&quot;&amp;[.$L82];[.AX$2:.AX$63])" office:value-type="float" office:value="0">
            <text:p>0</text:p>
          </table:table-cell>
          <table:table-cell table:style-name="ce598" table:formula="of:=SUMIF([.AY$2:.AY$63];&quot;=&quot;&amp;[.$L82];[.AZ$2:.AZ$63])" office:value-type="float" office:value="0">
            <text:p>0</text:p>
          </table:table-cell>
          <table:table-cell table:style-name="ce598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3];&quot;?&quot;)" office:value-type="string" office:string-value="DAN1Ex2?">
            <text:p>DAN1Ex2?</text:p>
          </table:table-cell>
          <table:table-cell table:style-name="ce598" table:formula="of:=IF(NOT([Scheda.J35]=&quot;&quot;))" office:value-type="boolean" office:boolean-value="false">
            <text:p>FALSO</text:p>
          </table:table-cell>
          <table:table-cell table:style-name="ce603" table:formula="of:=IF([.J83];SUM([.M83:.R83]);0)" office:value-type="float" office:value="0">
            <text:p>0</text:p>
          </table:table-cell>
          <table:table-cell table:style-name="ce599" table:formula="of:=CONCATENATE([Scheda.B34];[Scheda.K34])" office:value-type="string" office:string-value="DAN1Ex2">
            <text:p>DAN1Ex2</text:p>
          </table:table-cell>
          <table:table-cell table:style-name="ce598" table:formula="of:=SUMIF([.AS$2:.AS$63];&quot;=&quot;&amp;[.$L83];[.AT$2:.AT$63])" office:value-type="float" office:value="0">
            <text:p>0</text:p>
          </table:table-cell>
          <table:table-cell table:style-name="ce598" table:formula="of:=SUMIF([.AU$2:.AU$63];&quot;=&quot;&amp;[.$L83];[.AV$2:.AV$63])" office:value-type="float" office:value="0">
            <text:p>0</text:p>
          </table:table-cell>
          <table:table-cell table:style-name="ce598" table:formula="of:=SUMIF([.AW$2:.AW$63];&quot;=&quot;&amp;[.$L83];[.AX$2:.AX$63])" office:value-type="float" office:value="0">
            <text:p>0</text:p>
          </table:table-cell>
          <table:table-cell table:style-name="ce598" table:formula="of:=SUMIF([.AY$2:.AY$63];&quot;=&quot;&amp;[.$L83];[.AZ$2:.AZ$63])" office:value-type="float" office:value="0">
            <text:p>0</text:p>
          </table:table-cell>
          <table:table-cell table:style-name="ce598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8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8" table:formula="of:=SUM([.M84:.R84])" office:value-type="float" office:value="0">
            <text:p>0</text:p>
          </table:table-cell>
          <table:table-cell table:style-name="ce599" table:formula="of:=[Scheda.B39]" office:value-type="string" office:string-value="DAN2">
            <text:p>DAN2</text:p>
          </table:table-cell>
          <table:table-cell table:style-name="ce598" table:formula="of:=SUMIF([.AS$2:.AS$63];&quot;=&quot;&amp;[.$L84];[.AT$2:.AT$63])" office:value-type="float" office:value="0">
            <text:p>0</text:p>
          </table:table-cell>
          <table:table-cell table:style-name="ce598" table:formula="of:=SUMIF([.AU$2:.AU$63];&quot;=&quot;&amp;[.$L84];[.AV$2:.AV$63])" office:value-type="float" office:value="0">
            <text:p>0</text:p>
          </table:table-cell>
          <table:table-cell table:style-name="ce598" table:formula="of:=SUMIF([.AW$2:.AW$63];&quot;=&quot;&amp;[.$L84];[.AX$2:.AX$63])" office:value-type="float" office:value="0">
            <text:p>0</text:p>
          </table:table-cell>
          <table:table-cell table:style-name="ce598" table:formula="of:=SUMIF([.AY$2:.AY$63];&quot;=&quot;&amp;[.$L84];[.AZ$2:.AZ$63])" office:value-type="float" office:value="0">
            <text:p>0</text:p>
          </table:table-cell>
          <table:table-cell table:style-name="ce598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5];&quot;?&quot;)" office:value-type="string" office:string-value="DAN2Ex1?">
            <text:p>DAN2Ex1?</text:p>
          </table:table-cell>
          <table:table-cell table:style-name="ce598" table:formula="of:=IF(NOT([Scheda.J40]=&quot;&quot;))" office:value-type="boolean" office:boolean-value="false">
            <text:p>FALSO</text:p>
          </table:table-cell>
          <table:table-cell table:style-name="ce603" table:formula="of:=IF([.J85];SUM([.M85:.R85]);0)" office:value-type="float" office:value="0">
            <text:p>0</text:p>
          </table:table-cell>
          <table:table-cell table:style-name="ce599" table:formula="of:=CONCATENATE([Scheda.B39];[Scheda.J39])" office:value-type="string" office:string-value="DAN2Ex1">
            <text:p>DAN2Ex1</text:p>
          </table:table-cell>
          <table:table-cell table:style-name="ce598" table:formula="of:=SUMIF([.AS$2:.AS$63];&quot;=&quot;&amp;[.$L85];[.AT$2:.AT$63])" office:value-type="float" office:value="0">
            <text:p>0</text:p>
          </table:table-cell>
          <table:table-cell table:style-name="ce598" table:formula="of:=SUMIF([.AU$2:.AU$63];&quot;=&quot;&amp;[.$L85];[.AV$2:.AV$63])" office:value-type="float" office:value="0">
            <text:p>0</text:p>
          </table:table-cell>
          <table:table-cell table:style-name="ce598" table:formula="of:=SUMIF([.AW$2:.AW$63];&quot;=&quot;&amp;[.$L85];[.AX$2:.AX$63])" office:value-type="float" office:value="0">
            <text:p>0</text:p>
          </table:table-cell>
          <table:table-cell table:style-name="ce598" table:formula="of:=SUMIF([.AY$2:.AY$63];&quot;=&quot;&amp;[.$L85];[.AZ$2:.AZ$63])" office:value-type="float" office:value="0">
            <text:p>0</text:p>
          </table:table-cell>
          <table:table-cell table:style-name="ce598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6];&quot;?&quot;)" office:value-type="string" office:string-value="DAN2Ex2?">
            <text:p>DAN2Ex2?</text:p>
          </table:table-cell>
          <table:table-cell table:style-name="ce598" table:formula="of:=IF(NOT([Scheda.K40]=&quot;&quot;))" office:value-type="boolean" office:boolean-value="false">
            <text:p>FALSO</text:p>
          </table:table-cell>
          <table:table-cell table:style-name="ce603" table:formula="of:=IF([.J86];SUM([.M86:.R86]);0)" office:value-type="float" office:value="0">
            <text:p>0</text:p>
          </table:table-cell>
          <table:table-cell table:style-name="ce599" table:formula="of:=CONCATENATE([Scheda.B39];[Scheda.K39])" office:value-type="string" office:string-value="DAN2Ex2">
            <text:p>DAN2Ex2</text:p>
          </table:table-cell>
          <table:table-cell table:style-name="ce598" table:formula="of:=SUMIF([.AS$2:.AS$63];&quot;=&quot;&amp;[.$L86];[.AT$2:.AT$63])" office:value-type="float" office:value="0">
            <text:p>0</text:p>
          </table:table-cell>
          <table:table-cell table:style-name="ce598" table:formula="of:=SUMIF([.AU$2:.AU$63];&quot;=&quot;&amp;[.$L86];[.AV$2:.AV$63])" office:value-type="float" office:value="0">
            <text:p>0</text:p>
          </table:table-cell>
          <table:table-cell table:style-name="ce598" table:formula="of:=SUMIF([.AW$2:.AW$63];&quot;=&quot;&amp;[.$L86];[.AX$2:.AX$63])" office:value-type="float" office:value="0">
            <text:p>0</text:p>
          </table:table-cell>
          <table:table-cell table:style-name="ce598" table:formula="of:=SUMIF([.AY$2:.AY$63];&quot;=&quot;&amp;[.$L86];[.AZ$2:.AZ$63])" office:value-type="float" office:value="0">
            <text:p>0</text:p>
          </table:table-cell>
          <table:table-cell table:style-name="ce598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8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8" table:formula="of:=SUM([.M87:.R87])" office:value-type="float" office:value="0">
            <text:p>0</text:p>
          </table:table-cell>
          <table:table-cell table:style-name="ce599" table:formula="of:=[Scheda.B44]" office:value-type="string" office:string-value="DAN3">
            <text:p>DAN3</text:p>
          </table:table-cell>
          <table:table-cell table:style-name="ce598" table:formula="of:=SUMIF([.AS$2:.AS$63];&quot;=&quot;&amp;[.$L87];[.AT$2:.AT$63])" office:value-type="float" office:value="0">
            <text:p>0</text:p>
          </table:table-cell>
          <table:table-cell table:style-name="ce598" table:formula="of:=SUMIF([.AU$2:.AU$63];&quot;=&quot;&amp;[.$L87];[.AV$2:.AV$63])" office:value-type="float" office:value="0">
            <text:p>0</text:p>
          </table:table-cell>
          <table:table-cell table:style-name="ce598" table:formula="of:=SUMIF([.AW$2:.AW$63];&quot;=&quot;&amp;[.$L87];[.AX$2:.AX$63])" office:value-type="float" office:value="0">
            <text:p>0</text:p>
          </table:table-cell>
          <table:table-cell table:style-name="ce598" table:formula="of:=SUMIF([.AY$2:.AY$63];&quot;=&quot;&amp;[.$L87];[.AZ$2:.AZ$63])" office:value-type="float" office:value="0">
            <text:p>0</text:p>
          </table:table-cell>
          <table:table-cell table:style-name="ce598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88];&quot;?&quot;)" office:value-type="string" office:string-value="DAN3Ex1?">
            <text:p>DAN3Ex1?</text:p>
          </table:table-cell>
          <table:table-cell table:style-name="ce598" table:formula="of:=IF(NOT([Scheda.J45]=&quot;&quot;))" office:value-type="boolean" office:boolean-value="false">
            <text:p>FALSO</text:p>
          </table:table-cell>
          <table:table-cell table:style-name="ce603" table:formula="of:=IF([.J88];SUM([.M88:.R88]);0)" office:value-type="float" office:value="0">
            <text:p>0</text:p>
          </table:table-cell>
          <table:table-cell table:style-name="ce599" table:formula="of:=CONCATENATE([Scheda.B44];[Scheda.J44])" office:value-type="string" office:string-value="DAN3Ex1">
            <text:p>DAN3Ex1</text:p>
          </table:table-cell>
          <table:table-cell table:style-name="ce598" table:formula="of:=SUMIF([.AS$2:.AS$63];&quot;=&quot;&amp;[.$L88];[.AT$2:.AT$63])" office:value-type="float" office:value="0">
            <text:p>0</text:p>
          </table:table-cell>
          <table:table-cell table:style-name="ce598" table:formula="of:=SUMIF([.AU$2:.AU$63];&quot;=&quot;&amp;[.$L88];[.AV$2:.AV$63])" office:value-type="float" office:value="0">
            <text:p>0</text:p>
          </table:table-cell>
          <table:table-cell table:style-name="ce598" table:formula="of:=SUMIF([.AW$2:.AW$63];&quot;=&quot;&amp;[.$L88];[.AX$2:.AX$63])" office:value-type="float" office:value="0">
            <text:p>0</text:p>
          </table:table-cell>
          <table:table-cell table:style-name="ce598" table:formula="of:=SUMIF([.AY$2:.AY$63];&quot;=&quot;&amp;[.$L88];[.AZ$2:.AZ$63])" office:value-type="float" office:value="0">
            <text:p>0</text:p>
          </table:table-cell>
          <table:table-cell table:style-name="ce598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89];&quot;?&quot;)" office:value-type="string" office:string-value="DAN3Ex2?">
            <text:p>DAN3Ex2?</text:p>
          </table:table-cell>
          <table:table-cell table:style-name="ce598" table:formula="of:=IF(NOT([Scheda.K45]=&quot;&quot;))" office:value-type="boolean" office:boolean-value="false">
            <text:p>FALSO</text:p>
          </table:table-cell>
          <table:table-cell table:style-name="ce603" table:formula="of:=IF([.J89];SUM([.M89:.R89]);0)" office:value-type="float" office:value="0">
            <text:p>0</text:p>
          </table:table-cell>
          <table:table-cell table:style-name="ce599" table:formula="of:=CONCATENATE([Scheda.B44];[Scheda.K44])" office:value-type="string" office:string-value="DAN3Ex2">
            <text:p>DAN3Ex2</text:p>
          </table:table-cell>
          <table:table-cell table:style-name="ce598" table:formula="of:=SUMIF([.AS$2:.AS$63];&quot;=&quot;&amp;[.$L89];[.AT$2:.AT$63])" office:value-type="float" office:value="0">
            <text:p>0</text:p>
          </table:table-cell>
          <table:table-cell table:style-name="ce598" table:formula="of:=SUMIF([.AU$2:.AU$63];&quot;=&quot;&amp;[.$L89];[.AV$2:.AV$63])" office:value-type="float" office:value="0">
            <text:p>0</text:p>
          </table:table-cell>
          <table:table-cell table:style-name="ce598" table:formula="of:=SUMIF([.AW$2:.AW$63];&quot;=&quot;&amp;[.$L89];[.AX$2:.AX$63])" office:value-type="float" office:value="0">
            <text:p>0</text:p>
          </table:table-cell>
          <table:table-cell table:style-name="ce598" table:formula="of:=SUMIF([.AY$2:.AY$63];&quot;=&quot;&amp;[.$L89];[.AZ$2:.AZ$63])" office:value-type="float" office:value="0">
            <text:p>0</text:p>
          </table:table-cell>
          <table:table-cell table:style-name="ce598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8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8" table:formula="of:=SUM([.M90:.R90])" office:value-type="float" office:value="0">
            <text:p>0</text:p>
          </table:table-cell>
          <table:table-cell table:style-name="ce599" table:formula="of:=[Scheda.B49]" office:value-type="string" office:string-value="DAN4">
            <text:p>DAN4</text:p>
          </table:table-cell>
          <table:table-cell table:style-name="ce598" table:formula="of:=SUMIF([.AS$2:.AS$63];&quot;=&quot;&amp;[.$L90];[.AT$2:.AT$63])" office:value-type="float" office:value="0">
            <text:p>0</text:p>
          </table:table-cell>
          <table:table-cell table:style-name="ce598" table:formula="of:=SUMIF([.AU$2:.AU$63];&quot;=&quot;&amp;[.$L90];[.AV$2:.AV$63])" office:value-type="float" office:value="0">
            <text:p>0</text:p>
          </table:table-cell>
          <table:table-cell table:style-name="ce598" table:formula="of:=SUMIF([.AW$2:.AW$63];&quot;=&quot;&amp;[.$L90];[.AX$2:.AX$63])" office:value-type="float" office:value="0">
            <text:p>0</text:p>
          </table:table-cell>
          <table:table-cell table:style-name="ce598" table:formula="of:=SUMIF([.AY$2:.AY$63];&quot;=&quot;&amp;[.$L90];[.AZ$2:.AZ$63])" office:value-type="float" office:value="0">
            <text:p>0</text:p>
          </table:table-cell>
          <table:table-cell table:style-name="ce598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4" table:formula="of:=CONCATENATE([.L91];&quot;?&quot;)" office:value-type="string" office:string-value="DAN4Ex1?">
            <text:p>DAN4Ex1?</text:p>
          </table:table-cell>
          <table:table-cell table:style-name="ce598" table:formula="of:=IF(NOT([Scheda.J50]=&quot;&quot;))" office:value-type="boolean" office:boolean-value="false">
            <text:p>FALSO</text:p>
          </table:table-cell>
          <table:table-cell table:style-name="ce603" table:formula="of:=IF([.J91];SUM([.M91:.R91]);0)" office:value-type="float" office:value="0">
            <text:p>0</text:p>
          </table:table-cell>
          <table:table-cell table:style-name="ce599" table:formula="of:=CONCATENATE([Scheda.B49];[Scheda.J49])" office:value-type="string" office:string-value="DAN4Ex1">
            <text:p>DAN4Ex1</text:p>
          </table:table-cell>
          <table:table-cell table:style-name="ce598" table:formula="of:=SUMIF([.AS$2:.AS$63];&quot;=&quot;&amp;[.$L91];[.AT$2:.AT$63])" office:value-type="float" office:value="0">
            <text:p>0</text:p>
          </table:table-cell>
          <table:table-cell table:style-name="ce598" table:formula="of:=SUMIF([.AU$2:.AU$63];&quot;=&quot;&amp;[.$L91];[.AV$2:.AV$63])" office:value-type="float" office:value="0">
            <text:p>0</text:p>
          </table:table-cell>
          <table:table-cell table:style-name="ce598" table:formula="of:=SUMIF([.AW$2:.AW$63];&quot;=&quot;&amp;[.$L91];[.AX$2:.AX$63])" office:value-type="float" office:value="0">
            <text:p>0</text:p>
          </table:table-cell>
          <table:table-cell table:style-name="ce598" table:formula="of:=SUMIF([.AY$2:.AY$63];&quot;=&quot;&amp;[.$L91];[.AZ$2:.AZ$63])" office:value-type="float" office:value="0">
            <text:p>0</text:p>
          </table:table-cell>
          <table:table-cell table:style-name="ce598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2];&quot;?&quot;)" office:value-type="string" office:string-value="DAN4Ex2?">
            <text:p>DAN4Ex2?</text:p>
          </table:table-cell>
          <table:table-cell table:style-name="ce598" table:formula="of:=IF(NOT([Scheda.K50]=&quot;&quot;))" office:value-type="boolean" office:boolean-value="false">
            <text:p>FALSO</text:p>
          </table:table-cell>
          <table:table-cell table:style-name="ce603" table:formula="of:=IF([.J92];SUM([.M92:.R92]);0)" office:value-type="float" office:value="0">
            <text:p>0</text:p>
          </table:table-cell>
          <table:table-cell table:style-name="ce599" table:formula="of:=CONCATENATE([Scheda.B49];[Scheda.K49])" office:value-type="string" office:string-value="DAN4Ex2">
            <text:p>DAN4Ex2</text:p>
          </table:table-cell>
          <table:table-cell table:style-name="ce598" table:formula="of:=SUMIF([.AS$2:.AS$63];&quot;=&quot;&amp;[.$L92];[.AT$2:.AT$63])" office:value-type="float" office:value="0">
            <text:p>0</text:p>
          </table:table-cell>
          <table:table-cell table:style-name="ce598" table:formula="of:=SUMIF([.AU$2:.AU$63];&quot;=&quot;&amp;[.$L92];[.AV$2:.AV$63])" office:value-type="float" office:value="0">
            <text:p>0</text:p>
          </table:table-cell>
          <table:table-cell table:style-name="ce598" table:formula="of:=SUMIF([.AW$2:.AW$63];&quot;=&quot;&amp;[.$L92];[.AX$2:.AX$63])" office:value-type="float" office:value="0">
            <text:p>0</text:p>
          </table:table-cell>
          <table:table-cell table:style-name="ce598" table:formula="of:=SUMIF([.AY$2:.AY$63];&quot;=&quot;&amp;[.$L92];[.AZ$2:.AZ$63])" office:value-type="float" office:value="0">
            <text:p>0</text:p>
          </table:table-cell>
          <table:table-cell table:style-name="ce598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3];&quot;?&quot;)" office:value-type="string" office:string-value="TPCEx1?">
            <text:p>TPCEx1?</text:p>
          </table:table-cell>
          <table:table-cell table:style-name="ce598" table:formula="of:=IF(NOT([Scheda.H30]=&quot;&quot;))" office:value-type="boolean" office:boolean-value="false">
            <text:p>FALSO</text:p>
          </table:table-cell>
          <table:table-cell table:style-name="ce603" table:formula="of:=IF([.J93];SUM([.M93:.R93]);0)" office:value-type="float" office:value="0">
            <text:p>0</text:p>
          </table:table-cell>
          <table:table-cell table:style-name="ce599" table:formula="of:=CONCATENATE([Scheda.G29];[Scheda.H29])" office:value-type="string" office:string-value="TPCEx1">
            <text:p>TPCEx1</text:p>
          </table:table-cell>
          <table:table-cell table:style-name="ce598" table:formula="of:=SUMIF([.AS$2:.AS$63];&quot;=&quot;&amp;[.$L93];[.AT$2:.AT$63])" office:value-type="float" office:value="0">
            <text:p>0</text:p>
          </table:table-cell>
          <table:table-cell table:style-name="ce598" table:formula="of:=SUMIF([.AU$2:.AU$63];&quot;=&quot;&amp;[.$L93];[.AV$2:.AV$63])" office:value-type="float" office:value="0">
            <text:p>0</text:p>
          </table:table-cell>
          <table:table-cell table:style-name="ce598" table:formula="of:=SUMIF([.AW$2:.AW$63];&quot;=&quot;&amp;[.$L93];[.AX$2:.AX$63])" office:value-type="float" office:value="0">
            <text:p>0</text:p>
          </table:table-cell>
          <table:table-cell table:style-name="ce598" table:formula="of:=SUMIF([.AY$2:.AY$63];&quot;=&quot;&amp;[.$L93];[.AZ$2:.AZ$63])" office:value-type="float" office:value="0">
            <text:p>0</text:p>
          </table:table-cell>
          <table:table-cell table:style-name="ce598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4];&quot;?&quot;)" office:value-type="string" office:string-value="TPCEx2?">
            <text:p>TPCEx2?</text:p>
          </table:table-cell>
          <table:table-cell table:style-name="ce598" table:formula="of:=IF(NOT([Scheda.I30]=&quot;&quot;))" office:value-type="boolean" office:boolean-value="false">
            <text:p>FALSO</text:p>
          </table:table-cell>
          <table:table-cell table:style-name="ce603" table:formula="of:=IF([.J94];SUM([.M94:.R94]);0)" office:value-type="float" office:value="0">
            <text:p>0</text:p>
          </table:table-cell>
          <table:table-cell table:style-name="ce599" table:formula="of:=CONCATENATE([Scheda.G29];[Scheda.I29])" office:value-type="string" office:string-value="TPCEx2">
            <text:p>TPCEx2</text:p>
          </table:table-cell>
          <table:table-cell table:style-name="ce598" table:formula="of:=SUMIF([.AS$2:.AS$63];&quot;=&quot;&amp;[.$L94];[.AT$2:.AT$63])" office:value-type="float" office:value="0">
            <text:p>0</text:p>
          </table:table-cell>
          <table:table-cell table:style-name="ce598" table:formula="of:=SUMIF([.AU$2:.AU$63];&quot;=&quot;&amp;[.$L94];[.AV$2:.AV$63])" office:value-type="float" office:value="0">
            <text:p>0</text:p>
          </table:table-cell>
          <table:table-cell table:style-name="ce598" table:formula="of:=SUMIF([.AW$2:.AW$63];&quot;=&quot;&amp;[.$L94];[.AX$2:.AX$63])" office:value-type="float" office:value="0">
            <text:p>0</text:p>
          </table:table-cell>
          <table:table-cell table:style-name="ce598" table:formula="of:=SUMIF([.AY$2:.AY$63];&quot;=&quot;&amp;[.$L94];[.AZ$2:.AZ$63])" office:value-type="float" office:value="0">
            <text:p>0</text:p>
          </table:table-cell>
          <table:table-cell table:style-name="ce598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5];&quot;?&quot;)" office:value-type="string" office:string-value="TPCEx3?">
            <text:p>TPCEx3?</text:p>
          </table:table-cell>
          <table:table-cell table:style-name="ce598" table:formula="of:=IF(NOT([Scheda.J30]=&quot;&quot;))" office:value-type="boolean" office:boolean-value="false">
            <text:p>FALSO</text:p>
          </table:table-cell>
          <table:table-cell table:style-name="ce603" table:formula="of:=IF([.J95];SUM([.M95:.R95]);0)" office:value-type="float" office:value="0">
            <text:p>0</text:p>
          </table:table-cell>
          <table:table-cell table:style-name="ce599" table:formula="of:=CONCATENATE([Scheda.G29];[Scheda.J29])" office:value-type="string" office:string-value="TPCEx3">
            <text:p>TPCEx3</text:p>
          </table:table-cell>
          <table:table-cell table:style-name="ce598" table:formula="of:=SUMIF([.AS$2:.AS$63];&quot;=&quot;&amp;[.$L95];[.AT$2:.AT$63])" office:value-type="float" office:value="0">
            <text:p>0</text:p>
          </table:table-cell>
          <table:table-cell table:style-name="ce598" table:formula="of:=SUMIF([.AU$2:.AU$63];&quot;=&quot;&amp;[.$L95];[.AV$2:.AV$63])" office:value-type="float" office:value="0">
            <text:p>0</text:p>
          </table:table-cell>
          <table:table-cell table:style-name="ce598" table:formula="of:=SUMIF([.AW$2:.AW$63];&quot;=&quot;&amp;[.$L95];[.AX$2:.AX$63])" office:value-type="float" office:value="0">
            <text:p>0</text:p>
          </table:table-cell>
          <table:table-cell table:style-name="ce598" table:formula="of:=SUMIF([.AY$2:.AY$63];&quot;=&quot;&amp;[.$L95];[.AZ$2:.AZ$63])" office:value-type="float" office:value="0">
            <text:p>0</text:p>
          </table:table-cell>
          <table:table-cell table:style-name="ce598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6];&quot;?&quot;)" office:value-type="string" office:string-value="DANEx1?">
            <text:p>DANEx1?</text:p>
          </table:table-cell>
          <table:table-cell table:style-name="ce598" table:formula="of:=IF(NOT([Scheda.L30]=&quot;&quot;))" office:value-type="boolean" office:boolean-value="false">
            <text:p>FALSO</text:p>
          </table:table-cell>
          <table:table-cell table:style-name="ce603" table:formula="of:=IF([.J96];SUM([.M96:.R96]);0)" office:value-type="float" office:value="0">
            <text:p>0</text:p>
          </table:table-cell>
          <table:table-cell table:style-name="ce599" table:formula="of:=CONCATENATE([Scheda.K29];[Scheda.L29])" office:value-type="string" office:string-value="DANEx1">
            <text:p>DANEx1</text:p>
          </table:table-cell>
          <table:table-cell table:style-name="ce598" table:formula="of:=SUMIF([.AS$2:.AS$63];&quot;=&quot;&amp;[.$L96];[.AT$2:.AT$63])" office:value-type="float" office:value="0">
            <text:p>0</text:p>
          </table:table-cell>
          <table:table-cell table:style-name="ce598" table:formula="of:=SUMIF([.AU$2:.AU$63];&quot;=&quot;&amp;[.$L96];[.AV$2:.AV$63])" office:value-type="float" office:value="0">
            <text:p>0</text:p>
          </table:table-cell>
          <table:table-cell table:style-name="ce598" table:formula="of:=SUMIF([.AW$2:.AW$63];&quot;=&quot;&amp;[.$L96];[.AX$2:.AX$63])" office:value-type="float" office:value="0">
            <text:p>0</text:p>
          </table:table-cell>
          <table:table-cell table:style-name="ce598" table:formula="of:=SUMIF([.AY$2:.AY$63];&quot;=&quot;&amp;[.$L96];[.AZ$2:.AZ$63])" office:value-type="float" office:value="0">
            <text:p>0</text:p>
          </table:table-cell>
          <table:table-cell table:style-name="ce598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4" table:formula="of:=CONCATENATE([.L97];&quot;?&quot;)" office:value-type="string" office:string-value="DANEx2?">
            <text:p>DANEx2?</text:p>
          </table:table-cell>
          <table:table-cell table:style-name="ce598" table:formula="of:=IF(NOT([Scheda.M30]=&quot;&quot;))" office:value-type="boolean" office:boolean-value="false">
            <text:p>FALSO</text:p>
          </table:table-cell>
          <table:table-cell table:style-name="ce603" table:formula="of:=IF([.J97];SUM([.M97:.R97]);0)" office:value-type="float" office:value="0">
            <text:p>0</text:p>
          </table:table-cell>
          <table:table-cell table:style-name="ce599" table:formula="of:=CONCATENATE([Scheda.K29];[Scheda.M29])" office:value-type="string" office:string-value="DANEx2">
            <text:p>DANEx2</text:p>
          </table:table-cell>
          <table:table-cell table:style-name="ce598" table:formula="of:=SUMIF([.AS$2:.AS$63];&quot;=&quot;&amp;[.$L97];[.AT$2:.AT$63])" office:value-type="float" office:value="0">
            <text:p>0</text:p>
          </table:table-cell>
          <table:table-cell table:style-name="ce598" table:formula="of:=SUMIF([.AU$2:.AU$63];&quot;=&quot;&amp;[.$L97];[.AV$2:.AV$63])" office:value-type="float" office:value="0">
            <text:p>0</text:p>
          </table:table-cell>
          <table:table-cell table:style-name="ce598" table:formula="of:=SUMIF([.AW$2:.AW$63];&quot;=&quot;&amp;[.$L97];[.AX$2:.AX$63])" office:value-type="float" office:value="0">
            <text:p>0</text:p>
          </table:table-cell>
          <table:table-cell table:style-name="ce598" table:formula="of:=SUMIF([.AY$2:.AY$63];&quot;=&quot;&amp;[.$L97];[.AZ$2:.AZ$63])" office:value-type="float" office:value="0">
            <text:p>0</text:p>
          </table:table-cell>
          <table:table-cell table:style-name="ce598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6" office:value-type="string">
            <text:p>Doppio Taglio</text:p>
          </table:table-cell>
          <table:table-cell table:style-name="ce606" table:formula="of:=COUNTIF([Scheda.A66:.A126];&quot;=&quot;&amp;[.L99])" office:value-type="float" office:value="0">
            <text:p>0</text:p>
          </table:table-cell>
          <table:table-cell table:style-name="ce606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8" table:formula="of:=[Scheda.E57]+[Scheda.G57]+[Scheda.I57]+[Scheda.J57]" office:value-type="float" office:value="0">
            <text:p>0</text:p>
          </table:table-cell>
          <table:table-cell table:style-name="ce604" table:formula="of:=[Scheda.H57]" office:value-type="float" office:value="0">
            <text:p>0</text:p>
          </table:table-cell>
          <table:table-cell table:style-name="ce598" table:formula="of:=SUM([.M101:.R101])" office:value-type="float" office:value="0">
            <text:p>0</text:p>
          </table:table-cell>
          <table:table-cell table:style-name="ce598" table:formula="of:=SUMIF([.AS$2:.AS$63];&quot;=&quot;&amp;[.$K101];[.AT$2:.AT$63])" office:value-type="float" office:value="0">
            <text:p>0</text:p>
          </table:table-cell>
          <table:table-cell table:style-name="ce598" table:formula="of:=SUMIF([.AU$2:.AU$63];&quot;=&quot;&amp;[.$K101];[.AV$2:.AV$63])" office:value-type="float" office:value="0">
            <text:p>0</text:p>
          </table:table-cell>
          <table:table-cell table:style-name="ce598" table:formula="of:=SUMIF([.AW$2:.AW$63];&quot;=&quot;&amp;[.$K101];[.AX$2:.AX$63])" office:value-type="float" office:value="0">
            <text:p>0</text:p>
          </table:table-cell>
          <table:table-cell table:style-name="ce598" table:formula="of:=SUMIF([.AY$2:.AY$63];&quot;=&quot;&amp;[.$K101];[.AZ$2:.AZ$63])" office:value-type="float" office:value="0">
            <text:p>0</text:p>
          </table:table-cell>
          <table:table-cell table:style-name="ce598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58]+[Scheda.G58]+[Scheda.I58]+[Scheda.J58]" office:value-type="float" office:value="0">
            <text:p>0</text:p>
          </table:table-cell>
          <table:table-cell table:style-name="ce604" table:formula="of:=[Scheda.H58]" office:value-type="float" office:value="0">
            <text:p>0</text:p>
          </table:table-cell>
          <table:table-cell table:style-name="ce598" table:formula="of:=SUM([.M102:.R102])" office:value-type="float" office:value="0">
            <text:p>0</text:p>
          </table:table-cell>
          <table:table-cell table:style-name="ce598" table:formula="of:=SUMIF([.AS$2:.AS$63];&quot;=&quot;&amp;[.$K102];[.AT$2:.AT$63])" office:value-type="float" office:value="0">
            <text:p>0</text:p>
          </table:table-cell>
          <table:table-cell table:style-name="ce598" table:formula="of:=SUMIF([.AU$2:.AU$63];&quot;=&quot;&amp;[.$K102];[.AV$2:.AV$63])" office:value-type="float" office:value="0">
            <text:p>0</text:p>
          </table:table-cell>
          <table:table-cell table:style-name="ce598" table:formula="of:=SUMIF([.AW$2:.AW$63];&quot;=&quot;&amp;[.$K102];[.AX$2:.AX$63])" office:value-type="float" office:value="0">
            <text:p>0</text:p>
          </table:table-cell>
          <table:table-cell table:style-name="ce598" table:formula="of:=SUMIF([.AY$2:.AY$63];&quot;=&quot;&amp;[.$K102];[.AZ$2:.AZ$63])" office:value-type="float" office:value="0">
            <text:p>0</text:p>
          </table:table-cell>
          <table:table-cell table:style-name="ce598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59]+[Scheda.G59]+[Scheda.I59]+[Scheda.J59]" office:value-type="float" office:value="0">
            <text:p>0</text:p>
          </table:table-cell>
          <table:table-cell table:style-name="ce604" table:formula="of:=[Scheda.H59]" office:value-type="float" office:value="0">
            <text:p>0</text:p>
          </table:table-cell>
          <table:table-cell table:style-name="ce598" table:formula="of:=SUM([.M103:.R103])" office:value-type="float" office:value="0">
            <text:p>0</text:p>
          </table:table-cell>
          <table:table-cell table:style-name="ce598" table:formula="of:=SUMIF([.AS$2:.AS$63];&quot;=&quot;&amp;[.$K103];[.AT$2:.AT$63])" office:value-type="float" office:value="0">
            <text:p>0</text:p>
          </table:table-cell>
          <table:table-cell table:style-name="ce598" table:formula="of:=SUMIF([.AU$2:.AU$63];&quot;=&quot;&amp;[.$K103];[.AV$2:.AV$63])" office:value-type="float" office:value="0">
            <text:p>0</text:p>
          </table:table-cell>
          <table:table-cell table:style-name="ce598" table:formula="of:=SUMIF([.AW$2:.AW$63];&quot;=&quot;&amp;[.$K103];[.AX$2:.AX$63])" office:value-type="float" office:value="0">
            <text:p>0</text:p>
          </table:table-cell>
          <table:table-cell table:style-name="ce598" table:formula="of:=SUMIF([.AY$2:.AY$63];&quot;=&quot;&amp;[.$K103];[.AZ$2:.AZ$63])" office:value-type="float" office:value="0">
            <text:p>0</text:p>
          </table:table-cell>
          <table:table-cell table:style-name="ce598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0]+[Scheda.G60]+[Scheda.I60]+[Scheda.J60]" office:value-type="float" office:value="0">
            <text:p>0</text:p>
          </table:table-cell>
          <table:table-cell table:style-name="ce604" table:formula="of:=[Scheda.H60]" office:value-type="float" office:value="0">
            <text:p>0</text:p>
          </table:table-cell>
          <table:table-cell table:style-name="ce598" table:formula="of:=SUM([.M104:.R104])" office:value-type="float" office:value="0">
            <text:p>0</text:p>
          </table:table-cell>
          <table:table-cell table:style-name="ce598" table:formula="of:=SUMIF([.AS$2:.AS$63];&quot;=&quot;&amp;[.$K104];[.AT$2:.AT$63])" office:value-type="float" office:value="0">
            <text:p>0</text:p>
          </table:table-cell>
          <table:table-cell table:style-name="ce598" table:formula="of:=SUMIF([.AU$2:.AU$63];&quot;=&quot;&amp;[.$K104];[.AV$2:.AV$63])" office:value-type="float" office:value="0">
            <text:p>0</text:p>
          </table:table-cell>
          <table:table-cell table:style-name="ce598" table:formula="of:=SUMIF([.AW$2:.AW$63];&quot;=&quot;&amp;[.$K104];[.AX$2:.AX$63])" office:value-type="float" office:value="0">
            <text:p>0</text:p>
          </table:table-cell>
          <table:table-cell table:style-name="ce598" table:formula="of:=SUMIF([.AY$2:.AY$63];&quot;=&quot;&amp;[.$K104];[.AZ$2:.AZ$63])" office:value-type="float" office:value="0">
            <text:p>0</text:p>
          </table:table-cell>
          <table:table-cell table:style-name="ce598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1]+[Scheda.G61]+[Scheda.I61]+[Scheda.J61]" office:value-type="float" office:value="0">
            <text:p>0</text:p>
          </table:table-cell>
          <table:table-cell table:style-name="ce604" table:formula="of:=[Scheda.H61]" office:value-type="float" office:value="0">
            <text:p>0</text:p>
          </table:table-cell>
          <table:table-cell table:style-name="ce598" table:formula="of:=SUM([.M105:.R105])" office:value-type="float" office:value="0">
            <text:p>0</text:p>
          </table:table-cell>
          <table:table-cell table:style-name="ce598" table:formula="of:=SUMIF([.AS$2:.AS$63];&quot;=&quot;&amp;[.$K105];[.AT$2:.AT$63])" office:value-type="float" office:value="0">
            <text:p>0</text:p>
          </table:table-cell>
          <table:table-cell table:style-name="ce598" table:formula="of:=SUMIF([.AU$2:.AU$63];&quot;=&quot;&amp;[.$K105];[.AV$2:.AV$63])" office:value-type="float" office:value="0">
            <text:p>0</text:p>
          </table:table-cell>
          <table:table-cell table:style-name="ce598" table:formula="of:=SUMIF([.AW$2:.AW$63];&quot;=&quot;&amp;[.$K105];[.AX$2:.AX$63])" office:value-type="float" office:value="0">
            <text:p>0</text:p>
          </table:table-cell>
          <table:table-cell table:style-name="ce598" table:formula="of:=SUMIF([.AY$2:.AY$63];&quot;=&quot;&amp;[.$K105];[.AZ$2:.AZ$63])" office:value-type="float" office:value="0">
            <text:p>0</text:p>
          </table:table-cell>
          <table:table-cell table:style-name="ce598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2]+[Scheda.G62]+[Scheda.I62]+[Scheda.J62]" office:value-type="float" office:value="0">
            <text:p>0</text:p>
          </table:table-cell>
          <table:table-cell table:style-name="ce604" table:formula="of:=[Scheda.H62]" office:value-type="float" office:value="0">
            <text:p>0</text:p>
          </table:table-cell>
          <table:table-cell table:style-name="ce598" table:formula="of:=SUM([.M106:.R106])" office:value-type="float" office:value="0">
            <text:p>0</text:p>
          </table:table-cell>
          <table:table-cell table:style-name="ce598" table:formula="of:=SUMIF([.AS$2:.AS$63];&quot;=&quot;&amp;[.$K106];[.AT$2:.AT$63])" office:value-type="float" office:value="0">
            <text:p>0</text:p>
          </table:table-cell>
          <table:table-cell table:style-name="ce598" table:formula="of:=SUMIF([.AU$2:.AU$63];&quot;=&quot;&amp;[.$K106];[.AV$2:.AV$63])" office:value-type="float" office:value="0">
            <text:p>0</text:p>
          </table:table-cell>
          <table:table-cell table:style-name="ce598" table:formula="of:=SUMIF([.AW$2:.AW$63];&quot;=&quot;&amp;[.$K106];[.AX$2:.AX$63])" office:value-type="float" office:value="0">
            <text:p>0</text:p>
          </table:table-cell>
          <table:table-cell table:style-name="ce598" table:formula="of:=SUMIF([.AY$2:.AY$63];&quot;=&quot;&amp;[.$K106];[.AZ$2:.AZ$63])" office:value-type="float" office:value="0">
            <text:p>0</text:p>
          </table:table-cell>
          <table:table-cell table:style-name="ce598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E63]+[Scheda.G63]+[Scheda.I63]+[Scheda.J63]" office:value-type="float" office:value="0">
            <text:p>0</text:p>
          </table:table-cell>
          <table:table-cell table:style-name="ce600" table:formula="of:=[Scheda.H63]" office:value-type="float" office:value="0">
            <text:p>0</text:p>
          </table:table-cell>
          <table:table-cell table:style-name="ce605" table:formula="of:=SUM([.M107:.R107])" office:value-type="float" office:value="0">
            <text:p>0</text:p>
          </table:table-cell>
          <table:table-cell table:style-name="ce605" table:formula="of:=SUMIF([.AS$2:.AS$63];&quot;=&quot;&amp;[.$K107];[.AT$2:.AT$63])" office:value-type="float" office:value="0">
            <text:p>0</text:p>
          </table:table-cell>
          <table:table-cell table:style-name="ce605" table:formula="of:=SUMIF([.AU$2:.AU$63];&quot;=&quot;&amp;[.$K107];[.AV$2:.AV$63])" office:value-type="float" office:value="0">
            <text:p>0</text:p>
          </table:table-cell>
          <table:table-cell table:style-name="ce605" table:formula="of:=SUMIF([.AW$2:.AW$63];&quot;=&quot;&amp;[.$K107];[.AX$2:.AX$63])" office:value-type="float" office:value="0">
            <text:p>0</text:p>
          </table:table-cell>
          <table:table-cell table:style-name="ce605" table:formula="of:=SUMIF([.AY$2:.AY$63];&quot;=&quot;&amp;[.$K107];[.AZ$2:.AZ$63])" office:value-type="float" office:value="0">
            <text:p>0</text:p>
          </table:table-cell>
          <table:table-cell table:style-name="ce605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7]+[Scheda.T57]+[Scheda.V57]+[Scheda.W57]+[Scheda.X57]" office:value-type="float" office:value="0">
            <text:p>0</text:p>
          </table:table-cell>
          <table:table-cell table:style-name="ce601" table:formula="of:=[Scheda.U57]" office:value-type="float" office:value="0">
            <text:p>0</text:p>
          </table:table-cell>
          <table:table-cell table:style-name="ce602" table:formula="of:=SUM([.M108:.R108])" office:value-type="float" office:value="0">
            <text:p>0</text:p>
          </table:table-cell>
          <table:table-cell table:style-name="ce602" table:formula="of:=SUMIF([.AS$2:.AS$63];&quot;=&quot;&amp;[.$K108];[.AT$2:.AT$63])" office:value-type="float" office:value="0">
            <text:p>0</text:p>
          </table:table-cell>
          <table:table-cell table:style-name="ce602" table:formula="of:=SUMIF([.AU$2:.AU$63];&quot;=&quot;&amp;[.$K108];[.AV$2:.AV$63])" office:value-type="float" office:value="0">
            <text:p>0</text:p>
          </table:table-cell>
          <table:table-cell table:style-name="ce602" table:formula="of:=SUMIF([.AW$2:.AW$63];&quot;=&quot;&amp;[.$K108];[.AX$2:.AX$63])" office:value-type="float" office:value="0">
            <text:p>0</text:p>
          </table:table-cell>
          <table:table-cell table:style-name="ce602" table:formula="of:=SUMIF([.AY$2:.AY$63];&quot;=&quot;&amp;[.$K108];[.AZ$2:.AZ$63])" office:value-type="float" office:value="0">
            <text:p>0</text:p>
          </table:table-cell>
          <table:table-cell table:style-name="ce602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8]+[Scheda.T58]+[Scheda.V58]+[Scheda.W58]+[Scheda.X58]" office:value-type="float" office:value="0">
            <text:p>0</text:p>
          </table:table-cell>
          <table:table-cell table:style-name="ce604" table:formula="of:=[Scheda.U58]" office:value-type="float" office:value="0">
            <text:p>0</text:p>
          </table:table-cell>
          <table:table-cell table:style-name="ce598" table:formula="of:=SUM([.M109:.R109])" office:value-type="float" office:value="0">
            <text:p>0</text:p>
          </table:table-cell>
          <table:table-cell table:style-name="ce598" table:formula="of:=SUMIF([.AS$2:.AS$63];&quot;=&quot;&amp;[.$K109];[.AT$2:.AT$63])" office:value-type="float" office:value="0">
            <text:p>0</text:p>
          </table:table-cell>
          <table:table-cell table:style-name="ce598" table:formula="of:=SUMIF([.AU$2:.AU$63];&quot;=&quot;&amp;[.$K109];[.AV$2:.AV$63])" office:value-type="float" office:value="0">
            <text:p>0</text:p>
          </table:table-cell>
          <table:table-cell table:style-name="ce598" table:formula="of:=SUMIF([.AW$2:.AW$63];&quot;=&quot;&amp;[.$K109];[.AX$2:.AX$63])" office:value-type="float" office:value="0">
            <text:p>0</text:p>
          </table:table-cell>
          <table:table-cell table:style-name="ce598" table:formula="of:=SUMIF([.AY$2:.AY$63];&quot;=&quot;&amp;[.$K109];[.AZ$2:.AZ$63])" office:value-type="float" office:value="0">
            <text:p>0</text:p>
          </table:table-cell>
          <table:table-cell table:style-name="ce598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59]+[Scheda.T59]+[Scheda.V59]+[Scheda.W59]+[Scheda.X59]" office:value-type="float" office:value="0">
            <text:p>0</text:p>
          </table:table-cell>
          <table:table-cell table:style-name="ce604" table:formula="of:=[Scheda.U59]" office:value-type="float" office:value="0">
            <text:p>0</text:p>
          </table:table-cell>
          <table:table-cell table:style-name="ce598" table:formula="of:=SUM([.M110:.R110])" office:value-type="float" office:value="0">
            <text:p>0</text:p>
          </table:table-cell>
          <table:table-cell table:style-name="ce598" table:formula="of:=SUMIF([.AS$2:.AS$63];&quot;=&quot;&amp;[.$K110];[.AT$2:.AT$63])" office:value-type="float" office:value="0">
            <text:p>0</text:p>
          </table:table-cell>
          <table:table-cell table:style-name="ce598" table:formula="of:=SUMIF([.AU$2:.AU$63];&quot;=&quot;&amp;[.$K110];[.AV$2:.AV$63])" office:value-type="float" office:value="0">
            <text:p>0</text:p>
          </table:table-cell>
          <table:table-cell table:style-name="ce598" table:formula="of:=SUMIF([.AW$2:.AW$63];&quot;=&quot;&amp;[.$K110];[.AX$2:.AX$63])" office:value-type="float" office:value="0">
            <text:p>0</text:p>
          </table:table-cell>
          <table:table-cell table:style-name="ce598" table:formula="of:=SUMIF([.AY$2:.AY$63];&quot;=&quot;&amp;[.$K110];[.AZ$2:.AZ$63])" office:value-type="float" office:value="0">
            <text:p>0</text:p>
          </table:table-cell>
          <table:table-cell table:style-name="ce598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0]+[Scheda.T60]+[Scheda.V60]+[Scheda.W60]+[Scheda.X60]" office:value-type="float" office:value="0">
            <text:p>0</text:p>
          </table:table-cell>
          <table:table-cell table:style-name="ce604" table:formula="of:=[Scheda.U60]" office:value-type="float" office:value="0">
            <text:p>0</text:p>
          </table:table-cell>
          <table:table-cell table:style-name="ce598" table:formula="of:=SUM([.M111:.R111])" office:value-type="float" office:value="0">
            <text:p>0</text:p>
          </table:table-cell>
          <table:table-cell table:style-name="ce598" table:formula="of:=SUMIF([.AS$2:.AS$63];&quot;=&quot;&amp;[.$K111];[.AT$2:.AT$63])" office:value-type="float" office:value="0">
            <text:p>0</text:p>
          </table:table-cell>
          <table:table-cell table:style-name="ce598" table:formula="of:=SUMIF([.AU$2:.AU$63];&quot;=&quot;&amp;[.$K111];[.AV$2:.AV$63])" office:value-type="float" office:value="0">
            <text:p>0</text:p>
          </table:table-cell>
          <table:table-cell table:style-name="ce598" table:formula="of:=SUMIF([.AW$2:.AW$63];&quot;=&quot;&amp;[.$K111];[.AX$2:.AX$63])" office:value-type="float" office:value="0">
            <text:p>0</text:p>
          </table:table-cell>
          <table:table-cell table:style-name="ce598" table:formula="of:=SUMIF([.AY$2:.AY$63];&quot;=&quot;&amp;[.$K111];[.AZ$2:.AZ$63])" office:value-type="float" office:value="0">
            <text:p>0</text:p>
          </table:table-cell>
          <table:table-cell table:style-name="ce598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1]+[Scheda.T61]+[Scheda.V61]+[Scheda.W61]+[Scheda.X61]" office:value-type="float" office:value="0">
            <text:p>0</text:p>
          </table:table-cell>
          <table:table-cell table:style-name="ce604" table:formula="of:=[Scheda.U61]" office:value-type="float" office:value="0">
            <text:p>0</text:p>
          </table:table-cell>
          <table:table-cell table:style-name="ce598" table:formula="of:=SUM([.M112:.R112])" office:value-type="float" office:value="0">
            <text:p>0</text:p>
          </table:table-cell>
          <table:table-cell table:style-name="ce598" table:formula="of:=SUMIF([.AS$2:.AS$63];&quot;=&quot;&amp;[.$K112];[.AT$2:.AT$63])" office:value-type="float" office:value="0">
            <text:p>0</text:p>
          </table:table-cell>
          <table:table-cell table:style-name="ce598" table:formula="of:=SUMIF([.AU$2:.AU$63];&quot;=&quot;&amp;[.$K112];[.AV$2:.AV$63])" office:value-type="float" office:value="0">
            <text:p>0</text:p>
          </table:table-cell>
          <table:table-cell table:style-name="ce598" table:formula="of:=SUMIF([.AW$2:.AW$63];&quot;=&quot;&amp;[.$K112];[.AX$2:.AX$63])" office:value-type="float" office:value="0">
            <text:p>0</text:p>
          </table:table-cell>
          <table:table-cell table:style-name="ce598" table:formula="of:=SUMIF([.AY$2:.AY$63];&quot;=&quot;&amp;[.$K112];[.AZ$2:.AZ$63])" office:value-type="float" office:value="0">
            <text:p>0</text:p>
          </table:table-cell>
          <table:table-cell table:style-name="ce598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2]+[Scheda.T62]+[Scheda.V62]+[Scheda.W62]+[Scheda.X62]" office:value-type="float" office:value="0">
            <text:p>0</text:p>
          </table:table-cell>
          <table:table-cell table:style-name="ce604" table:formula="of:=[Scheda.U62]" office:value-type="float" office:value="0">
            <text:p>0</text:p>
          </table:table-cell>
          <table:table-cell table:style-name="ce598" table:formula="of:=SUM([.M113:.R113])" office:value-type="float" office:value="0">
            <text:p>0</text:p>
          </table:table-cell>
          <table:table-cell table:style-name="ce598" table:formula="of:=SUMIF([.AS$2:.AS$63];&quot;=&quot;&amp;[.$K113];[.AT$2:.AT$63])" office:value-type="float" office:value="0">
            <text:p>0</text:p>
          </table:table-cell>
          <table:table-cell table:style-name="ce598" table:formula="of:=SUMIF([.AU$2:.AU$63];&quot;=&quot;&amp;[.$K113];[.AV$2:.AV$63])" office:value-type="float" office:value="0">
            <text:p>0</text:p>
          </table:table-cell>
          <table:table-cell table:style-name="ce598" table:formula="of:=SUMIF([.AW$2:.AW$63];&quot;=&quot;&amp;[.$K113];[.AX$2:.AX$63])" office:value-type="float" office:value="0">
            <text:p>0</text:p>
          </table:table-cell>
          <table:table-cell table:style-name="ce598" table:formula="of:=SUMIF([.AY$2:.AY$63];&quot;=&quot;&amp;[.$K113];[.AZ$2:.AZ$63])" office:value-type="float" office:value="0">
            <text:p>0</text:p>
          </table:table-cell>
          <table:table-cell table:style-name="ce598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8" table:formula="of:=[Scheda.R63]+[Scheda.T63]+[Scheda.V63]+[Scheda.W63]+[Scheda.X63]" office:value-type="float" office:value="0">
            <text:p>0</text:p>
          </table:table-cell>
          <table:table-cell table:style-name="ce604" table:formula="of:=[Scheda.U63]" office:value-type="float" office:value="0">
            <text:p>0</text:p>
          </table:table-cell>
          <table:table-cell table:style-name="ce598" table:formula="of:=SUM([.M114:.R114])" office:value-type="float" office:value="0">
            <text:p>0</text:p>
          </table:table-cell>
          <table:table-cell table:style-name="ce598" table:formula="of:=SUMIF([.AS$2:.AS$63];&quot;=&quot;&amp;[.$K114];[.AT$2:.AT$63])" office:value-type="float" office:value="0">
            <text:p>0</text:p>
          </table:table-cell>
          <table:table-cell table:style-name="ce598" table:formula="of:=SUMIF([.AU$2:.AU$63];&quot;=&quot;&amp;[.$K114];[.AV$2:.AV$63])" office:value-type="float" office:value="0">
            <text:p>0</text:p>
          </table:table-cell>
          <table:table-cell table:style-name="ce598" table:formula="of:=SUMIF([.AW$2:.AW$63];&quot;=&quot;&amp;[.$K114];[.AX$2:.AX$63])" office:value-type="float" office:value="0">
            <text:p>0</text:p>
          </table:table-cell>
          <table:table-cell table:style-name="ce598" table:formula="of:=SUMIF([.AY$2:.AY$63];&quot;=&quot;&amp;[.$K114];[.AZ$2:.AZ$63])" office:value-type="float" office:value="0">
            <text:p>0</text:p>
          </table:table-cell>
          <table:table-cell table:style-name="ce598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/05/2021</text:date>, <text:time>22.20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27M20S</meta:editing-duration>
    <meta:editing-cycles>164</meta:editing-cycles>
    <meta:generator>OpenOffice/4.1.6$Win32 OpenOffice.org_project/416m1$Build-9790</meta:generator>
    <dc:date>2021-05-19T22:20:48.99</dc:date>
    <dc:creator>Yuri Poggi</dc:creator>
    <meta:document-statistic meta:table-count="9" meta:cell-count="10323" meta:object-count="0"/>
    <meta:user-defined meta:name="Info 1"/>
    <meta:user-defined meta:name="Info 2"/>
    <meta:user-defined meta:name="Info 3"/>
    <meta:user-defined meta:name="Info 4"/>
  </office:meta>
</office:document-meta>
</file>